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tyle="italic"/>
    </style:style>
    <style:style style:name="T2" style:family="text">
      <style:text-properties fo:font-size="24.000000000000000pt"/>
    </style:style>
    <style:style style:name="T3" style:family="text">
      <style:text-properties fo:font-size="22.000000000000000pt"/>
    </style:style>
    <style:style style:name="T4" style:family="text">
      <style:text-properties fo:font-weight="bold"/>
    </style:style>
    <style:style style:name="T5" style:family="text">
      <style:text-properties fo:font-style="normal"/>
    </style:style>
    <style:style style:name="T6" style:family="text">
      <style:text-properties fo:font-weight="bold" style:text-underline-style="solid" style:text-underline-type="single"/>
    </style:style>
    <style:style style:name="T7" style:family="text">
      <style:text-properties fo:font-style="normal" fo:font-weight="bold"/>
    </style:style>
    <style:style style:name="T8" style:family="text">
      <style:text-properties fo:font-style="italic" style:text-underline-style="solid" style:text-underline-type="single"/>
    </style:style>
    <style:style style:name="T9" style:family="text">
      <style:text-properties fo:font-style="italic" fo:font-weight="bold" style:text-underline-style="solid" style:text-underline-type="single"/>
    </style:style>
    <style:style style:name="P3" style:parent-style-name="Standard" style:family="paragraph">
      <style:paragraph-properties fo:margin-left="0.000000000000000pt" fo:margin-right="0.000000000000000pt"/>
    </style:style>
    <style:style style:name="P4" style:parent-style-name="Title" style:family="paragraph">
      <style:paragraph-properties fo:margin-left="0.000000000000000pt" fo:margin-right="0.000000000000000pt"/>
    </style:style>
    <style:style style:name="P5" style:family="paragraph">
      <style:paragraph-properties fo:padding-top="0.000000000000000pt"/>
      <style:text-properties fo:color="#000000" fo:font-family="Sans Serif" fo:font-size="12.000000000000000pt"/>
    </style:style>
    <style:style style:name="P6" style:family="paragraph"/>
    <style:style style:name="gr10"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11"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4" draw:style-name="dp2" presentation:presentation-page-layout-name="pl2">
        <draw:layer-set>
          <draw:layer draw:name=""/>
        </draw:layer-set>
        <draw:frame draw:style-name="gr10" xml:id="shape-37" draw:id="shape-37" draw:layer="" svg:width="544.00000000000pt" svg:height="259.25000000000pt" svg:x="68.00000000000pt" svg:y="102.00000000000pt" presentation:class="outline">
          <draw:text-box>
            <text:p text:style-name="P3">The Three Hebrews: An exciting Sunday, biblical study.</text:p>
            <text:p text:style-name="P3"/>
            <text:p text:style-name="P3">You will learn more in this condensed Bible study than going to church for a year.<text:s/></text:p>
          </draw:text-box>
          <draw:glue-point draw:id="4" svg:x="0.50000000000pt" svg:y="0.50000000000pt" draw:align="center"/>
        </draw:frame>
        <draw:frame draw:style-name="gr10" xml:id="shape-38" draw:id="shape-38" draw:layer="" svg:width="612.00000000000pt" svg:height="68.00000000000pt" svg:x="34.00000000000pt" svg:y="21.25000000000pt" presentation:class="title">
          <draw:text-box>
            <text:p text:style-name="P4">A Sunday Study</text:p>
          </draw:text-box>
          <draw:glue-point draw:id="4" svg:x="0.50000000000pt" svg:y="0.50000000000pt" draw:align="center"/>
        </draw:frame>
        <presentation:notes>
          <draw:frame presentation:style-name="pr1" xml:id="shape-39" draw:id="shape-39" draw:layer="" svg:width="489.57000000000pt" svg:height="356.37000000000pt" svg:x="62.22000000000pt" svg:y="374.46000000000pt" presentation:class="notes">
            <draw:text-box>
              <text:p text:style-name="P5"/>
            </draw:text-box>
            <draw:glue-point draw:id="4" svg:x="0.50000000000pt" svg:y="0.50000000000pt" draw:align="center"/>
            <draw:glue-point draw:id="5" svg:x="0.50000000000pt" svg:y="0.50000000000pt" draw:align="center"/>
          </draw:frame>
          <draw:page-thumbnail draw:style-name="gr11" xml:id="shape-40" draw:id="shape-40" draw:layer="" svg:width="396.28000000000pt" svg:height="296.96000000000pt" svg:x="108.00000000000pt" svg:y="60.18000000000pt" presentation:class="page" draw:page-number="1"/>
        </presentation:notes>
      </draw:page>
      <draw:page draw:name="page2" draw:id="page2" xml:id="page2" draw:master-page-name="Default4" draw:style-name="dp2">
        <draw:layer-set>
          <draw:layer draw:name=""/>
        </draw:layer-set>
        <draw:frame draw:style-name="gr10" xml:id="shape-41" draw:id="shape-41" draw:layer="" svg:width="653.39998386358pt" svg:height="329.58617230501pt" svg:x="13.49318330811pt" svg:y="8.82980894978pt">
          <draw:text-box>
            <text:p text:style-name="P6">The story in Daniel speaks of three Hebrew boys. They were perfected in stature, beauty, wisdom and education exceeding those <text:s/>throughout the land. If I told you their names, most Christians would not know them: Hananiah, Mishael and Azariah. What child knows these?</text:p>
            <text:p text:style-name="P6"/>
            <text:p text:style-name="P6">The church would rather substitute pagan, Babylonian names instead of Godly, Hebrew names. You know them as<text:s/><text:span text:style-name="T1">Shadrach</text:span>,<text:s/><text:span text:style-name="T1">Meshach</text:span>; and<text:s/><text:span text:style-name="T1">Abed-Nego</text:span>, and are so taught to children.<text:s/></text:p>
            <text:p text:style-name="P6"/>
            <text:p text:style-name="P6"><text:span text:style-name="T2">Shadrach means: inspired of Aku (the moon god).</text:span></text:p>
            <text:p text:style-name="P6"/>
            <text:p text:style-name="P6"><text:span text:style-name="T2">Meshach means: belonging to Aku (the moon god) is.</text:span></text:p>
            <text:p text:style-name="P6"/>
            <text:p text:style-name="P6"><text:span text:style-name="T2">Abednego means: servant of Nebo, Babylonian god of writing.</text:span></text:p>
            <text:p text:style-name="P6"/>
            <text:p text:style-name="P6"/>
          </draw:text-box>
          <draw:glue-point draw:id="4" svg:x="0.50000000000pt" svg:y="0.50000000000pt" draw:align="center"/>
        </draw:frame>
        <presentation:notes>
          <draw:frame presentation:style-name="pr2" xml:id="shape-42" draw:id="shape-42"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43" draw:id="shape-43" draw:layer="" svg:width="396.28000000000pt" svg:height="296.96000000000pt" svg:x="108.00000000000pt" svg:y="60.18000000000pt" presentation:class="page" draw:page-number="2"/>
        </presentation:notes>
      </draw:page>
      <draw:page draw:name="page3" draw:id="page3" xml:id="page3" draw:master-page-name="Default4" draw:style-name="dp2">
        <draw:layer-set>
          <draw:layer draw:name=""/>
        </draw:layer-set>
        <draw:frame draw:style-name="gr10" xml:id="shape-44" draw:id="shape-44" draw:layer="" svg:width="651.96457870957pt" svg:height="324.04833274444pt" svg:x="11.94694986076pt" svg:y="13.37376897656pt">
          <draw:text-box>
            <text:p text:style-name="P6">These Godly men are being called after Babylonian gods. God finds this offensive. Contrast Christianity with God's names for them.</text:p>
            <text:p text:style-name="P6"/>
            <text:p text:style-name="P6"><text:span text:style-name="T3">HaNaN'Yah means: God(Yah) has been gracious.<text:s/></text:span></text:p>
            <text:p text:style-name="P6"/>
            <text:p text:style-name="P6"><text:span text:style-name="T3">MiSHa'el means: <text:s/>who is like God(Yah)?</text:span></text:p>
            <text:p text:style-name="P6"/>
            <text:p text:style-name="P6"><text:span text:style-name="T3">'ATSaR'Yah means: God(Yah) has helped.</text:span></text:p>
            <text:p text:style-name="P6"/>
            <text:p text:style-name="P6">Daniel too was given a pagan name.</text:p>
            <text:p text:style-name="P6"/>
            <text:p text:style-name="P6">8 Finally, Daniel came into my presence and I told him the dream. (He is called Belteshazzar, after the name of my god, and the spirit of the holy gods is in him.) I said, “Belteshazzar, chief of the magicians, I know that the spirit of the holy gods is in you, and no mystery is too difficult for you. Here is my dream; interpret it for me." Daniel 4:8-9.</text:p>
          </draw:text-box>
          <draw:glue-point draw:id="4" svg:x="0.50000000000pt" svg:y="0.50000000000pt" draw:align="center"/>
        </draw:frame>
        <presentation:notes>
          <draw:frame presentation:style-name="pr2" xml:id="shape-45" draw:id="shape-45"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46" draw:id="shape-46" draw:layer="" svg:width="396.28000000000pt" svg:height="296.96000000000pt" svg:x="108.00000000000pt" svg:y="60.18000000000pt" presentation:class="page" draw:page-number="3"/>
        </presentation:notes>
      </draw:page>
      <draw:page draw:name="page4" draw:id="page4" xml:id="page4" draw:master-page-name="Default4" draw:style-name="dp2">
        <draw:layer-set>
          <draw:layer draw:name=""/>
        </draw:layer-set>
        <draw:frame draw:style-name="gr10" xml:id="shape-47" draw:id="shape-47" draw:layer="" svg:width="646.44282712707pt" svg:height="327.10147347054pt" svg:x="16.47482190948pt" svg:y="6.34511011531pt">
          <draw:text-box>
            <text:p text:style-name="P6">Daniel never called himself Belteshazzar and neither did the 3 boys call themselves after the pagan gods of Babylon. God forbid it. Today, God still forbids it. He does not wink at rebellion.</text:p>
            <text:p text:style-name="P6"/>
            <text:p text:style-name="P6">"Be careful to do everything I have said to you. Do not invoke the names of other gods; do not let them be heard on your lips." Exodus 23:13.</text:p>
            <text:p text:style-name="P6"/>
            <text:p text:style-name="P6">God commanded NOT to eat meat offered to idols as this is spiritual adultery and satanic and these three and Daniel obeyed God.</text:p>
            <text:p text:style-name="P6"/>
            <text:p text:style-name="P6">"But Daniel purposed in his heart that he would not defile himself with the portion of the king's meat..." Daniel 1:8.<text:s/></text:p>
            <text:p text:style-name="P6"/>
            <text:p text:style-name="P6"><text:span text:style-name="T3">God blessed them because of their obedience.<text:s/></text:span></text:p>
          </draw:text-box>
          <draw:glue-point draw:id="4" svg:x="0.50000000000pt" svg:y="0.50000000000pt" draw:align="center"/>
        </draw:frame>
        <presentation:notes>
          <draw:frame presentation:style-name="pr2" xml:id="shape-48" draw:id="shape-4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49" draw:id="shape-49" draw:layer="" svg:width="396.28000000000pt" svg:height="296.96000000000pt" svg:x="108.00000000000pt" svg:y="60.18000000000pt" presentation:class="page" draw:page-number="4"/>
        </presentation:notes>
      </draw:page>
      <draw:page draw:name="page5" draw:id="page5" xml:id="page5" draw:master-page-name="Default4" draw:style-name="dp2">
        <draw:layer-set>
          <draw:layer draw:name=""/>
        </draw:layer-set>
        <draw:frame draw:style-name="gr10" xml:id="shape-50" draw:id="shape-50" draw:layer="" svg:width="656.38162246495pt" svg:height="328.59229277122pt" svg:x="12.99624354122pt" svg:y="8.82980894978pt">
          <draw:text-box>
            <text:p text:style-name="P6">19...and among them all was found none like Daniel, Hananiah, Mishael, and Azariah: therefore stood they before the king. And in all matters of wisdom and understanding, that the king enquired of them, he found them ten times better than all the magicians and astrologers that were in all his realm. Daniel 1:19-20.</text:p>
            <text:p text:style-name="P6"/>
            <text:p text:style-name="P6">They knew God's law, Exodus 34:15, as so stated with the commandments of God.</text:p>
            <text:p text:style-name="P6"/>
            <text:p text:style-name="P6">“Be careful not to make a treaty with those who live in the land; for when they prostitute themselves to their gods and sacrifice to them, they will invite you and you will eat their sacrifices." Exodus 34:15.</text:p>
            <text:p text:style-name="P6"/>
            <text:p text:style-name="P6"><text:span text:style-name="T4"><text:s/>The Holy Spirit confirmed this for the Gentiles.</text:span></text:p>
            <text:p text:style-name="P6"/>
            <text:p text:style-name="P6">28 For it seemed good to the Holy Ghost, and to us, to lay upon you no greater burden than these necessary things; That ye abstain from meats offered to idols... Acts 15:28-29.</text:p>
          </draw:text-box>
          <draw:glue-point draw:id="4" svg:x="0.50000000000pt" svg:y="0.50000000000pt" draw:align="center"/>
        </draw:frame>
        <presentation:notes>
          <draw:frame presentation:style-name="pr2" xml:id="shape-51" draw:id="shape-51"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52" draw:id="shape-52" draw:layer="" svg:width="396.28000000000pt" svg:height="296.96000000000pt" svg:x="108.00000000000pt" svg:y="60.18000000000pt" presentation:class="page" draw:page-number="5"/>
        </presentation:notes>
      </draw:page>
      <draw:page draw:name="page6" draw:id="page6" xml:id="page6" draw:master-page-name="Default4" draw:style-name="dp2">
        <draw:layer-set>
          <draw:layer draw:name=""/>
        </draw:layer-set>
        <draw:frame draw:style-name="gr10" xml:id="shape-53" draw:id="shape-53" draw:layer="" svg:width="658.36938153252pt" svg:height="337.53720857531pt" svg:x="11.50542424054pt" svg:y="12.80532708493pt">
          <draw:text-box>
            <text:p text:style-name="P6">Jesus confirmed it in Revelation to the churches of Asia that<text:s/><text:span text:style-name="T1">rejected</text:span><text:span text:style-name="T5"><text:s/>Sha'ul.</text:span></text:p>
            <text:p text:style-name="P6"/>
            <text:p text:style-name="P6">"Nevertheless, I have a few things against you: There are some (<text:span text:style-name="T4">Paul and his disciple Lydia, Acts 16:15</text:span>) among you who hold to the teaching of Balaam, who taught Balak to entice the Israelites to sin so that<text:span text:style-name="T4"><text:s/>they ate food sacrificed to idols and committed sexual immorality.</text:span>" Revelation 2:14.<text:s/></text:p>
            <text:p text:style-name="P6"/>
            <text:p text:style-name="P6">"Nevertheless, I have this against you: You tolerate that woman Jezebel(Lydia, Paul's disciple), who calls herself a prophet.<text:s/><text:span text:style-name="T4">By her teaching she misleads my servants into sexual immorality and the eating of food sacrificed to idols.</text:span>" Revelation 2:20.</text:p>
            <text:p text:style-name="P6"/>
            <text:p text:style-name="P6">It is<text:s/><text:span text:style-name="T4">reported commonly [that there is] fornication (SEXUAL IMMORALITY)</text:span><text:s/><text:span text:style-name="T6">among you</text:span>, and such fornication as is not so much as named among the Gentiles, that one should have his father's wife. - 1 Cor 5:1 KJV</text:p>
            <text:p text:style-name="P6"/>
            <text:p text:style-name="P6">Why was sexual immorality SO BAD in Corinth? Paul didn't teach clearly against it.</text:p>
          </draw:text-box>
          <draw:glue-point draw:id="4" svg:x="0.50000000000pt" svg:y="0.50000000000pt" draw:align="center"/>
        </draw:frame>
        <presentation:notes>
          <draw:frame presentation:style-name="pr2" xml:id="shape-54" draw:id="shape-54"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55" draw:id="shape-55" draw:layer="" svg:width="396.28000000000pt" svg:height="296.96000000000pt" svg:x="108.00000000000pt" svg:y="60.18000000000pt" presentation:class="page" draw:page-number="6"/>
        </presentation:notes>
      </draw:page>
      <draw:page draw:name="page7" draw:id="page7" xml:id="page7" draw:master-page-name="Default4" draw:style-name="dp2">
        <draw:layer-set>
          <draw:layer draw:name=""/>
        </draw:layer-set>
        <draw:frame draw:style-name="gr10" xml:id="shape-56" draw:id="shape-56" draw:layer="" svg:width="657.87244176563pt" svg:height="330.58005183880pt" svg:x="11.00848447364pt" svg:y="6.84204988220pt">
          <draw:text-box>
            <text:p text:style-name="P6">Paul teaches not only to eat meat offered to idols, but to enjoy it. He condemns those obeying God for taking part of a satanic sacrifice as weak. Paul even teaches how to eat pagan, holiday foods secretly.</text:p>
            <text:p text:style-name="P6"/>
            <text:p text:style-name="P6">If an unbeliever invites you to a meal and you want to go, eat whatever is put before you without raising questions of conscience. But if someone says to you, “This has been offered in sacrifice,” then do not eat it, both for the sake of the one who told you and for the sake of conscience. I am referring to the other person’s conscience, not yours. For why is my freedom being judged by another’s conscience? If I take part in the meal with thankfulness, why am I denounced because of something I thank God for?</text:p>
            <text:p text:style-name="P6">So whether you eat or drink or whatever you do, do it all for the glory of God. Do not cause anyone to stumble, whether Jews, Greeks or the church of God—</text:p>
            <text:p text:style-name="P6">even as I try to please everyone in every way(Jesus never would teach this.)</text:p>
            <text:p text:style-name="P6">For I am not seeking my own good but the good of many, so that they may be saved. 1 Corinthians 10:27-33.</text:p>
          </draw:text-box>
          <draw:glue-point draw:id="4" svg:x="0.50000000000pt" svg:y="0.50000000000pt" draw:align="center"/>
        </draw:frame>
        <presentation:notes>
          <draw:frame presentation:style-name="pr2" xml:id="shape-57" draw:id="shape-57"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58" draw:id="shape-58" draw:layer="" svg:width="396.28000000000pt" svg:height="296.96000000000pt" svg:x="108.00000000000pt" svg:y="60.18000000000pt" presentation:class="page" draw:page-number="7"/>
        </presentation:notes>
      </draw:page>
      <draw:page draw:name="page8" draw:id="page8" xml:id="page8" draw:master-page-name="Default4" draw:style-name="dp2">
        <draw:layer-set>
          <draw:layer draw:name=""/>
        </draw:layer-set>
        <draw:frame draw:style-name="gr10" xml:id="shape-59" draw:id="shape-59" draw:layer="" svg:width="655.88468269805pt" svg:height="333.56169044016pt" svg:x="11.50542424054pt" svg:y="7.33898964910pt">
          <draw:text-box>
            <text:p text:style-name="P6">Paul's message is that of universalism, synergism - doing whatever it takes to make a "sale" of<text:s/><text:span text:style-name="T1">his</text:span><text:span text:style-name="T5"><text:s/>Gospel message.<text:s/></text:span></text:p>
            <text:p text:style-name="P6"/>
            <text:p text:style-name="P6"><text:span text:style-name="T5">In the sales world, most people can recognize such a person and avoid him. Why do I want to be around someone that isn't even honest with who they are?</text:span></text:p>
            <text:p text:style-name="P6"/>
            <text:p text:style-name="P6"><text:span text:style-name="T5">For though I be free from all [men], yet have I made myself servant unto all, that I might gain the more.<text:s/></text:span><text:span text:style-name="T7">And unto the Jews I became as a Jew</text:span><text:span text:style-name="T5">, that I might gain the Jews; to them that are under the law, as under the law, that I might gain them that are under the law;<text:s/></text:span><text:span text:style-name="T7">To them that are without law, as without law</text:span><text:span text:style-name="T5">, (being not without law to God, but under the law to Christ,) that I might gain them that are without law. To the weak became I as weak, that I might gain the weak: I am made all things to all [men], that I might by all means save some. - 1 Cor 9:19-22 KJV</text:span></text:p>
            <text:p text:style-name="P6"/>
            <text:p text:style-name="P6"><text:span text:style-name="T5">Paul was<text:s/></text:span><text:span text:style-name="T1">all things to all people.</text:span><text:span text:style-name="T5"> This is the most disingenous people pleaser that ever lived, and it's who the world, Christianity has placed themselves under.</text:span></text:p>
          </draw:text-box>
          <draw:glue-point draw:id="4" svg:x="0.50000000000pt" svg:y="0.50000000000pt" draw:align="center"/>
        </draw:frame>
        <presentation:notes>
          <draw:frame presentation:style-name="pr2" xml:id="shape-60" draw:id="shape-60"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61" draw:id="shape-61" draw:layer="" svg:width="396.28000000000pt" svg:height="296.96000000000pt" svg:x="108.00000000000pt" svg:y="60.18000000000pt" presentation:class="page" draw:page-number="8"/>
        </presentation:notes>
      </draw:page>
      <draw:page draw:name="page9" draw:id="page9" xml:id="page9" draw:master-page-name="Default4" draw:style-name="dp2">
        <draw:layer-set>
          <draw:layer draw:name=""/>
        </draw:layer-set>
        <draw:frame draw:style-name="gr10" xml:id="shape-62" draw:id="shape-62" draw:layer="" svg:width="656.38162246495pt" svg:height="332.07087113948pt" svg:x="12.49930377433pt" svg:y="8.82980894978pt">
          <draw:text-box>
            <text:p text:style-name="P6">God has faithfully exposed Paul up through the patriarchs (Gen 49:27, ravinous wolf killing and now dividing.), prophets, Jesus and disciples. That <text:s/>thief and robber did not go through the gate of approval nor qualify as apostle.</text:p>
            <text:p text:style-name="P6"/>
            <text:p text:style-name="P6">Therefore it is necessary to choose one of the men who have been with us the whole time the Lord Jesus was living among us, beginning from John’s baptism to the time when Jesus was taken up from us.<text:s/><text:span text:style-name="T4">For one of these must become a<text:s/></text:span><text:span text:style-name="T6">witness</text:span><text:span text:style-name="T4"><text:s/>with us of his resurrection.</text:span>” Acts 1:21-22.</text:p>
            <text:p text:style-name="P6"/>
            <text:p text:style-name="P6">Paul jumped over gate. He proclaimed himself the 13th apostle and boasted arrogantly that Jesus's disciples added nothing to his dreams, Gal 1:12, before calling them hypocrites.</text:p>
            <text:p text:style-name="P6"/>
            <text:p text:style-name="P6">"As for those(Peter, James and John) who<text:s/><text:span text:style-name="T4">were held in high esteem</text:span>--<text:span text:style-name="T8">whatever they were makes no difference to me</text:span>; God does not show favoritism--<text:span text:style-name="T9">they added nothing to my message.</text:span>" Galatians 2:6.</text:p>
          </draw:text-box>
          <draw:glue-point draw:id="4" svg:x="0.50000000000pt" svg:y="0.50000000000pt" draw:align="center"/>
        </draw:frame>
        <presentation:notes>
          <draw:frame presentation:style-name="pr2" xml:id="shape-63" draw:id="shape-63"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11" xml:id="shape-64" draw:id="shape-64" draw:layer="" svg:width="396.28000000000pt" svg:height="296.96000000000pt" svg:x="108.00000000000pt" svg:y="60.18000000000pt" presentation:class="page" draw:page-number="9"/>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background-color="transparent" fo:color="#ffffff" fo:font-family="Gentium Basic" fo:font-size="16.000000000000000pt"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www" style:display-name="Bibliography www" style:family="paragraph"/>
    <style:style style:name="Bibliography_20inproceedings" style:display-name="Bibliography inproceedings" style:family="paragraph"/>
    <style:style style:name="Bibliography_20custom1" style:display-name="Bibliography custom1" style:family="paragraph"/>
    <style:style style:name="Bibliography_20journal" style:display-name="Bibliography journal" style:family="paragraph"/>
    <style:style style:name="Bibliography_20custom2" style:display-name="Bibliography custom2" style:family="paragraph"/>
    <style:style style:name="Bibliography_20manual" style:display-name="Bibliography manual" style:family="paragraph"/>
    <style:style style:name="Bibliography_20custom3" style:display-name="Bibliography custom3" style:family="paragraph"/>
    <style:style style:name="Bibliography_20mastersthesis" style:display-name="Bibliography mastersthesis" style:family="paragraph"/>
    <style:style style:name="Bibliography_20custom4" style:display-name="Bibliography custom4" style:family="paragraph"/>
    <style:style style:name="Bibliography_20misc" style:display-name="Bibliography misc" style:family="paragraph"/>
    <style:style style:name="Bibliography_20custom5" style:display-name="Bibliography custom5" style:family="paragraph"/>
    <style:style style:name="Bibliography_20phdthesis" style:display-name="Bibliography phdthesis" style:family="paragraph"/>
    <style:style style:name="Footnote" style:display-name="Footnote" style:family="paragraph" style:next-style-name=""/>
    <style:style style:name="Bibliography_20proceedings" style:display-name="Bibliography proceedings" style:family="paragraph"/>
    <style:style style:name="Endnote" style:display-name="Endnote" style:family="paragraph" style:next-style-name=""/>
    <style:style style:name="Bibliography_20techreport" style:display-name="Bibliography techreport" style:family="paragraph"/>
    <style:style style:name="Bibliography_20unpublished" style:display-name="Bibliography unpublished" style:family="paragraph"/>
    <style:style style:name="Title" style:display-name="Title" style:family="paragraph">
      <style:paragraph-properties fo:background-color="transparent" fo:line-height="120%" fo:margin="0.000000000000000pt" fo:text-align="center" fo:text-indent="0.000000000000000pt" style:font-independent-line-spacing="false"/>
      <style:text-properties fo:background-color="transparent" fo:color="#c0c0ff" fo:font-family="ChunkFive" fo:font-size="58.000000000000000pt" fo:font-variant="normal" fo:font-weight="normal" fo:text-transform="none" style:text-line-through-style="none" style:text-line-through-type="none" style:text-line-through-width="auto" style:text-underline-style="none" style:text-underline-type="none" style:text-underline-width="auto"/>
    </style:style>
    <style:style style:name="Standard" style:display-name="Standard" style:family="paragraph">
      <style:paragraph-properties fo:background-color="transparent" fo:line-height="100%" fo:margin="0.000000000000000pt" fo:text-align="start" fo:text-indent="0.000000000000000pt"/>
      <style:text-properties fo:background-color="transparent" fo:color="#ffffff" fo:country="US" fo:font-family="Gentium Basic" fo:font-size="20.000000000000000pt"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vg:radialGradient draw:name="gradient1" svg:cx="46.469600%" svg:cy="127.293000%" svg:fx="46.469600%" svg:fy="127.293000%" svg:r="127.293000%" svg:spreadMethod="pad">
      <svg:stop svg:offset="0" svg:stop-color="#25041a"/>
      <svg:stop svg:offset="0.101836" svg:stop-color="#ffffff"/>
      <svg:stop svg:offset="0.901503" svg:stop-color="#332b64"/>
      <svg:stop svg:offset="1" svg:stop-color="#0c0623"/>
    </svg:radialGradient>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auto-grow-height="false" draw:auto-grow-width="false" draw:fill="solid" draw:fill-color="#1c1742" draw:stroke="none" draw:textarea-horizontal-align="left" draw:textarea-vertical-align="top" fo:margin="0.000000000000000pt" style:wrap="biggest" style:wrap-contour="false" style:wrap-dynamic-threshold="0.000000000000000pt" svg:fill-rule="nonzero"/>
    </style:style>
    <style:style style:name="gr2" style:family="graphic">
      <style:graphic-properties draw:fill="none" draw:stroke="none" fo:margin="0.000000000000000pt" style:wrap="biggest" style:wrap-contour="false" style:wrap-dynamic-threshold="0.000000000000000pt"/>
    </style:style>
    <style:style style:name="gr3" style:family="graphic">
      <style:graphic-properties draw:auto-grow-height="false" draw:auto-grow-width="false" draw:fill="solid" draw:fill-color="#1c1742" draw:stroke="none" draw:textarea-horizontal-align="left" draw:textarea-vertical-align="top" fo:margin="0.000000000000000pt" style:wrap="biggest" style:wrap-contour="false" style:wrap-dynamic-threshold="0.000000000000000pt" svg:fill-rule="evenodd"/>
    </style:style>
    <style:style style:name="gr4" style:family="graphic">
      <style:graphic-properties draw:auto-grow-height="false" draw:auto-grow-width="false" draw:fill="solid" draw:fill-color="#15153f" draw:stroke="solid" draw:stroke-linejoin="miter" draw:textarea-horizontal-align="left" draw:textarea-vertical-align="top" fo:margin="0.000000000000000pt" style:wrap="biggest" style:wrap-contour="false" style:wrap-dynamic-threshold="0.000000000000000pt" svg:fill-rule="nonzero" svg:stroke-color="#000000" svg:stroke-linecap="butt" svg:stroke-opacity="1" svg:stroke-width="0.000000000000000pt"/>
    </style:style>
    <style:style style:name="gr5" style:family="graphic">
      <style:graphic-properties draw:auto-grow-height="false" draw:auto-grow-width="false" draw:fill="solid" draw:fill-color="#15153f" draw:stroke="none" draw:textarea-horizontal-align="left" draw:textarea-vertical-align="top" fo:margin="0.000000000000000pt" style:wrap="biggest" style:wrap-contour="false" style:wrap-dynamic-threshold="0.000000000000000pt" svg:fill-rule="evenodd"/>
    </style:style>
    <style:style style:name="gr6" style:family="graphic">
      <style:graphic-properties draw:auto-grow-height="false" draw:auto-grow-width="false" draw:fill="none" draw:stroke="solid" draw:stroke-linejoin="miter" draw:textarea-horizontal-align="left" draw:textarea-vertical-align="top" fo:margin="0.000000000000000pt" style:wrap="biggest" style:wrap-contour="false" style:wrap-dynamic-threshold="0.000000000000000pt" svg:fill-rule="nonzero" svg:stroke-color="#15153f" svg:stroke-linecap="butt" svg:stroke-opacity="1" svg:stroke-width="1.000000000000000pt"/>
    </style:style>
    <style:style style:name="gr7" style:family="graphic">
      <style:graphic-properties draw:auto-grow-height="false" draw:auto-grow-width="false" draw:fill="none" draw:stroke="solid" draw:stroke-linejoin="miter" draw:textarea-horizontal-align="left" draw:textarea-vertical-align="top" fo:margin="0.000000000000000pt" style:wrap="biggest" style:wrap-contour="false" style:wrap-dynamic-threshold="0.000000000000000pt" svg:fill-rule="nonzero" svg:stroke-color="#15153f" svg:stroke-linecap="butt" svg:stroke-opacity="1" svg:stroke-width="0.771710392000000pt"/>
    </style:style>
    <style:style style:name="gr8" style:family="graphic">
      <style:graphic-properties draw:auto-grow-height="false" draw:auto-grow-width="false" draw:fill="none" draw:stroke="solid" draw:stroke-linejoin="miter" draw:textarea-horizontal-align="left" draw:textarea-vertical-align="top" fo:margin="0.000000000000000pt" style:wrap="biggest" style:wrap-contour="false" style:wrap-dynamic-threshold="0.000000000000000pt" svg:fill-rule="nonzero" svg:stroke-color="#15153f" svg:stroke-linecap="butt" svg:stroke-opacity="1" svg:stroke-width="1.079679200000000pt"/>
    </style:style>
    <style:style style:name="gr9" style:family="graphic">
      <style:graphic-properties draw:auto-grow-height="false" draw:auto-grow-width="false" draw:fill="none" draw:stroke="solid" draw:stroke-linejoin="miter" draw:textarea-horizontal-align="left" draw:textarea-vertical-align="top" fo:margin="0.000000000000000pt" style:wrap="biggest" style:wrap-contour="false" style:wrap-dynamic-threshold="0.000000000000000pt" svg:fill-rule="nonzero" svg:stroke-color="#15153f" svg:stroke-linecap="butt" svg:stroke-opacity="1" svg:stroke-width="0.244435432000000pt"/>
    </style:style>
    <style:style style:name="dp1" style:family="drawing-page">
      <style:drawing-page-properties draw:fill="gradient" draw:fill-gradient-name="gradient1"/>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425.000000000000000pt" fo:page-width="680.000000000000000pt" style:print-orientation="portrait"/>
    </style:page-layout>
  </office:automatic-styles>
  <office:master-styles>
    <style:master-page style:name="Default1" draw:style-name="dp1" style:display-name="Standard" style:page-layout-name="pm1">
      <draw:layer-set>
        <draw:layer draw:name=""/>
      </draw:layer-set>
      <draw:path draw:style-name="gr1" xml:id="shape-1" draw:id="shape-1" draw:name="path2177" draw:layer="" svg:width="680.82785129591pt" svg:height="148.56240281762pt" svg:x="-0.00000000000pt" svg:y="276.54500000000pt" svg:viewBox="0 0 681 149" svg:d="M0 148.562C0.0449755 123.294 0.131414 115.261 0.285777 115.238C0.466375 115.212 1.06191 115.115 1.60917 115.019C2.34487 114.888 2.58448 114.939 2.52858 115.207C2.48697 115.409 2.69201 115.712 2.98421 115.883C3.28453 116.056 3.47598 116.406 3.42465 116.689C3.32485 117.237 4.26296 117.414 4.55439 116.901C4.6437 116.746 4.59162 116.617 4.43857 116.617C4.28558 116.617 4.16038 116.488 4.16038 116.331C4.16038 116.175 4.58207 116.048 5.09748 116.048C5.90822 116.048 6.01256 116.12 5.87138 116.605C5.73943 117.056 5.87268 117.21 6.56764 117.405C7.16869 117.574 7.47266 117.856 7.5787 118.343C7.78581 119.294 8.47395 119.235 8.57777 118.256C8.62342 117.824 8.80089 117.472 8.97178 117.472C9.18268 117.472 9.28272 118.134 9.28272 119.536C9.28272 121.411 9.33104 121.602 9.80811 121.602C10.156 121.602 10.3624 121.38 10.4189 120.948C10.4828 120.461 10.6264 120.336 10.9878 120.462C11.2538 120.554 11.5446 120.5 11.6342 120.342C11.7416 120.154 12.0182 120.166 12.4453 120.376C12.8022 120.554 13.1509 120.636 13.2207 120.56C13.4357 120.326 13.4548 118.508 13.2504 117.731C13.0697 117.046 13.1084 117.004 13.8114 117.115C14.2803 117.189 14.6917 117.071 14.8974 116.802C15.1904 116.42 15.2865 116.434 15.7362 116.919C16.379 117.618 16.3872 118.028 15.7548 117.85C15.1277 117.672 14.7829 118.859 15.2991 119.416C15.5889 119.732 15.749 119.734 16.1945 119.43C16.6128 119.151 16.8759 119.141 17.3441 119.39C18.4926 120.012 21.8496 120.267 23.3365 119.847C24.0823 119.636 24.2722 119.432 24.3427 118.774C24.3902 118.326 24.2188 117.537 23.9616 117.018C23.5378 116.162 23.5321 116.029 23.9006 115.565C24.1242 115.279 24.3806 114.824 24.4703 114.552C24.6705 113.942 25.0665 113.906 25.2703 114.48C25.3533 114.715 25.5432 114.907 25.6923 114.907C26.04 114.907 26.0468 113.859 25.7005 113.625C25.2453 113.322 25.4151 112.914 25.9973 112.914C26.505 112.914 26.5446 112.796 26.4237 111.631C26.2653 110.11 25.8605 109.496 25.0117 109.496C24.6684 109.496 24.3871 109.367 24.3871 109.212C24.3871 109.056 24.6148 108.927 24.8935 108.927C25.1719 108.927 25.6286 108.61 25.9082 108.225C26.3548 107.612 26.4756 107.573 26.9023 107.909C27.3283 108.246 27.3421 108.354 27.014 108.783C26.687 109.212 26.6967 109.319 27.0895 109.629C27.6168 110.048 27.6792 111.416 27.2206 112.508C26.9356 113.184 26.9696 113.326 27.5407 113.827C28.0777 114.3 28.4122 114.359 29.6327 114.198C30.4317 114.094 31.3618 113.816 31.6995 113.58C32.6054 112.95 32.6952 113.333 31.8863 114.375L31.1765 115.287L32.5184 116.006C33.7598 116.668 33.8928 116.686 34.2893 116.256C34.6242 115.895 34.6505 115.703 34.4093 115.388C34.2392 115.164 34.1204 114.741 34.1451 114.447C34.2643 113.017 34.097 112.344 33.6215 112.344C32.9692 112.344 31.4796 111.518 31.4796 111.159C31.4796 110.981 31.8716 110.942 32.4984 111.057C33.4602 111.232 33.5331 111.193 33.7983 110.369C34.1009 109.428 34.3667 109.323 35.2027 109.807C35.5778 110.024 35.822 110.027 36.0152 109.819C36.3873 109.416 38.5476 109.751 39.2834 110.324C39.6433 110.606 39.811 110.967 39.7255 111.276C39.6495 111.549 39.7136 111.776 39.868 111.776C40.0219 111.776 40.1483 111.595 40.1483 111.381C40.1483 110.9 41.6264 110.616 42.4264 110.942C43.1876 111.251 43.7529 110.591 43.1723 110.069C42.9539 109.871 42.7752 109.454 42.7752 109.141C42.7752 108.658 42.6527 108.597 41.9871 108.74C41.3935 108.87 41.199 108.806 41.199 108.488C41.199 108.193 40.963 108.084 40.437 108.127C39.4935 108.203 38.7839 107.605 38.8879 106.816C38.9506 106.336 39.1215 106.238 39.7541 106.312C40.1875 106.362 40.7491 106.607 41.002 106.856C41.5996 107.442 41.5996 107.064 41.002 106.391C40.5739 105.908 40.0897 105.718 38.2408 105.315C37.2982 105.11 37.0915 104.712 37.6257 104.133C37.9791 103.751 38.1472 103.729 38.5728 104.019C39.3927 104.573 39.6231 104.442 39.4522 103.516C39.3341 102.876 39.3917 102.66 39.6807 102.66C40.2452 102.66 41.0808 103.774 40.9855 104.401C40.9235 104.808 41.0617 104.938 41.5457 104.938C41.9676 104.938 42.2357 105.135 42.3258 105.508C42.5102 106.271 43.3004 106.251 43.3004 105.481C43.3004 105.124 43.0894 104.828 42.7752 104.737C42.4862 104.653 42.2498 104.485 42.2498 104.361C42.2498 104.234 42.1816 103.939 42.0981 103.702C41.9956 103.413 42.1367 103.246 42.5371 103.182C42.9109 103.121 43.3517 102.65 43.7378 101.897C44.2955 100.805 44.3118 100.665 43.9294 100.251C43.5767 99.8668 43.5661 99.7237 43.8625 99.3368C44.0931 99.0355 44.248 97.8039 44.3124 95.7576L44.4111 92.6389L45.1693 92.3521C45.5862 92.1941 45.9421 91.9496 45.9601 91.8086C45.9782 91.6669 46.0218 91.1989 46.0572 90.7682C46.0926 90.3373 46.2492 88.4759 46.4054 86.6305C46.5613 84.786 46.6207 82.6524 46.5373 81.888C46.3871 80.5122 46.6453 77.1388 46.8816 77.3947C46.9489 77.4677 47.05 79.6898 47.1064 82.3326C47.1627 84.9747 47.2159 87.1843 47.2247 87.2427C47.2335 87.3011 47.4232 87.1843 47.6466 86.9836C47.9193 86.7382 48.0003 86.3626 47.8937 85.8362C47.8017 85.3819 47.8593 84.9715 48.0313 84.8565C48.2328 84.7214 48.2701 84.0743 48.1475 82.8355C48.0223 81.5666 48.0566 81.0128 48.261 81.0128C48.4224 81.0128 48.5541 80.7546 48.5541 80.4392C48.5541 80.1236 48.7019 79.6071 48.8824 79.2909C49.1531 78.8175 49.1415 78.6688 48.8169 78.4448C48.5118 78.2343 48.5858 78.1719 49.1451 78.1685C49.5423 78.166 49.8537 78.0682 49.8364 77.9508C49.8192 77.8331 49.821 77.5447 49.8403 77.3097C49.8717 76.93 49.9038 76.93 50.1301 77.3097C50.3477 77.6747 50.3853 77.6645 50.3887 77.2384C50.3906 76.9642 50.5629 76.7401 50.7713 76.7401C51.3199 76.7401 51.5379 76.2096 51.1809 75.743C50.7642 75.1987 51.072 74.7462 51.8591 74.7462C52.4891 74.7462 52.4948 74.7272 52.076 74.034C51.7235 73.4506 51.7129 73.3221 52.0171 73.3221C52.2214 73.3221 52.8792 72.8109 53.4787 72.1862C54.0781 71.5614 54.6408 71.1769 54.7293 71.3318C54.9973 71.8022 55.5904 71.6458 55.5516 71.1147C55.5259 70.7622 55.7078 70.616 56.1719 70.616C56.7108 70.616 56.8412 70.7693 56.899 71.4705C57.0095 72.8139 57.5305 74.7462 57.7822 74.7462C57.908 74.7462 58.0106 74.5695 58.0106 74.3537C58.0106 74.138 58.1975 73.7934 58.4258 73.5878C58.6673 73.3704 58.7928 72.9397 58.7253 72.5579C58.5861 71.7684 59.2314 71.02 59.4702 71.694C59.5539 71.9305 59.5955 72.2975 59.5632 72.5093C59.4878 73.0006 59.8579 73.9714 60.2243 74.2432C60.4139 74.3842 60.3986 74.454 60.1778 74.4569C59.9973 74.4596 59.8495 74.7178 59.8495 75.0311C59.8495 75.3442 59.9388 75.6005 60.0481 75.6005C60.1572 75.6005 60.4114 76.0173 60.6125 76.5265C61.139 77.8582 61.4683 78.2653 61.696 77.8659C61.8096 77.6668 61.9448 77.8132 62.044 78.2436C62.2703 79.2207 63.1492 79.5176 66.8105 79.8537C71.098 80.2471 74.5775 80.7061 74.897 80.9202C75.0715 81.0371 75.0987 83.8224 74.9771 89.1018C74.8199 95.9399 74.8498 97.1884 75.1817 97.6752C75.5253 98.1788 75.5247 98.3002 75.1771 98.7182C74.6234 99.3846 74.8155 100.775 75.4796 100.91C75.7686 100.968 76.1038 101.2 76.2244 101.428C76.3452 101.655 76.6998 101.95 77.0128 102.079C77.5362 102.301 77.5434 102.335 77.1047 102.527C76.7711 102.673 76.5108 102.553 76.2361 102.127C75.723 101.333 75.094 101.351 75.0547 102.161C74.8458 106.466 74.8766 108.102 75.1645 107.997C75.3381 107.934 75.5176 107.609 75.5637 107.266C75.617 106.873 75.835 106.647 76.1629 106.647C76.6888 106.647 76.762 106.522 77.039 105.153C77.1671 104.517 77.3416 104.371 77.9583 104.371C78.3769 104.371 78.763 104.228 78.816 104.054C78.8694 103.882 79.0638 104.381 79.2482 105.161L79.5835 106.578L80.9248 106.718C82.3792 106.87 82.9666 107.402 82.9666 108.573C82.9666 109.126 83.0653 109.216 83.5039 109.066C84.0898 108.863 84.8049 109.344 84.8049 109.938C84.8049 110.145 84.5689 110.393 84.2796 110.493C83.5144 110.757 83.6372 111.203 84.4768 111.21L85.1992 111.217L84.5423 111.781C83.9857 112.256 83.9459 112.384 84.2796 112.624C84.4962 112.779 85.0982 112.907 85.617 112.91C86.3695 112.914 86.6197 112.771 86.859 112.203C87.0836 111.668 87.3712 111.482 88.0178 111.457C89.5749 111.4 90.2705 111.248 91.0761 110.798C92.2994 110.112 92.6317 110.234 92.9806 111.493C93.2335 112.411 93.3928 112.606 93.7814 112.472C94.0473 112.38 94.9288 112.635 95.74 113.038C96.5515 113.441 97.3651 113.768 97.5487 113.768C97.9969 113.768 98.1773 114.353 98.0139 115.276C97.8021 116.479 98.0827 116.992 98.7427 116.609C99.213 116.334 99.2663 116.124 99.1145 115.147C98.9642 114.186 99.0224 113.941 99.4838 113.589C99.7853 113.362 100.13 112.763 100.25 112.262C100.524 111.114 101.081 111.091 101.606 112.203C101.829 112.672 102.035 113.105 102.065 113.162C102.143 113.314 103.451 113.298 103.593 113.144C103.75 112.977 104.743 79.4831 105.164 60.2201C105.248 56.382 105.381 52.761 105.459 52.1735C105.616 51.0174 106.081 50.7005 106.087 51.7462C106.09 52.0989 106.202 52.5773 106.339 52.8096C106.534 53.1453 106.665 53.0282 106.97 52.2401C107.182 51.6943 107.602 51.0865 107.902 50.8893C108.202 50.6923 108.447 50.2757 108.447 49.9637C108.447 49.4358 108.625 49.3966 111.009 49.3994C114.713 49.4041 115.539 49.593 115.539 50.4376C115.539 50.9075 115.75 51.2059 116.213 51.3975C117.149 51.783 119.146 51.7452 119.378 51.3375C119.559 51.0199 119.692 46.8733 120.156 27.1081C120.261 22.6041 120.434 18.919 120.539 18.919C120.806 18.919 121.153 20.6053 121.097 21.625L121.05 22.4796L121.452 21.7014C121.813 21.0064 121.996 20.9269 123.175 20.9556C124.217 20.9813 124.629 20.85 125.141 20.3284C125.617 19.8444 125.703 19.61 125.463 19.4492C125.271 19.3212 125.045 19.4024 124.921 19.6441C124.803 19.872 124.439 20.0584 124.115 20.0584C123.79 20.0584 123.403 20.1906 123.253 20.3524C123.105 20.5142 122.791 20.5674 122.557 20.47C122.176 20.3115 122.146 19.526 122.267 12.8413C122.425 3.95852 122.422 3.76624 122.098 3.41447C121.676 2.95731 121.805 2.76323 122.649 2.57985C123.277 2.44375 123.553 2.15239 123.898 1.2654C124.224 0.417416 124.489 0.125028 124.93 0.122898C125.256 0.121602 125.523 0.28021 125.526 0.476039C125.528 0.715362 125.593 0.731899 125.723 0.526501C126.089 -0.053512 126.886 -0.165597 127.713 0.246564C128.168 0.473947 128.945 0.767611 129.434 0.899148C130.538 1.19438 131.095 2.36093 130.251 2.60084C129.578 2.79126 129.564 3.2532 130.231 3.2532C131.16 3.2532 131.638 4.08426 131.445 5.36926C131.35 6.007 131.279 6.72106 131.288 6.95606C131.296 7.19103 131.297 7.87089 131.29 8.46686C131.28 9.2514 131.443 9.70945 131.879 10.1264C132.212 10.4431 132.359 10.6367 132.208 10.5571C131.579 10.2252 131.314 10.9362 131.162 13.3743C130.835 18.6273 130.985 20.1876 131.842 20.4307C132.35 20.5744 132.433 20.3329 132.702 17.9222C132.755 17.4522 132.815 19.0781 132.837 21.5353C132.862 24.3409 132.764 26.301 132.575 26.8046C132.142 27.956 131.675 50.1384 132.073 50.6578C132.235 50.8681 133.684 51.2601 135.297 51.5295C136.91 51.7987 138.399 52.0898 138.606 52.1759C138.928 52.3104 138.968 54.8325 138.883 69.9032C138.802 84.7189 138.844 87.5504 139.156 87.9593C139.36 88.2265 139.702 88.3714 139.917 88.2832C140.133 88.1932 140.456 88.3559 140.645 88.6475C140.832 88.9375 142.401 89.8498 144.129 90.676C146.918 92.0103 147.286 92.268 147.418 92.985C147.54 93.6492 147.72 93.8087 148.43 93.8831L149.294 93.973L149.322 108.074C149.337 115.827 149.366 122.324 149.387 122.511C149.408 122.694 149.869 122.889 150.411 122.937C151.313 123.018 151.41 123.111 151.549 124.022C151.808 125.729 152.023 124.389 152.16 120.215C152.231 118.043 152.324 116.231 152.367 116.186C152.41 116.141 153.452 116.019 154.679 115.91C155.907 115.798 157.562 115.624 158.356 115.522L159.801 115.334L159.933 111.602C160.021 109.101 160.178 107.722 160.414 107.417C160.631 107.133 161.277 106.929 162.121 106.877C163.442 106.793 163.482 106.765 163.562 105.866C163.626 105.139 163.955 104.664 165.096 103.657C165.894 102.952 166.627 102.369 166.722 102.361C166.816 102.352 167.425 102.285 168.077 102.211C169.61 102.039 169.855 102.043 171.036 102.258C172.564 102.538 172.805 102.141 172.805 99.3659C172.805 97.2394 172.865 96.9503 173.387 96.553C173.71 96.3083 174.429 96.1091 174.986 96.1091C175.864 96.1091 176.042 95.9974 176.287 95.2929C176.686 94.1495 177.447 93.7292 179 93.7974C179.947 93.8387 180.439 93.7252 180.682 93.4079C180.965 93.0387 181.376 92.9932 183.023 93.1502C184.121 93.2557 185.315 93.4663 185.677 93.6193C186.037 93.7715 186.817 93.9456 187.41 94.0048L188.484 94.1133L188.655 90.4825C188.749 88.4857 188.826 84.5213 188.827 81.6725C188.827 78.8234 188.94 76.1731 189.077 75.7824C189.245 75.3048 189.563 75.0421 190.052 74.9806C191.016 74.8586 191.135 74.3036 191.166 69.6863L191.193 65.9074L192.046 65.5056C192.515 65.2848 193.114 65.0321 193.373 64.9444C193.756 64.8145 193.812 64.5983 193.67 63.7842C193.558 63.1275 193.599 62.7836 193.789 62.7836C193.95 62.7836 194.081 63.1091 194.081 63.5069C194.081 64.8588 195.083 66.3378 198.392 69.8799C200.212 71.8246 201.7 73.5549 201.701 73.7252C201.701 74.0268 203.647 75.0315 204.232 75.0315C204.393 75.0315 204.674 74.8361 204.857 74.597C205.153 74.2092 205.242 74.2145 205.682 74.6447C205.97 74.9278 207.011 75.2537 208.206 75.4349L210.237 75.7435L210.131 90.1991L210.028 104.653L210.79 104.683C211.208 104.7 211.886 104.689 212.293 104.66C212.703 104.63 213.27 104.838 213.555 105.116C213.938 105.49 214.681 105.669 216.361 105.782C218.931 105.959 219.3 106.118 219.3 107.057C219.3 108.216 219.753 108.33 224.382 108.332C227.876 108.333 228.809 108.254 228.919 107.942C228.996 107.726 229.152 106.674 229.268 105.605L229.476 103.656L229.514 105.365C229.547 106.828 229.979 108.502 230.102 107.646C230.167 107.192 230.237 106.293 230.287 105.294C230.359 103.81 230.858 104.23 230.858 105.775C230.858 107.926 231.188 108.609 232.207 108.579C232.806 108.56 233.17 108.734 233.436 109.167C233.736 109.658 234.071 109.782 235.11 109.782C237.388 109.782 237.425 109.846 237.425 113.922C237.425 117.206 237.462 117.472 237.919 117.472C238.19 117.472 238.561 117.276 238.746 117.035C239.043 116.647 239.14 116.658 239.631 117.145C239.934 117.446 240.443 117.775 240.762 117.881C241.078 117.984 241.405 118.303 241.488 118.585C241.604 118.979 242.02 119.145 243.261 119.285C244.153 119.384 244.977 119.364 245.094 119.24C245.211 119.113 245.434 112.672 245.589 104.924C245.824 93.2792 245.938 90.7658 246.254 90.4128C246.578 90.0531 247.915 89.9773 254.642 89.9343C259.044 89.906 263.277 89.7983 264.048 89.6937C265.185 89.5392 265.715 89.6257 266.869 90.1571C267.652 90.5157 268.379 90.9449 268.49 91.1092C268.6 91.2744 268.611 97.4654 268.514 104.868C268.394 114.05 268.424 118.327 268.61 118.327C268.788 118.327 268.946 114.237 269.073 106.29C269.192 98.8865 269.369 94.1205 269.533 93.902C269.679 93.706 270.254 93.5457 270.809 93.5457C271.974 93.5457 272.362 93.02 272.362 91.4484C272.362 89.8572 272.85 89.5584 275.467 89.5535C278.173 89.5495 278.86 89.3851 279.062 88.6993C279.255 88.037 281.46 87.7244 285.232 87.8242C290.115 87.9528 290.347 87.9828 290.436 88.4824C290.592 89.3584 291.667 89.7893 294.185 89.9837C295.547 90.0888 296.885 90.2435 297.161 90.3269C297.647 90.4743 297.658 90.8184 297.505 101.122C297.419 106.973 297.438 111.824 297.549 111.896C297.727 112.014 298.135 106.663 298.496 99.5269C298.897 91.5602 299.399 88.1236 300.275 87.335C300.468 87.1626 302.368 87.0096 304.806 86.9715C307.117 86.935 309.153 86.8477 309.335 86.7771C309.554 86.6921 309.664 86.0168 309.664 84.7804C309.664 82.5513 309.972 82.5859 310.023 84.82C310.041 85.6768 310.154 86.4839 310.273 86.6152C310.392 86.7455 312.341 87.0442 314.607 87.279L318.725 87.7065L319.091 88.8459C319.293 89.4727 319.529 91.3934 319.617 93.1156L319.776 96.2452L321.221 96.4597C322.016 96.5779 322.942 96.7439 323.277 96.8297L323.889 96.9853L323.822 114.617C323.752 133.093 323.755 133.147 324.865 133.131C325.099 133.127 325.587 132.879 325.95 132.579L326.607 132.031L326.792 119.583C326.893 112.736 327.036 106.961 327.112 106.747C327.201 106.498 327.694 106.361 328.537 106.361C329.313 106.361 329.943 106.207 330.126 105.971C330.322 105.715 330.458 103.75 330.512 100.412C330.558 97.5723 330.677 95.1602 330.776 95.0532C330.875 94.9455 330.944 97.3149 330.929 100.318C330.913 103.322 330.976 105.912 331.068 106.071C331.159 106.231 331.812 106.361 332.516 106.361C333.223 106.361 333.881 106.506 333.978 106.676C334.076 106.85 334.142 108.101 334.123 109.454C334.084 112.422 334.269 112.889 335.222 112.215C335.791 111.811 336.117 111.785 337.385 112.037C338.209 112.203 339.015 112.245 339.18 112.129C339.663 111.793 340.76 111.836 341.186 112.21C341.403 112.398 342.257 112.626 343.083 112.713C343.911 112.799 344.706 112.953 344.854 113.052C345.027 113.166 345.124 115.744 345.124 120.194L345.124 127.157L346.276 127.157C346.907 127.157 347.54 126.997 347.68 126.8C348.143 126.155 349.065 119.857 349.065 117.358C349.065 114.933 349.072 114.908 349.725 114.908C350.382 114.908 350.383 114.91 350.216 116.973C350.124 118.108 349.946 119.162 349.821 119.309C349.347 119.867 349.586 121.197 350.271 121.835C350.982 122.498 351.114 123.255 350.785 124.76C350.544 125.868 351.133 126.587 352.281 126.587C352.73 126.587 353.32 126.806 353.596 127.077C353.975 127.449 354.611 127.574 356.246 127.6C357.431 127.619 358.675 127.791 359.008 127.987C359.341 128.181 359.785 128.268 359.994 128.181C360.204 128.095 360.576 128.276 360.821 128.586C361.212 129.083 361.598 129.151 364.031 129.147C367.574 129.143 367.929 129.034 368.11 127.906C368.187 127.416 368.338 123.941 368.443 120.183L368.635 113.355L369.424 113.091C369.857 112.947 370.583 112.658 371.039 112.445C371.495 112.234 372.168 112.059 372.535 112.059C373.124 112.059 373.22 111.909 373.381 110.763C373.506 109.855 373.745 109.334 374.169 109.031C374.504 108.792 374.816 108.259 374.86 107.847C374.95 107.005 375.554 106.722 377.371 106.676L378.486 106.647L378.542 99.4559C378.574 95.5002 378.603 91.4055 378.608 90.357C378.612 89.3084 378.736 88.3335 378.881 88.1899C379.113 87.9593 380.826 87.5805 384.136 87.0274C385.122 86.8622 385.192 86.7867 385.316 85.7348C385.388 85.1205 385.581 84.5705 385.744 84.5124C386.174 84.3594 386.409 85.2379 386.103 85.8574C385.959 86.1488 385.842 86.445 385.842 86.5149C385.842 86.8799 387.645 87.045 393.936 87.255C397.838 87.3852 400.962 87.6086 401.108 87.7673C401.273 87.9464 401.387 94.3115 401.42 105.104L401.472 122.161L403.467 122.143C404.563 122.134 405.638 122.05 405.856 121.96C406.163 121.831 406.291 121.014 406.434 118.294C406.533 116.366 406.679 114.72 406.757 114.637C406.836 114.55 407.963 114.41 409.26 114.325C410.908 114.214 411.69 114.043 411.855 113.756C412.055 113.407 412.208 113.423 412.895 113.864C413.496 114.248 414.524 114.43 416.912 114.573L420.122 114.765L420.282 118.468C420.37 120.506 420.459 122.214 420.479 122.265C420.499 122.318 420.899 122.33 421.371 122.296C423.157 122.161 425.244 122.326 425.244 122.599C425.244 122.756 424.742 122.899 424.128 122.919L423.011 122.954L424.194 123.183C424.844 123.309 425.863 123.42 426.462 123.432C427.311 123.449 427.641 123.604 427.968 124.147C428.24 124.598 428.685 124.872 429.247 124.932L430.105 125.021L430.175 130.645C430.219 134.073 430.347 136.271 430.503 136.271C430.645 136.271 430.761 135.891 430.761 135.427C430.761 134.415 431.354 133.994 432.78 133.988C434.308 133.984 434.905 133.719 435.077 132.977C435.162 132.603 435.468 132.163 435.753 131.996C436.292 131.683 436.482 130.859 436.015 130.859C435.869 130.859 435.751 130.602 435.751 130.29C435.751 129.976 435.926 129.719 436.141 129.719C436.556 129.719 436.609 129.533 437.071 126.444C437.488 123.652 438.121 119.969 438.27 119.489C438.655 118.252 439.241 121.337 440.595 131.755C440.743 132.9 440.86 133.095 441.473 133.223C441.864 133.303 442.384 133.253 442.627 133.111C442.871 132.97 443.495 132.853 444.01 132.853C444.822 132.853 444.947 132.943 444.947 133.533C444.947 134.085 445.12 134.248 445.858 134.398C446.361 134.501 446.873 134.781 446.996 135.023C447.185 135.389 447.298 135.336 447.676 134.707C448.037 134.116 448.067 133.867 447.819 133.546C447.576 133.227 447.587 133.033 447.869 132.663C448.151 132.296 448.158 132.164 447.901 132.07C447.718 132.005 447.571 131.711 447.571 131.419C447.571 131.125 447.378 130.77 447.142 130.626C446.905 130.483 446.795 130.216 446.898 130.037C447 129.858 447.18 129.775 447.297 129.854C447.414 129.933 447.805 129.744 448.169 129.435C448.529 129.13 449.133 128.749 449.511 128.593C449.946 128.413 450.199 128.094 450.199 127.724C450.199 127.402 450.347 127.08 450.527 127.009C451.515 126.618 456.621 126.076 459.737 126.031C460.287 126.024 460.674 125.903 460.596 125.768C460.43 125.478 461.18 122.952 461.494 122.742C461.609 122.664 462.019 122.78 462.406 122.997C463.236 123.464 465.094 123.292 465.735 122.685C466.022 122.418 466.681 122.303 467.709 122.342C469.168 122.399 469.893 122.159 470.951 121.271C471.168 121.088 472.023 120.961 472.852 120.986C474.233 121.027 474.451 121.129 475.48 122.2C476.596 123.364 476.611 123.369 479.112 123.542C480.493 123.636 481.811 123.794 482.038 123.889C482.327 124.008 482.508 124.618 482.635 125.891C482.821 127.787 483.076 128.138 483.56 127.157C483.715 126.842 483.789 126.587 483.725 126.587C483.661 126.587 483.77 125.85 483.969 124.948C484.169 124.048 484.35 121.965 484.372 120.319C484.393 118.675 484.487 116.945 484.579 116.474C484.728 115.707 484.859 115.612 485.86 115.533C486.909 115.451 486.975 115.394 486.975 114.58C486.975 113.956 487.121 113.674 487.501 113.566C487.831 113.474 488.026 113.177 488.026 112.774C488.026 111.835 488.636 111.432 489.918 111.532L491.046 111.622L491.125 109.709C491.189 108.105 491.291 107.742 491.755 107.474C492.474 107.056 492.838 107.68 493.017 109.639L493.148 111.063L495.059 111.247C497.288 111.463 497.745 111.78 497.745 113.091C497.745 113.62 497.863 114.054 498.007 114.054C498.152 114.054 498.27 113.862 498.27 113.626C498.27 113.31 498.579 113.198 499.453 113.198C500.459 113.198 500.634 113.283 500.634 113.768C500.634 114.806 502.229 116.048 503.566 116.048C504.08 116.048 504.095 115.91 504.008 111.819C503.945 108.863 503.814 107.454 503.573 107.137C503.285 106.76 503.298 106.569 503.651 105.984C504.321 104.874 504.603 100.618 504.557 92.264L504.515 84.573L505.628 82.0094C506.243 80.5998 507.214 78.3703 507.787 77.0557C508.574 75.2491 508.791 74.455 508.67 73.805C508.566 73.2447 508.644 72.7857 508.893 72.489C509.186 72.1394 509.315 70.7044 509.45 66.34C509.546 63.209 509.687 60.5337 509.763 60.3951C510.103 59.7838 510.598 61.6699 510.614 63.638C510.622 64.8127 510.746 66.2868 510.89 66.9134C511.034 67.5401 511.194 69.1157 511.245 70.4149C511.298 71.714 511.401 72.8429 511.475 72.9231C511.597 73.0552 516.953 73.6264 518.892 73.7138L519.68 73.7493L519.749 71.7556C519.786 70.6591 519.925 69.5055 520.056 69.1923C520.189 68.8789 520.367 67.3733 520.452 65.8462C520.599 63.2397 520.96 61.6442 521.401 61.6442C521.808 61.6442 521.894 62.6293 521.775 65.9379C521.702 67.9929 521.769 69.8456 521.944 70.5614C522.107 71.2182 522.223 72.1402 522.205 72.61C522.186 73.0802 522.163 73.8494 522.152 74.3193C522.141 74.8453 522.996 77.0894 524.382 80.1582L526.628 85.1431L526.419 92.4063C526.292 96.8104 526.306 100.174 526.456 100.952C526.592 101.656 526.726 106.654 526.754 112.059C526.822 125.443 526.791 124.878 527.428 124.878C527.989 124.878 528.162 124.146 527.645 123.959C527.474 123.898 527.424 123.692 527.532 123.502C527.799 123.035 528.216 123.362 528.216 124.033C528.216 124.667 529.563 125.195 529.737 124.63C529.801 124.425 530.192 124.626 530.746 125.155C531.241 125.629 531.883 126.016 532.167 126.016C532.45 126.016 532.683 126.133 532.683 126.275C532.683 126.666 533.424 126.473 534.002 125.934C534.283 125.674 534.694 125.537 534.914 125.628C535.392 125.828 536.07 125.275 536.358 124.454C536.521 123.992 536.821 123.854 537.756 123.809C538.455 123.775 539.435 123.457 540.133 123.033C540.786 122.637 541.621 122.314 541.992 122.314C542.565 122.314 542.665 122.442 542.665 123.168C542.665 123.637 542.783 124.022 542.927 124.022C543.072 124.022 543.192 123.864 543.194 123.666C543.194 123.42 543.258 123.408 543.391 123.623C543.498 123.797 543.846 124.088 544.169 124.271C544.661 124.551 544.731 124.536 544.601 124.175C544.398 123.597 545.189 123.291 545.697 123.748C546.024 124.044 546.159 124.013 546.454 123.573C546.652 123.282 546.774 122.808 546.722 122.522C546.671 122.236 546.802 121.929 547.012 121.841C547.317 121.716 547.398 120.952 547.415 118.081C547.427 116.099 547.575 113.905 547.744 113.2C548.037 111.968 548.097 111.91 549.279 111.68C550.44 111.448 550.512 111.382 550.635 110.395C550.708 109.823 550.782 108.711 550.802 107.928C550.843 106.247 551.131 105.805 551.861 106.297C552.747 106.898 554.384 106.731 555.083 105.976C555.66 105.347 555.795 105.322 557.051 105.601C557.789 105.765 558.345 105.991 558.282 106.101C557.93 106.715 560.211 106.826 560.935 106.229C561.524 105.748 563.337 105.682 564.863 106.086C566.715 106.578 571.064 106.728 572.155 106.336C572.917 106.066 573.224 106.06 573.458 106.313C573.837 106.725 576.126 106.77 575.893 106.361C575.529 105.723 578.977 106.333 579.612 107.022C579.711 107.129 580.042 107.218 580.351 107.218C581.219 107.218 581.542 107.778 581.542 109.288C581.542 110.549 581.589 110.658 582.073 110.491C582.9 110.207 584.141 110.62 584.471 111.288C584.658 111.666 584.759 113.394 584.742 115.897C584.726 118.241 584.828 120.073 584.989 120.322C585.194 120.643 585.294 120.66 585.394 120.391C585.556 119.957 586.52 119.932 587.059 120.348C587.355 120.579 587.226 120.61 586.533 120.481C585.647 120.313 585.634 120.323 586.188 120.745C586.866 121.259 588.897 121.54 588.897 121.118C588.897 120.959 589.072 120.903 589.286 120.991C589.517 121.086 589.793 120.921 589.958 120.586C590.111 120.275 590.346 120.092 590.478 120.181C590.745 120.361 592.049 119.529 592.049 119.181C592.049 119.059 591.901 118.965 591.72 118.972C590.806 119.008 590.21 118.868 590.21 118.61C590.21 118.453 590.487 118.327 590.825 118.327C591.165 118.327 591.658 118.067 591.922 117.75C592.367 117.22 592.483 116.574 592.655 113.682C592.691 113.087 592.87 112.501 593.054 112.377C593.453 112.108 593.713 109.262 593.493 107.59C593.369 106.65 593.245 106.43 592.92 106.565C592.472 106.751 592.473 106.744 593.212 105.175C593.675 104.187 593.679 104.071 593.268 103.132C593.029 102.585 592.76 101.741 592.671 101.259C592.517 100.426 592.68 100.226 593.417 100.343C593.52 100.36 593.672 99.9587 593.758 99.4518C593.961 98.2533 594.029 84.9796 593.862 79.3037C593.791 76.8757 593.83 73.3262 593.951 71.4163C594.216 67.1864 593.873 61.1328 593.352 60.7826C593.051 60.5801 593.054 60.4186 593.374 59.768C593.584 59.3425 593.72 58.7654 593.676 58.4858C593.542 57.6252 594.566 57.2604 597.487 57.1256C598.232 57.0911 598.349 56.9713 598.502 56.0899C598.686 55.0253 598.793 54.9743 600.634 55.0788C601.698 55.139 601.739 55.1082 602.011 54.0488C602.165 53.4482 602.292 52.6776 602.293 52.3365C602.293 51.6305 603.433 50.5356 604.169 50.5356C604.564 50.5356 604.658 50.3188 604.658 49.4195C604.658 47.8755 604.876 47.4024 605.586 47.4024C605.924 47.4024 606.502 47.2774 606.872 47.1248C607.511 46.8618 607.547 46.7357 607.55 44.7749C607.55 43.6352 607.628 42.2168 607.719 41.6229C607.875 40.5914 607.896 40.5724 608.181 41.1957C608.406 41.6841 608.706 41.8483 609.376 41.8483C610.143 41.8483 610.298 41.7296 610.476 41.0051C610.616 40.435 610.58 40.0907 610.365 39.9413C609.871 39.6018 608.476 39.6716 608.125 40.0538C607.881 40.3195 607.811 40.0883 607.811 39.0126C607.811 37.6909 607.832 37.6507 608.289 38.1012C608.606 38.412 609.234 38.5727 610.129 38.5727C611.392 38.5727 611.491 38.5227 611.527 37.8604C611.548 37.4688 611.578 36.9882 611.591 36.7925C611.61 36.5367 611.063 36.4364 609.649 36.4364L607.679 36.4364L607.596 35.5107C607.517 34.6266 607.861 34.2658 608.203 34.8697C608.438 35.2824 610.36 35.2229 610.496 34.7984C610.56 34.6026 610.536 34.1221 610.446 33.7304C610.299 33.0954 610.14 33.0158 608.98 32.9948L607.68 32.9714L607.598 31.2977C607.457 28.3632 607.492 28.3186 609.908 28.3186C611.746 28.3186 612.03 28.3884 612.285 28.9055C612.68 29.7091 613.645 29.5265 613.88 28.6034C613.98 28.2117 614.075 26.2251 614.092 24.1883C614.122 20.4786 614.341 19.336 614.906 19.9465C615.083 20.138 615.212 21.9155 615.244 24.5834C615.301 29.2042 615.371 29.4439 616.676 29.4535C617.079 29.4567 617.267 29.6292 617.267 29.9971C617.267 30.5615 616.783 30.8819 615.93 30.8819C615.422 30.8819 615.322 31.1329 615.423 32.1638C615.51 33.044 615.972 33.4824 616.718 33.3885C617.247 33.3222 617.399 33.4285 617.399 33.8636C617.399 34.296 617.143 34.4794 616.28 34.6639C615.358 34.8619 615.167 35.0158 615.167 35.5545C615.167 36.5396 616.031 37.2751 616.722 36.8748C617.202 36.5967 617.307 36.6535 617.54 37.319C617.686 37.7388 618.099 38.4587 618.455 38.9189C619.301 40.0051 619.279 40.5072 618.383 40.6186C617.455 40.7346 617.265 41.789 618.014 42.6595C618.365 43.0669 618.604 43.8727 618.727 45.0628C618.853 46.2807 619.051 46.9334 619.346 47.1039C619.584 47.2418 620.714 47.4962 621.863 47.6691C623.011 47.8422 624.072 48.1162 624.221 48.2778C624.372 48.4428 624.465 49.5972 624.433 50.9068C624.35 54.2817 624.401 54.4228 625.794 54.6494C627.076 54.8575 627.249 55.0307 627.496 56.3341C627.657 57.1921 627.671 57.198 629.49 57.2314C630.496 57.2495 631.522 57.3643 631.767 57.4857C632.012 57.6075 632.361 57.609 632.54 57.4897C633.045 57.1512 638.885 57.0868 639.248 57.4159C639.424 57.5743 639.802 57.6235 640.091 57.5251C640.819 57.274 649.601 57.1817 649.738 57.4237C649.8 57.5327 650.115 57.5479 650.435 57.4571C650.759 57.3666 651.388 57.2657 651.834 57.2334C652.282 57.2009 652.786 57.0824 652.954 56.9701C653.122 56.8577 653.465 56.8323 653.716 56.9134C654.618 57.2048 657.901 57.1632 660.565 56.8264C662.926 56.5287 663.361 56.5411 663.896 56.9205C664.234 57.1608 664.548 57.2429 664.595 57.1032C664.642 56.9634 666.04 56.7595 667.703 56.6504C669.363 56.5411 670.794 56.4068 670.879 56.3523C670.964 56.2974 672.291 56.1238 673.821 55.9666C675.706 55.7726 676.926 55.4941 677.599 55.1021C678.149 54.7843 678.765 54.5239 678.974 54.5239C679.18 54.5239 679.559 54.319 679.814 54.0688C680.069 53.8184 680.405 53.6976 680.557 53.8006C680.718 53.9083 680.802 82.5449 680.828 148.562L0 148.562M405.512 129.938C405.551 128.488 405.671 127.177 405.779 127.018C405.887 126.857 405.993 126.132 406.015 125.406C406.05 124.216 406 124.095 405.536 124.226C405.25 124.307 405.011 124.582 405.002 124.839C404.794 131.035 404.817 132.568 405.116 132.568C405.347 132.568 405.463 131.799 405.512 129.938M530.843 125.733C530.843 125.576 530.666 125.448 530.449 125.448C530.234 125.448 530.056 125.576 530.056 125.733C530.056 125.887 530.234 126.016 530.449 126.016C530.666 126.016 530.843 125.887 530.843 125.733M539.023 125.161C539.769 125.161 540.178 124.785 539.921 124.332C539.838 124.188 539.209 124.272 538.467 124.527C537.418 124.893 537.22 125.056 537.459 125.369C537.665 125.637 537.841 125.665 538.03 125.46C538.181 125.295 538.627 125.161 539.023 125.161M41.7243 121.316C41.7243 121.081 41.5324 120.891 41.2981 120.891C40.949 120.891 40.931 120.967 41.199 121.316C41.6107 121.854 41.7243 121.854 41.7243 121.316M5.0141 120.486C5.05023 120.342 4.93201 120.172 4.75143 120.106C4.57081 120.042 4.42308 120.2 4.42308 120.463C4.42308 120.945 4.89401 120.964 5.0141 120.486L5.0141 120.486M40.1482 119.751C40.1482 119.594 40.0298 119.464 39.8856 119.464C39.7412 119.464 39.6229 119.594 39.6229 119.751C39.6229 119.907 39.7412 120.035 39.8856 120.035C40.0298 120.035 40.1482 119.907 40.1482 119.751M37.3901 116.189C37.3901 116.034 36.9467 115.865 36.4048 115.816C35.4812 115.733 35.1757 115.973 35.6075 116.441C35.8811 116.738 37.3901 116.524 37.3901 116.189M41.6208 115.529C41.6485 114.931 41.5407 114.624 41.3045 114.624C40.8949 114.624 40.5336 115.857 40.8043 116.33C41.1269 116.896 41.5779 116.453 41.6208 115.529M39.0947 115.91C39.273 115.675 39.3441 115.272 39.2525 115.017C39.1006 114.586 39.0426 114.59 38.5665 115.057C38.2806 115.335 38.0467 115.738 38.0467 115.951C38.0467 116.461 38.6905 116.437 39.0947 115.91M43.0377 115.461C43.0377 115.312 42.8605 115.192 42.6437 115.192C42.2376 115.192 42.1218 115.529 42.4177 115.849C42.6275 116.077 43.0377 115.82 43.0377 115.461M36.9255 113.485C37.0137 113.485 37.3026 113.695 37.5673 113.958C38.2426 114.619 39.3601 114.072 39.3601 113.079C39.3601 112.172 38.9938 111.944 38.2493 112.39C37.921 112.586 37.4458 112.712 37.1932 112.67C36.9402 112.628 36.7334 112.722 36.7334 112.875C36.7334 113.033 36.481 113.199 36.1723 113.25C35.864 113.3 35.4358 113.629 35.2214 113.982C34.8504 114.591 34.8746 114.643 35.7168 115.029L36.6018 115.434L36.6836 114.457C36.7284 113.923 36.8371 113.485 36.9255 113.485M75.3482 114.925C75.3482 114.776 75.2298 114.577 75.0853 114.48C74.9408 114.383 74.8225 114.503 74.8225 114.748C74.8225 114.994 74.9408 115.192 75.0853 115.192C75.2298 115.192 75.3482 115.073 75.3482 114.925M75.3482 112.914C75.3482 112.601 75.2298 112.345 75.0853 112.345C74.9408 112.345 74.8225 112.601 74.8225 112.914C74.8225 113.226 74.9408 113.485 75.0853 113.485C75.2298 113.485 75.3482 113.226 75.3482 112.914M41.2646 112.768C41.1677 112.354 40.6046 112.426 40.4683 112.869C40.3915 113.119 40.5212 113.217 40.8403 113.15C41.1098 113.094 41.3007 112.922 41.2646 112.768M75.4589 110.195C75.6445 109.393 75.4457 108.828 75.0673 109.081C74.7545 109.291 74.7453 110.922 75.057 110.922C75.1857 110.922 75.3665 110.594 75.4588 110.195L75.4589 110.195M633.552 98.6729C633.552 98.5157 633.376 98.3879 633.159 98.3879C632.943 98.3879 632.766 98.5157 632.766 98.6729C632.766 98.8291 632.943 98.9569 633.159 98.9569C633.376 98.9569 633.552 98.8291 633.552 98.6729M631.232 97.5626C631.281 97.4225 632.621 97.2338 634.211 97.144C635.799 97.0541 637.926 96.7811 638.939 96.5382C639.95 96.2953 642.078 96.0475 643.667 95.9868C645.257 95.9269 646.739 95.7974 646.964 95.6996C647.187 95.6014 647.58 95.1415 647.832 94.6767C648.246 93.9197 648.304 92.6539 648.396 82.3925C648.478 73.4128 648.573 70.9018 648.84 70.7175C649.198 70.472 649.97 70.4188 653.953 70.3643C655.279 70.3462 656.453 70.2299 656.569 70.1058C656.684 69.9818 656.75 68.7608 656.717 67.3928C656.675 65.7141 656.764 64.7585 656.99 64.4529C657.219 64.1445 658.155 63.8951 659.923 63.6699C661.35 63.4883 662.61 63.2784 662.722 63.2036C663.117 62.939 662.657 61.9935 661.965 61.6494C661.559 61.4468 660.247 61.3104 658.836 61.3244C656.855 61.3438 656.405 61.2704 656.405 60.9265C656.405 60.373 656.236 60.394 655.383 61.0541C654.92 61.4105 654.541 61.5174 654.303 61.3578C654.101 61.2225 653.832 61.1822 653.703 61.2681C653.498 61.4062 652.305 61.4089 646.687 61.2839C645.891 61.2661 644.829 61.271 644.323 61.2941C643.819 61.3176 642.813 61.3369 642.091 61.3374C641.366 61.3377 640.009 61.3602 639.071 61.3872C638.131 61.4144 636.828 61.4171 636.181 61.3925C634.555 61.3331 630.552 61.5541 628.926 61.7932L627.584 61.9909L627.416 64.1388C627.202 66.8913 627.196 95.467 627.409 96.6264C627.55 97.3821 627.702 97.5163 628.526 97.6111C630.4 97.8267 631.146 97.8136 631.232 97.5618L631.232 97.5626L631.232 97.5626M610.392 44.448C610.504 43.3887 610.134 42.981 609.429 43.3892C608.969 43.6571 608.821 44.5256 609.094 45.3571C609.111 45.4071 609.39 45.4071 609.715 45.3571C610.146 45.2906 610.331 45.0436 610.392 44.448M611.488 41.1527C611.488 40.692 611.368 40.2358 611.225 40.139C611.068 40.0342 610.961 40.3735 610.961 40.9768C610.961 41.5343 611.08 41.9903 611.225 41.9903C611.368 41.9903 611.488 41.6134 611.488 41.1527M613.372 40.3799C614.026 39.7369 613.976 38.9587 613.264 38.7574C612.49 38.5375 612.306 38.8081 612.466 39.9254C612.617 40.9843 612.709 41.0303 613.372 40.3799M616.478 39.2541C616.478 39.0357 616.242 38.8573 615.951 38.8573C615.459 38.8573 615.239 39.412 615.585 39.7871C615.839 40.0643 616.478 39.6837 616.478 39.2541M613.799 36.5215C613.972 36.3336 614.114 35.8851 614.114 35.5247C614.114 34.8762 614.061 34.8508 612.487 34.7411C612.243 34.724 611.957 34.6179 611.853 34.505C611.52 34.1453 610.961 34.2848 610.961 34.7272C610.961 34.9667 611.196 35.1544 611.496 35.1544C611.979 35.1544 612.102 35.3329 612.425 36.5073C612.549 36.9604 613.388 36.9688 613.799 36.5215L613.799 36.5215M613.532 33.0894C613.794 32.7421 613.942 31.9552 613.882 31.238C613.865 31.0396 613.504 30.8818 613.062 30.8818C612.326 30.8818 612.277 30.9503 612.277 31.9738C612.277 32.5743 612.355 33.1512 612.452 33.2555C612.727 33.5559 613.236 33.4774 613.532 33.0894M611.751 30.999C611.751 29.4597 611.308 29.2371 609.059 29.6404C608.237 29.7874 608.073 29.9318 608.073 30.5012C608.073 31.345 608.795 31.6891 610.503 31.6603C611.615 31.6417 611.751 31.5698 611.751 30.999M121.582 23.6187C121.582 23.402 121.464 23.1456 121.318 23.0491C121.169 22.9488 121.057 23.1938 121.057 23.6187C121.057 24.0433 121.169 24.2886 121.318 24.1882C121.464 24.0915 121.582 23.8352 121.582 23.6187M124.205 22.588C124.205 22.4314 124.088 22.3825 123.945 22.4794C123.8 22.5762 123.682 22.7835 123.682 22.9402C123.682 23.097 123.8 23.1456 123.945 23.0491C124.088 22.9522 124.205 22.7448 124.205 22.588M125.077 18.225C125.378 17.9779 125.45 17.7657 125.275 17.6475C124.85 17.3641 124.941 16.6039 125.446 16.2041C125.829 15.8999 125.843 15.7786 125.54 15.3822C125.211 14.9529 125.143 14.9556 124.671 15.4187C124.18 15.8981 124.143 15.8977 123.815 15.4088C123.58 15.0628 123.411 15.0005 123.287 15.2171C123.187 15.3928 123.315 15.7881 123.57 16.0953C123.929 16.5235 123.965 16.732 123.728 16.9887C123.319 17.4323 123.338 17.6508 123.832 18.1865C124.327 18.7256 124.462 18.7299 125.077 18.2251L125.077 18.225M126.835 17.9219C126.835 17.6869 126.656 17.4946 126.439 17.4946C126.223 17.4946 126.046 17.6869 126.046 17.9219C126.046 18.1569 126.223 18.3492 126.439 18.3492C126.656 18.3492 126.835 18.1569 126.835 17.9219M129.592 15.7857C129.381 15.4158 128.673 15.4158 128.673 15.7857C128.673 15.9423 128.918 16.0705 129.214 16.0705C129.511 16.0705 129.682 15.9423 129.592 15.7857M125.931 14.3343C126.241 13.7881 125.481 12.6525 124.803 12.6525C124.451 12.6525 124.246 12.7777 124.336 12.9373C124.426 13.094 124.373 13.2222 124.221 13.2222C123.782 13.2222 124.024 13.9004 124.601 14.2801C125.264 14.7161 125.703 14.7341 125.931 14.3343L125.931 14.3343M125.698 12.0179C126.919 12.1674 127.357 11.883 127.348 10.9434C127.344 10.6091 127.285 10.6244 127.076 11.0149C126.736 11.6456 126.153 11.6572 125.935 11.0374C125.725 10.445 126.252 10.0629 127 10.2663C127.311 10.3508 127.637 10.295 127.724 10.1423C127.811 9.98977 127.558 9.77714 127.161 9.66986C126.764 9.56264 126.232 9.27181 125.979 9.02363C125.548 8.60225 125.546 8.53755 125.954 8.04888C126.298 7.63485 126.313 7.52624 126.021 7.52931C125.199 7.53805 124.482 7.88828 124.654 8.19868C124.753 8.37674 124.631 8.34386 124.381 8.12573C123.757 7.57582 123.634 7.81298 123.503 9.81392C123.388 11.5688 123.756 12.6857 124.265 12.132C124.397 11.9892 125.042 11.9378 125.698 12.0179L125.698 12.0179L125.698 12.0179M128.018 8.09511C127.809 7.73012 127.623 7.73012 127.623 8.09511C127.623 8.25179 127.749 8.37998 127.901 8.37998C128.055 8.37998 128.105 8.25179 128.018 8.09511M129.34 6.65201C129.582 6.22782 129.302 5.99722 128.799 6.2065C128.567 6.30309 128.45 6.51119 128.54 6.66893C128.753 7.04251 129.123 7.03471 129.34 6.65196L129.34 6.65201M124.405 4.67429C124.221 4.35393 124.033 4.24299 123.979 4.4224C123.925 4.59872 124.041 4.85438 124.238 4.99051C124.758 5.34585 124.775 5.31325 124.405 4.67429M125.784 3.66379C125.784 3.05127 125.254 2.87474 124.582 3.26395C124.016 3.59155 123.999 3.66049 124.387 3.97023C124.909 4.38274 125.784 4.19067 125.784 3.66379M127.36 3.82261C127.679 3.59931 127.642 3.54566 127.163 3.54214C126.838 3.53953 126.572 3.66594 126.572 3.82261C126.572 4.17948 126.851 4.17948 127.36 3.82261M532.945 123.869C532.945 123.431 533.035 123.189 533.142 123.332C533.25 123.473 533.434 123.665 533.548 123.76C533.663 123.855 533.575 124.096 533.351 124.296C533.002 124.61 532.945 124.551 532.945 123.869M588.896 118.593C588.896 118.428 588.779 118.373 588.635 118.468C588.49 118.564 588.372 118.52 588.372 118.374C588.372 118.225 588.549 118.028 588.767 117.939C589.032 117.826 589.158 117.953 589.158 118.336C589.158 118.644 589.099 118.896 589.027 118.896C588.955 118.896 588.896 118.761 588.896 118.593M242.152 117.685C242.152 117.646 241.977 116.533 241.762 115.21C241.369 112.793 241.381 112.432 241.846 112.743C242.179 112.967 243.023 117.096 242.811 117.47C242.671 117.717 242.152 117.887 242.152 117.685M585.366 114.932C585.281 114.783 585.324 114.589 585.46 114.494C585.597 114.404 585.777 114.449 585.861 114.6C585.946 114.746 585.903 114.943 585.767 115.037C585.63 115.128 585.45 115.082 585.366 114.932M585.377 113.273C585.091 112.964 585.214 112.655 585.744 112.345C586.184 112.089 586.268 112.128 586.268 112.589C586.268 113.137 585.672 113.595 585.377 113.273M23.8616 110.476C23.8616 110.233 23.9797 110.113 24.1242 110.208C24.4641 110.436 24.4641 110.922 24.1242 110.922C23.9797 110.922 23.8616 110.721 23.8616 110.476M29.6405 110.084C29.6405 109.934 29.7588 109.736 29.9033 109.639C30.0478 109.539 30.1661 109.662 30.1661 109.906C30.1661 110.152 30.0478 110.35 29.9033 110.35C29.7588 110.35 29.6405 110.23 29.6405 110.084M28.3356 108.582C28.3437 108.222 29.1153 106.938 29.1153 107.283C29.1153 107.376 29.1835 107.65 29.267 107.883C29.3588 108.145 29.2032 108.439 28.8731 108.629C28.4518 108.875 28.3292 108.863 28.3356 108.582M25.7087 106.837C25.7035 106.514 26 106.191 26.4883 105.992C26.922 105.814 27.2763 105.569 27.2763 105.445C27.2763 105.324 27.4537 105.225 27.6707 105.225C28.2848 105.225 28.1333 105.989 27.4732 106.218C27.1484 106.33 26.7805 106.406 26.6558 106.383C26.5313 106.359 26.269 106.57 26.0732 106.852C25.7322 107.338 25.7167 107.338 25.7087 106.837L25.7087 106.837M35.1571 104.991C35.1571 104.845 35.4572 104.657 35.8242 104.581C36.2451 104.494 36.4557 104.561 36.3946 104.763C36.2746 105.159 35.1571 105.365 35.1571 104.991M25.9631 104.244C25.9631 104.018 26.0688 103.762 26.1983 103.674C26.4687 103.494 26.7947 104.227 26.5578 104.484C26.276 104.789 25.9631 104.662 25.9631 104.244M28.3272 104.206C28.3272 103.941 28.5059 103.794 28.7651 103.85C29.4241 103.989 29.5146 104.653 28.8745 104.653C28.5517 104.653 28.3272 104.469 28.3272 104.206M42.2282 102.019C42.2165 101.98 42.183 101.595 42.1539 101.164C42.0856 100.159 42.8321 100.094 43.2424 101.071C43.4754 101.623 43.4537 101.79 43.1317 101.925C42.7184 102.095 42.2655 102.143 42.2282 102.019M330.744 93.688C330.74 93.0614 330.792 92.7715 330.858 93.0435C330.923 93.3155 330.925 93.8289 330.862 94.1828C330.8 94.5376 330.746 94.3147 330.743 93.688L330.744 93.688M229.642 91.8476C229.738 90.6006 229.884 86.5309 229.966 82.8037C230.128 75.3789 230.588 72.9774 230.633 79.3115C230.667 84.0573 230.659 85.3067 230.579 87.9196C230.545 89.0557 230.602 90.7287 230.708 91.6379C230.908 93.3699 230.654 94.1149 229.868 94.1149C229.529 94.1149 229.494 93.7698 229.642 91.8476L229.642 91.8476M46.7362 76.052C46.7248 75.7516 46.7867 75.5835 46.8741 75.6779C46.9613 75.7726 46.9706 76.0184 46.895 76.2239C46.8109 76.4512 46.7487 76.3838 46.7362 76.052L46.7362 76.052M193.557 59.9182C193.557 59.4098 193.665 59.1203 193.818 59.2228C194.159 59.4522 194.159 60.7894 193.818 60.7894C193.674 60.7894 193.557 60.3973 193.557 59.9182M120.267 16.3079C120.267 15.4985 120.31 14.8898 120.363 14.9549C120.588 15.2301 120.708 17.7795 120.498 17.7795C120.371 17.7795 120.267 17.1173 120.267 16.3079M120.195 14.1895C120.09 14.0753 120.018 13.266 120.034 12.3915L120.065 10.8011L120.303 12.351C120.552 13.9735 120.519 14.5388 120.195 14.1895L120.195 14.1895M133.179 13.2222C133.179 12.8306 133.239 12.6702 133.311 12.8663C133.385 13.0619 133.385 13.3823 133.311 13.5783C133.239 13.774 133.179 13.6138 133.179 13.2222M133.138 11.6724C133.138 11.1722 133.295 11.0984 133.522 11.4935C133.604 11.6392 133.552 11.8393 133.405 11.9374C133.257 12.0359 133.138 11.9168 133.138 11.6724M119.707 7.88149C119.689 7.29402 119.64 6.2686 119.6 5.60283C119.559 4.93702 119.633 4.39227 119.765 4.39227C119.895 4.39227 120.005 5.12929 120.008 6.03007C120.009 6.93085 120.082 7.95628 120.169 8.30871C120.265 8.69326 120.211 8.94962 120.034 8.94962C119.873 8.94962 119.726 8.46897 119.707 7.88149M120.798 2.20161C120.801 1.21221 120.873 0.950484 121.057 1.25908C121.389 1.81958 121.389 3.1715 121.057 3.39536C120.895 3.50351 120.796 3.04322 120.798 2.20161M132.109 2.56457C132.097 2.26434 132.159 2.09606 132.248 2.19073C132.335 2.2854 132.344 2.53103 132.269 2.73664C132.185 2.96388 132.122 2.89639 132.109 2.56457L132.109 2.5645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frame draw:style-name="gr2" xml:id="shape-2" draw:id="shape-2" draw:layer="" svg:width="612.00000000000pt" svg:height="68.00000000000pt" svg:x="34.00000000000pt" svg:y="21.25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3" draw:id="shape-3" draw:layer="" svg:width="544.00000000000pt" svg:height="259.25000000000pt" svg:x="68.00000000000pt" svg:y="102.00000000000pt" presentation:class="outline" presentation:placeholder="true" draw:text-style-name="P2">
        <draw:text-box/>
        <draw:glue-point draw:id="4" svg:x="0.50000000000pt" svg:y="0.50000000000pt" draw:align="center"/>
        <draw:glue-point draw:id="5" svg:x="0.50000000000pt" svg:y="0.50000000000pt" draw:align="center"/>
      </draw:frame>
    </style:master-page>
    <style:master-page style:name="Default2" draw:style-name="dp1" style:display-name="Berlin" style:page-layout-name="pm1">
      <draw:layer-set>
        <draw:layer draw:name=""/>
      </draw:layer-set>
      <draw:path draw:style-name="gr3" xml:id="shape-4" draw:id="shape-4" draw:name="Fernsehturm" draw:layer="" svg:width="20.85861783888pt" svg:height="206.84237050175pt" svg:x="585.96600000000pt" svg:y="202.61600000000pt" svg:viewBox="0 0 21 207" svg:d="M10.4034 0.000307302L10.4034 0.0134186C10.2681 0.0317135 10.1359 0.08609 9.99962 0.170978L9.99962 11.5149L9.92151 12.1058L9.81735 34.0845L9.47882 36.5659L9.54396 55.4858L9.3746 57.4025L9.3746 61.814L8.88668 64.3801C5.77356 64.3801 8.88668 64.3801 5.77356 64.3801L5.77356 65.4265L6.29244 65.4265L6.29244 78.5066L5.77356 78.5066L5.54665 79.4733C2.24738 81.2619 0 84.7821 0 88.8216C0 93.6552 3.45976 97.6385 7.849 98.9115C7.84297 99.514 7.85508 99.8784 7.849 100.481C6.8113 100.481 6.8113 100.481 6.8113 100.481L6.8113 102.051L7.849 102.051L7.849 102.572L6.8113 102.572L6.8113 104.144C7.849 104.144 6.29244 104.144 7.849 104.144C7.44385 138.202 5.84633 172.859 4.68728 206.842C4.67146 206.819 7.4968 206.819 10.4033 206.828C10.4225 206.828 10.4363 206.828 10.4551 206.828C13.3617 206.818 16.1869 206.818 16.1712 206.842C15.012 172.859 13.4426 138.202 13.0376 104.144C14.0752 104.144 14.0751 104.144 14.0752 104.144L14.0752 102.572L13.0376 102.572L13.0376 102.051L14.0752 102.051L14.0752 100.481C14.0752 100.481 14.0752 100.481 13.0376 100.481C13.0314 99.8784 13.0434 99.514 13.0376 98.9115C17.4267 97.6385 20.8586 93.6552 20.8586 88.8216C20.8586 84.7821 18.6112 81.2619 15.3118 79.4733L15.1129 78.5066L14.594 78.5066L14.594 65.4265L15.1129 65.4265L15.1129 64.3801C11.9999 64.3801 15.1129 64.3801 11.9999 64.3801L11.4839 61.814L11.4839 57.4025L11.3146 55.4858L11.3798 36.5659L11.0411 34.0845L10.937 12.1058L10.8589 11.5149L10.8589 0.170978C10.7226 0.0861102 10.5905 0.0317033 10.4551 0.0134186L10.4551 0.000307302C10.4511 0.000480088 10.4461 2.2715e-05 10.4423 0.000307302C10.4341 -0.000607441 10.4246 0.000866314 10.416 0.000307302C10.412 2.2715e-05 10.407 0.000480088 10.4032 0.000307302Z" calligra:nodeTypes="cccccccccccccccccccccccccccccccccccccccccccccccccccccccccccccc">
        <draw:glue-point draw:id="4" svg:x="0.50000000000pt" svg:y="0.50000000000pt" draw:align="center"/>
        <draw:glue-point draw:id="5" svg:x="0.50000000000pt" svg:y="0.50000000000pt" draw:align="center"/>
      </draw:path>
      <draw:path draw:style-name="gr3" xml:id="shape-5" draw:id="shape-5" draw:name="Nikolaikirche" draw:layer="" svg:width="58.31337560399pt" svg:height="69.58990012133pt" svg:x="457.89400000000pt" svg:y="342.11000000000pt" svg:viewBox="0 0 58 70" svg:d="M16.8007 0C16.9279 0.0256553 17.0284 0.145005 17.0284 0.282309C17.0284 0.414589 16.9383 0.526754 16.8187 0.558464L16.8187 3.73141C17.1368 3.77042 17.3824 4.04573 17.3824 4.38203C17.3824 4.7141 17.1434 4.98821 16.8306 5.03255L20.5316 41.3036L24.1422 47.3118L23.3324 47.3118L23.3324 52.3322L38.9155 52.3322L38.9155 51.4422L39.3714 48.1404L39.8272 51.4422L39.8272 52.3322L45.5917 52.3322L58.3134 69.5899L0.7018 69.5899L0.857739 47.3118L0 47.3118L3.55686 41.3036L7.83952 5.03255C7.5053 5.00894 7.23969 4.7298 7.23969 4.38203C7.23969 4.0363 7.50231 3.75767 7.83349 3.73141L7.83349 2.51627L6.41194 2.51627L6.41194 2.47933C6.40994 2.47933 6.40893 2.48959 6.40593 2.49164C6.33915 2.49164 6.26617 2.43931 6.22602 2.38728C6.20906 2.36572 6.18809 2.34109 6.17205 2.31954C6.1522 2.29286 6.17806 2.26412 6.18411 2.23949C6.20055 2.16972 6.20726 1.97257 6.20808 1.94487L6.18411 1.94487L6.17806 1.89561C6.24869 1.80632 6.23887 1.66071 6.26803 1.5703C6.27948 1.53335 6.29202 1.49847 6.29202 1.45989C6.29202 1.40652 6.23073 1.30873 6.23205 1.22048C6.23248 1.18353 6.2565 1.13223 6.25601 1.11006C6.25557 1.04642 6.21919 1.05874 6.21999 0.925951C6.2204 0.889005 6.22301 0.865404 6.23193 0.827434C6.16894 0.759703 6.25401 0.693002 6.30394 0.735074C6.34418 0.723786 6.35128 0.710446 6.4299 0.710446C6.4971 0.710343 6.53798 0.730969 6.57984 0.759703L6.68182 0.759703C6.68685 0.760115 6.68785 0.769968 6.68785 0.772017C6.6874 0.809987 6.68485 0.831538 6.65787 0.852064C6.66087 0.873612 6.65587 0.883875 6.6339 0.901322C6.63188 0.883875 6.62687 0.877717 6.61594 0.870534C6.61694 0.880796 6.61794 0.890033 6.61594 0.895164C6.61192 0.907477 6.59147 0.905426 6.58595 0.895164C6.58095 0.907477 6.57039 0.907477 6.56198 0.907477C6.55295 0.907477 6.54694 0.897217 6.54392 0.895164C6.53891 0.895164 6.53057 0.907477 6.52598 0.913635C6.51113 0.934159 6.51403 0.961867 6.51403 0.987522C6.51904 0.987932 6.52106 0.987112 6.52598 0.987522L6.52598 0.975208C6.52643 0.96084 6.56038 0.956735 6.568 0.964947C6.57604 0.954684 6.60399 0.964947 6.60399 0.977259C6.61004 0.966997 6.612 0.966997 6.61594 0.958789C6.62646 0.969051 6.62958 0.969051 6.62797 0.989575C6.63298 0.989985 6.64173 0.99983 6.64592 0.99983C6.64549 1.02859 6.63168 1.03269 6.53192 1.03062C6.52994 1.05936 6.55921 1.07884 6.57988 1.0922C6.63404 1.124 6.68696 1.15684 6.71784 1.21495C6.71846 1.21495 6.72287 1.21495 6.72387 1.22518L6.74181 1.21289C6.73128 1.19441 6.71545 1.17696 6.6998 1.15746C6.82327 1.12052 6.90866 1.10308 6.95772 1.06511C7.00716 1.02714 6.98971 0.946576 7.04769 0.899473C7.05068 0.899268 7.0567 0.899369 7.05971 0.899473C7.10756 0.899473 7.13424 0.926155 7.15569 0.954889C7.06313 1.10072 7.18489 1.13344 6.76584 1.3783C6.76634 1.33932 6.76384 1.31057 6.75983 1.28594L6.74778 1.2962C6.75281 1.32184 6.7498 1.34955 6.74778 1.37625L6.71779 1.36394L6.71779 1.37625C6.77107 1.4019 6.86386 1.45629 6.92775 1.48668C6.94337 1.49694 6.98519 1.50719 6.99374 1.49694C7.02292 1.44562 7.04991 1.40765 7.0837 1.36805C7.08972 1.36805 7.09594 1.36805 7.10175 1.3783L7.2157 1.3783L7.22775 1.55624L7.34169 1.55624L7.32966 1.3783L7.46763 1.3783L7.4556 1.55624L7.57556 1.55624L7.58157 1.3783L7.71353 1.3783L7.68955 1.67284L7.83348 1.67284L7.83348 0.574268C7.7159 0.541429 7.62955 0.428956 7.62955 0.298113C7.62955 0.141207 7.75205 0.0158036 7.90546 0.0158036C7.92462 0.0158036 7.94127 0.0158036 7.95942 0.0158036C8.08677 0.0414589 8.18736 0.160809 8.18736 0.298113C8.18736 0.430392 8.097 0.542558 7.97743 0.574268L7.97743 1.67284L8.27133 1.6831L8.2953 1.6831L8.31337 1.70156C8.52514 1.97196 8.79238 2.1535 9.06313 2.32756C9.10574 2.24544 9.18811 2.18634 9.28502 2.18634C9.42104 2.18634 9.53696 2.30035 9.54294 2.43798L10.4006 2.43798L10.5927 2.48725L10.4006 2.53648L9.52496 2.53648C9.48955 2.63604 9.39448 2.70838 9.28502 2.70838C9.17554 2.70838 9.08048 2.63656 9.0451 2.53648L7.97746 2.53648L7.97746 3.75164C8.28815 3.79883 8.52926 4.07211 8.52926 4.40224C8.52926 4.72189 8.30302 4.98748 8.00743 5.0466L12.1761 41.3237L16.6687 5.05274C16.3491 5.01478 16.0989 4.73933 16.0989 4.40224C16.0989 4.06194 16.3508 3.78528 16.6747 3.75164L16.6747 0.57868C16.557 0.545843 16.4706 0.433369 16.4706 0.302526C16.4706 0.14562 16.5932 0.0202164 16.7466 0.0202164C16.7659 0.0202164 16.7823 0.0202164 16.8006 0.0202164ZM7.10175 1.57728C7.05831 1.61729 7.00355 1.64399 6.93379 1.64501C6.79806 1.64584 6.68366 1.59781 6.65788 1.58961L6.65185 1.60809C6.6692 1.61833 6.68165 1.62038 6.6998 1.62653C6.69679 1.63784 6.69076 1.64193 6.68786 1.65117L7.10769 1.66144L7.10167 1.58139ZM6.64589 1.74907C6.62954 1.77165 6.61268 1.79218 6.58592 1.81681L6.59794 1.82708C6.60927 1.81681 6.62934 1.80038 6.63997 1.79012C6.7757 1.8558 6.82931 1.92476 6.86186 1.99269C6.89778 2.0748 6.88915 2.16437 6.87391 2.2505C6.87089 2.26485 6.88655 2.27305 6.89787 2.26895C6.92916 2.25869 6.94582 2.23201 6.97593 2.2197C6.98945 2.20943 7.00309 2.20534 7.01794 2.20739C7.05253 2.25767 7.05253 2.28537 7.04793 2.34858C7.00228 2.37116 6.94874 2.37733 6.89794 2.40399C6.88131 2.41426 6.86698 2.41631 6.85002 2.42247L7.25786 2.42247C7.15716 2.32602 7.0779 2.17086 7.0779 2.17086L7.0779 1.75963L6.64606 1.74939ZM7.97748 1.75932L7.97748 2.42217L9.03312 2.42217C9.0333 2.42217 9.03279 2.41191 9.03312 2.40986C8.76078 2.23734 8.49404 2.05222 8.24736 1.7654L7.97748 1.75513ZM7.83349 1.75932L7.71955 1.75932L7.71955 2.17053C7.71955 2.17053 7.64021 2.3252 7.53958 2.42217L7.83349 2.42217ZM6.56193 1.90054L6.54387 1.90054C6.53034 2.1376 6.46655 2.18912 6.35791 2.29943C6.34698 2.31071 6.34789 2.33023 6.36393 2.33637C6.3851 2.34664 6.41178 2.34767 6.43595 2.34868C6.43795 2.37331 6.43395 2.39999 6.42993 2.42257L6.76582 2.42257C6.7578 2.41232 6.75489 2.4041 6.75379 2.3918C6.73472 2.30764 6.70845 2.21919 6.64585 2.15864C6.61573 2.12786 6.57632 2.10322 6.53785 2.08475C6.5531 2.02521 6.56315 1.96293 6.56183 1.90065Z" calligra:nodeTypes="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6" draw:id="shape-6" draw:name="Marienkirche" draw:layer="" svg:width="80.88282932013pt" svg:height="70.70389636752pt" svg:x="525.14800000000pt" svg:y="354.03600000000pt" svg:viewBox="0 0 81 71" svg:d="M11.6445 0.000102544L11.6445 0.874796L12.4413 0.874796L12.4413 1.03969L11.6445 1.03969L11.6445 2.44668C12.0166 2.48769 12.3061 2.79974 12.3061 3.18141C12.3061 3.53507 12.0573 3.83234 11.7248 3.90618C11.7696 4.00871 11.8211 4.10349 11.8726 4.16603C12.0317 4.35922 12.5993 4.71085 12.5993 4.71085L12.4539 4.71085L12.4539 5.48812L12.1858 5.48812L12.7872 10.8111L13.1379 10.8111L13.1379 12.0331L12.9626 12.2932C12.9626 12.2932 13.8173 14.6975 14.188 15.1695C14.5584 15.6417 14.8872 15.6944 14.8872 15.6944L14.8872 15.8693L14.6238 16.0415C14.6238 16.0415 14.9067 16.8974 14.9723 17.2638C15.0381 17.6299 15.06 18.4833 15.06 18.4833L15.06 24.4136L15.7618 24.5006L15.7618 24.9357L15.5862 24.9357L15.5862 25.3729L15.5862 25.458L15.5862 26.7674L16.8089 26.7674L16.8089 27.8996L17.6835 27.8996L17.6835 28.162L16.8089 29.1218L16.8089 39.4103L19.8685 39.4103L19.8685 40.6301L20.7431 40.7171L20.7431 41.5019C19.8117 41.5603 19.772 42.1253 19.7835 42.7213L20.0442 42.8963L20.0442 43.4187C19.9521 43.4084 19.9064 43.4945 19.8685 43.5935L19.8685 43.9435C19.7933 43.9792 19.7154 44.0078 19.6933 44.2033L19.6933 47.2396L19.6933 47.255L19.6933 52.0157L62.4375 51.0213L62.4375 46.4854L63.2896 46.4854L63.5752 47.9023L63.5752 51.3036L64.1439 52.7203L64.1439 58.6707L73.9343 58.5785L80.8828 70.7039L0 70.2091L3.43298 62.2245L3.43298 47.2552L3.43298 47.2397L3.43298 44.2034C3.41096 44.0076 3.33548 43.9794 3.26005 43.9436L3.26005 43.5936C3.22221 43.4951 3.17665 43.4095 3.08462 43.4187L3.08462 42.8965L3.34526 42.7214C3.35677 42.1255 3.31688 41.5606 2.38553 41.5021L2.38553 40.7171L3.26005 40.6301L3.26005 39.4104L6.31716 39.4104L6.31716 29.1219L5.44513 28.1621L5.44513 27.8997L6.31716 27.8997L6.31716 26.7675L7.54255 26.7675L7.54255 25.4581L7.54255 25.3854L7.54255 24.9355L7.36713 24.9355L7.36713 24.5005L8.06624 24.4135L8.06624 18.4832C8.06624 18.4832 8.08833 17.6298 8.15395 17.2637C8.21955 16.8973 8.50476 16.0415 8.50476 16.0415L8.24164 15.8691L8.24164 15.6943C8.24164 15.6943 8.57014 15.6419 8.94077 15.1695C9.31139 14.6973 10.166 12.2931 10.166 12.2931L9.9907 12.033L9.9907 10.811L10.3391 10.811L10.9429 5.48801L10.7049 5.48801L10.7049 4.71075L10.5294 4.71075C10.5294 4.71075 11.0968 4.35912 11.2561 4.16593C11.3077 4.10338 11.3566 4.00812 11.4014 3.90608C11.0693 3.83225 10.82 3.53497 10.82 3.18131C10.82 2.80066 11.1087 2.48841 11.4791 2.44657L11.4791 1.03959L10.6874 1.03959L10.6874 0.874694L11.4791 0.874694L11.4791 0L11.6445 0ZM11.5994 17.7634C11.3815 17.8875 11.169 18.0431 10.978 18.221C11.2054 18.2988 11.4119 18.3865 11.5969 18.4833C11.7855 18.385 11.9984 18.2951 12.231 18.2161C12.0407 18.0427 11.8268 17.8923 11.5994 17.7634ZM9.42938 17.9209C9.35102 18.041 9.27384 18.1976 9.20885 18.3858C9.31966 18.4832 9.41017 18.5878 9.48702 18.6932C9.54664 18.6563 9.61364 18.6266 9.68497 18.6083C9.61167 18.3525 9.52437 18.1222 9.42938 17.9208ZM13.6994 17.9334C13.6043 18.1346 13.517 18.3647 13.4438 18.6205C13.515 18.6379 13.5795 18.6658 13.6392 18.7027C13.716 18.5969 13.809 18.4949 13.9197 18.3977C13.8548 18.2094 13.7775 18.0531 13.6994 17.9329ZM12.3662 18.3481C12.1488 18.4179 11.9519 18.4977 11.7748 18.5831C11.9392 18.6805 12.0869 18.7864 12.2186 18.898C12.3416 18.8046 12.4793 18.729 12.6367 18.6753C12.5561 18.5595 12.4647 18.4503 12.3662 18.3481ZM10.8451 18.3481C10.7469 18.4512 10.6538 18.5583 10.5721 18.6729C10.725 18.7253 10.8594 18.8001 10.9805 18.8905C10.9808 18.8903 10.9826 18.8908 10.9826 18.8905C11.1128 18.7801 11.2583 18.6747 11.421 18.578C11.2479 18.4949 11.0564 18.4171 10.8446 18.3481ZM9.16378 18.528C9.10053 18.7482 9.054 19.0025 9.03597 19.2878C9.03597 19.2881 9.03597 19.2878 9.03597 19.2878L9.03597 19.3C9.08388 19.1858 9.13653 19.0796 9.19882 18.9828C9.25096 18.9019 9.30855 18.8291 9.37678 18.7678C9.31589 18.6849 9.24703 18.6032 9.16378 18.5254ZM13.9649 18.5406C13.8815 18.6184 13.8127 18.6972 13.752 18.7805C13.82 18.842 13.8777 18.9169 13.9299 18.9977C13.9922 19.0943 14.0448 19.2007 14.0927 19.3153L14.0927 19.3027C14.0928 19.3027 14.0927 19.3029 14.0927 19.3027C14.0746 19.0174 14.028 18.763 13.9649 18.5432ZM11.5994 18.6679C11.4153 18.7694 11.2528 18.8798 11.1108 18.9977C11.329 19.2027 11.4884 19.473 11.6019 19.7875C11.7146 19.4748 11.8749 19.2076 12.0905 19.0028C11.9475 18.8835 11.7859 18.7704 11.5994 18.6679ZM9.72258 18.7407C9.66572 18.754 9.61471 18.7755 9.56719 18.8032C9.71492 19.0415 9.79723 19.2933 9.86537 19.5455C9.83472 19.256 9.78609 18.9878 9.72258 18.7408ZM13.4063 18.753C13.3426 18.9998 13.2939 19.2683 13.2633 19.5579C13.3314 19.3056 13.4162 19.0539 13.5639 18.8156C13.5165 18.7879 13.463 18.7662 13.4063 18.753ZM12.7321 18.8207C12.5865 18.8649 12.4571 18.9258 12.3435 19.0057C12.6533 19.3014 12.8673 19.6396 13.0174 19.9978L13.0174 19.5929C12.9687 19.3092 12.8696 19.053 12.7321 18.8207ZM10.4742 18.8207C10.3254 19.0625 10.2214 19.3256 10.1785 19.5979L10.1785 20.0003C10.33 19.6397 10.5428 19.3008 10.8551 19.0031C10.7437 18.9251 10.617 18.8646 10.4742 18.8207ZM9.45694 18.8853C9.40399 18.9355 9.35597 18.9938 9.31161 19.0627C9.20127 19.2342 9.11666 19.4609 9.03597 19.6974L9.03597 24.2533L9.88795 24.283L9.88795 20.1596C9.75439 19.7184 9.69777 19.2782 9.45694 18.8852ZM13.6719 18.8976C13.4308 19.2905 13.3743 19.7307 13.2408 20.1721L13.2408 24.2955L14.0927 24.2658L14.0927 19.7102C14.012 19.4734 13.9274 19.2465 13.8171 19.0755C13.7726 19.0066 13.7246 18.9475 13.6719 18.8979ZM10.9855 19.1101C10.6785 19.3985 10.473 19.7263 10.3263 20.0823L10.3263 24.3107L11.4465 24.3107L11.4465 20.0622L11.5092 20.0622C11.3981 19.661 11.2339 19.3368 10.9855 19.1101ZM12.2133 19.1101C11.9667 19.3367 11.8026 19.66 11.6921 20.0595L11.7498 20.0595L11.7498 24.3082L12.8675 24.3082L12.8675 20.0771C12.7214 19.7236 12.5177 19.3968 12.2134 19.1101Z" calligra:nodeTypes="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7" draw:id="shape-7" draw:name="Planetarium" draw:layer="" svg:width="62.72625077655pt" svg:height="37.24875595198pt" svg:x="617.68700000000pt" svg:y="376.16800000000pt" svg:viewBox="0 0 63 37" svg:d="M14.8533 5.68434e-14L14.8533 0.56179L15.2762 0.56179L15.2762 1.69419C7.68548 4.73855 2.33394 12.0366 2.33394 20.5544C2.33394 23.7846 3.101 26.8408 4.47028 29.5554L0 29.5554L0 37.2488L62.5104 37.2488L62.5104 36.8667L62.5104 29.5554L62.5104 13.1442L62.7263 13.1442L62.7263 11.7692L62.5104 11.7692L61.8304 11.7692L58.1871 5.66217L56.5883 5.66217C56.3045 5.27622 55.843 5.02401 55.32 5.02411C54.7977 5.02411 54.3359 5.27664 54.0523 5.66217L52.4578 5.66217L48.8147 11.7692L48.0383 11.7692L47.8868 11.7692L47.8868 13.1442L48.0383 13.1442L48.0383 18.3841L43.8849 18.3841C43.0657 10.8247 38.0175 4.49746 31.0992 1.70766L31.0992 0.56179L31.5217 0.56179L31.5217 0L31.0992 0L15.2762 0Z" calligra:nodeTypes="ccccccccccccccccccccccccccccccccccc">
        <draw:glue-point draw:id="4" svg:x="0.50000000000pt" svg:y="0.50000000000pt" draw:align="center"/>
        <draw:glue-point draw:id="5" svg:x="0.50000000000pt" svg:y="0.50000000000pt" draw:align="center"/>
      </draw:path>
      <draw:path draw:style-name="gr3" xml:id="shape-8" draw:id="shape-8" draw:name="Neptunbrunnen" draw:layer="" svg:width="40.48891287719pt" svg:height="37.10528377786pt" svg:x="552.02200000000pt" svg:y="373.29800000000pt" svg:viewBox="0 0 40 37" svg:d="M11.6866 0C11.8966 0.347302 11.9632 0.666957 11.9455 0.969764L12.134 0.71983L13.3412 2.25555L13.1077 2.35443C12.4501 1.49938 11.6708 1.23564 10.8312 1.26924C11.7606 1.58414 12.4694 2.08068 12.8515 2.84077L13.7915 2.59075C13.942 2.78446 14.132 2.95804 14.3738 3.10726L14.3571 3.60996C14.459 3.52016 14.4364 3.24316 14.7003 3.39018L14.8014 4.42593C15.411 4.77465 15.7924 5.21498 16.1915 5.64574C16.1872 5.65582 16.1844 5.66086 16.1803 5.66792C16.1782 5.91605 16.2559 6.0109 16.3548 6.06086L16.1437 6.20918C16.2355 6.43176 16.2492 6.6159 16.2395 6.78884C16.0414 6.99469 15.9958 7.12566 16.1043 7.18177C16.1404 7.30194 16.1997 7.39476 16.4869 7.22011C16.5059 7.50707 16.5311 7.79315 16.4505 8.08009C16.2481 8.27554 16.2843 8.3528 16.2759 8.45372C16.0155 8.69529 15.7905 8.94825 15.6824 9.23944C15.1189 9.09384 14.6969 9.17889 14.2838 9.27778C13.6874 9.63114 13.0381 9.93364 12.635 10.4755L10.6427 11.9152C10.3164 12.1513 10.7428 12.7081 10.8932 13.0939C11.0457 13.4853 11.7906 14.3904 12.4238 14.9483C12.5872 15.4418 12.2886 15.734 12.0046 16.0336L11.467 15.9397C11.1887 15.8913 11.1594 16.1308 11.2955 16.1622L12.0215 16.3327C12.1646 16.366 11.9826 16.5011 11.8498 16.5L11.0845 16.5931C10.9649 16.6334 10.9423 16.7684 11.0845 16.8184L11.7541 16.8921C11.8868 16.9073 11.7605 17.02 11.6388 17.0404L11.0845 17.2107C10.9444 17.2531 10.9314 17.4216 11.1211 17.4332C11.3106 17.4454 11.4635 17.4038 11.5064 17.4332C11.4994 17.4746 11.2912 17.5652 11.4278 17.5652L11.7344 17.5652L11.1211 18.4058L10.9691 19.8289L9.74226 19.7553L7.05224 21.5301L6.58518 21.5493C6.73385 21.4534 6.85797 21.3504 6.82997 21.2112C6.93652 21.1205 7.05035 21.0855 7.1142 20.7031C7.06603 20.3867 6.90978 20.248 6.72867 20.148L6.41071 20.1974C6.32689 19.9026 6.23759 19.6202 6.10964 19.4117C6.42903 19.2293 6.68896 19.0021 6.82997 18.6891C7.09114 18.3345 7.22012 17.9806 7.3505 17.6259C7.59941 17.4614 7.90051 17.2698 7.83733 17.2166C7.55522 17.2599 6.90296 17.2265 6.74557 17.2004C6.68646 17.267 6.82999 17.3486 6.82999 17.3486C6.75869 17.7308 6.48713 18.1124 6.24472 18.4943C5.97347 18.7849 5.74995 18.684 5.52154 18.6399C5.51329 18.4562 5.51329 18.359 5.44 18.2634C5.36623 18.1687 5.20015 18.0576 4.98698 17.9696C4.77378 17.882 4.4997 17.8371 4.18225 17.904C3.86473 17.9706 3.72237 18.195 3.62792 18.3957C3.53345 18.5967 3.48041 18.7949 3.56033 19.0828C3.6395 19.3674 3.93372 19.5411 4.13151 19.6899C4.0409 19.9777 3.93553 20.2607 3.91205 20.5746C3.84932 21.0095 3.87526 21.4099 3.87828 21.8191C3.45793 21.6182 3.031 21.3702 2.5698 21.4895C2.10865 21.6087 2.16885 22.0205 2.08585 22.3247C1.40951 22.3892 0.733434 22.3366 0.0570967 22.0965C0.0119356 22.4274 -0.064993 22.7762 0.104944 22.9811C0.00904201 23.31 -0.0120813 23.6207 0.290652 23.863C0.723876 24.1793 1.32447 24.1708 1.88325 24.2422C1.85111 24.5797 2.40683 24.5346 2.89064 24.5361C2.9671 24.8707 3.4065 24.8513 3.72914 24.9456L3.77141 24.9012C4.20578 25.1468 4.42136 25.3459 4.35387 25.6566C4.33692 26.5571 4.71109 27.1543 4.99256 27.8216L6.24473 27.6018C6.31005 28.0161 6.3841 28.352 6.2841 28.8437C6.18417 29.3354 5.80571 29.7511 5.48497 30.1459C5.3055 29.7464 4.876 29.5924 4.25255 29.6266C4.10199 29.8798 3.95006 29.8808 3.79953 29.8273C3.2617 29.6577 2.69692 29.3815 2.40383 30.1676C2.27753 30.3555 2.07836 30.3974 1.89174 30.4673L1.91145 30.7887C1.67436 31.036 1.37223 31.1887 1.00825 31.2503L0.248488 31.3492C0.601663 31.535 1.16408 31.6535 1.17421 31.9509C0.886229 32.1327 0.598201 32.3078 0.186565 32.7917C0.451723 33.4451 0.152359 34.0198 0.00368885 34.6157L0.535491 33.8959L1.03072 34.3162C0.976466 33.8338 0.788322 33.336 1.27553 32.9123L1.60473 32.9315L1.66664 32.1706C2.04402 31.9635 2.34128 31.7568 2.46577 31.5497L2.89628 31.731L3.36897 31.0496L3.50122 31.0992C4.2886 32.0008 5.04266 32.9031 5.49625 33.8052C5.15917 34.5264 5.30078 35.0623 5.54131 35.558C2.86696 35.8058 2.11965 36.3857 1.38245 36.9674L28.0154 37.0911L28.0154 37.1053L40.4889 37.089L40.4638 35.5092L38.8683 35.5092C39.0226 35.3085 39.205 35.1706 38.9724 34.0722C38.8754 33.5711 38.8996 33.0095 38.8965 32.4623C39.1386 31.3236 38.9259 30.3924 37.7737 29.8855C37.8695 29.5568 37.783 29.3956 37.3798 29.2615C37.3341 29.0607 37.1948 28.8611 36.9493 28.6601C37.2005 28.5003 37.4941 28.3941 37.3601 27.7645C37.438 27.3317 37.9641 26.8977 37.3234 26.465L37.3994 26.0994C37.4495 25.3542 37.1156 24.9623 36.2176 25.094L36.0516 25.2396C35.5624 25.1106 35.1037 25.1699 34.6644 25.3336L34.4224 25.6438C34.2408 25.6438 34.1251 25.7759 33.9889 25.8636C33.9533 25.9767 33.8708 26.0971 33.9354 26.1907C33.7171 26.4633 33.7505 26.7064 33.6906 26.9597C33.6906 26.9597 33.2504 27.5078 33.3334 27.5669C33.4194 27.6285 33.5585 27.6165 33.5585 27.6165C33.5585 27.6165 33.5388 27.8092 33.5473 27.8472C33.5544 27.8797 33.6484 27.8966 33.6484 27.8966C33.6484 27.8966 33.5361 27.9067 33.55 27.9351C33.6977 28.2337 33.4967 28.3975 33.6344 28.5311C33.7709 28.6637 34.136 28.5977 34.2537 28.916C34.2994 29.1605 34.2385 29.3767 34.0845 29.5725L32.0052 29.627C31.4232 28.8904 30.9432 29.279 30.4688 29.7208C30.1551 28.8642 29.5613 28.0609 29.0085 27.251L29.9454 26.7757C30.1877 26.0283 30.4089 25.2187 30.6011 24.325L32.5623 23.5613C33.5092 23.3357 34.3494 23.0884 35.2384 22.8523C35.61 22.3671 35.6915 21.9638 35.7364 21.5694C35.7715 20.9174 35.8023 20.2756 35.3285 20.7537C34.9007 21.0164 34.6868 20.8617 34.3858 20.8772C34.2975 20.3901 34.4298 19.5867 33.443 20.3715C32.9541 20.7653 32.4756 20.668 32.0391 20.6684C31.8036 19.9765 31.4998 19.4128 30.5645 20.042C30.1354 20.5573 29.6115 20.5751 29.076 20.5338L27.3147 18.465L27.1233 18.1462L26.9712 17.9044C26.8408 17.0676 26.9018 16.3134 25.8962 15.0966C25.1031 14.4757 24.5017 13.5918 23.4821 13.2808C23.0422 12.9393 22.6244 12.4624 22.2355 11.8219C22.0248 10.8204 21.5175 10.0633 20.3392 9.85751C19.9892 9.56758 19.6485 9.25862 19.3993 8.77227C19.6657 8.37571 19.8452 7.95729 19.706 7.46175C19.6866 7.29961 19.6939 7.13766 19.7257 6.97554C19.8204 6.42884 19.4555 5.92029 18.9406 5.42325C18.671 5.15758 18.3908 4.9127 18.0206 4.84357C17.9043 4.95911 17.683 5.03378 17.3115 5.04961C16.9164 5.00926 16.8327 5.08998 16.6784 5.14346C16.6488 5.14346 16.6222 5.15453 16.5967 5.16262L16.3069 4.84669L16.7684 4.69565C16.2795 4.54369 15.8214 4.36196 15.4684 4.07742L15.4684 3.39058L14.1938 2.47299L14.4949 2.38522C14.4949 2.38522 15.1612 2.70346 15.9777 2.59125C15.6 2.47158 15.5839 2.45937 15.5839 2.45937C15.002 2.34423 15.0596 2.39075 14.4778 2.03903C14.3752 1.92762 14.271 1.81522 14.1685 1.70382C13.8488 1.37306 13.5674 0.945345 13.6168 0.467578C13.4165 0.838593 13.3826 1.17299 13.9687 1.95114L13.6928 2.08302L12.3027 0.635174L12.646 0.503297C12.2399 0.448809 11.9584 0.229451 11.6866 0.000504507ZM14.3232 11.7723C14.4731 12.4859 14.754 13.1614 15.1786 13.7945C15.1311 14.41 14.9694 14.9642 14.6751 15.4456L14.1489 15.2641L14.0869 14.4593L13.8081 14.4593L13.51 14.8303C13.0225 14.4875 12.8479 13.7953 12.7474 13.3933C12.6473 12.9912 12.7873 12.7409 12.7474 12.3959C13.4075 12.3355 13.8804 12.071 14.3232 11.7723ZM20.6571 12.734C20.6744 12.7491 21.0688 13.0195 21.0173 13.1075C21.0556 13.3745 20.9278 13.7274 21.2677 13.8383L21.2453 13.9894C20.9845 14.1316 20.8763 14.4056 20.7894 14.6984C20.5449 14.6085 20.3437 14.4849 20.2744 14.2616C20.4149 14.1051 20.5644 13.9608 20.6488 13.7312C20.669 13.3818 20.6548 13.0658 20.657 12.734ZM22.3481 14.3605C22.4177 14.3605 22.4902 14.3746 22.5734 14.4759C22.6209 14.5808 22.6604 14.6866 22.669 14.7918C22.512 14.7923 22.3843 14.7332 22.2863 14.6188C22.225 14.5207 22.2672 14.4488 22.2779 14.3687C22.3008 14.3687 22.3252 14.3585 22.3485 14.3585ZM22.6916 15.756C23.3536 15.8307 24.0077 15.9275 24.723 15.8467C24.9754 16.2933 25.2277 16.4866 25.4802 16.6684C25.407 16.838 25.3978 17.0298 25.407 17.226C25.856 17.4006 26.2157 17.6784 26.5268 18.0145L26.071 18.2261L26.0627 18.6025C26.0257 18.9905 25.8245 19.3766 25.6885 19.7646L24.5376 19.056C24.1428 18.9033 23.7743 18.9934 23.4066 19.0781L23.3866 18.795C23.8498 18.7003 24.159 18.4298 24.318 17.9846C24.27 17.4864 24.2126 17.2501 23.6963 16.9626C23.2474 16.8139 23.1775 16.9332 22.9815 17.0343L22.6299 17.386C22.6299 17.386 22.8168 16.7812 22.8154 16.4875C22.8144 16.2775 22.6917 15.7567 22.6917 15.7567ZM27.0023 18.6187L27.9253 19.7315C27.8464 19.6943 27.7678 19.6649 27.6888 19.6406C27.6838 19.6406 27.6795 19.6406 27.6749 19.6307C27.6535 19.6206 27.6313 19.6195 27.61 19.6144C27.6041 19.6144 27.5971 19.6144 27.5904 19.6043C27.5718 19.6043 27.5529 19.5942 27.5343 19.5932C27.2692 19.546 27.0026 19.583 26.7379 19.7607C26.686 19.7881 26.6346 19.8193 26.5831 19.8515C26.5541 19.5412 26.5434 19.2276 26.5971 18.9038C26.7131 18.6673 26.8463 18.6761 27.0023 18.6097ZM29.9372 24.0558L29.1212 26.119L27.9055 26.1908L27.9055 26.2048L27.4385 26.0456C27.2967 25.6121 26.9026 25.526 26.5324 25.4054L26.5156 24.9878C26.2582 25.0434 26.3649 24.8625 26.3722 24.7459C26.1638 24.7005 25.9851 24.6254 25.9639 24.397C27.5545 24.3325 28.8385 24.2117 29.9372 24.0565ZM23.3107 24.3223C23.3107 24.3223 24.0513 24.4397 24.1913 24.4541C24.1976 24.4541 24.2044 24.4541 24.211 24.4541C24.2153 24.4551 24.2162 24.4541 24.2162 24.4541C24.2121 24.4545 24.2023 24.4541 24.1909 24.4541C24.0357 24.5108 24.0128 25.7852 24.3259 25.836C23.9317 25.7574 23.5351 25.6846 23.2906 25.314L23.3103 24.3223ZM4.88279 25.0915C5.75824 25.3454 6.63267 25.4245 7.50812 25.3552C6.91531 25.5607 6.32257 25.9788 5.72978 26.5065C5.28832 26.307 5.11647 25.6464 4.88279 25.0915ZM24.0057 27.2673C24.1862 27.4536 25.2178 27.4582 25.2551 27.3521C25.2528 27.3743 25.1389 28.5289 25.179 28.4375C25.2345 28.3103 25.0579 28.946 24.8809 29.1186L24.3545 29.388C23.9488 28.8831 23.9522 28.0921 24.0058 27.2669ZM11.3039 27.9952C11.2671 28.3419 11.0231 28.6876 10.7384 29.0341C10.4886 29.4555 10.3533 29.8557 10.5189 30.196C10.524 30.5902 10.3681 30.952 9.95615 31.2648L9.48622 31.174C8.86988 31.0548 9.07052 30.7077 8.98538 30.4403C9.02559 30.1785 9.0819 29.8859 9.20484 29.4625C9.71602 29.15 10.2271 28.6939 10.7384 28.0557L11.3039 27.9951ZM26.8503 29.8747L27.1993 30.0945L27.551 30.3141C27.6493 30.5904 27.5256 30.8649 27.2246 31.1411C26.2808 30.9414 26.206 31.9116 26.1779 32.7979L25.7275 33.1166C25.7694 32.222 25.7874 31.1643 25.8288 30.144C26.2206 30.3763 26.5902 30.4775 26.8503 29.8747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rect draw:style-name="gr3" xml:id="shape-9" draw:id="shape-9" draw:name="Horizont" draw:layer="" svg:width="680.57688836047pt" svg:height="16.63236826738pt" svg:x="-0.49262700000pt" svg:y="408.11400000000pt">
        <draw:glue-point draw:id="4" svg:x="0.50000000000pt" svg:y="0.50000000000pt" draw:align="center"/>
        <draw:glue-point draw:id="5" svg:x="0.50000000000pt" svg:y="0.50000000000pt" draw:align="center"/>
      </draw:rect>
      <draw:path draw:style-name="gr3" xml:id="shape-10" draw:id="shape-10" draw:name="Funkturm" draw:layer="" svg:width="17.63192759876pt" svg:height="117.26592801074pt" svg:x="-0.49223200000pt" svg:y="305.56800000000pt" svg:viewBox="0 0 18 117" svg:d="M8.67193 0.00591304L8.67193 9.57709L8.42711 9.62501C8.42711 9.62501 8.20948 11.1671 8.03841 11.5097C7.86733 11.852 7.62919 11.9769 7.62919 11.9769L7.62919 13.3759L5.66182 13.3759L5.66182 15.9843L5.97005 16.9355L6.44261 17.245L6.65829 17.666L6.61893 17.666L6.61054 17.9818L4.95481 72.3004L0.0388825 73.0372L0.0388825 73.2951L0.8368 73.5529L1.10214 74.3281L1.63473 74.5877L2.16724 75.3624L3.49596 75.8784L3.76305 76.6534L4.29385 76.913L4.8264 77.6881L4.8264 78.4166C4.80979 78.4379 4.79334 78.4596 4.78009 78.4829C4.7418 78.5523 4.72174 78.6279 4.72018 78.7041L1.77342 102.462C1.75601 102.484 1.73941 102.505 1.72544 102.529C1.64005 102.669 1.6352 102.841 1.70837 102.987L0.00461831 116.695C0.00446089 116.695 0.00481771 116.695 0.00461831 116.695L0.00461831 116.695C0.00251945 116.71 0.00147001 116.727 0.00147001 116.742C-0.0111233 116.905 0.057615 117.063 0.191587 117.162C0.338392 117.273 0.537417 117.297 0.706945 117.224C0.836182 117.168 0.933213 117.062 0.977489 116.934L8.80767 103.753L16.6378 116.863C16.6674 117.022 16.774 117.157 16.9273 117.224C17.0964 117.296 17.2928 117.272 17.4392 117.162C17.5804 117.057 17.6508 116.886 17.6275 116.714C17.6278 116.672 17.6244 116.63 17.6137 116.589L13.5986 84.6165C13.5986 84.5736 13.5933 84.532 13.5814 84.4901L12.8571 78.7148C12.8583 78.63 12.8378 78.5451 12.7937 78.4684C12.7917 78.4684 12.7873 78.4583 12.7855 78.4573L12.8042 78.4573L12.8042 77.6822L13.3368 76.907L13.8692 76.6475L14.1348 75.8725L15.4651 75.3567L15.9978 74.5818L16.5285 74.3221L16.7955 73.5468L17.5934 73.2891L17.5934 73.0312L12.7547 72.2944L12.4276 62.5317C12.4296 62.5106 12.4296 62.4891 12.4276 62.4687L11.0816 17.9759L11.0712 17.6599L10.9719 17.6599L11.1877 17.239L11.6602 16.9297L11.9187 15.9784L11.9187 13.37L10.0046 13.37L10.0046 11.971C10.0046 11.971 9.76496 11.8462 9.59353 11.5037C9.42215 11.1611 9.20485 9.61909 9.20485 9.61909L8.96345 9.57117L8.96345 0L8.67232 0ZM7.63431 18.3184L10.0606 18.3184L8.84832 19.4329ZM7.25421 18.8639L8.36032 19.8804L7.19085 20.955L7.25422 18.8639ZM10.4372 18.8639L10.5007 20.9482L9.33639 19.877L10.4373 18.8639ZM8.84832 20.3246L10.3859 21.7385L8.8603 23.9773L7.32441 21.7266ZM7.14122 22.6317L8.2388 24.2434L7.08984 24.2434L7.14115 22.635ZM10.5519 22.6714L10.6017 24.2516L9.47669 24.2516L10.5519 22.6748ZM7.07101 24.8902L8.23365 24.8902L7.01793 26.6717L7.07102 24.8853ZM9.48872 24.9004L10.6205 24.9004L10.6719 26.6321L9.48874 24.8972ZM8.8603 25.1567L10.6017 27.7132L8.8603 29.9572L7.11724 27.7148ZM6.96145 28.5914L8.16513 30.1436L6.91176 30.1436L6.96149 28.5914ZM10.7336 28.6263L10.7799 30.1432L9.55382 30.1432ZM6.89292 30.7951L8.20966 30.7951L6.83984 32.5584L6.89296 30.7951ZM9.50928 30.7951L10.7988 30.7951L10.8498 32.5218L9.50926 30.7951ZM8.8603 31.0366L10.7489 33.47L8.83978 35.7506L6.94942 33.4967ZM10.9048 34.3149L10.9542 35.9586L9.52812 35.9586ZM6.78674 34.3333L8.14631 35.9586L6.7371 35.9586L6.78675 34.3333ZM6.71833 36.6105L8.11894 36.6105L6.66525 38.3453L6.71835 36.6105ZM9.55724 36.6105L10.9733 36.6105L11.0281 38.3636L9.55719 36.6105ZM8.83981 36.7835L10.9409 39.292L8.84835 42.0067L6.74742 39.2785ZM6.60876 40.1886L8.16177 42.2013L6.54877 42.2013L6.6087 40.1853ZM11.0828 40.1987L11.1427 42.1966L9.53839 42.1966L11.0828 40.1938ZM11.1616 42.8485L11.2318 45.1009L9.49733 42.8518L11.1615 42.8518ZM8.19606 42.8586L6.45978 45.1127L6.52652 42.8637L8.19601 42.8637ZM8.8484 43.1L11.1839 46.1255L8.86038 49.3361L6.52481 46.1108ZM6.40156 47.0738L8.21996 49.5855L6.32453 49.5741L6.40156 47.0743ZM11.2916 47.1085L11.3672 49.6035L9.4922 49.5924L11.2916 47.109ZM6.30569 50.2239L8.20974 50.2373L6.22181 52.9816L6.30566 50.2238ZM9.51792 50.2424L11.386 50.2556L11.4681 52.9386L9.51791 50.2424ZM8.86038 50.4685L11.4306 54.0182L8.84493 57.5296L6.27658 54.0366ZM6.16018 54.9978L8.18403 57.7492L6.07626 57.7492L6.16012 54.9962ZM11.5316 54.9978L11.6154 57.7444L9.50764 57.7444L11.5316 54.9946ZM11.6342 58.3962L11.725 61.4437L9.48535 58.3978L11.6343 58.3978ZM8.20458 58.3962L5.9666 61.4386L6.05739 58.3995L8.20458 58.3995ZM8.84491 58.6457L11.6942 62.5166L8.84491 66.813L5.99572 62.5166ZM11.7901 63.5742L11.8979 67.0825L9.47333 67.0664L11.7901 63.5746ZM5.9016 63.5742L8.20971 67.0525L5.79711 67.0374L5.90164 63.5739ZM5.77657 67.6878L8.25083 67.7041L5.65842 71.6132L5.77657 67.6874ZM9.44426 67.7143L11.9168 67.7307L12.0331 71.6165L9.44426 67.7141ZM8.84326 68.0104L11.6377 72.2222L11.1548 72.2222L11.1548 71.8447L8.82441 71.588L6.49403 71.8447L6.49403 72.2222L6.05053 72.2222ZM6.10191 79.2068L11.4766 79.2068L8.79185 83.6863ZM12.0331 80.2199L12.5229 84.1321L9.68736 84.1321ZM5.54712 80.2199L7.89299 84.1287L5.06089 84.1287ZM4.93927 85.1052L7.93918 85.1052L4.15852 91.4128ZM9.64629 85.1052L12.6479 85.1052L13.4407 91.4293ZM8.79185 85.6225L13.3363 93.196L4.25269 93.196ZM4.25099 94.1723L13.3431 94.1723L8.80727 101.806ZM13.9098 95.1688L14.8088 102.321L9.67026 102.304L13.9098 95.1692ZM3.68936 95.1799L7.93918 102.297L2.80752 102.281L3.68936 95.1803ZM2.6859 103.259L7.93232 103.275L1.29561 114.444L2.6859 103.26ZM9.68911 103.281L14.9319 103.297L16.3259 114.39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1" draw:id="shape-11" draw:name="Siegessaeule" draw:layer="" svg:width="16.22152635180pt" svg:height="56.63196052292pt" svg:x="54.24980000000pt" svg:y="349.78900000000pt" svg:viewBox="0 0 16 57" svg:d="M9.39601 0.0206875C9.36691 0.222694 9.12042 0.387383 9.3092 0.626606L9.29218 0.747588C9.28821 0.747487 9.28425 0.746877 9.27979 0.746978C9.26989 0.747184 9.26011 0.746978 9.2504 0.746978C9.0961 0.774361 9.00522 0.980425 9.04734 1.20768C9.07 1.32986 9.12672 1.43333 9.19815 1.49865L9.22486 1.60226L9.12962 3.42793C9.00258 3.44415 8.88105 3.4472 8.76537 3.43808C8.73151 3.33078 8.66265 3.27327 8.5832 3.23141L8.57626 3.17867L8.55734 3.17867C8.59181 3.04684 8.74735 3.00475 8.75778 2.83562C8.80074 2.84776 8.83083 2.8508 8.80083 2.80314C8.86816 2.83054 8.91204 2.83864 8.89162 2.79199C8.9614 2.80923 8.97654 2.80215 8.94714 2.76258C8.98199 2.76258 9.04616 2.77374 9.04179 2.74637C9.07109 2.73521 9.15321 2.73621 9.10712 2.70681C9.15404 2.69668 9.17909 2.68552 9.10612 2.66422L9.10514 2.63886C8.96964 2.57398 8.81768 2.54355 8.53002 2.80801C8.52704 2.7705 8.54297 2.72182 8.51177 2.69635C8.48061 2.67101 8.44458 2.68621 8.41912 2.69635L8.39627 2.71665C8.46199 2.73287 8.43794 2.76735 8.40991 2.80183C8.3234 2.7055 8.19388 2.53949 8.11615 2.53766C8.03983 2.53766 7.96306 2.52346 7.95034 2.59546C7.91757 2.60865 7.86648 2.62285 7.95331 2.63197C7.92816 2.65327 7.91173 2.67254 7.9735 2.67862C7.94638 2.70804 7.96558 2.72121 8.04142 2.71715C8.02191 2.75367 8.05616 2.75772 8.10606 2.75266C8.08169 2.78612 8.07606 2.81044 8.1609 2.78813C8.12269 2.86115 8.17503 2.83986 8.21248 2.82668C8.20556 2.84291 8.20357 2.84697 8.20258 2.84798C8.2029 2.84798 8.20344 2.84798 8.19564 2.86522C8.19069 2.9646 8.3047 3.07209 8.31513 3.16212L8.27791 3.16212L8.27593 3.20575C8.12002 3.26759 8.08625 3.33524 8.07028 3.40432C8.04663 3.42662 8.02198 3.4479 8.01929 3.48442C8.00296 3.52194 8.01434 3.55946 8.02129 3.59677C7.9791 3.60996 7.97109 3.64139 7.97427 3.67891C7.89805 3.6992 7.91011 3.76411 7.94099 3.83884C7.91159 3.86825 7.89921 3.90273 7.90447 3.93823C7.90943 3.97371 7.9005 4.01125 7.94755 4.04652C7.95646 4.14916 8.01277 4.20412 8.07482 4.25258C8.02642 4.3256 7.95117 4.31648 7.86722 4.27996C7.80484 4.2161 7.73275 4.16071 7.64657 4.11549C7.53301 3.94066 7.44349 3.68277 7.37632 3.56171C7.3091 3.44072 6.98233 3.23465 6.68432 3.26011C6.61107 3.07756 6.59179 2.90182 6.56419 2.72517C6.56469 2.63898 6.57014 2.55307 6.54845 2.46697L6.54549 2.46637L6.53656 2.41669C6.57875 2.4471 6.65586 2.50287 6.67692 2.47854C6.6988 2.4532 6.57853 2.38018 6.53005 2.33008C6.56293 2.30371 6.64462 2.37369 6.71934 2.37369L6.65343 2.34226C6.66937 2.32601 6.69886 2.32298 6.72529 2.31691C6.72529 2.31691 6.68343 2.29967 6.68094 2.29561C6.67798 2.29561 6.72856 2.27127 6.72856 2.27127L6.6385 2.26112C6.71796 2.21143 6.7923 2.15444 6.84542 2.06855L6.75921 2.05841C6.80624 2.00364 6.86145 1.95133 6.85974 1.88377C6.83063 1.89595 6.80421 1.90101 6.77946 1.90407C6.78837 1.84727 6.8155 1.79088 6.83687 1.7342C6.80302 1.76767 6.77233 1.80519 6.7324 1.82953C6.75605 1.72912 6.78536 1.62498 6.74488 1.57741L6.70053 1.66261C6.70053 1.66261 6.70349 1.61088 6.70053 1.60784C6.69358 1.59771 6.65686 1.69303 6.65746 1.70824C6.63807 1.62103 6.6246 1.53065 6.55432 1.48292L6.54838 1.63137C6.48194 1.42196 6.37944 1.42154 6.25331 1.5614C6.25331 1.5614 6.25399 1.44214 6.25034 1.4391C6.24968 1.43849 6.24936 1.4391 6.24837 1.4391C6.22688 1.4391 6.20303 1.63076 6.2073 1.63309L6.176 1.69191L6.17666 1.53808L6.14597 1.66788L6.11855 1.49194C6.10806 1.58625 6.10042 1.68065 6.10746 1.77284C6.09241 1.73228 6.07411 1.69374 6.04807 1.66047L6.04743 1.85915L5.96448 1.74676C5.98208 1.82589 6.02029 1.89827 6.05713 1.97079L5.95529 1.92514C5.96707 2.05008 6.05081 2.08263 6.11134 2.1452C6.05818 2.1452 5.99566 2.12999 5.95854 2.16448C6.01359 2.17562 6.07249 2.18273 6.11065 2.20808C6.08214 2.22328 6.04325 2.22128 6.00879 2.22634C6.05544 2.24662 6.10256 2.26487 6.15568 2.26487L6.14776 2.30543C6.11035 2.33485 6.06856 2.33891 6.02898 2.35614L6.14388 2.35614L6.15081 2.39366L6.14683 2.39294C6.18525 2.51211 6.22375 2.63165 6.3029 2.7567L6.32182 3.29305C5.98689 3.29305 5.49233 3.20788 5.32754 3.16933C5.23451 3.14804 5.16887 3.12574 5.1219 3.12574C5.08538 3.12585 5.06011 3.13893 5.04291 3.17645C5.00289 3.26364 5.23939 3.36769 5.23939 3.36769C5.23939 3.39508 4.77251 3.15454 4.70736 3.27239C4.64153 3.39111 5.23353 3.63013 5.23353 3.63013C5.23353 3.63013 4.89785 3.50855 4.86731 3.62C4.83635 3.7358 5.27793 3.88753 5.27793 3.88753C5.27793 3.88753 5.13624 3.87636 5.15194 3.99115C5.16759 4.10615 5.78126 4.18851 5.78126 4.18851C5.78126 4.18851 5.56253 4.19966 5.58152 4.31151C5.60052 4.42367 6.08942 4.37742 6.08942 4.37742C6.08942 4.37742 5.95104 4.45247 5.99408 4.5413C6.03713 4.63055 6.45431 4.50884 6.45431 4.50884C6.45431 4.50884 6.30138 4.64534 6.35309 4.71279C6.40488 4.78074 6.67366 4.62354 6.67366 4.62354C6.67366 4.62354 6.5473 4.8081 6.58882 4.8583C6.6303 4.90799 6.76967 4.82282 6.76967 4.82282C6.76967 4.82282 6.65474 4.97677 6.6867 5.03417C6.7192 5.09195 6.81989 5.02401 6.81989 5.02401C6.81989 5.02401 6.74355 5.15706 6.77939 5.1892C6.81523 5.22168 6.91975 5.13242 6.91975 5.13242C6.91975 5.13242 6.85967 5.26516 6.89628 5.29366C6.93292 5.32205 7.03079 5.23281 7.03079 5.23281C7.03079 5.23281 6.99149 5.34853 7.03971 5.37387C7.0887 5.40024 7.18919 5.27753 7.18919 5.27753C7.18919 5.27753 7.10663 5.51341 7.15452 5.5477C7.20256 5.58216 7.26425 5.48888 7.26421 5.48888C7.26421 5.48888 7.21839 5.68499 7.25629 5.71298C7.29429 5.74037 7.34311 5.67951 7.34311 5.67951C7.34311 5.67951 7.32361 5.8503 7.35203 5.87484C7.38072 5.89918 7.41014 5.86468 7.41014 5.86468C7.41014 5.86468 7.40023 5.98913 7.433 6.00047C7.46545 6.01163 7.5022 5.93558 7.5022 5.93558L7.50615 5.96295C7.33585 6.24975 7.19885 6.60467 7.16731 6.74868C7.13583 6.89268 7.0002 7.12997 6.94732 7.34455C6.9683 7.44495 7.05847 7.47497 7.15493 7.49839C7.15295 7.54911 7.21015 7.55923 7.25676 7.57646C7.15747 8.08797 6.89682 8.49199 6.63068 8.89257C6.46998 9.1615 6.28734 9.4276 6.22529 9.71103L6.22465 9.71103L6.20898 9.78912C6.17067 9.96802 6.35373 10.0189 6.37482 10.0152C6.50588 9.99283 6.50461 10.0608 6.55696 10.0608C6.61259 10.0609 6.61656 9.9645 6.71689 10.0506L6.68491 10.1196C6.84486 10.2928 7.13243 10.2275 7.37822 10.2407C7.46227 10.3137 7.52931 10.4049 7.66938 10.4206C7.70709 10.3954 7.7358 10.3537 7.79733 10.368C7.8003 10.4418 7.75121 10.4895 7.72357 10.5478C7.53678 10.6309 6.98202 10.8088 7.0525 11.0555C6.94923 11.1283 6.80568 11.1509 6.79396 11.3429L6.76504 12.9625L5.87804 12.9625L5.87804 14.0247C5.99918 14.3236 5.87821 14.7069 6.02624 14.8586C6.17429 15.0103 6.03623 15.616 6.17443 15.6924C6.31257 15.7685 6.41385 15.9333 6.24817 16.3753L6.06343 28.3177L5.87802 40.2603C5.87802 40.2603 5.05672 40.9727 5.54966 41.0187C6.04262 41.0643 5.22543 41.8371 5.13771 41.7771L5.13771 44.2796L0.844738 44.2796L0.844738 45.0372L1.14048 45.0372L1.28867 45.1891L1.28867 46.175L1.43686 46.3266L1.43686 51.3242L1.08109 51.3242L1.08109 51.6346L0.720697 51.6346L0.720697 51.9447L0.36036 51.9447L0.36036 52.2551L0 52.2551L0 56.632L16.2215 56.632L16.2215 52.2551L15.8608 52.2551L15.8608 51.9447L15.5007 51.9447L15.5007 51.6346L15.1402 51.6346L15.1402 51.3242L14.9085 51.3242L14.9085 46.3266L15.0567 46.175L15.0567 45.1891L15.2044 45.0372L15.5007 45.0372L15.5007 44.2796L11.0596 44.2796L11.0596 41.7771C10.9718 41.8371 10.1547 41.0647 10.6475 41.0187C11.1406 40.973 10.3193 40.2603 10.3193 40.2603L10.1343 28.3177L9.9497 16.3753C9.78399 15.9333 9.88539 15.7689 10.0235 15.6924C10.1617 15.6164 10.0237 15.0103 10.1719 14.8586C10.3197 14.7069 10.1981 14.3236 10.3193 14.0247L10.3193 12.9625L9.53907 12.9625L9.53907 11.3731C9.5548 11.2215 9.42211 11.1338 9.30472 11.0562C9.21107 10.724 8.95046 10.7342 8.76873 10.5827L8.76379 10.1753C8.97177 10.1753 9.19649 10.2624 9.38264 10.1652C9.46095 10.1652 9.52084 10.1652 9.63266 10.1418L9.62375 10.0992C9.91621 10.0494 10.1766 9.88527 10.4464 9.75353C10.3551 9.40275 10.1641 9.06728 9.82687 8.75434C9.74582 8.50499 9.65043 8.2554 9.5082 8.00605C9.43971 7.81032 9.36859 7.6146 9.36004 7.41889C9.51955 7.34081 9.70809 7.27843 9.58196 7.05442C9.52504 7.05442 9.46793 7.06457 9.41095 7.00271C9.32622 6.86388 9.25721 6.70841 9.22162 6.51918C9.2036 6.37712 9.17905 6.23524 9.12431 6.09327L9.20259 6.00808C9.32812 6.05878 9.49199 6.19327 9.55386 6.08818C9.61774 5.97989 9.68137 5.88559 9.48002 5.57731C9.51399 5.54586 9.50496 5.49516 9.45261 5.42551C9.46803 5.32509 9.42687 5.22469 9.37955 5.1246C9.54487 5.24417 9.53208 5.21588 9.49768 4.99145C9.56353 5.01072 9.65064 5.11608 9.69613 5.04217C9.74339 4.96508 9.61079 4.87383 9.56233 4.7928C9.56233 4.7928 9.96197 4.94421 10.0023 4.86378C10.0428 4.78368 9.92585 4.69989 9.92585 4.69989C9.92585 4.69989 10.3521 4.72829 10.3751 4.61167C10.3975 4.498 10.1503 4.50874 10.1503 4.50874C10.1503 4.50874 10.6866 4.46717 10.7074 4.35958C10.7279 4.25208 10.612 4.2466 10.612 4.2466C10.612 4.2466 10.9408 4.14927 10.9273 4.03325C10.9143 3.91926 10.7195 3.98456 10.7195 3.98456C10.7195 3.98456 11.1 3.84007 11.0781 3.70774C11.0561 3.57486 10.8105 3.69556 10.8105 3.69556C10.8105 3.69556 10.9045 3.59718 10.8699 3.5264C10.8356 3.45644 10.6856 3.51626 10.6856 3.51626C10.3177 3.61158 9.97179 3.59739 9.62881 3.57001L9.62783 3.57001C9.74389 3.52132 9.86241 3.47266 9.85888 3.24428C9.852 3.07694 9.84277 2.90943 9.77989 2.7421C9.7916 2.61452 9.7398 2.56839 9.74407 2.53006C9.76759 2.31883 9.45305 2.00507 9.34709 1.86268L9.35699 1.60186L9.4229 1.54813C9.56517 1.50754 9.64669 1.3095 9.60637 1.09207C9.57735 0.935499 9.49256 0.809956 9.39224 0.755701L9.3962 0.653988C9.58573 0.565761 9.40017 0.220869 9.3962 0ZM9.24001 0.898789C9.27762 0.964706 9.27424 1.01653 9.27782 1.07057C9.24148 1.05332 9.20764 1.02191 9.17728 0.974237C9.18121 0.931646 9.20023 0.904265 9.23993 0.899195ZM9.42082 1.00173C9.44883 1.03009 9.47191 1.06662 9.47636 1.1368C9.44358 1.15505 9.41121 1.14795 9.37845 1.12665C9.3824 1.08202 9.3824 1.0374 9.42092 0.998875ZM9.19234 1.19167C9.19532 1.19157 9.19928 1.19157 9.20223 1.19167C9.22413 1.19217 9.24728 1.2018 9.27143 1.20789C9.27044 1.26164 9.24431 1.29713 9.21987 1.33363C9.1867 1.29105 9.16711 1.2444 9.16374 1.19591C9.17265 1.19591 9.18273 1.19591 9.19244 1.19591ZM9.37577 1.2667C9.40793 1.29205 9.44418 1.3103 9.46527 1.35797C9.45536 1.39347 9.44078 1.4249 9.39607 1.43605C9.38219 1.3813 9.36657 1.32664 9.37587 1.26619ZM6.42958 1.69739C6.44464 1.69698 6.45988 1.69729 6.47531 1.69739C6.53373 1.69739 6.57105 1.72478 6.59412 1.76331L6.56018 1.76331C6.59264 1.81705 6.62819 1.86268 6.66722 1.89837L6.68357 1.97747L6.66596 2.00384L6.68882 2.03223C6.63298 2.11539 6.58764 2.22147 6.50077 2.23893C6.47692 2.19733 6.45395 2.14968 6.41723 2.23893C6.40831 2.22165 6.4011 2.12239 6.33952 2.21051C6.30329 2.20037 6.27537 2.21051 6.25468 2.23383L6.16063 2.15778L6.16658 1.94047C6.1547 1.94047 6.14252 1.93031 6.13074 1.90903L6.18686 1.81672L6.20381 1.74878C6.22141 1.70723 6.30051 1.71736 6.35594 1.70824C6.3801 1.69809 6.40465 1.69809 6.42969 1.69809ZM9.34444 2.00364L9.68649 2.44163C9.71319 2.51262 9.7631 2.5839 9.73681 2.65499C9.66923 2.47803 9.52589 2.29123 9.35684 2.10129L9.34447 2.00394ZM9.39731 2.29518C9.52808 2.41699 9.64773 2.54325 9.7342 2.68439C9.6889 3.01135 9.60697 3.3032 9.4789 3.55175L9.44891 3.54162L9.41435 3.53146L9.41138 3.53146L9.40446 3.53146L9.32614 3.57408L9.24517 3.61463L9.25893 3.48757C9.51483 3.14743 9.44878 2.69586 9.39735 2.28983ZM6.22196 2.35096C6.23275 2.35086 6.24156 2.36212 6.24156 2.37633C6.24156 2.39052 6.23266 2.40066 6.22196 2.40066C6.21117 2.40066 6.20236 2.38952 6.20236 2.37633C6.20236 2.36212 6.21128 2.35096 6.22196 2.35096ZM6.41975 2.36111C6.4257 2.36111 6.43025 2.37529 6.43025 2.39356C6.43025 2.41181 6.4253 2.426 6.41975 2.426C6.41382 2.426 6.40865 2.41181 6.40865 2.39356C6.40865 2.37529 6.4136 2.36111 6.41975 2.36111ZM9.31372 2.38241C9.36481 2.56667 9.37609 2.73776 9.39015 2.90933C9.36985 3.1006 9.37332 3.3049 9.25634 3.44032L9.31373 2.38241ZM9.76818 2.90933C9.79589 2.90933 9.78095 3.40534 9.74652 3.47509C9.73181 3.50449 9.56895 3.56636 9.52195 3.56838L9.51016 3.56838C9.64018 3.38209 9.71436 3.16376 9.76808 2.91226ZM8.77582 3.46779C8.88294 3.47793 8.99191 3.47893 9.11789 3.46779L9.11789 3.50734C9.01505 3.54182 8.91192 3.54689 8.80909 3.56312L8.80412 3.54993C8.80116 3.52965 8.79623 3.50936 8.78395 3.48907L8.77503 3.46272ZM9.06502 3.55806C8.94825 3.62901 8.88367 3.61077 8.80195 3.62191L8.80688 3.58542L9.06542 3.55806ZM9.11522 3.57731L9.1172 3.68632L9.03819 3.72485C8.91379 3.99155 8.80474 4.28969 8.64585 4.52405L8.64585 4.52405C8.55508 4.49364 8.55775 4.41413 8.58121 4.32479C8.66188 4.31465 8.7452 4.32479 8.79793 4.11955C8.82575 4.08506 8.83744 4.05666 8.8221 4.03741C8.8823 3.99987 8.85654 3.96947 8.83773 3.93902C8.85991 3.89542 8.85763 3.86197 8.84883 3.83133C8.84289 3.80597 8.86129 3.80498 8.87357 3.79687C8.85428 3.76237 8.82924 3.73702 8.79784 3.71977C8.80675 3.70458 8.80972 3.68836 8.80824 3.67111L9.11506 3.58087ZM8.10532 10.1037C8.13541 10.1249 8.14214 10.1656 8.15164 10.2051C8.15164 10.2051 8.15561 10.3253 8.15066 10.3335C8.12481 10.2999 8.10522 10.2595 8.09712 10.2051C8.09215 10.1746 8.09215 10.1422 8.10601 10.1037ZM8.47412 10.222C8.47613 10.2324 8.62664 10.2514 8.63018 10.2442L8.63812 10.4684C8.60523 10.4581 8.57544 10.4339 8.54605 10.4056C8.53814 10.36 8.51307 10.3192 8.47288 10.2851C8.46793 10.2637 8.46189 10.2434 8.47388 10.2222ZM2.24817 46.346L2.61113 46.346L2.61113 51.1354L2.24817 51.1354ZM13.7285 46.346L14.0916 46.346L14.0916 51.1354L13.7285 51.1354ZM3.30835 46.346L4.20078 46.346L4.20078 51.1281L3.30835 51.1281ZM12.1391 46.346L13.0316 46.346L13.0316 51.1281L12.1391 51.1281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2" draw:id="shape-12" draw:name="BrandenburgerTor" draw:layer="" svg:width="56.51624542494pt" svg:height="44.01443136788pt" svg:x="260.35100000000pt" svg:y="366.30600000000pt" svg:viewBox="0 0 57 44" svg:d="M29.2512 0C29.1481 0.00990571 29.096 0.187317 28.9888 0.242689L28.9584 0.197124C28.8323 0.330951 28.6852 0.427433 28.5191 0.495782C28.4422 0.547292 28.3309 0.566112 28.3478 0.708952C28.4301 0.730747 28.4645 0.768388 28.3837 0.85021C28.316 0.880915 28.2533 0.915587 28.1713 0.93837C28.1519 0.830397 28.1311 0.723217 28.1271 0.61039C28.1179 0.596523 28.0994 0.586617 28.08 0.57572L28.0831 0.541051C28.1154 0.526191 28.1607 0.511335 28.1606 0.471712C28.1604 0.432087 28.1064 0.414258 28.0722 0.421193C28.0701 0.433079 28.0602 0.43407 28.0501 0.43407L28.047 0.421193C28.0578 0.411287 28.0636 0.402371 28.0636 0.389494C28.0636 0.371664 28.0504 0.357795 28.0331 0.354823L28.0331 0.317181L28.0552 0.317181L28.0552 0.304305L28.0331 0.304305L28.0331 0.282512L28.0194 0.282512L28.0194 0.301332L27.9973 0.301332L27.9973 0.31421L28.0194 0.31421L28.0194 0.351851C28.0023 0.351851 27.9888 0.36869 27.9888 0.38652C27.9888 0.398408 27.996 0.409304 28.0055 0.416239L28.0003 0.430106C27.9886 0.430899 27.9777 0.430106 27.9702 0.414258C27.9096 0.414258 27.9005 0.450908 27.8982 0.472702C27.8961 0.494493 27.9276 0.524211 27.9563 0.539069L27.9594 0.57374C27.9253 0.589588 27.896 0.602467 27.8709 0.62723C27.8626 0.66289 27.8668 0.700533 27.8874 0.736491C27.8904 0.723613 27.8935 0.710735 27.9039 0.704794C27.9227 0.690924 27.9502 0.685971 27.9704 0.714697C27.9744 0.807813 28.0018 0.912912 27.9288 0.976012C27.8331 0.948275 27.7396 0.919548 27.6912 0.821383C27.8081 0.718265 27.6861 0.675968 27.647 0.613464C27.3997 0.41406 27.1216 0.374932 26.9095 0.168199L26.893 0.197916C26.8305 0.148389 26.7194 0.0427926 26.6885 0.0645855C26.657 0.0873687 26.7202 0.165425 26.7548 0.216638C26.663 0.311734 26.788 0.336895 26.8212 0.392564C26.7544 0.456952 26.8394 0.505391 26.8847 0.557791C26.8646 0.610293 26.8511 0.663882 26.9815 0.704397C26.9291 0.77869 27.0061 0.805931 27.0697 0.837727C27.048 0.900134 27.0779 0.924897 27.1304 0.936785C27.147 0.971455 27.1477 1.02693 27.2077 1.00316C27.221 1.04278 27.2394 1.07447 27.299 1.05665C27.3082 1.13094 27.3516 1.13888 27.4177 1.10518C27.4259 1.14876 27.4402 1.17849 27.473 1.16957C27.4723 1.22009 27.3983 1.31132 27.4951 1.30814C27.5023 1.36065 27.4941 1.44198 27.5667 1.38838C27.591 1.42403 27.6055 1.49052 27.6607 1.41512C27.6834 1.44189 27.7038 1.49834 27.7379 1.429C27.7631 1.44684 27.7567 1.52708 27.8319 1.44484C27.8529 1.44484 27.8501 1.55261 27.8457 1.55689C27.8426 1.55689 27.879 1.54698 27.879 1.54698L27.879 1.60344C27.744 1.61929 27.7416 1.69755 27.752 1.78195C27.753 1.78284 27.754 1.78284 27.752 1.78195C27.5383 1.90686 27.3956 2.13389 27.3956 2.39243C27.3956 2.77252 27.7058 3.08364 28.0942 3.10416L28.0912 3.16854C28.0184 3.19133 28.0026 3.19924 28.0002 3.23491C27.9982 3.27058 28.0309 3.27949 28.0639 3.30128L28.083 3.37361L28.1023 3.58697C28.0544 3.62065 28.064 3.65531 28.1106 3.68819L28.1325 4.28007L27.967 4.40527C27.911 4.46966 27.8537 4.53602 27.7901 4.5813C27.5278 4.38408 27.3627 4.55257 27.2875 4.66649C27.2103 4.78316 27.1907 5.33958 27.221 5.68222C27.3089 6.22318 27.3477 6.76927 27.384 7.31636C27.2365 7.41245 26.7809 7.65009 26.6355 7.70298L26.6384 7.59096L26.7296 7.35916L26.7246 7.1858C26.6318 7.11847 26.6735 7.10161 26.7107 7.08448C26.7664 6.97649 26.6946 6.86726 26.6196 6.75927L26.5395 6.70578C26.4086 6.66318 26.2636 6.54223 26.1831 6.80482C26.1713 6.75036 26.1026 6.72262 26.0397 6.6929C26.0323 6.76025 25.9906 6.8298 26.0837 6.88488L26.0784 6.95916C25.9645 7.07477 25.9892 7.1444 25.9901 7.22306C25.9933 7.32509 25.9953 7.38759 25.9986 7.45237C25.9694 7.63217 25.9343 7.81116 25.9074 7.99085C25.2475 8.19867 24.0919 8.32982 23.8661 8.23355L23.877 8.19591L23.8328 8.18004C23.7127 7.85612 23.6529 7.5223 23.4627 7.20692C23.4437 7.10509 23.3613 7.00494 23.2969 6.903C23.1354 6.8089 22.99 6.6195 22.8136 6.61773C22.7275 6.61693 22.6349 6.65931 22.5291 6.78038L22.4297 6.82594C22.3285 6.79029 22.3185 6.81605 22.2915 6.83882L22.2254 6.82L22.2254 6.8705C22.3158 6.87082 22.334 6.92697 22.3691 6.97185C22.3891 7.03326 22.3833 7.08725 22.3741 7.13975C22.3212 7.1972 22.2801 7.24764 22.2857 7.26774C22.3003 7.3024 22.3015 7.33707 22.2967 7.37175L22.3796 7.47298L22.3796 7.64098C22.4162 7.77808 22.4473 7.91291 22.3298 8.00354C22.3526 8.05208 22.3772 8.10634 22.4098 8.17421C22.4405 8.19996 22.4443 8.24057 22.4569 8.27544C22.5121 8.34973 22.5771 8.32795 22.6419 8.29922C22.6419 8.29922 22.8674 8.36855 22.8822 8.36855C22.8968 8.36855 22.871 8.45673 22.871 8.45673L22.8822 8.45673L22.8739 8.56589C22.7815 8.659 22.7021 8.75588 22.6695 8.87791C22.6007 8.97499 22.6131 9.04097 22.617 9.10981L22.6806 9.40578C22.7319 9.47117 22.7201 9.61499 22.7304 9.69366C22.8049 9.9337 22.6317 9.96732 22.5038 10.0402L22.4679 10.2374C22.528 10.4569 22.5237 10.7168 22.5424 10.9625C22.5598 11.0607 22.5756 11.1597 22.5478 11.2719C22.6149 11.5129 22.8374 11.6257 22.918 11.4531C22.9974 11.2829 22.8642 11.1725 22.81 11.0693C22.7581 11.0505 22.7672 10.9861 22.7739 10.9386C22.7067 10.5823 22.7179 10.4145 22.7963 10.3441C22.8149 10.3047 22.8179 10.2589 22.8156 10.2108C22.9169 10.2336 22.9733 10.0938 23.0309 10.0882C23.0886 10.0785 23.1089 10.1397 23.1608 10.1278C23.2718 10.0794 23.4007 10.1852 23.5116 10.093C23.482 10.0436 23.4058 9.99244 23.426 9.94645L23.6248 9.97326C23.6581 10.1145 23.7393 10.2137 23.8125 10.3199C23.8125 10.3199 23.8406 10.6675 23.824 10.6825C23.7396 10.7576 23.8371 11.0889 23.8377 11.117C23.8695 11.3022 23.8429 11.4889 23.8126 11.6741L23.8181 11.8447C23.7806 11.8815 23.7448 11.9081 23.7075 11.933C23.6993 11.9885 23.688 12.0409 23.6771 12.0928L21.5087 12.0928L21.5087 12.274L20.8458 12.274L20.8458 12.7193L20.3819 12.7193L20.3819 13.1644L2.16377 13.1644L3.24276 14.5083L3.24276 16.7423L2.78147 16.7423L2.78147 17.1902L0.925324 17.1902L0 17.6354L0.925324 18.086L0.925324 18.5312L2.78147 19.8719L2.78147 22.5538L1.8534 22.5538L2.78147 23.8976L2.78147 44.0144L6.48549 44.0144L6.48549 42.6736L6.02422 42.2257L6.02422 23.0018L6.48549 22.5538L10.6535 22.5538L11.1204 23.0018L11.1204 42.2257L10.6535 42.6736L10.6783 44.0144L14.8244 44.0144L14.8244 42.6736L14.3577 42.2257L14.3577 23.0018L14.8244 22.5538L19.9176 22.5538L20.3819 23.0018L20.3819 42.2257L19.9176 42.6736L19.9176 44.0144L24.0914 44.0144L24.0914 42.6736L23.6246 42.2257L23.6246 23.0018L24.0914 22.5538L32.4247 22.5538L32.8887 23.0018L32.8887 42.2257L32.4247 42.6736L32.4247 44.0144L36.5957 44.0144L36.5957 42.6736L36.1344 42.2257L36.1344 23.0018L36.5957 22.5538L41.689 22.5538L42.1558 23.0018L42.1558 42.2257L41.689 42.6736L41.689 44.0144L45.8598 44.0144L45.8598 42.6736L45.3958 42.2257L45.3958 23.0018L45.8598 22.5538L50.0279 22.5538L50.4947 23.0018L50.4947 42.2257L50.0279 42.6736L50.0279 44.0144L53.7345 44.0144L53.7345 23.8976L54.66 22.5538L53.7345 22.5538L53.7345 19.8719L55.588 18.5312L55.588 18.086L56.5162 17.6354L55.588 17.1902L53.7345 17.1902L53.7345 16.7423L53.2707 16.7423L53.2707 14.5083L54.3278 13.1644L36.1344 13.1644L36.1344 12.7193L35.6677 12.7193L35.6677 12.274L34.7809 12.274L34.7809 12.0928L31.8253 12.0928L31.8201 9.97879C31.8201 9.97879 31.8477 9.97879 31.8782 9.97879C31.8844 10.0768 31.9148 10.1712 31.9749 10.2613C31.9831 10.451 32.0106 10.6367 31.997 10.8319L31.9363 10.981L32.0191 11.1811C32.0011 11.2305 31.9772 11.2672 31.9473 11.293L31.9942 11.5994C32.0534 11.6256 32.121 11.6333 32.1572 11.7088L32.1294 11.9087C32.2096 12.0463 32.3336 12.084 32.4941 12.042C32.4973 11.957 32.4849 11.9141 32.5055 11.7863L32.4445 11.6961L32.4495 11.5682C32.5155 11.5233 32.5688 11.4682 32.549 11.3468C32.5542 11.2605 32.5208 11.1795 32.4772 11.0987C32.4539 11.0215 32.4604 10.9439 32.4606 10.8671C32.5331 10.6333 32.5711 10.4212 32.6071 10.2111C32.6624 10.1697 32.7125 10.1983 32.7618 10.221C32.7649 10.4099 32.9307 10.6529 32.7257 10.7728L32.6539 10.9703C32.7419 11.2794 32.672 11.5839 32.5764 11.8871C32.5868 11.9655 32.5837 12.0563 32.6345 12.0898L33.1456 12.0898L33.1316 11.9938L32.9991 11.8579C32.9994 11.7408 33.0022 11.621 33.0212 11.4978C32.9945 11.1495 33.0497 10.9889 33.1011 10.8207C33.2991 10.6431 33.2832 10.5867 33.325 10.4981C33.4365 10.4269 33.4396 10.2923 33.463 10.1705L33.6619 10.0609C33.7301 10.0244 33.5675 10.2548 33.6177 10.2877C33.6691 10.3213 33.6955 10.2124 33.7447 10.1966C33.8669 10.2084 33.9672 10.2529 34.065 10.3005L34.06 10.7242L33.9467 10.9323L33.9497 11.1029C33.676 11.296 33.7523 11.5543 33.8863 11.5695C34.0226 11.5853 34.1058 11.5691 34.154 11.2867L34.124 11.1722C34.1722 11.1336 34.1964 11.0715 34.2206 11.0096C34.2434 10.8033 34.2218 10.5889 34.3421 10.3991L34.3532 10.1726C34.25 10.0774 34.2146 9.94003 34.1709 9.80993C34.1984 9.72673 34.1961 9.54188 34.1985 9.5407C34.2252 9.52686 34.2672 9.43184 34.2536 9.30077C34.2825 9.2473 34.318 9.19342 34.2506 9.11683C34.2641 9.01243 34.1989 8.92168 34.1401 8.82887C34.0946 8.77837 34.0834 8.69841 34.0711 8.62096L34.0462 8.42907C34.1052 8.35181 34.1488 8.27456 34.1677 8.19709C34.2168 8.18321 34.2618 8.14756 34.2975 8.05582C34.3325 8.02314 34.3675 7.98352 34.4027 7.92518C34.3846 7.89249 34.3478 7.88258 34.3667 7.80255C34.3748 7.67346 34.3635 7.53875 34.4081 7.42137L34.4716 7.30408C34.5294 7.24068 34.5331 7.17244 34.444 7.09607L34.4522 6.97612L34.5019 6.87706C34.5595 6.7988 34.659 6.7372 34.6042 6.61048C34.5407 6.68675 34.4772 6.69964 34.4135 6.72777C34.3719 6.68319 34.3521 6.62257 34.2478 6.62644C34.2898 6.55016 34.2858 6.52085 34.2591 6.51986C34.2568 6.51976 34.2557 6.51966 34.2538 6.51986C34.2289 6.51986 34.1897 6.54263 34.1432 6.5674C34.038 6.58225 33.9227 6.5674 33.8423 6.65556C33.7338 6.67341 33.6406 6.73381 33.5852 6.89291C33.4052 7.00345 33.3466 7.12133 33.3395 7.24475C33.148 7.4811 33.1602 7.76667 33.1187 8.0392L33.0828 8.23383L33.0494 8.34588L33.0273 8.39936L33.0305 8.39936L33.0273 8.40928C32.5477 8.48356 32.074 8.46078 31.6022 8.4281C31.2689 8.28318 30.934 8.12281 30.6079 8.01225L30.6046 7.9964L30.6099 7.9964C30.6036 7.92608 30.6131 7.86752 30.6347 7.81503C30.6645 7.77936 30.6843 7.7328 30.6956 7.67912C30.6934 7.62562 30.7007 7.56976 30.7175 7.51648C30.6749 7.48774 30.6448 7.44119 30.6208 7.3859C30.6477 7.29774 30.6581 7.19849 30.6567 7.09261C30.6858 6.99355 30.7775 6.90707 30.6678 6.78336C30.6458 6.72887 30.626 6.67222 30.5766 6.62604C30.6332 6.484 30.6753 6.35463 30.4552 6.50618C30.3757 6.39969 30.2787 6.36859 30.143 6.47945L30.0796 6.41802C30.0516 6.11312 30.0002 5.29491 29.9496 5.02904C29.8763 4.64193 29.6458 4.29523 29.3144 4.67976C29.384 4.85806 29.3808 5.02806 29.1515 5.17028C29.1434 5.17099 29.1357 5.1701 29.1293 5.17028C29.0909 5.17028 29.0743 5.16039 29.0577 5.15643L29.0465 5.15643C29.0435 5.15643 29.0393 5.15643 29.0352 5.14653C29.0182 5.08313 28.9688 5.05836 28.9139 5.03984C28.8529 5.0022 28.8446 4.92394 28.82 4.85856C28.8516 4.78823 28.8804 4.72047 28.8695 4.65054C28.9029 4.64063 28.9038 4.61883 28.9029 4.59507C28.9289 4.57129 28.9506 4.54455 28.9552 4.50394L29.013 4.50394L28.9912 4.45341L29.0299 4.44053L29.013 4.40884L29.0381 4.39893L29.0434 4.3593L29.0073 4.3593L29.0569 4.32465L29.0264 4.30385L29.054 4.23947L29.0097 4.26025L28.9907 4.13772L28.9768 4.21003L28.8856 4.10612L28.8717 4.12793L28.8219 4.06947L28.819 4.11503L28.7859 4.11503L28.789 4.08531L28.673 4.10711L28.678 4.0754L28.5815 4.10512L28.5866 4.08135L28.4816 4.14277L28.4927 4.11108L28.3599 4.18537L28.3519 4.14772L28.294 4.23292L28.2469 4.24678L28.2303 3.6976C28.2659 3.65997 28.2802 3.62036 28.2253 3.59102L28.2283 3.37766L28.2449 3.30832C28.2689 3.28354 28.3034 3.26869 28.3029 3.236C28.3023 3.20232 28.2874 3.19241 28.2145 3.17756L28.2062 3.1112C28.5792 3.07554 28.8718 2.77132 28.8718 2.40214C28.8687 2.06099 28.6092 1.7865 28.3637 1.72488L28.3637 1.67139C28.4095 1.6585 28.4432 1.69614 28.4826 1.70903C28.4949 1.69912 28.5273 1.77443 28.5296 1.78135C28.5317 1.79125 28.5458 1.72983 28.5346 1.7229C28.517 1.70112 28.4886 1.69912 28.4821 1.65652C28.4339 1.64565 28.3867 1.63871 28.3385 1.60899C28.3406 1.59314 28.3174 1.56142 28.355 1.56639C28.355 1.56639 28.351 1.52183 28.3499 1.51884C28.3478 1.51884 28.3666 1.50893 28.3666 1.50893C28.3669 1.46733 28.3521 1.4188 28.3389 1.37295C28.3471 1.35809 28.3589 1.35312 28.3694 1.34619C28.3924 1.36996 28.4155 1.39075 28.4301 1.34619C28.4529 1.37986 28.4785 1.37889 28.51 1.33629C28.5371 1.37394 28.5606 1.38382 28.5793 1.31745C28.6046 1.33728 28.6311 1.37096 28.6565 1.29072C28.7002 1.30163 28.7415 1.30655 28.734 1.23722C28.7798 1.25011 28.7885 1.22336 28.7753 1.17085C28.8233 1.16094 28.8022 1.12429 28.7918 1.09063C28.8113 1.07973 28.8059 1.05495 28.8056 1.03515C28.856 1.04902 28.849 1.02129 28.8471 0.997504C28.8844 1.0074 28.9036 0.997504 28.9026 0.951941C28.9581 0.973734 28.9469 0.929157 28.9521 0.90142C29.0011 0.90142 29.0015 0.870714 28.9992 0.835053C29.0206 0.820196 29.0385 0.805335 29.024 0.773638C29.0664 0.745901 29.0826 0.715194 29.0571 0.680524C29.0722 0.652787 29.129 0.646844 29.0736 0.582457C29.0942 0.539862 29.1804 0.522032 29.1234 0.451801C29.1712 0.407224 29.1779 0.365619 29.151 0.326493C29.1844 0.268048 29.2761 0.191478 29.2035 0.166615C29.1718 0.154727 29.2421 0.0596325 29.2616 0.00653779C29.2583 0.00643872 29.2532 0.00643872 29.2504 0.00653779ZM27.9806 0.447936C27.9867 0.447936 27.9938 0.447936 27.9971 0.457843C28.0111 0.47072 28.0111 0.506381 27.9971 0.519258C27.9909 0.529164 27.9707 0.529164 27.9641 0.519258C27.9502 0.506381 27.9502 0.47072 27.9641 0.457843C27.9672 0.457843 27.9744 0.447936 27.9806 0.447936ZM28.0746 0.447936C28.0806 0.447936 28.0878 0.447936 28.0909 0.457843C28.1048 0.47072 28.1048 0.506381 28.0909 0.519258C28.0849 0.529164 28.0647 0.529164 28.058 0.519258C28.0442 0.506381 28.0442 0.47072 28.058 0.457843C28.0612 0.457843 28.0683 0.447936 28.0746 0.447936ZM28.0054 1.50091C28.0116 1.55342 28.0085 1.60563 28.0002 1.65822C27.9858 1.64336 27.9685 1.63346 27.9589 1.59977L27.9557 1.56214C27.9702 1.53935 27.9687 1.50568 28.0054 1.50071ZM27.8867 1.6396C27.8988 1.63941 27.9135 1.6396 27.9281 1.6505C27.9408 1.69704 27.9343 1.72183 27.9116 1.73074C27.8911 1.69209 27.8652 1.69309 27.8398 1.71686C27.8272 1.75055 27.8098 1.7654 27.7873 1.77035L27.7841 1.73074C27.8132 1.68318 27.8427 1.64059 27.8865 1.64059ZM28.1766 1.89279C28.2304 1.89279 28.2808 1.91161 28.3287 1.93044C28.5196 2.00472 28.6545 2.18175 28.6545 2.39431C28.6545 2.65393 28.4563 2.86375 28.196 2.89278L28.1928 2.869L28.1928 2.83927L28.3393 2.82938C28.2967 2.7123 28.22 2.63256 28.215 2.47218C28.3571 2.48207 28.473 2.53952 28.5905 2.59481L28.5796 2.18155C28.485 2.23998 28.4111 2.30843 28.2123 2.31221C28.1984 2.16618 28.2697 2.0483 28.3283 1.92569L28.1764 1.93856L28.1764 1.88803ZM28.058 1.89279C28.0584 1.91062 28.0602 1.92844 28.0612 1.94927L27.8787 1.96311C27.9712 2.08901 28.0301 2.21571 28.0223 2.34161C27.8748 2.33171 27.7824 2.26236 27.6743 2.20828L27.6854 2.60292C27.7906 2.54746 27.8954 2.48872 28.0334 2.48029C28.0594 2.60927 27.9829 2.72654 27.9394 2.84819L28.086 2.83829C28.0865 2.85514 28.088 2.87494 28.089 2.88881C27.821 2.86702 27.6138 2.65256 27.6138 2.38767C27.6138 2.13251 27.8053 1.92399 28.0587 1.88912ZM28.149 4.64925L28.1541 4.97723C28.0616 4.97723 27.9833 4.97723 27.9028 4.96733C27.9048 4.96733 27.8708 4.92572 27.8641 4.91979C27.8475 4.90294 28.002 4.65014 28.027 4.66649C28.0645 4.66649 28.1026 4.65656 28.1486 4.64469ZM28.2679 4.68392L28.3038 4.68392C28.3042 4.74138 28.3046 4.79664 28.3174 4.87847C28.3101 4.91213 28.2912 4.929 28.276 4.95078L28.2679 4.68145ZM29.3837 6.81137C29.4291 6.85992 29.4155 6.90945 29.4224 6.95798L29.4887 6.9768L29.6047 7.34737C29.5376 7.31072 29.465 7.28497 29.392 7.25921L29.323 6.93927C29.3655 6.92142 29.3776 6.86992 29.3837 6.81127ZM27.9308 7.0513L27.9339 7.12064L27.937 7.12064C27.9061 7.17709 27.8709 7.20286 27.8348 7.21968L27.8297 7.10498L27.9319 7.0515ZM27.3894 7.3978C27.3896 7.3978 27.3893 7.4077 27.3894 7.4077C27.1071 7.60927 26.8729 7.85612 26.6657 8.13013L26.6354 7.75955C26.8847 7.64386 27.1304 7.53381 27.3894 7.39958ZM22.865 7.86704C22.8741 7.86704 22.8948 8.04879 22.8899 8.03503C22.8795 8.00631 22.8157 8.01324 22.8015 8.04592C22.7833 8.03406 22.781 8.00434 22.7768 7.98452C22.7942 7.93795 22.8309 7.90327 22.865 7.86713ZM25.9006 8.02968C25.889 8.10892 25.879 8.18778 25.8731 8.26703L25.8426 8.31755C25.285 8.34826 24.7149 8.35519 24.191 8.29377C24.7803 8.27397 25.35 8.18768 25.9006 8.02986ZM22.8595 8.03959L22.8625 8.10596C22.8301 8.10596 22.8251 8.08811 22.821 8.06832C22.8261 8.03365 22.8441 8.04157 22.8599 8.0386ZM30.6183 8.0693C30.9167 8.16045 31.1981 8.29535 31.4829 8.41848C31.207 8.36895 30.9301 8.3234 30.6543 8.23463C30.6511 8.23463 30.6492 8.22472 30.646 8.22078C30.6847 8.18014 30.6683 8.14944 30.6681 8.11685L30.6266 8.12675L30.6184 8.07326ZM22.807 8.10398C22.8223 8.12478 22.8358 8.13369 22.8872 8.12577C22.8901 8.20998 22.8923 8.28922 22.8789 8.30971C22.84 8.29684 22.7993 8.28793 22.7683 8.27009C22.8206 8.22255 22.8272 8.16321 22.8071 8.10476ZM34.1096 8.17034C34.0956 8.22383 34.0824 8.27594 34.0378 8.3116C34.0337 8.27494 34.0276 8.23829 34.0296 8.20758C34.0569 8.18976 34.0827 8.17689 34.1096 8.16995ZM23.8509 8.27692C24.5187 8.36609 25.1226 8.38995 25.8206 8.3542L25.8175 8.3542L25.8589 8.36409L25.8313 8.47861C25.724 8.58628 25.6309 8.70585 25.5634 8.85197C25.4612 8.95003 25.5057 9.02997 25.5163 9.11585C25.4782 9.28506 25.4824 9.45581 25.5113 9.625L25.5664 9.80895C25.4385 9.7515 25.2181 9.63292 25.1024 9.55308C25.1034 9.54319 25.1065 9.54319 25.1076 9.53723C25.0934 9.03165 25.1778 8.46554 24.3258 8.47623C24.1766 8.46336 24.0363 8.44355 23.9447 8.39103L23.8479 8.28713L23.8508 8.27722ZM30.6818 8.27692C30.9428 8.36507 31.2253 8.40601 31.4967 8.4476C31.7097 8.52191 31.9791 8.62877 32.1349 8.65821C32.1742 8.6681 32.2301 8.65821 32.2922 8.64831C32.2032 8.70079 32.1259 8.76557 32.0768 8.83758C32.0705 8.8475 32.096 8.86137 32.096 8.86137L32.0575 8.95151C31.9951 9.09513 31.9559 9.24461 31.9302 9.39666L31.259 9.81263L31.1929 9.82346C31.1981 9.68018 31.2374 9.52613 31.1734 9.40499C31.1705 9.10751 31.1828 8.8048 31.1569 8.51458L30.8889 8.50466L30.8697 8.60867C30.8021 8.46673 30.7423 8.37292 30.6818 8.27277ZM33.0103 8.42887L33.0071 8.43878C32.9632 8.4576 32.9041 8.47446 32.8442 8.48932C32.7725 8.48843 32.6836 8.50318 32.5901 8.52894C32.5891 8.52933 32.5881 8.52853 32.5871 8.52894C32.5344 8.54379 32.4795 8.5626 32.4269 8.58441C32.3303 8.61808 32.232 8.64484 32.1452 8.61611L31.6453 8.45356L31.6286 8.45356C32.087 8.48227 32.5441 8.51596 33.0095 8.43275ZM32.9912 8.46653L32.969 8.51407C32.9529 8.50417 32.9327 8.49723 32.9082 8.49229C32.9399 8.48237 32.968 8.47345 32.9912 8.46554ZM31.9138 9.52485C31.8987 9.64422 31.8876 9.76417 31.8779 9.88486C31.8779 9.88565 31.8779 9.88486 31.8779 9.88486L31.2951 9.89473L31.9138 9.52686ZM25.0804 9.6369C25.2646 9.75229 25.428 9.82258 25.5886 9.88486L25.5918 9.8977L24.9976 9.88486C25.0277 9.8026 25.057 9.72059 25.0806 9.6369ZM31.751 9.97533L31.7673 12.0894L31.215 12.0894L31.21 11.4656L31.21 11.3244L31.213 10.5914L31.2764 10.5914L31.2932 10.45L31.4091 10.45C31.4402 10.3884 31.4367 10.3249 31.4091 10.2635L31.2932 10.2635L31.274 10.1085L31.2104 10.1085L31.2104 9.98868L31.7517 9.97484ZM24.9588 9.98918L25.1661 9.99897L25.1465 12.0944L24.7268 12.0944C24.7257 11.9253 24.6896 11.6474 24.735 11.6228C24.8303 11.5999 24.8504 11.5374 24.8095 11.4441C24.91 11.3206 24.9925 11.1934 24.8868 11.0202C24.8765 10.8448 24.867 10.6587 24.8565 10.463L24.8981 10.4898C24.9142 10.4155 24.8863 10.349 24.8511 10.2844C24.8849 10.1875 24.9222 10.0906 24.9588 9.99392ZM25.2212 9.99897L25.6189 10.0092C25.6608 10.2757 25.8265 10.5069 25.7377 10.8114C25.8544 11.059 25.8953 11.3219 25.8786 11.5952C25.918 11.7295 25.9387 11.8559 25.8593 11.939C25.8665 11.9927 25.8821 12.0481 25.8675 12.0965L25.1825 12.0965L25.2212 10.0009ZM24.3953 10.0367L24.3953 10.1541C24.3373 10.2254 24.3242 10.2781 24.3071 10.33L24.2793 10.2795L24.3954 10.037ZM26.3839 10.5832L26.4587 10.5832C26.5318 10.795 26.4209 10.9562 26.525 11.1431C26.4975 11.2411 26.525 11.3409 26.5636 11.439C26.5961 11.5529 26.6232 11.6739 26.7459 11.7002L26.7491 12.0947L26.3403 12.0947L26.2795 11.8603L26.3044 11.4631C26.3292 11.3273 26.3246 11.2337 26.3235 11.1351C26.3899 11.0235 26.4073 10.8904 26.3403 10.7274C26.3198 10.6727 26.325 10.6243 26.3843 10.5832ZM26.8758 10.613C26.9475 10.6228 27.0194 10.603 27.0912 10.6448L27.1159 10.7249C27.0523 10.8808 27.1068 11.047 27.1602 11.2155L27.1713 11.6607C27.1374 11.7651 27.1029 11.8695 27.1602 11.9993C27.147 12.0478 27.1166 12.0626 27.0912 12.0875L27.1049 12.0975L26.8314 12.0975L26.8346 11.7029C26.9042 11.6721 26.9402 11.6176 26.97 11.5614C26.9976 11.45 27.0016 11.3456 26.9892 11.2469C26.9372 11.0358 26.8658 10.8262 26.876 10.6152ZM30.7287 10.629L30.7319 10.629L30.8232 10.629L30.8756 10.6764L30.8949 10.7508L30.9446 12.0916L30.7429 12.0916L30.7398 11.9132C30.691 11.9136 30.6506 11.9033 30.6543 11.8704L30.6847 11.4387C30.7568 11.3125 30.6785 11.2571 30.6543 11.1773C30.6817 11.113 30.6886 11.0273 30.6763 10.9242C30.7569 10.8646 30.7201 10.7309 30.7287 10.6254ZM29.994 10.6476C30.0119 10.7843 30.0246 10.9233 30.0936 11.0474L30.1323 11.2261C30.0954 11.4282 30.1656 11.4643 30.1876 11.5754L30.1323 11.7195C30.2123 11.8085 30.258 11.897 30.4417 11.7858L30.4305 11.8631C30.4582 11.8948 30.4621 11.9274 30.3974 11.959L30.4085 12.095L29.7208 12.095L29.7238 12.0414C29.7666 11.9189 29.7773 11.808 29.7404 11.7109C29.7247 11.4691 29.7575 11.2392 29.8481 11.0231C29.879 10.9174 29.7963 10.8067 29.8728 10.6659L29.9943 10.6472ZM27.4005 10.6476L28.4501 10.7596L28.4501 10.7596L28.4553 11.9406L28.3698 12.0898L27.3643 12.0898L27.3694 12.0898C27.3348 12.0533 27.2956 12.0185 27.3391 11.9192L27.3197 11.6632L27.3612 11.186C27.4241 11.012 27.4687 10.8344 27.3998 10.6475ZM29.4114 10.7031L29.4196 10.7408L29.3366 10.7646C29.2569 10.9916 29.2708 11.1515 29.5606 11.1111L29.5465 11.7029C29.5069 11.794 29.4965 11.8929 29.5497 12.0094L29.5167 12.0917L28.8757 12.0917L28.7929 11.8946L28.7738 10.9001L28.8288 10.8604L28.8288 10.7645L29.4117 10.7031ZM24.4118 10.9457C24.4448 10.9449 24.442 10.9875 24.4421 11.0259C24.4166 11.0133 24.404 10.9813 24.4118 10.9457ZM24.0859 10.9646L24.1108 11.1377C24.1926 11.3272 24.2397 11.5421 24.1247 11.8816L24.1216 12.0094C24.0938 12.0383 24.0479 12.0579 24.0028 12.0788L23.9835 11.9162L24.0414 11.4522L24.0363 11.0497L24.0861 10.9646ZM24.6271 11.7375L24.6465 12.0921L24.4562 12.0921L24.4591 11.8361C24.528 11.8105 24.5896 11.7936 24.6273 11.7371ZM24.3567 11.9803L24.3705 12.0921L24.2985 12.0921C24.3092 12.0484 24.3092 11.9969 24.3567 11.9803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3" draw:id="shape-13" draw:name="Reichstag" draw:layer="" svg:width="124.49429601280pt" svg:height="49.54359865214pt" svg:x="134.81100000000pt" svg:y="359.93400000000pt" svg:viewBox="0 0 124 50" svg:d="M11.7185 5.68434e-14L11.7185 11.6865L10.3247 11.6865C10.2791 11.433 10.1347 11.248 9.96284 11.248C9.79107 11.248 9.64654 11.433 9.60089 11.6865L7.31778 11.6865C7.27214 11.433 7.1276 11.248 6.9558 11.248C6.78398 11.248 6.63945 11.433 6.59378 11.6865L5.27005 11.6865L5.27005 12.4211L4.94864 12.6568L4.94864 13.4177L3.55832 13.4177L4.62806 14.8869L4.62806 19.5564L4.14672 19.5564L4.14672 20.3701L3.69143 20.3701L3.69143 20.8158L3.45119 20.8158L3.95929 21.524L3.95929 23.5441L3.02915 23.5441L2.98122 23.3787L3.0364 23.3455L2.96088 23.009C2.91164 22.6708 2.7974 22.3044 3.09808 22.1206L3.01531 21.346L2.94703 20.7809C2.82086 20.6605 2.57504 20.5173 2.80911 20.4642C2.96923 19.4985 2.26201 19.8832 2.17764 19.9993L2.17764 20.161C2.0078 20.2641 1.7691 20.3332 1.69716 20.4843C1.81209 20.6618 1.95833 20.7183 2.10948 20.7538C2.00663 20.9231 1.97857 21.1249 2.04048 21.3661C2.00791 21.328 1.77723 21.5747 1.82782 21.6691C1.841 21.6932 1.8416 21.9861 1.8416 21.9861C1.64607 22.2807 1.65576 22.6354 1.63547 22.9819C1.65078 23.1069 1.56567 23.3183 1.71097 23.3318L1.6793 23.5445L1.60461 23.5445L1.60461 24.0691L1.12333 24.0691L1.60461 24.6206L1.60461 25.355L0 25.355L0.561642 26.2991L1.63139 26.2991L1.63139 27.8735L1.23041 27.8735L1.63139 28.6869L0.962609 28.6869L1.60461 30.5755L1.60461 42.0138L1.04296 42.9052L1.04296 43.7186L0.722347 43.8237L0.722347 44.2955L1.04296 44.5058L1.04296 48.1789L0.722347 48.467L0.722347 49.4642L62.2266 49.5436L62.2679 49.5436L123.772 49.4642L123.772 48.467L123.451 48.1789L123.451 44.5058L123.772 44.2955L123.772 43.8237L123.451 43.7186L123.451 42.9052L122.891 42.0138L122.891 30.5755L123.533 28.6869L122.864 28.6869L123.265 27.8735L122.864 27.8735L122.864 26.2991L123.933 26.2991L124.494 25.355L122.891 25.355L122.891 24.6206L123.371 24.0691L122.891 24.0691L122.891 23.5445L122.817 23.5445L122.784 23.3318C122.928 23.3179 122.845 23.1069 122.86 22.9819C122.84 22.6354 122.85 22.2807 122.652 21.9861C122.652 21.9861 122.653 21.6937 122.666 21.6691C122.717 21.575 122.487 21.3276 122.456 21.3661C122.516 21.1249 122.488 20.9231 122.385 20.7538C122.536 20.7188 122.682 20.6618 122.798 20.4843C122.725 20.3332 122.487 20.2641 122.316 20.161L122.316 19.9993C122.232 19.8832 121.524 19.4985 121.688 20.4642C121.919 20.5173 121.676 20.6605 121.546 20.7809L121.478 21.346L121.396 22.1206C121.699 22.3044 121.583 22.6708 121.533 23.009L121.457 23.3455L121.512 23.3787L121.464 23.5441L120.537 23.5441L120.537 21.524L121.043 20.8158L120.802 20.8158L120.802 20.3701L120.346 20.3701L120.346 19.5564L119.868 19.5564L119.868 14.8869L120.938 13.4177L119.546 13.4177L119.546 12.6568L119.223 12.4211L119.223 11.6865L117.902 11.6865C117.854 11.433 117.71 11.248 117.539 11.248C117.366 11.248 117.223 11.433 117.178 11.6865L114.894 11.6865C114.849 11.433 114.703 11.248 114.533 11.248C114.358 11.248 114.216 11.433 114.171 11.6865L112.776 11.6865L112.776 4.62107L112.873 4.62107L112.873 5.34059C115.557 6.27517 117.24 5.5879 118.939 6.63L118.959 5.92878C119.002 5.90574 118.758 5.72558 119.176 5.52287C119.146 5.39101 118.93 5.32828 118.902 4.9896C118.895 4.35192 119.189 4.91545 119.527 4.47227C119.636 4.16265 119.129 3.86384 119.443 3.65482C118.375 2.92908 117.058 2.90232 116.224 2.10681C115.085 0.944391 114.388 0.844292 112.873 0.452906L112.873 1.45732L112.776 1.45732L112.776 5.68434e-14L112.456 5.68434e-14L112.456 11.6865L111.95 11.6865C111.904 11.433 111.757 11.248 111.588 11.248C111.413 11.248 111.271 11.433 111.225 11.6865L108.992 11.6865C108.945 11.433 108.798 11.248 108.629 11.248C108.455 11.248 108.312 11.433 108.267 11.6865L106.893 11.6865L106.893 12.3686L106.624 12.6042L106.624 13.4177L105.528 13.4177L106.518 14.8605L106.518 19.5564L106.144 19.5564L106.144 20.3701L105.743 20.3701L105.743 20.8158L105.471 21.6546L105.178 22.7107L101.029 22.7107C101.029 22.5844 101.029 22.4123 101.029 22.4123L100.816 22.1927L100.816 21.8583C101.079 21.6763 100.897 21.5836 100.762 21.482C100.961 21.2657 101.122 21.0616 100.694 21.064C100.778 20.9121 100.821 20.7671 100.64 20.6564L100.565 20.5052L100.502 20.6564C100.265 20.8012 100.344 20.9331 100.443 21.064C99.8945 21.092 100.322 21.3312 100.357 21.4873C100.237 21.5505 99.9785 21.613 100.299 21.8583L100.299 22.1927L100.075 22.4066L100.075 22.7107L95.7022 22.7107C95.7022 22.5844 95.7022 22.4123 95.7022 22.4123L95.4895 22.1927L95.4895 21.8583C95.752 21.6763 95.5702 21.5836 95.436 21.482C95.6336 21.2657 95.7963 21.0616 95.367 21.064C95.4528 20.9121 95.4945 20.7671 95.3133 20.6564L95.2388 20.5052L95.1745 20.6564C94.9385 20.8012 95.0176 20.9331 95.116 21.064C94.5674 21.092 94.9957 21.3312 95.0309 21.4873C94.9104 21.5505 94.6511 21.613 94.9725 21.8583L94.9725 22.1927L94.7484 22.4066L94.7484 22.7107L92.5108 22.7107L90.3753 22.7107C90.3753 22.5844 90.3753 22.4123 90.3753 22.4123L90.1626 22.1927L90.1626 21.8583C90.4255 21.6763 90.2436 21.5836 90.1092 21.482C90.3068 21.2657 90.4696 21.0616 90.0401 21.064C90.126 20.9121 90.1678 20.7671 89.9868 20.6564L89.912 20.5052L89.848 20.6564C89.6117 20.8012 89.691 20.9331 89.7894 21.064C89.2408 21.092 89.6688 21.3312 89.704 21.4873C89.5836 21.5505 89.3243 21.613 89.6456 21.8583L89.6456 22.1927L89.4216 22.4066L89.4216 22.7107L85.0485 22.7107C85.0485 22.5844 85.0485 22.4123 85.0485 22.4123L84.8361 22.1927L84.8361 21.8583C85.0986 21.6763 84.917 21.5836 84.7825 21.482C84.9802 21.2657 85.1431 21.0616 84.7134 21.064C84.7994 20.9121 84.8412 20.7671 84.66 20.6564L84.5854 20.5052L84.5211 20.6564C84.2851 20.8012 84.3643 20.9331 84.4627 21.064C83.9142 21.092 84.3422 21.3312 84.3774 21.4873C84.2569 21.5505 83.9976 21.613 84.3192 21.8583L84.3192 22.1927L84.0951 22.4066L84.0951 22.7107L79.8422 22.7107C79.7425 22.367 79.4683 22.0496 79.7073 21.6546C79.7022 21.3591 79.9437 20.9673 79.4143 20.8777C79.241 20.7597 79.1574 20.6171 79.1838 20.4432L80.0711 18.926L79.0466 18.9464L79.0528 17.945L78.514 17.5797L79.0886 16.5306L78.479 16.5306L78.479 15.8749L78.018 14.848L78.018 12.9752L78.4189 12.5831L77.5958 12.1076L77.5958 11.3706L77.3631 11.3706L77.5465 10.6862C77.3939 10.51 77.2341 10.3752 77.0564 10.3384C77.097 10.3093 77.1237 10.2642 77.1237 10.2135C77.1237 10.1454 77.0767 10.0873 77.0109 10.0652L77.0109 9.75185L77.2202 9.75185L77.2202 9.6364L77.0109 9.6364L77.0109 9.52097L76.893 9.52097L76.893 9.6364L76.6845 9.6364L76.6845 9.75185L76.893 9.75185L76.893 10.0661C76.8278 10.0881 76.7811 10.1454 76.7811 10.2135C76.7811 10.2655 76.809 10.3117 76.8517 10.3409C76.7015 10.375 76.539 10.4807 76.3582 10.6862L76.5051 11.3706L76.2122 11.3706L76.2122 12.1076L75.3143 12.5831L75.8518 12.9752L75.8518 14.848L75.3452 15.8749L75.3452 16.2379L74.4842 16.2379C74.4842 16.2379 73.7423 13.8787 73.2481 12.9499C72.7539 12.0209 71.7939 10.7398 71.2189 10.094C70.6441 9.44813 70.1318 9.00164 69.5423 8.57939C68.9524 8.15714 67.9636 7.6351 67.2924 7.32508C66.6209 7.01496 65.0863 6.50284 65.0863 6.50284L65.0863 6.20042L64.425 5.68069C64.425 5.68069 64.3387 5.46787 62.2675 5.46495C62.2536 5.46495 62.2405 5.46495 62.2262 5.46495C60.1553 5.46495 60.069 5.68069 60.069 5.68069L59.4075 6.20042L59.4075 6.50284C59.4075 6.50284 57.8728 7.01496 57.2014 7.32508C56.5299 7.6351 55.5412 8.15714 54.9516 8.57939C54.3618 9.00164 53.8497 9.44813 53.2746 10.094C52.6998 10.7398 51.7399 12.0209 51.2457 12.9499C50.7516 13.8787 50.0096 16.2379 50.0096 16.2379L49.1484 16.2379L49.1484 15.8749L48.6419 14.848L48.6419 12.9752L49.1793 12.5831L48.2817 12.1076L48.2817 11.3706L47.9887 11.3706L48.1354 10.6862C47.9546 10.4807 47.792 10.3746 47.6419 10.3409C47.6848 10.3118 47.7127 10.2656 47.7127 10.2135C47.7127 10.1454 47.666 10.0883 47.6008 10.0661L47.6008 9.75185L47.8093 9.75185L47.8093 9.6364L47.6008 9.6364L47.6008 9.52097L47.4831 9.52097L47.4831 9.6364L47.2734 9.6364L47.2734 9.75185L47.4831 9.75185L47.4831 10.0652C47.4171 10.0873 47.3702 10.1456 47.3702 10.2135C47.3702 10.2645 47.3966 10.3096 47.4377 10.3384C47.2598 10.3756 47.1 10.51 46.9474 10.6862L47.1308 11.3706L46.8979 11.3706L46.8979 12.1076L46.0747 12.5831L46.4757 12.9752L46.4757 14.848L46.0148 15.8749L46.0148 16.5306L45.4053 16.5306L45.9798 17.5797L45.4409 17.945L45.4472 18.9464L44.4227 18.926L45.3098 20.4432C45.3365 20.6171 45.2528 20.7597 45.0795 20.8777C44.5503 20.967 44.791 21.3591 44.7865 21.6546C45.0252 22.0496 44.7512 22.367 44.6517 22.7107L40.3986 22.7107L40.3986 22.4066L40.1748 22.1927L40.1748 21.8583C40.496 21.613 40.2368 21.5509 40.1163 21.4873C40.1515 21.3312 40.5796 21.092 40.031 21.064C40.1295 20.9331 40.2088 20.8012 39.9725 20.6564L39.9086 20.5052L39.8337 20.6564C39.6529 20.7671 39.6946 20.9121 39.7803 21.064C39.3508 21.064 39.5137 21.2657 39.7113 21.482C39.577 21.5836 39.3952 21.6763 39.658 21.8583L39.658 22.1927L39.4452 22.4123C39.4452 22.4123 39.4452 22.5844 39.4452 22.7107L35.0722 22.7107L35.0722 22.4066L34.8481 22.1927L34.8481 21.8583C35.1693 21.613 34.9101 21.5509 34.7896 21.4873C34.8247 21.3312 35.2533 21.092 34.7046 21.064C34.803 20.9331 34.8821 20.8012 34.6459 20.6564L34.582 20.5052L34.5072 20.6564C34.326 20.7671 34.3678 20.9121 34.4537 21.064C34.0242 21.064 34.1871 21.2657 34.3847 21.482C34.2502 21.5836 34.0685 21.6763 34.3311 21.8583L34.3311 22.1927L34.1185 22.4123C34.1185 22.4123 34.1185 22.5844 34.1185 22.7107L31.9831 22.7107L29.7456 22.7107L29.7456 22.4066L29.5214 22.1927L29.5214 21.8583C29.8427 21.613 29.5836 21.5509 29.4631 21.4873C29.4982 21.3312 29.9262 21.092 29.3776 21.064C29.4763 20.9331 29.5555 20.8012 29.3193 20.6564L29.2552 20.5052L29.1807 20.6564C28.9994 20.7671 29.0411 20.9121 29.1269 21.064C28.6976 21.064 28.8601 21.2657 29.0578 21.482C28.9239 21.5836 28.7418 21.6763 29.0044 21.8583L29.0044 22.1927L28.7917 22.4123C28.7917 22.4123 28.7917 22.5844 28.7917 22.7107L24.4187 22.7107L24.4187 22.4066L24.1947 22.1927L24.1947 21.8583C24.516 21.613 24.2568 21.5509 24.1363 21.4873C24.1714 21.3312 24.5997 21.092 24.0511 21.064C24.1496 20.9331 24.2287 20.8012 23.9927 20.6564L23.9285 20.5052L23.8538 20.6564C23.6727 20.7671 23.7146 20.9121 23.8004 21.064C23.3709 21.064 23.5335 21.2657 23.7312 21.482C23.597 21.5836 23.4151 21.6763 23.6778 21.8583L23.6778 22.1927L23.465 22.4123C23.465 22.4123 23.465 22.5844 23.465 22.7107L19.3152 22.7107L19.0213 21.6546L18.7517 20.8158L18.7517 20.3701L18.3509 20.3701L18.3509 19.5564L17.9769 19.5564L17.9769 14.8605L18.9663 13.4177L17.8697 13.4177L17.8697 12.6042L17.6019 12.3686L17.6019 11.6865L16.2277 11.6865C16.182 11.433 16.0375 11.248 15.8657 11.248C15.6941 11.248 15.5494 11.433 15.5037 11.6865L13.2694 11.6865C13.2236 11.433 13.0791 11.248 12.9073 11.248C12.7356 11.248 12.5904 11.433 12.5446 11.6865L12.038 11.6865L12.038 4.6386L12.1365 4.6386L12.1365 5.35813C15.1571 5.17296 16.1719 6.30875 18.2025 6.64672L18.2218 5.94551C18.1047 5.82237 17.937 5.82457 17.9136 5.47195C17.8827 5.34011 17.8827 5.22668 18.1059 5.2443C18.1078 4.94592 18.0785 4.67797 18.0287 4.43009C18.138 4.12044 18.3911 3.88138 18.7057 3.67234C17.6384 2.94661 16.8461 2.61032 15.4876 2.12356C14.349 1.71564 13.6529 0.861025 12.1365 0.469541L12.1365 1.47407L12.038 1.47407L12.038 0L11.7176 0ZM112.776 1.646L112.873 1.646L112.873 4.43249L112.776 4.43249ZM12.0388 1.66304L12.1373 1.66304L12.1373 4.44881L12.0388 4.44881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4" draw:id="shape-14" draw:name="RotesRathaus" draw:layer="" svg:width="86.25956825715pt" svg:height="72.07413141385pt" svg:x="458.30100000000pt" svg:y="347.16600000000pt" svg:viewBox="0 0 86 72" svg:d="M43.0494 0L43.0494 5.68162L42.5436 5.68162L42.5651 6.72916L42.7495 7.11614L41.9927 11.3885L41.1789 11.3885L41.1789 12.4634L39.5731 12.4634L38.6829 11.5763L36.4596 12.0198L36.0164 13.1282L36.2379 13.349L36.0164 14.4571L36.2379 14.678L36.2379 15.5651L36.683 16.8942L36.4596 18.0024L36.683 18.2254L36.683 23.3205L36.4596 23.5434L36.683 23.9869L36.4596 24.8723L36.683 25.3159L36.683 33.5149L36.4596 33.7378L36.683 33.9586L36.683 37.9475L36.0164 38.391L36.2379 38.833L36.2379 43.4884L35.5712 43.4884L34.6812 43.9301L34.6812 45.0381L34.9046 45.261L34.9046 50.1353L6.67036 50.1353L5.55863 49.9146L0.666643 49.9146L0.445086 50.1353L0.445086 51.0227L0.666643 51.2437L0.666643 52.3518L0.890163 52.5725L0.890163 65.2043L0 65.2043L0 66.0916L0.221567 66.5352L0.221567 72.0741L43.1299 72.0741L86.0362 72.0741L86.0362 66.5352L86.2596 66.0916L86.2596 65.2043L85.3696 65.2043L85.3696 52.5725L85.5931 52.3518L85.5931 51.2437L85.8148 51.0227L85.8148 50.1353L85.5931 49.9146L80.7012 49.9146L79.5894 50.1353L51.3551 50.1353L51.3551 45.261L51.5786 45.0381L51.5786 43.9301L50.6884 43.4884L50.0218 43.4884L50.0218 38.833L50.2432 38.391L49.5766 37.9475L49.5766 33.9586L49.7984 33.7378L49.5766 33.5149L49.5766 25.3159L49.7984 24.8723L49.5766 23.9869L49.7984 23.5434L49.5766 23.3205L49.5766 18.2254L49.7984 18.0024L49.5766 16.8942L50.0218 15.5651L50.0218 14.678L50.2432 14.4571L50.0218 13.349L50.2432 13.1282L49.7984 12.0198L47.5767 11.5763L46.6865 12.4634L45.169 12.4634L45.169 11.3885L44.3515 11.3885L43.5119 7.11614L43.6847 6.72916C43.6847 6.72916 43.693 5.68162 43.6847 5.68162L43.2102 5.68162L43.2102 3.9031C43.4461 4.02916 44.4538 4.53668 45.6847 4.7259C47.2106 4.86456 46.344 4.68739 48.1848 4.9936C48.1848 4.9936 48.0738 4.94595 48.0573 4.40927C48.0403 3.87156 48.5381 3.83386 48.5612 3.43593C48.584 3.03811 48.2375 2.61543 48.2219 2.26333C48.2017 1.81197 48.1454 1.93887 48.1454 1.93887C47.364 1.80802 46.6914 2.10591 44.6788 0.969386C43.8837 0.421243 43.3633 0.344413 43.2102 0.334278L43.2102 0ZM6.46843 50.2742C6.5158 50.2742 6.55749 50.2994 6.57821 50.3391L6.52138 50.4385C6.50582 50.4283 6.48711 50.4273 6.4684 50.4273C6.44979 50.4273 6.43301 50.4273 6.41745 50.4385L6.35858 50.3391C6.37932 50.2994 6.421 50.2742 6.46839 50.2742ZM7.17035 50.2742C7.21773 50.2742 7.25943 50.2994 7.28016 50.3391L7.2233 50.4385C7.20775 50.4283 7.18905 50.4273 7.17034 50.4273C7.15173 50.4273 7.13494 50.4273 7.11939 50.4385L7.06256 50.3391C7.08329 50.2994 7.12304 50.2742 7.17039 50.2742ZM7.87425 50.2742C7.92164 50.2742 7.96139 50.2994 7.98208 50.3391L7.92525 50.4385C7.90969 50.4283 7.89291 50.4273 7.8743 50.4273C7.85571 50.4273 7.83699 50.4273 7.82131 50.4385L7.76447 50.3391C7.78522 50.2994 7.82692 50.2742 7.87429 50.2742ZM8.57618 50.2742C8.62356 50.2742 8.66333 50.2994 8.68401 50.3391L8.62717 50.4385C8.61162 50.4283 8.59483 50.4273 8.57624 50.4273C8.55764 50.4273 8.53881 50.4273 8.52324 50.4385L8.46641 50.3391C8.48715 50.2994 8.52884 50.2742 8.57622 50.2742ZM9.27812 50.2742C9.32549 50.2742 9.36719 50.2994 9.3879 50.3391L9.32915 50.4385C9.31358 50.4283 9.29679 50.4273 9.2782 50.4273C9.25959 50.4273 9.2428 50.4273 9.22726 50.4385L9.16848 50.3391C9.18923 50.2994 9.23091 50.2742 9.27828 50.2742ZM9.97996 50.2742C10.0273 50.2742 10.0691 50.2994 10.0899 50.3391L10.0329 50.4385C10.0175 50.4283 9.99868 50.4273 9.97996 50.4273C9.96144 50.4273 9.94468 50.4273 9.92911 50.4385L9.87226 50.3391C9.893 50.2994 9.93276 50.2742 9.97996 50.2742ZM10.682 50.2742C10.7293 50.2742 10.7711 50.2994 10.7917 50.3391L10.7349 50.4385C10.7196 50.4283 10.7008 50.4273 10.682 50.4273C10.6634 50.4273 10.6465 50.4273 10.631 50.4385L10.5741 50.3391C10.5949 50.2994 10.6347 50.2742 10.682 50.2742ZM11.3858 50.2742C11.4332 50.2742 11.473 50.2994 11.4938 50.3391L11.4368 50.4385C11.4214 50.4283 11.4046 50.4273 11.3859 50.4273C11.3673 50.4273 11.3488 50.4273 11.333 50.4385L11.2761 50.3391C11.2971 50.2994 11.3386 50.2742 11.3859 50.2742ZM12.0879 50.2742C12.1351 50.2742 12.1768 50.2994 12.1977 50.3391L12.1387 50.4385C12.1234 50.4283 12.1065 50.4273 12.0879 50.4273C12.0692 50.4273 12.0505 50.4273 12.035 50.4385L11.9782 50.3391C11.9988 50.2994 12.0406 50.2742 12.0879 50.2742ZM12.7897 50.2742C12.8371 50.2742 12.8787 50.2994 12.8994 50.3391L12.8405 50.4385C12.8252 50.4283 12.8084 50.4273 12.7896 50.4273C12.771 50.4273 12.7544 50.4273 12.7387 50.4385L12.6801 50.3391C12.7008 50.2994 12.7423 50.2742 12.7897 50.2742ZM13.4918 50.2742C13.5391 50.2742 13.5808 50.2994 13.6014 50.3391L13.5446 50.4385C13.5292 50.4283 13.5102 50.4273 13.4918 50.4273C13.4731 50.4273 13.4565 50.4273 13.4406 50.4385L13.3839 50.3391C13.4048 50.2994 13.4443 50.2742 13.4919 50.2742ZM14.1937 50.2742C14.241 50.2742 14.2825 50.2994 14.3034 50.3391L14.2466 50.4385C14.231 50.4283 14.2124 50.4273 14.1937 50.4273C14.1749 50.4273 14.1583 50.4273 14.1427 50.4385L14.0859 50.3391C14.1066 50.2994 14.1464 50.2742 14.1937 50.2742ZM14.8976 50.2742C14.9449 50.2742 14.9846 50.2994 15.0052 50.3391L14.9485 50.4385C14.9328 50.4283 14.9164 50.4273 14.8976 50.4273C14.8789 50.4273 14.8604 50.4273 14.8445 50.4385L14.7878 50.3391C14.8083 50.2994 14.85 50.2742 14.8976 50.2742ZM15.5995 50.2742C15.6469 50.2742 15.6886 50.2994 15.7094 50.3391L15.6506 50.4385C15.6346 50.4283 15.6178 50.4273 15.5995 50.4273C15.581 50.4273 15.5621 50.4273 15.5465 50.4385L15.4896 50.3391C15.5103 50.2994 15.552 50.2742 15.5995 50.2742ZM16.3013 50.2742C16.3488 50.2742 16.3904 50.2994 16.4113 50.3391L16.3524 50.4385C16.3368 50.4283 16.3201 50.4273 16.3013 50.4273C16.283 50.4273 16.266 50.4273 16.2506 50.4385L16.1917 50.3391C16.2125 50.2994 16.2542 50.2742 16.3014 50.2742ZM17.0032 50.2742C17.0507 50.2742 17.0924 50.2994 17.1131 50.3391L17.0562 50.4385C17.0408 50.4283 17.022 50.4273 17.0032 50.4273C16.9848 50.4273 16.968 50.4273 16.9523 50.4385L16.8954 50.3391C16.9163 50.2994 16.9559 50.2742 17.0034 50.2742ZM17.7053 50.2742C17.7527 50.2742 17.7944 50.2994 17.8151 50.3391L17.7583 50.4385C17.7426 50.4283 17.7241 50.4273 17.7053 50.4273C17.6866 50.4273 17.6698 50.4273 17.6544 50.4385L17.5976 50.3391C17.6183 50.2994 17.658 50.2742 17.7053 50.2742ZM18.4092 50.2742C18.4566 50.2742 18.4963 50.2994 18.5171 50.3391L18.4601 50.4385C18.4446 50.4283 18.4279 50.4273 18.4092 50.4273C18.3906 50.4273 18.372 50.4273 18.3564 50.4385L18.2992 50.3391C18.3202 50.2994 18.362 50.2742 18.4092 50.2742ZM19.111 50.2742C19.1585 50.2742 19.2002 50.2994 19.221 50.3391L19.1621 50.4385C19.1465 50.4283 19.1298 50.4273 19.1111 50.4273C19.0926 50.4273 19.0738 50.4273 19.0583 50.4385L19.0013 50.3391C19.0221 50.2994 19.0638 50.2742 19.1111 50.2742ZM19.8131 50.2742C19.8604 50.2742 19.9022 50.2994 19.9227 50.3391L19.8641 50.4385C19.8485 50.4283 19.8316 50.4273 19.8131 50.4273C19.7942 50.4273 19.7775 50.4273 19.7621 50.4385L19.7035 50.3391C19.7241 50.2994 19.7657 50.2742 19.8131 50.2742ZM20.515 50.2742C20.5623 50.2742 20.604 50.2994 20.6247 50.3391L20.568 50.4385C20.5524 50.4283 20.5337 50.4273 20.5149 50.4273C20.4964 50.4273 20.4795 50.4273 20.4643 50.4385L20.4071 50.3391C20.428 50.2994 20.4678 50.2742 20.515 50.2742ZM21.217 50.2742C21.2644 50.2742 21.3059 50.2994 21.3267 50.3391L21.27 50.4385C21.2542 50.4283 21.2357 50.4273 21.217 50.4273C21.1982 50.4273 21.1816 50.4273 21.1659 50.4385L21.1092 50.3391C21.1299 50.2994 21.1695 50.2742 21.217 50.2742ZM21.9208 50.2742C21.968 50.2742 22.0081 50.2994 22.0287 50.3391L21.9717 50.4385C21.9564 50.4283 21.9394 50.4273 21.9208 50.4273C21.9023 50.4273 21.8835 50.4273 21.8678 50.4385L21.8111 50.3391C21.8318 50.2994 21.8735 50.2742 21.9208 50.2742ZM22.6227 50.2742C22.6701 50.2742 22.7118 50.2994 22.7324 50.3391L22.6738 50.4385C22.6585 50.4283 22.6414 50.4273 22.6227 50.4273C22.6044 50.4273 22.5856 50.4273 22.5696 50.4385L22.513 50.3391C22.5337 50.2994 22.5754 50.2742 22.6227 50.2742ZM23.3247 50.2742C23.3721 50.2742 23.4137 50.2994 23.4344 50.3391L23.3758 50.4385C23.36 50.4283 23.3435 50.4273 23.3248 50.4273C23.306 50.4273 23.2895 50.4273 23.2737 50.4385L23.215 50.3391C23.2357 50.2994 23.2772 50.2742 23.3248 50.2742ZM24.0266 50.2742C24.0739 50.2742 24.1156 50.2994 24.1365 50.3391L24.0796 50.4385C24.064 50.4283 24.0455 50.4273 24.0266 50.4273C24.008 50.4273 23.9912 50.4273 23.9756 50.4385L23.919 50.3391C23.9395 50.2994 23.9793 50.2742 24.0266 50.2742ZM24.7287 50.2742C24.7759 50.2742 24.8177 50.2994 24.8383 50.3391L24.7815 50.4385C24.7659 50.4283 24.7471 50.4273 24.7287 50.4273C24.7101 50.4273 24.693 50.4273 24.6776 50.4385L24.6207 50.3391C24.6413 50.2994 24.6813 50.2742 24.7288 50.2742ZM25.4325 50.2742C25.4799 50.2742 25.5196 50.2994 25.5403 50.3391L25.4835 50.4385C25.4678 50.4283 25.4512 50.4273 25.4327 50.4273C25.4139 50.4273 25.3952 50.4273 25.3796 50.4385L25.3226 50.3391C25.3435 50.2994 25.3851 50.2742 25.4325 50.2742ZM26.1345 50.2742C26.1818 50.2742 26.2235 50.2994 26.2442 50.3391L26.1852 50.4385C26.1696 50.4283 26.1529 50.4273 26.1345 50.4273C26.1158 50.4273 26.0971 50.4273 26.0814 50.4385L26.0245 50.3391C26.0454 50.2994 26.087 50.2742 26.1343 50.2742ZM26.8362 50.2742C26.8838 50.2742 26.9255 50.2994 26.9462 50.3391L26.8873 50.4385C26.8718 50.4283 26.8549 50.4273 26.8364 50.4273C26.8179 50.4273 26.801 50.4273 26.7854 50.4385L26.7266 50.3391C26.7472 50.2994 26.7892 50.2742 26.8365 50.2742ZM27.5384 50.2742C27.5858 50.2742 27.6273 50.2994 27.6482 50.3391L27.5912 50.4385C27.5756 50.4283 27.5569 50.4273 27.5384 50.4273C27.5194 50.4273 27.5028 50.4273 27.4875 50.4385L27.4305 50.3391C27.4511 50.2994 27.4911 50.2742 27.5384 50.2742ZM28.2401 50.2742C28.2876 50.2742 28.3294 50.2994 28.3501 50.3391L28.293 50.4385C28.2777 50.4283 28.2588 50.4273 28.2401 50.4273C28.2215 50.4273 28.2049 50.4273 28.1891 50.4385L28.1323 50.3391C28.1531 50.2994 28.193 50.2742 28.2403 50.2742ZM28.9439 50.2742C28.9914 50.2742 29.0314 50.2994 29.0519 50.3391L28.9951 50.4385C28.9797 50.4283 28.9627 50.4273 28.944 50.4273C28.9256 50.4273 28.9068 50.4273 28.8911 50.4385L28.8344 50.3391C28.855 50.2994 28.8967 50.2742 28.944 50.2742ZM29.6461 50.2742C29.6935 50.2742 29.7351 50.2994 29.7558 50.3391L29.6971 50.4385C29.6814 50.4283 29.6648 50.4273 29.6462 50.4273C29.6273 50.4273 29.6089 50.4273 29.5932 50.4385L29.5365 50.3391C29.5571 50.2994 29.5987 50.2742 29.6461 50.2742ZM30.3479 50.2742C30.3954 50.2742 30.437 50.2994 30.4578 50.3391L30.3989 50.4385C30.3834 50.4283 30.3666 50.4273 30.3479 50.4273C30.3293 50.4273 30.3126 50.4273 30.2971 50.4385L30.2383 50.3391C30.2589 50.2994 30.3006 50.2742 30.3479 50.2742ZM31.0498 50.2742C31.0972 50.2742 31.1389 50.2994 31.1596 50.3391L31.1031 50.4385C31.0874 50.4283 31.0686 50.4273 31.0498 50.4273C31.0312 50.4273 31.0143 50.4273 30.9988 50.4385L30.9421 50.3391C30.9628 50.2994 31.0026 50.2742 31.0498 50.2742ZM31.7519 50.2742C31.7992 50.2742 31.8408 50.2994 31.8615 50.3391L31.8048 50.4385C31.7893 50.4283 31.7706 50.4273 31.7518 50.4273C31.7334 50.4273 31.7164 50.4273 31.7009 50.4385L31.6441 50.3391C31.6648 50.2994 31.7046 50.2742 31.7519 50.2742ZM32.4557 50.2742C32.5031 50.2742 32.5427 50.2994 32.5635 50.3391L32.5067 50.4385C32.491 50.4283 32.4745 50.4273 32.4558 50.4273C32.4373 50.4273 32.4185 50.4273 32.4027 50.4385L32.3461 50.3391C32.3668 50.2994 32.4084 50.2742 32.4558 50.2742ZM33.1577 50.2742C33.205 50.2742 33.2466 50.2994 33.2675 50.3391L33.2086 50.4385C33.193 50.4283 33.1763 50.4273 33.1578 50.4273C33.1392 50.4273 33.1204 50.4273 33.1047 50.4385L33.0478 50.3391C33.0687 50.2994 33.1103 50.2742 33.1578 50.2742ZM33.8597 50.2742C33.907 50.2742 33.9486 50.2994 33.9696 50.3391L33.9107 50.4385C33.8951 50.4283 33.8782 50.4273 33.8597 50.4273C33.8412 50.4273 33.8243 50.4273 33.8088 50.4385L33.7499 50.3391C33.7707 50.2994 33.8124 50.2742 33.8598 50.2742ZM34.5615 50.2742C34.6089 50.2742 34.6507 50.2994 34.6713 50.3391L34.6144 50.4385C34.5989 50.4283 34.5802 50.4273 34.5615 50.4273C34.543 50.4273 34.5261 50.4273 34.5105 50.4385L34.4537 50.3391C34.4744 50.2994 34.5143 50.2742 34.5615 50.2742ZM51.6041 50.2742C51.6515 50.2742 51.6931 50.2994 51.7139 50.3391L51.657 50.4385C51.6414 50.4283 51.6228 50.4273 51.6041 50.4273C51.5855 50.4273 51.5686 50.4273 51.553 50.4385L51.4944 50.3391C51.5152 50.2994 51.5568 50.2742 51.6041 50.2742ZM52.3061 50.2742C52.3533 50.2742 52.395 50.2994 52.4159 50.3391L52.3591 50.4385C52.3436 50.4283 52.3246 50.4273 52.3061 50.4273C52.2874 50.4273 52.2705 50.4273 52.2552 50.4385L52.1982 50.3391C52.219 50.2994 52.2588 50.2742 52.3062 50.2742ZM53.0099 50.2742C53.0572 50.2742 53.0971 50.2994 53.1178 50.3391L53.0609 50.4385C53.0454 50.4283 53.0285 50.4273 53.0101 50.4273C52.9913 50.4273 52.9726 50.4273 52.9569 50.4385L52.9 50.3391C52.921 50.2994 52.9628 50.2742 53.0101 50.2742ZM53.7119 50.2742C53.7593 50.2742 53.7992 50.2994 53.8195 50.3391L53.7628 50.4385C53.7474 50.4283 53.7306 50.4273 53.7119 50.4273C53.6933 50.4273 53.6747 50.4273 53.6589 50.4385L53.602 50.3391C53.6229 50.2994 53.6645 50.2742 53.7119 50.2742ZM54.414 50.2742C54.4611 50.2742 54.5029 50.2994 54.5235 50.3391L54.4647 50.4385C54.4492 50.4283 54.4326 50.4273 54.414 50.4273C54.3952 50.4273 54.3786 50.4273 54.3628 50.4385L54.3042 50.3391C54.3248 50.2994 54.3664 50.2742 54.4141 50.2742ZM55.1157 50.2742C55.1632 50.2742 55.2049 50.2994 55.2256 50.3391L55.1687 50.4385C55.153 50.4283 55.1343 50.4273 55.1157 50.4273C55.0972 50.4273 55.0804 50.4273 55.0648 50.4385L55.0079 50.3391C55.0285 50.2994 55.0685 50.2742 55.1157 50.2742ZM55.8177 50.2742C55.865 50.2742 55.9067 50.2994 55.9274 50.3391L55.8707 50.4385C55.8549 50.4283 55.8365 50.4273 55.8176 50.4273C55.799 50.4273 55.7824 50.4273 55.7669 50.4385L55.7097 50.3391C55.7306 50.2994 55.7702 50.2742 55.8177 50.2742ZM56.5215 50.2742C56.5687 50.2742 56.6088 50.2994 56.6294 50.3391L56.5725 50.4385C56.557 50.4283 56.5401 50.4273 56.5215 50.4273C56.5031 50.4273 56.4842 50.4273 56.4686 50.4385L56.4118 50.3391C56.4324 50.2994 56.4742 50.2742 56.5215 50.2742ZM57.2234 50.2742C57.2709 50.2742 57.3123 50.2994 57.3334 50.3391L57.2746 50.4385C57.2589 50.4283 57.2421 50.4273 57.2235 50.4273C57.205 50.4273 57.1862 50.4273 57.1707 50.4385L57.1138 50.3391C57.1344 50.2994 57.1762 50.2742 57.2235 50.2742ZM57.9255 50.2742C57.9728 50.2742 58.0143 50.2994 58.0353 50.3391L57.9765 50.4385C57.9609 50.4283 57.9442 50.4273 57.9255 50.4273C57.9068 50.4273 57.8903 50.4273 57.8747 50.4385L57.8157 50.3391C57.8365 50.2994 57.8781 50.2742 57.9256 50.2742ZM58.6273 50.2742C58.6745 50.2742 58.7165 50.2994 58.7372 50.3391L58.6803 50.4385C58.6649 50.4283 58.6459 50.4273 58.6273 50.4273C58.6089 50.4273 58.592 50.4273 58.5764 50.4385L58.5194 50.3391C58.5403 50.2994 58.5801 50.2742 58.6273 50.2742ZM59.3293 50.2742C59.3765 50.2742 59.4184 50.2994 59.4392 50.3391L59.3822 50.4385C59.3668 50.4283 59.3479 50.4273 59.3293 50.4273C59.3105 50.4273 59.2938 50.4273 59.2783 50.4385L59.2216 50.3391C59.2423 50.2994 59.2821 50.2742 59.3293 50.2742ZM60.0332 50.2742C60.0805 50.2742 60.1203 50.2994 60.1409 50.3391L60.0843 50.4385C60.0687 50.4283 60.052 50.4273 60.0332 50.4273C60.0144 50.4273 59.9959 50.4273 59.9803 50.4385L59.9235 50.3391C59.9443 50.2994 59.9858 50.2742 60.0332 50.2742ZM60.7351 50.2742C60.7825 50.2742 60.8241 50.2994 60.8448 50.3391L60.786 50.4385C60.7706 50.4283 60.7539 50.4273 60.7352 50.4273C60.7167 50.4273 60.6979 50.4273 60.6821 50.4385L60.6256 50.3391C60.6463 50.2994 60.6878 50.2742 60.7352 50.2742ZM61.4372 50.2742C61.4846 50.2742 61.5262 50.2994 61.5468 50.3391L61.4882 50.4385C61.4724 50.4283 61.4556 50.4273 61.4372 50.4273C61.4184 50.4273 61.4015 50.4273 61.3861 50.4385L61.3273 50.3391C61.3479 50.2994 61.3896 50.2742 61.4372 50.2742ZM62.1391 50.2742C62.1865 50.2742 62.228 50.2994 62.2487 50.3391L62.192 50.4385C62.1764 50.4283 62.1576 50.4273 62.1391 50.4273C62.1203 50.4273 62.1037 50.4273 62.088 50.4385L62.0312 50.3391C62.0519 50.2994 62.0918 50.2742 62.1392 50.2742ZM62.8409 50.2742C62.8884 50.2742 62.9301 50.2994 62.9507 50.3391L62.8938 50.4385C62.8783 50.4283 62.8597 50.4273 62.8409 50.4273C62.8224 50.4273 62.8055 50.4273 62.7899 50.4385L62.7331 50.3391C62.7538 50.2994 62.7936 50.2742 62.8409 50.2742ZM63.5448 50.2742C63.5921 50.2742 63.6318 50.2994 63.6526 50.3391L63.5958 50.4385C63.5803 50.4283 63.5636 50.4273 63.5448 50.4273C63.5263 50.4273 63.5075 50.4273 63.4918 50.4385L63.435 50.3391C63.4556 50.2994 63.4973 50.2742 63.5448 50.2742ZM64.2469 50.2742C64.2941 50.2742 64.3358 50.2994 64.3566 50.3391L64.2978 50.4385C64.2821 50.4283 64.2654 50.4273 64.2469 50.4273C64.2282 50.4273 64.2093 50.4273 64.1939 50.4385L64.137 50.3391C64.1576 50.2994 64.1994 50.2742 64.2469 50.2742ZM64.9486 50.2742C64.996 50.2742 65.0379 50.2994 65.0586 50.3391L64.9995 50.4385C64.984 50.4283 64.9673 50.4273 64.9486 50.4273C64.9302 50.4273 64.9134 50.4273 64.8978 50.4385L64.8389 50.3391C64.8596 50.2994 64.9012 50.2742 64.9486 50.2742ZM65.6505 50.2742C65.6978 50.2742 65.7398 50.2994 65.7604 50.3391L65.7034 50.4385C65.6881 50.4283 65.6694 50.4273 65.6504 50.4273C65.6321 50.4273 65.6153 50.4273 65.5997 50.4385L65.5426 50.3391C65.5636 50.2994 65.6031 50.2742 65.6505 50.2742ZM66.3526 50.2742C66.4 50.2742 66.4416 50.2994 66.4624 50.3391L66.4056 50.4385C66.3899 50.4283 66.3711 50.4273 66.3526 50.4273C66.3338 50.4273 66.3172 50.4273 66.3017 50.4385L66.2448 50.3391C66.2655 50.2994 66.3053 50.2742 66.3526 50.2742ZM67.0564 50.2742C67.104 50.2742 67.1436 50.2994 67.1642 50.3391L67.1074 50.4385C67.0919 50.4283 67.0752 50.4273 67.0565 50.4273C67.0378 50.4273 67.0193 50.4273 67.0036 50.4385L66.9468 50.3391C66.9675 50.2994 67.0091 50.2742 67.0564 50.2742ZM67.7585 50.2742C67.8057 50.2742 67.8474 50.2994 67.8682 50.3391L67.8095 50.4385C67.794 50.4283 67.777 50.4273 67.7585 50.4273C67.7398 50.4273 67.7213 50.4273 67.7055 50.4385L67.6485 50.3391C67.6696 50.2994 67.7112 50.2742 67.7585 50.2742ZM68.4604 50.2742C68.5077 50.2742 68.5494 50.2994 68.5701 50.3391L68.5116 50.4385C68.4957 50.4283 68.4789 50.4273 68.4605 50.4273C68.4418 50.4273 68.4249 50.4273 68.4095 50.4385L68.3507 50.3391C68.3713 50.2994 68.4132 50.2742 68.4604 50.2742ZM69.1623 50.2742C69.2098 50.2742 69.2514 50.2994 69.272 50.3391L69.2152 50.4385C69.1997 50.4283 69.1809 50.4273 69.1623 50.4273C69.1436 50.4273 69.1268 50.4273 69.1112 50.4385L69.0546 50.3391C69.0753 50.2994 69.115 50.2742 69.1623 50.2742ZM69.8641 50.2742C69.9116 50.2742 69.9533 50.2994 69.974 50.3391L69.9173 50.4385C69.9016 50.4283 69.8829 50.4273 69.8641 50.4273C69.8456 50.4273 69.829 50.4273 69.8132 50.4385L69.7563 50.3391C69.7773 50.2994 69.8169 50.2742 69.8641 50.2742ZM70.5681 50.2742C70.6155 50.2742 70.6552 50.2994 70.676 50.3391L70.6191 50.4385C70.6035 50.4283 70.5867 50.4273 70.5682 50.4273C70.5496 50.4273 70.5307 50.4273 70.5151 50.4385L70.4586 50.3391C70.4791 50.2994 70.5208 50.2742 70.5682 50.2742ZM71.2699 50.2742C71.3173 50.2742 71.3592 50.2994 71.3799 50.3391L71.3209 50.4385C71.3056 50.4283 71.2888 50.4273 71.2699 50.4273C71.2514 50.4273 71.2326 50.4273 71.2171 50.4385L71.1603 50.3391C71.1809 50.2994 71.2228 50.2742 71.2699 50.2742ZM71.9719 50.2742C72.0194 50.2742 72.061 50.2994 72.0817 50.3391L72.0229 50.4385C72.0074 50.4283 71.9908 50.4273 71.972 50.4273C71.9533 50.4273 71.9367 50.4273 71.921 50.4385L71.8624 50.3391C71.8832 50.2994 71.9248 50.2742 71.9721 50.2742ZM72.6741 50.2742C72.7213 50.2742 72.763 50.2994 72.7838 50.3391L72.7269 50.4385C72.7113 50.4283 72.6927 50.4273 72.6741 50.4273C72.6553 50.4273 72.6384 50.4273 72.623 50.4385L72.5661 50.3391C72.5868 50.2994 72.6266 50.2742 72.6741 50.2742ZM73.3759 50.2742C73.4233 50.2742 73.4648 50.2994 73.4855 50.3391L73.4288 50.4385C73.4133 50.4283 73.3945 50.4273 73.3759 50.4273C73.3572 50.4273 73.3404 50.4273 73.325 50.4385L73.268 50.3391C73.2886 50.2994 73.3285 50.2742 73.376 50.2742ZM74.0798 50.2742C74.127 50.2742 74.1669 50.2994 74.1877 50.3391L74.1308 50.4385C74.1151 50.4283 74.0984 50.4273 74.0799 50.4273C74.0612 50.4273 74.0425 50.4273 74.0269 50.4385L73.9698 50.3391C73.9907 50.2994 74.0324 50.2742 74.0799 50.2742ZM74.7817 50.2742C74.8289 50.2742 74.8707 50.2994 74.8917 50.3391L74.8326 50.4385C74.8171 50.4283 74.8001 50.4273 74.7817 50.4273C74.7632 50.4273 74.7443 50.4273 74.7288 50.4385L74.6718 50.3391C74.6925 50.2994 74.7343 50.2742 74.7817 50.2742ZM75.4836 50.2742C75.531 50.2742 75.5726 50.2994 75.5932 50.3391L75.5347 50.4385C75.5192 50.4283 75.5023 50.4273 75.4837 50.4273C75.4651 50.4273 75.4484 50.4273 75.4327 50.4385L75.374 50.3391C75.3948 50.2994 75.4363 50.2742 75.4838 50.2742ZM76.1855 50.2742C76.233 50.2742 76.2747 50.2994 76.2954 50.3391L76.2386 50.4385C76.2229 50.4283 76.2042 50.4273 76.1855 50.4273C76.1668 50.4273 76.1505 50.4273 76.1345 50.4385L76.0778 50.3391C76.0986 50.2994 76.1382 50.2742 76.1855 50.2742ZM76.8875 50.2742C76.9348 50.2742 76.9765 50.2994 76.9973 50.3391L76.9404 50.4385C76.9247 50.4283 76.9062 50.4273 76.8874 50.4273C76.8688 50.4273 76.8522 50.4273 76.8366 50.4385L76.7797 50.3391C76.8004 50.2994 76.8401 50.2742 76.8875 50.2742ZM77.5913 50.2742C77.6388 50.2742 77.6786 50.2994 77.6992 50.3391L77.6424 50.4385C77.6268 50.4283 77.61 50.4273 77.5913 50.4273C77.5729 50.4273 77.5541 50.4273 77.5384 50.4385L77.4817 50.3391C77.5023 50.2994 77.544 50.2742 77.5913 50.2742ZM78.2933 50.2742C78.3407 50.2742 78.3825 50.2994 78.4032 50.3391L78.3444 50.4385C78.3286 50.4283 78.312 50.4273 78.2933 50.4273C78.2747 50.4273 78.2559 50.4273 78.2403 50.4385L78.1837 50.3391C78.2043 50.2994 78.2458 50.2742 78.2933 50.2742ZM78.9954 50.2742C79.0427 50.2742 79.0842 50.2994 79.105 50.3391L79.0463 50.4385C79.0307 50.4283 79.014 50.4273 78.9954 50.4273C78.9767 50.4273 78.9599 50.4273 78.9444 50.4385L78.8857 50.3391C78.9064 50.2994 78.9481 50.2742 78.9955 50.2742ZM79.6972 50.2742C79.7445 50.2742 79.7862 50.2994 79.807 50.3391L79.7502 50.4385C79.7347 50.4283 79.7159 50.4273 79.6972 50.4273C79.6787 50.4273 79.6617 50.4273 79.6463 50.4385L79.5894 50.3391C79.61 50.2994 79.6499 50.2742 79.6972 50.2742ZM6.34294 50.3462C6.34497 50.3462 6.347 50.3462 6.34902 50.3462L6.40588 50.4435C6.37618 50.4627 6.35696 50.4963 6.35492 50.5337L6.23925 50.5337C6.21574 50.4963 6.21362 50.4474 6.2372 50.4069C6.25989 50.3673 6.30077 50.347 6.34309 50.3459ZM6.58801 50.3462C6.59004 50.3462 6.5921 50.3462 6.59411 50.3462C6.6364 50.3467 6.67728 50.3675 6.70002 50.4072C6.72368 50.4474 6.72155 50.4963 6.69797 50.5341L6.58427 50.5341C6.58222 50.4967 6.56097 50.4631 6.53127 50.4438L6.58811 50.3466ZM7.04487 50.3462C7.0469 50.3462 7.04894 50.3462 7.05099 50.3462L7.10781 50.4435C7.07812 50.4627 7.0589 50.4963 7.05687 50.5337L6.94118 50.5337C6.9177 50.4963 6.91555 50.4474 6.93915 50.4069C6.96183 50.3673 7.0027 50.347 7.04502 50.3459ZM7.29192 50.3462C7.29394 50.3462 7.29598 50.3462 7.29801 50.3462C7.34031 50.3467 7.38118 50.3675 7.4039 50.4072C7.4276 50.4474 7.42354 50.4963 7.39983 50.5341L7.28613 50.5341C7.28407 50.4967 7.26283 50.4631 7.23313 50.4438L7.29192 50.3466ZM7.74678 50.3462C7.74881 50.3462 7.75085 50.3462 7.7529 50.3462L7.81165 50.4435C7.78197 50.4627 7.76082 50.4963 7.75868 50.5337L7.64497 50.5337C7.62146 50.4963 7.6174 50.4474 7.64088 50.4069C7.66355 50.3673 7.70444 50.347 7.74675 50.3459ZM7.99385 50.3462C7.99589 50.3462 7.99793 50.3462 7.99995 50.3462C8.04226 50.3467 8.08314 50.3675 8.10584 50.4072C8.12952 50.4474 8.12739 50.4963 8.10379 50.5341L7.98812 50.5341C7.98607 50.4967 7.96676 50.4631 7.93716 50.4438L7.99401 50.3466ZM8.45069 50.3462C8.45272 50.3462 8.45476 50.3462 8.45678 50.3462L8.51363 50.4435C8.48395 50.4627 8.46269 50.4963 8.46065 50.5337L8.34693 50.5337C8.32344 50.4963 8.32132 50.4474 8.3449 50.4069C8.36757 50.3673 8.40846 50.347 8.45078 50.3459ZM8.69579 50.3462C8.69781 50.3462 8.69986 50.3462 8.70188 50.3462C8.74417 50.3467 8.78505 50.3675 8.80775 50.4072C8.83143 50.4474 8.82931 50.4963 8.80571 50.5341L8.69002 50.5341C8.688 50.4967 8.66867 50.4631 8.63909 50.4438L8.69594 50.3466ZM9.15263 50.3462C9.15466 50.3462 9.1567 50.3462 9.15872 50.3462L9.21557 50.4435C9.18589 50.4627 9.16666 50.4963 9.16464 50.5337L9.04895 50.5337C9.02545 50.4963 9.02332 50.4474 9.0469 50.4069C9.06959 50.3673 9.11046 50.347 9.1528 50.3459ZM9.39772 50.3462C9.39974 50.3462 9.40178 50.3462 9.40383 50.3462C9.44609 50.3467 9.48698 50.3675 9.50971 50.4072C9.53337 50.4474 9.53125 50.4963 9.50765 50.5341L9.39197 50.5341C9.38992 50.4967 9.37063 50.4631 9.34101 50.4438L9.39787 50.3466ZM9.85458 50.3462C9.85661 50.3462 9.85866 50.3462 9.86067 50.3462L9.91752 50.4435C9.88783 50.4627 9.8686 50.4963 9.86657 50.5337L9.75089 50.5337C9.72739 50.4963 9.72526 50.4474 9.74885 50.4069C9.77152 50.3673 9.81241 50.347 9.85473 50.3459ZM10.0996 50.3462C10.1016 50.3462 10.1037 50.3462 10.1057 50.3462C10.148 50.3467 10.1889 50.3675 10.2117 50.4072C10.2353 50.4474 10.2332 50.4963 10.2097 50.5341L10.0959 50.5341C10.0939 50.4967 10.0726 50.4631 10.0429 50.4438L10.0997 50.3466ZM10.5565 50.3462C10.5585 50.3462 10.5606 50.3462 10.5627 50.3462L10.6196 50.4435C10.5898 50.4627 10.5705 50.4963 10.5686 50.5337L10.4527 50.5337C10.4294 50.4963 10.4271 50.4474 10.4507 50.4069C10.4735 50.3673 10.5144 50.347 10.5566 50.3459ZM10.8036 50.3462C10.8056 50.3462 10.8076 50.3462 10.8096 50.3462C10.8518 50.3467 10.8928 50.3675 10.9156 50.4072C10.9392 50.4474 10.9352 50.4963 10.9116 50.5341L10.7978 50.5341C10.7957 50.4967 10.7745 50.4631 10.7448 50.4438L10.8037 50.3466ZM11.2584 50.3462C11.2604 50.3462 11.2625 50.3462 11.2645 50.3462L11.3235 50.4435C11.2937 50.4627 11.2724 50.4963 11.2704 50.5337L11.1566 50.5337C11.1332 50.4963 11.1291 50.4474 11.1524 50.4069C11.1751 50.3673 11.2163 50.347 11.2584 50.3459ZM11.5055 50.3462C11.5075 50.3462 11.5094 50.3462 11.5115 50.3462C11.5538 50.3467 11.5948 50.3675 11.6174 50.4072C11.6411 50.4474 11.639 50.4963 11.6155 50.5341L11.4998 50.5341C11.4978 50.4967 11.4781 50.4631 11.4489 50.4438L11.5056 50.3466ZM11.9624 50.3462C11.9645 50.3462 11.9664 50.3462 11.9683 50.3462L12.0252 50.4435C11.9955 50.4627 11.9741 50.4963 11.9721 50.5337L11.8586 50.5337C11.8351 50.4963 11.8329 50.4474 11.8565 50.4069C11.8793 50.3673 11.9199 50.347 11.9625 50.3459ZM12.2074 50.3462C12.2094 50.3462 12.2115 50.3462 12.2136 50.3462C12.2559 50.3467 12.2967 50.3675 12.3194 50.4072C12.343 50.4474 12.3409 50.4963 12.3173 50.5341L12.2017 50.5341C12.1997 50.4967 12.1802 50.4631 12.1508 50.4438L12.2076 50.3466ZM12.6644 50.3462C12.6664 50.3462 12.6683 50.3462 12.6704 50.3462L12.7273 50.4435C12.6975 50.4627 12.6783 50.4963 12.6763 50.5337L12.5605 50.5337C12.5371 50.4963 12.5349 50.4474 12.5586 50.4069C12.5815 50.3673 12.6221 50.347 12.6645 50.3459ZM12.9095 50.3462C12.9116 50.3462 12.9135 50.3462 12.9155 50.3462C12.9577 50.3467 12.9985 50.3675 13.0213 50.4072C13.0451 50.4474 13.0428 50.4963 13.0193 50.5341L12.9035 50.5341C12.9015 50.4967 12.8823 50.4631 12.8527 50.4438L12.9097 50.3466ZM13.3663 50.3462C13.3682 50.3462 13.3702 50.3462 13.3723 50.3462L13.4293 50.4435C13.3995 50.4627 13.3802 50.4963 13.3782 50.5337L13.2625 50.5337C13.2392 50.4963 13.2371 50.4474 13.2604 50.4069C13.2832 50.3673 13.3241 50.347 13.3663 50.3459ZM13.6113 50.3462C13.6133 50.3462 13.6153 50.3462 13.6174 50.3462C13.6599 50.3467 13.7006 50.3675 13.7231 50.4072C13.7469 50.4474 13.7448 50.4963 13.7211 50.5341L13.6076 50.5341C13.6056 50.4967 13.5842 50.4631 13.5546 50.4438L13.6114 50.3466ZM14.0682 50.3462C14.0702 50.3462 14.0721 50.3462 14.074 50.3462L14.1311 50.4435C14.1012 50.4627 14.0821 50.4963 14.0801 50.5337L13.9646 50.5337C13.941 50.4963 13.9387 50.4474 13.9626 50.4069C13.9852 50.3673 14.026 50.347 14.0685 50.3459ZM14.3154 50.3462C14.3174 50.3462 14.3194 50.3462 14.3215 50.3462C14.3637 50.3467 14.4046 50.3675 14.4272 50.4072C14.4509 50.4474 14.447 50.4963 14.4232 50.5341L14.3092 50.5341C14.3072 50.4967 14.2861 50.4631 14.2564 50.4438L14.3154 50.3466ZM14.7701 50.3462C14.7722 50.3462 14.7742 50.3462 14.7763 50.3462L14.8351 50.4435C14.8053 50.4627 14.7842 50.4963 14.782 50.5337L14.6685 50.5337C14.6448 50.4963 14.6407 50.4474 14.6644 50.4069C14.6868 50.3673 14.7277 50.347 14.7702 50.3459ZM15.0171 50.3462C15.0193 50.3462 15.0215 50.3462 15.0235 50.3462C15.0656 50.3467 15.1064 50.3675 15.1292 50.4072C15.153 50.4474 15.1506 50.4963 15.1273 50.5341L15.0113 50.5341C15.0093 50.4967 14.9902 50.4631 14.9604 50.4438L15.0172 50.3466ZM15.474 50.3462C15.476 50.3462 15.4781 50.3462 15.4802 50.3462L15.537 50.4435C15.5072 50.4627 15.486 50.4963 15.484 50.5337L15.3703 50.5337C15.3468 50.4963 15.3446 50.4474 15.3682 50.4069C15.3909 50.3673 15.4318 50.347 15.4741 50.3459ZM15.719 50.3462C15.7209 50.3462 15.723 50.3462 15.7251 50.3462C15.7675 50.3467 15.8085 50.3675 15.831 50.4072C15.8548 50.4474 15.8527 50.4963 15.8289 50.5341L15.7132 50.5341C15.7113 50.4967 15.692 50.4631 15.6623 50.4438L15.7191 50.3466ZM16.1759 50.3462C16.1781 50.3462 16.1801 50.3462 16.182 50.3462L16.2388 50.4435C16.2092 50.4627 16.1899 50.4963 16.188 50.5337L16.0723 50.5337C16.0488 50.4963 16.0466 50.4474 16.0703 50.4069C16.0927 50.3673 16.1336 50.347 16.176 50.3459ZM16.421 50.3462C16.4231 50.3462 16.4251 50.3462 16.4271 50.3462C16.4695 50.3467 16.5103 50.3675 16.533 50.4072C16.5567 50.4474 16.5545 50.4963 16.5311 50.5341L16.4153 50.5341C16.4134 50.4967 16.394 50.4631 16.3645 50.4438L16.4212 50.3466ZM16.8778 50.3462C16.8798 50.3462 16.8819 50.3462 16.8841 50.3462L16.9408 50.4435C16.9112 50.4627 16.8919 50.4963 16.8899 50.5337L16.7741 50.5337C16.7506 50.4963 16.7485 50.4474 16.7722 50.4069C16.7947 50.3673 16.8357 50.347 16.8779 50.3459ZM17.125 50.3462C17.1269 50.3462 17.1269 50.3462 17.129 50.3462C17.1713 50.3467 17.212 50.3675 17.2351 50.4072C17.2585 50.4474 17.2563 50.4963 17.2328 50.5341L17.1192 50.5341C17.117 50.4967 17.0958 50.4631 17.066 50.4438L17.125 50.3466ZM17.5797 50.3462C17.5818 50.3462 17.5838 50.3462 17.5859 50.3462L17.6427 50.4435C17.613 50.4627 17.5939 50.4963 17.592 50.5337L17.4761 50.5337C17.4527 50.4963 17.4504 50.4474 17.474 50.4069C17.4967 50.3673 17.5377 50.347 17.5799 50.3459ZM17.8267 50.3462C17.8287 50.3462 17.8307 50.3462 17.8327 50.3462C17.8752 50.3467 17.9161 50.3675 17.9388 50.4072C17.9626 50.4474 17.9584 50.4963 17.9347 50.5341L17.8211 50.5341C17.8191 50.4967 17.7977 50.4631 17.768 50.4438L17.8269 50.3466ZM18.2817 50.3462C18.2837 50.3462 18.2857 50.3462 18.2878 50.3462L18.3466 50.4435C18.3171 50.4627 18.2957 50.4963 18.2937 50.5337L18.1799 50.5337C18.1564 50.4963 18.1526 50.4474 18.176 50.4069C18.1987 50.3673 18.2394 50.347 18.2818 50.3459ZM18.5288 50.3462C18.5308 50.3462 18.5327 50.3462 18.5347 50.3462C18.5772 50.3467 18.6181 50.3675 18.6409 50.4072C18.6644 50.4474 18.6624 50.4963 18.6387 50.5341L18.5232 50.5341C18.5212 50.4967 18.5017 50.4631 18.4721 50.4438L18.5289 50.3466ZM18.9855 50.3462C18.9877 50.3462 18.9897 50.3462 18.9917 50.3462L19.0484 50.4435C19.0189 50.4627 18.9976 50.4963 18.9956 50.5337L18.8819 50.5337C18.8584 50.4963 18.8562 50.4474 18.8799 50.4069C18.9024 50.3673 18.9434 50.347 18.9858 50.3459ZM19.2306 50.3462C19.2328 50.3462 19.2348 50.3462 19.2368 50.3462C19.279 50.3467 19.3199 50.3675 19.3427 50.4072C19.3664 50.4474 19.3641 50.4963 19.3405 50.5341L19.225 50.5341C19.223 50.4967 19.2036 50.4631 19.174 50.4438L19.2309 50.3466ZM19.6876 50.3462C19.6896 50.3462 19.6917 50.3462 19.6937 50.3462L19.7505 50.4435C19.7208 50.4627 19.7017 50.4963 19.6996 50.5337L19.5837 50.5337C19.5603 50.4963 19.5581 50.4474 19.5817 50.4069C19.6044 50.3673 19.6455 50.347 19.6877 50.3459ZM19.9327 50.3462C19.9347 50.3462 19.9367 50.3462 19.9387 50.3462C19.9811 50.3467 20.0218 50.3675 20.0445 50.4072C20.0683 50.4474 20.0663 50.4963 20.0426 50.5341L19.9271 50.5341C19.925 50.4967 19.9056 50.4631 19.876 50.4438L19.9328 50.3466ZM20.3895 50.3462C20.3916 50.3462 20.3936 50.3462 20.3956 50.3462L20.4523 50.4435C20.4228 50.4627 20.4035 50.4963 20.4015 50.5337L20.2857 50.5337C20.2624 50.4963 20.2603 50.4474 20.2837 50.4069C20.3065 50.3673 20.3473 50.347 20.3898 50.3459ZM20.6366 50.3462C20.6386 50.3462 20.6386 50.3462 20.6406 50.3462C20.6828 50.3467 20.7237 50.3675 20.7465 50.4072C20.7702 50.4474 20.7681 50.4963 20.7445 50.5341L20.6307 50.5341C20.6288 50.4967 20.6074 50.4631 20.5777 50.4438L20.6366 50.3466ZM21.0916 50.3462C21.0935 50.3462 21.0956 50.3462 21.0975 50.3462L21.1543 50.4435C21.1246 50.4627 21.1054 50.4963 21.1032 50.5337L20.9879 50.5337C20.9643 50.4963 20.9622 50.4474 20.9858 50.4069C21.0083 50.3673 21.0493 50.347 21.0916 50.3459ZM21.3384 50.3462C21.3405 50.3462 21.3426 50.3462 21.3447 50.3462C21.3868 50.3467 21.4278 50.3675 21.4507 50.4072C21.4741 50.4474 21.47 50.4963 21.4464 50.5341L21.3326 50.5341C21.3305 50.4967 21.3093 50.4631 21.2796 50.4438L21.3384 50.3466ZM21.7934 50.3462C21.7955 50.3462 21.7974 50.3462 21.7994 50.3462L21.8583 50.4435C21.8287 50.4627 21.8074 50.4963 21.8055 50.5337L21.6916 50.5337C21.668 50.4963 21.664 50.4474 21.6876 50.4069C21.7101 50.3673 21.7512 50.347 21.7936 50.3459ZM22.0404 50.3462C22.0425 50.3462 22.0444 50.3462 22.0465 50.3462C22.0889 50.3467 22.1296 50.3675 22.1523 50.4072C22.1759 50.4474 22.1739 50.4963 22.1503 50.5341L22.0346 50.5341C22.0326 50.4967 22.0133 50.4631 21.9836 50.4438L22.0405 50.3466ZM22.4971 50.3462C22.4992 50.3462 22.5014 50.3462 22.5034 50.3462L22.5602 50.4435C22.5305 50.4627 22.5093 50.4963 22.5072 50.5337L22.3936 50.5337C22.3701 50.4963 22.3679 50.4474 22.3914 50.4069C22.414 50.3673 22.4549 50.347 22.4972 50.3459ZM22.7423 50.3462C22.7444 50.3462 22.7464 50.3462 22.7484 50.3462C22.7906 50.3467 22.8316 50.3675 22.8544 50.4072C22.8781 50.4474 22.8759 50.4963 22.8523 50.5341L22.7366 50.5341C22.7346 50.4967 22.7152 50.4631 22.6857 50.4438L22.7425 50.3466ZM23.1991 50.3462C23.201 50.3462 23.2031 50.3462 23.2052 50.3462L23.2623 50.4435C23.2324 50.4627 23.2133 50.4963 23.2112 50.5337L23.0955 50.5337C23.0719 50.4963 23.0698 50.4474 23.0936 50.4069C23.1161 50.3673 23.157 50.347 23.1992 50.3459ZM23.4444 50.3462C23.4463 50.3462 23.4485 50.3462 23.4505 50.3462C23.4927 50.3467 23.5336 50.3675 23.5562 50.4072C23.5801 50.4474 23.5778 50.4963 23.5543 50.5341L23.4385 50.5341C23.4364 50.4967 23.4172 50.4631 23.3875 50.4438L23.4445 50.3466ZM23.901 50.3462C23.9031 50.3462 23.9051 50.3462 23.9071 50.3462L23.9642 50.4435C23.9343 50.4627 23.9153 50.4963 23.9132 50.5337L23.7975 50.5337C23.7738 50.4963 23.7717 50.4474 23.7956 50.4069C23.8181 50.3673 23.8591 50.347 23.9013 50.3459ZM24.1483 50.3462C24.1502 50.3462 24.1502 50.3462 24.1522 50.3462C24.1946 50.3467 24.2353 50.3675 24.2581 50.4072C24.2817 50.4474 24.2795 50.4963 24.2561 50.5341L24.1423 50.5341C24.1403 50.4967 24.1191 50.4631 24.0895 50.4438L24.1483 50.3466ZM24.6032 50.3462C24.6051 50.3462 24.6071 50.3462 24.6092 50.3462L24.6661 50.4435C24.6364 50.4627 24.617 50.4963 24.6149 50.5337L24.4995 50.5337C24.4759 50.4963 24.4739 50.4474 24.4974 50.4069C24.5202 50.3673 24.5608 50.347 24.6033 50.3459ZM24.8501 50.3462C24.8523 50.3462 24.8543 50.3462 24.8561 50.3462C24.8984 50.3467 24.9394 50.3675 24.9621 50.4072C24.9858 50.4474 24.9817 50.4963 24.9581 50.5341L24.8444 50.5341C24.8422 50.4967 24.821 50.4631 24.7914 50.4438L24.85 50.3466ZM25.3071 50.3462C25.3089 50.3462 25.3089 50.3462 25.311 50.3462L25.3698 50.4435C25.3402 50.4627 25.3189 50.4963 25.3169 50.5337L25.2034 50.5337C25.1797 50.4963 25.1757 50.4474 25.1989 50.4069C25.2216 50.3673 25.2644 50.347 25.3069 50.3459ZM25.5521 50.3462C25.5541 50.3462 25.5561 50.3462 25.5582 50.3462C25.6006 50.3467 25.6415 50.3675 25.664 50.4072C25.6877 50.4474 25.6857 50.4963 25.6619 50.5341L25.5463 50.5341C25.5443 50.4967 25.5249 50.4631 25.4954 50.4438L25.5522 50.3466ZM26.0088 50.3462C26.0109 50.3462 26.013 50.3462 26.015 50.3462L26.0717 50.4435C26.0422 50.4627 26.0209 50.4963 26.0188 50.5337L25.905 50.5337C25.8815 50.4963 25.8795 50.4474 25.903 50.4069C25.9257 50.3673 25.9665 50.347 26.0089 50.3459ZM26.2541 50.3462C26.2562 50.3462 26.2581 50.3462 26.2601 50.3462C26.3025 50.3467 26.3432 50.3675 26.3661 50.4072C26.3897 50.4474 26.3875 50.4963 26.3641 50.5341L26.2483 50.5341C26.2463 50.4967 26.227 50.4631 26.1975 50.4438L26.2543 50.3466ZM26.7109 50.3462C26.7129 50.3462 26.715 50.3462 26.7171 50.3462L26.7735 50.4435C26.7442 50.4627 26.7247 50.4963 26.7228 50.5337L26.607 50.5337C26.5835 50.4963 26.5816 50.4474 26.6051 50.4069C26.6279 50.3673 26.6687 50.347 26.711 50.3459ZM26.9559 50.3462C26.9579 50.3462 26.9599 50.3462 26.962 50.3462C27.0042 50.3467 27.0454 50.3675 27.068 50.4072C27.0918 50.4474 27.0897 50.4963 27.0658 50.5341L26.9502 50.5341C26.9481 50.4967 26.9288 50.4631 26.8991 50.4438L26.9561 50.3466ZM27.4128 50.3462C27.4149 50.3462 27.4168 50.3462 27.419 50.3462L27.4757 50.4435C27.4462 50.4627 27.4267 50.4963 27.4248 50.5337L27.3091 50.5337C27.2857 50.4963 27.2836 50.4474 27.307 50.4069C27.3298 50.3673 27.3707 50.347 27.413 50.3459ZM27.6596 50.3462C27.6617 50.3462 27.6617 50.3462 27.6637 50.3462C27.7061 50.3467 27.7473 50.3675 27.7697 50.4072C27.7936 50.4474 27.7914 50.4963 27.7676 50.5341L27.6541 50.5341C27.6522 50.4967 27.6306 50.4631 27.6011 50.4438L27.6596 50.3466ZM28.1148 50.3462C28.1168 50.3462 28.1187 50.3462 28.1208 50.3462L28.1775 50.4435C28.1479 50.4627 28.1288 50.4963 28.1267 50.5337L28.0109 50.5337C27.9875 50.4963 27.9854 50.4474 28.0089 50.4069C28.0316 50.3673 28.0725 50.347 28.1149 50.3459ZM28.3618 50.3462C28.3638 50.3462 28.3659 50.3462 28.3678 50.3462C28.4102 50.3467 28.451 50.3675 28.4738 50.4072C28.4974 50.4474 28.4934 50.4963 28.4696 50.5341L28.3561 50.5341C28.354 50.4967 28.3327 50.4631 28.303 50.4438L28.3618 50.3466ZM28.8186 50.3462C28.8208 50.3462 28.8208 50.3462 28.8228 50.3462L28.8814 50.4435C28.8518 50.4627 28.8306 50.4963 28.8286 50.5337L28.7147 50.5337C28.6913 50.4963 28.687 50.4474 28.7106 50.4069C28.7333 50.3673 28.7763 50.347 28.8185 50.3459ZM29.0635 50.3462C29.0657 50.3462 29.0677 50.3462 29.0697 50.3462C29.112 50.3467 29.1529 50.3675 29.1756 50.4072C29.1994 50.4474 29.1972 50.4963 29.1736 50.5341L29.058 50.5341C29.0559 50.4967 29.0367 50.4631 29.0072 50.4438L29.0638 50.3466ZM29.5205 50.3462C29.5226 50.3462 29.5246 50.3462 29.5266 50.3462L29.5836 50.4435C29.5537 50.4627 29.5326 50.4963 29.5306 50.5337L29.4167 50.5337C29.3932 50.4963 29.3912 50.4474 29.4147 50.4069C29.4374 50.3673 29.4783 50.347 29.5205 50.3459ZM29.7656 50.3462C29.7676 50.3462 29.7696 50.3462 29.7717 50.3462C29.814 50.3467 29.855 50.3675 29.8775 50.4072C29.9012 50.4474 29.8991 50.4963 29.8755 50.5341L29.7598 50.5341C29.758 50.4967 29.7387 50.4631 29.7089 50.4438L29.7657 50.3466ZM30.2223 50.3462C30.2244 50.3462 30.2263 50.3462 30.2284 50.3462L30.2853 50.4435C30.2557 50.4627 30.2365 50.4963 30.2345 50.5337L30.1187 50.5337C30.0953 50.4963 30.0932 50.4474 30.1168 50.4069C30.1395 50.3673 30.1801 50.347 30.2225 50.3459ZM30.4675 50.3462C30.4696 50.3462 30.4716 50.3462 30.4737 50.3462C30.5159 50.3467 30.5567 50.3675 30.5794 50.4072C30.6031 50.4474 30.601 50.4963 30.5773 50.5341L30.4618 50.5341C30.4597 50.4967 30.4405 50.4631 30.4109 50.4438L30.4678 50.3466ZM30.9246 50.3462C30.9265 50.3462 30.9285 50.3462 30.9305 50.3462L30.9875 50.4435C30.9577 50.4627 30.9384 50.4963 30.9364 50.5337L30.8209 50.5337C30.7973 50.4963 30.7951 50.4474 30.8188 50.4069C30.8413 50.3673 30.8822 50.347 30.9247 50.3459ZM31.1714 50.3462C31.1735 50.3462 31.1735 50.3462 31.1755 50.3462C31.2178 50.3467 31.2586 50.3675 31.2813 50.4072C31.3049 50.4474 31.3028 50.4963 31.2794 50.5341L31.1657 50.5341C31.1636 50.4967 31.1423 50.4631 31.1127 50.4438L31.1715 50.3466ZM31.6263 50.3462C31.6284 50.3462 31.6304 50.3462 31.6323 50.3462L31.6893 50.4435C31.6594 50.4627 31.6403 50.4963 31.6383 50.5337L31.5228 50.5337C31.4994 50.4963 31.4973 50.4474 31.5207 50.4069C31.5433 50.3673 31.5842 50.347 31.6266 50.3459ZM31.8734 50.3462C31.8754 50.3462 31.8774 50.3462 31.8795 50.3462C31.9218 50.3467 31.9626 50.3675 31.9854 50.4072C32.009 50.4474 32.005 50.4963 31.9813 50.5341L31.8674 50.5341C31.8654 50.4967 31.8442 50.4631 31.8145 50.4438L31.8735 50.3466ZM32.3301 50.3462C32.3321 50.3462 32.3321 50.3462 32.3342 50.3462L32.3932 50.4435C32.3636 50.4627 32.3422 50.4963 32.3402 50.5337L32.2265 50.5337C32.203 50.4963 32.1988 50.4474 32.2224 50.4069C32.2451 50.3673 32.2879 50.347 32.3301 50.3459ZM32.5755 50.3462C32.5776 50.3462 32.5795 50.3462 32.5815 50.3462C32.6237 50.3467 32.6646 50.3675 32.6874 50.4072C32.711 50.4474 32.7089 50.4963 32.6853 50.5341L32.5695 50.5341C32.5675 50.4967 32.5482 50.4631 32.5187 50.4438L32.5757 50.3466ZM33.0323 50.3462C33.0343 50.3462 33.0363 50.3462 33.0384 50.3462L33.0952 50.4435C33.0654 50.4627 33.044 50.4963 33.0421 50.5337L32.9284 50.5337C32.905 50.4963 32.9028 50.4474 32.9264 50.4069C32.9491 50.3673 32.9899 50.347 33.0323 50.3459ZM33.2773 50.3462C33.2793 50.3462 33.2815 50.3462 33.2835 50.3462C33.3257 50.3467 33.3666 50.3675 33.3894 50.4072C33.4131 50.4474 33.4107 50.4963 33.3874 50.5341L33.2715 50.5341C33.2695 50.4967 33.2501 50.4631 33.2205 50.4438L33.2774 50.3466ZM33.7341 50.3462C33.7362 50.3462 33.7382 50.3462 33.7401 50.3462L33.7972 50.4435C33.7673 50.4627 33.7482 50.4963 33.7462 50.5337L33.6305 50.5337C33.607 50.4963 33.6048 50.4474 33.6285 50.4069C33.6512 50.3673 33.6921 50.347 33.7344 50.3459ZM33.9792 50.3462C33.9813 50.3462 33.9833 50.3462 33.9853 50.3462C34.0275 50.3467 34.0685 50.3675 34.0912 50.4072C34.1149 50.4474 34.1127 50.4963 34.0891 50.5341L33.9735 50.5341C33.9715 50.4967 33.9521 50.4631 33.9225 50.4438L33.9793 50.3466ZM34.4361 50.3462C34.4381 50.3462 34.4402 50.3462 34.4422 50.3462L34.499 50.4435C34.4693 50.4627 34.4501 50.4963 34.448 50.5337L34.3323 50.5337C34.3088 50.4963 34.3068 50.4474 34.3302 50.4069C34.3532 50.3673 34.3939 50.347 34.4362 50.3459ZM34.6831 50.3462C34.6853 50.3462 34.6853 50.3462 34.6872 50.3462C34.7297 50.3467 34.7704 50.3675 34.793 50.4072C34.8168 50.4474 34.8147 50.4963 34.7911 50.5341L34.6775 50.5341C34.6754 50.4967 34.6541 50.4631 34.6244 50.4438L34.683 50.3466ZM51.4786 50.3462C51.4806 50.3462 51.4827 50.3462 51.4848 50.3462L51.5416 50.4435C51.5118 50.4627 51.4927 50.4963 51.4906 50.5337L51.3749 50.5337C51.3514 50.4963 51.3493 50.4474 51.373 50.4069C51.3955 50.3673 51.4366 50.347 51.4787 50.3459ZM51.7237 50.3462C51.7258 50.3462 51.7278 50.3462 51.73 50.3462C51.7721 50.3467 51.8129 50.3675 51.8357 50.4072C51.8593 50.4474 51.8573 50.4963 51.8337 50.5341L51.7198 50.5341C51.7177 50.4967 51.6965 50.4631 51.6667 50.4438L51.7238 50.3466ZM52.1805 50.3462C52.1825 50.3462 52.1846 50.3462 52.1866 50.3462L52.2434 50.4435C52.2138 50.4627 52.1946 50.4963 52.1926 50.5337L52.0768 50.5337C52.0535 50.4963 52.0512 50.4474 52.0747 50.4069C52.0976 50.3673 52.1383 50.347 52.1806 50.3459ZM52.4275 50.3462C52.4296 50.3462 52.4315 50.3462 52.4336 50.3462C52.476 50.3467 52.5169 50.3675 52.5396 50.4072C52.5632 50.4474 52.5591 50.4963 52.5354 50.5341L52.4217 50.5341C52.4197 50.4967 52.3985 50.4631 52.3687 50.4438L52.4275 50.3466ZM52.8826 50.3462C52.8846 50.3462 52.8866 50.3462 52.8887 50.3462L52.9473 50.4435C52.9178 50.4627 52.8963 50.4963 52.8943 50.5337L52.7807 50.5337C52.7573 50.4963 52.7532 50.4474 52.7767 50.4069C52.7993 50.3673 52.8402 50.347 52.8826 50.3459ZM53.1296 50.3462C53.1315 50.3462 53.1336 50.3462 53.1355 50.3462C53.1779 50.3467 53.2189 50.3675 53.2414 50.4072C53.2653 50.4474 53.2631 50.4963 53.2394 50.5341L53.1238 50.5341C53.1216 50.4967 53.1023 50.4631 53.073 50.4438L53.1298 50.3466ZM53.5863 50.3462C53.5885 50.3462 53.5906 50.3462 53.5926 50.3462L53.6493 50.4435C53.6196 50.4627 53.5983 50.4963 53.5964 50.5337L53.4826 50.5337C53.4592 50.4963 53.457 50.4474 53.4806 50.4069C53.5033 50.3673 53.5441 50.347 53.5863 50.3459ZM53.8315 50.3462C53.8335 50.3462 53.8355 50.3462 53.8376 50.3462C53.8799 50.3467 53.9207 50.3675 53.9435 50.4072C53.9671 50.4474 53.9651 50.4963 53.9414 50.5341L53.8257 50.5341C53.8237 50.4967 53.8044 50.4631 53.7748 50.4438L53.8317 50.3466ZM54.2883 50.3462C54.2903 50.3462 54.2923 50.3462 54.2944 50.3462L54.3513 50.4435C54.3215 50.4627 54.3025 50.4963 54.3004 50.5337L54.1844 50.5337C54.161 50.4963 54.1588 50.4474 54.1824 50.4069C54.2053 50.3673 54.2462 50.347 54.2885 50.3459ZM54.5334 50.3462C54.5356 50.3462 54.5375 50.3462 54.5395 50.3462C54.5818 50.3467 54.6227 50.3675 54.6454 50.4072C54.6692 50.4474 54.667 50.4963 54.6434 50.5341L54.5276 50.5341C54.5255 50.4967 54.5064 50.4631 54.4768 50.4438L54.5335 50.3466ZM54.9902 50.3462C54.9924 50.3462 54.9944 50.3462 54.9964 50.3462L55.0531 50.4435C55.0233 50.4627 55.0042 50.4963 55.0021 50.5337L54.8865 50.5337C54.863 50.4963 54.861 50.4474 54.8845 50.4069C54.9072 50.3673 54.9479 50.347 54.9903 50.3459ZM55.2353 50.3462C55.2372 50.3462 55.2393 50.3462 55.2415 50.3462C55.2838 50.3467 55.3249 50.3675 55.3474 50.4072C55.371 50.4474 55.3689 50.4963 55.3453 50.5341L55.2314 50.5341C55.2294 50.4967 55.2083 50.4631 55.1787 50.4438L55.2354 50.3466ZM55.6921 50.3462C55.6941 50.3462 55.6962 50.3462 55.6983 50.3462L55.7551 50.4435C55.7254 50.4627 55.7062 50.4963 55.7042 50.5337L55.5887 50.5337C55.565 50.4963 55.5629 50.4474 55.5865 50.4069C55.609 50.3673 55.6499 50.347 55.6923 50.3459ZM55.9391 50.3462C55.9412 50.3462 55.9433 50.3462 55.9454 50.3462C55.9876 50.3467 56.0284 50.3675 56.0511 50.4072C56.0748 50.4474 56.0708 50.4963 56.0473 50.5341L55.9333 50.5341C55.9314 50.4967 55.91 50.4631 55.8804 50.4438L55.9393 50.3466ZM56.3941 50.3462C56.3962 50.3462 56.3982 50.3462 56.4003 50.3462L56.4591 50.4435C56.4294 50.4627 56.4081 50.4963 56.4061 50.5337L56.2924 50.5337C56.2688 50.4963 56.2648 50.4474 56.2883 50.4069C56.3109 50.3673 56.3519 50.347 56.3942 50.3459ZM56.6412 50.3462C56.6431 50.3462 56.6452 50.3462 56.6473 50.3462C56.6896 50.3467 56.7303 50.3675 56.7531 50.4072C56.7767 50.4474 56.7746 50.4963 56.7512 50.5341L56.6354 50.5341C56.6334 50.4967 56.6141 50.4631 56.5845 50.4438L56.6413 50.3466ZM57.098 50.3462C57.1001 50.3462 57.102 50.3462 57.1042 50.3462L57.1609 50.4435C57.1313 50.4627 57.1099 50.4963 57.1078 50.5337L56.9943 50.5337C56.9708 50.4963 56.9686 50.4474 56.9922 50.4069C57.0149 50.3673 57.0557 50.347 57.0982 50.3459ZM57.343 50.3462C57.3451 50.3462 57.3471 50.3462 57.3491 50.3462C57.3912 50.3467 57.4324 50.3675 57.4551 50.4072C57.4789 50.4474 57.4766 50.4963 57.453 50.5341L57.3372 50.5341C57.3353 50.4967 57.316 50.4631 57.2863 50.4438L57.3432 50.3466ZM57.7998 50.3462C57.8017 50.3462 57.8037 50.3462 57.8059 50.3462L57.8629 50.4435C57.8332 50.4627 57.814 50.4963 57.8119 50.5337L57.6964 50.5337C57.6727 50.4963 57.6707 50.4474 57.6943 50.4069C57.7168 50.3673 57.7577 50.347 57.8 50.3459ZM58.045 50.3462C58.047 50.3462 58.0492 50.3462 58.0512 50.3462C58.0934 50.3467 58.1343 50.3675 58.1571 50.4072C58.1807 50.4474 58.1784 50.4963 58.1551 50.5341L58.0393 50.5341C58.0373 50.4967 58.0178 50.4631 57.9882 50.4438L58.0451 50.3466ZM58.5018 50.3462C58.5039 50.3462 58.5059 50.3462 58.5079 50.3462L58.5648 50.4435C58.5352 50.4627 58.5159 50.4963 58.5139 50.5337L58.3981 50.5337C58.3746 50.4963 58.3725 50.4474 58.396 50.4069C58.4188 50.3673 58.4597 50.347 58.502 50.3459ZM58.7469 50.3462C58.749 50.3462 58.7509 50.3462 58.7529 50.3462C58.7953 50.3467 58.8362 50.3675 58.8588 50.4072C58.8826 50.4474 58.8803 50.4963 58.8568 50.5341L58.7434 50.5341C58.7413 50.4967 58.7199 50.4631 58.6903 50.4438L58.7471 50.3466ZM59.2038 50.3462C59.2058 50.3462 59.2078 50.3462 59.2099 50.3462L59.2668 50.4435C59.2372 50.4627 59.2177 50.4963 59.2158 50.5337L59.1 50.5337C59.0767 50.4963 59.0746 50.4474 59.098 50.4069C59.1208 50.3673 59.1616 50.347 59.2039 50.3459ZM59.4508 50.3462C59.4528 50.3462 59.4549 50.3462 59.4569 50.3462C59.4992 50.3467 59.5402 50.3675 59.5628 50.4072C59.5867 50.4474 59.5824 50.4963 59.5587 50.5341L59.4451 50.5341C59.4432 50.4967 59.4218 50.4631 59.392 50.4438L59.4508 50.3466ZM59.9056 50.3462C59.9076 50.3462 59.9096 50.3462 59.9117 50.3462L59.9707 50.4435C59.9412 50.4627 59.9198 50.4963 59.9178 50.5337L59.8039 50.5337C59.7806 50.4963 59.7765 50.4474 59.7999 50.4069C59.8227 50.3673 59.8636 50.347 59.9058 50.3459ZM60.153 50.3462C60.1549 50.3462 60.1569 50.3462 60.1589 50.3462C60.2014 50.3467 60.2419 50.3675 60.2647 50.4072C60.2884 50.4474 60.2863 50.4963 60.2627 50.5341L60.1473 50.5341C60.145 50.4967 60.1258 50.4631 60.0961 50.4438L60.1531 50.3466ZM60.6096 50.3462C60.6116 50.3462 60.6137 50.3462 60.6157 50.3462L60.6726 50.4435C60.643 50.4627 60.6216 50.4963 60.6195 50.5337L60.506 50.5337C60.4822 50.4963 60.4803 50.4474 60.5039 50.4069C60.5265 50.3673 60.5674 50.347 60.6097 50.3459ZM60.8549 50.3462C60.8569 50.3462 60.8589 50.3462 60.8607 50.3462C60.9032 50.3467 60.944 50.3675 60.9666 50.4072C60.9904 50.4474 60.9882 50.4963 60.9646 50.5341L60.8489 50.5341C60.8469 50.4967 60.8276 50.4631 60.7981 50.4438L60.8552 50.3466ZM61.3116 50.3462C61.3136 50.3462 61.3156 50.3462 61.3176 50.3462L61.3745 50.4435C61.3449 50.4627 61.3256 50.4963 61.3235 50.5337L61.208 50.5337C61.1845 50.4963 61.1823 50.4474 61.206 50.4069C61.2287 50.3673 61.2695 50.347 61.3118 50.3459ZM61.5568 50.3462C61.5588 50.3462 61.5607 50.3462 61.5628 50.3462C61.6051 50.3467 61.646 50.3675 61.6687 50.4072C61.6922 50.4474 61.6902 50.4963 61.6666 50.5341L61.5509 50.5341C61.5488 50.4967 61.5296 50.4631 61.4999 50.4438L61.5569 50.3466ZM62.0135 50.3462C62.0155 50.3462 62.0176 50.3462 62.0195 50.3462L62.0764 50.4435C62.0467 50.4627 62.0275 50.4963 62.0256 50.5337L61.91 50.5337C61.8866 50.4963 61.8843 50.4474 61.908 50.4069C61.9307 50.3673 61.9714 50.347 62.0139 50.3459ZM62.2605 50.3462C62.2625 50.3462 62.2625 50.3462 62.2646 50.3462C62.3071 50.3467 62.3478 50.3675 62.3705 50.4072C62.3943 50.4474 62.3922 50.4963 62.3685 50.5341L62.2547 50.5341C62.2527 50.4967 62.2315 50.4631 62.2019 50.4438L62.2607 50.3466ZM62.7155 50.3462C62.7176 50.3462 62.7196 50.3462 62.7217 50.3462L62.7784 50.4435C62.7489 50.4627 62.7293 50.4963 62.7274 50.5337L62.6117 50.5337C62.5882 50.4963 62.586 50.4474 62.6098 50.4069C62.6323 50.3673 62.6733 50.347 62.7156 50.3459ZM62.9625 50.3462C62.9645 50.3462 62.9665 50.3462 62.9685 50.3462C63.011 50.3467 63.0518 50.3675 63.0745 50.4072C63.0983 50.4474 63.0943 50.4963 63.0704 50.5341L62.9568 50.5341C62.9547 50.4967 62.9335 50.4631 62.9038 50.4438L62.9625 50.3466ZM63.4173 50.3462C63.4194 50.3462 63.4215 50.3462 63.4235 50.3462L63.4823 50.4435C63.4526 50.4627 63.4314 50.4963 63.4294 50.5337L63.3156 50.5337C63.292 50.4963 63.2879 50.4474 63.3115 50.4069C63.3342 50.3673 63.3752 50.347 63.4173 50.3459ZM63.6645 50.3462C63.6665 50.3462 63.6685 50.3462 63.6706 50.3462C63.7127 50.3467 63.7537 50.3675 63.7766 50.4072C63.8 50.4474 63.798 50.4963 63.7745 50.5341L63.6586 50.5341C63.6567 50.4967 63.6375 50.4631 63.6077 50.4438L63.6646 50.3466ZM64.1213 50.3462C64.1232 50.3462 64.1253 50.3462 64.1273 50.3462L64.1843 50.4435C64.1545 50.4627 64.1334 50.4963 64.1312 50.5337L64.0175 50.5337C63.994 50.4963 63.9918 50.4474 64.0154 50.4069C64.0381 50.3673 64.0791 50.347 64.1214 50.3459ZM64.3661 50.3462C64.3682 50.3462 64.3704 50.3462 64.3724 50.3462C64.4146 50.3467 64.4558 50.3675 64.4785 50.4072C64.5022 50.4474 64.4999 50.4963 64.4765 50.5341L64.3607 50.5341C64.3588 50.4967 64.3392 50.4631 64.3098 50.4438L64.3663 50.3466ZM64.8232 50.3462C64.8253 50.3462 64.8273 50.3462 64.8292 50.3462L64.8862 50.4435C64.8564 50.4627 64.8371 50.4963 64.8351 50.5337L64.7194 50.5337C64.6959 50.4963 64.6937 50.4474 64.7175 50.4069C64.7401 50.3673 64.781 50.347 64.8233 50.3459ZM65.0683 50.3462C65.0703 50.3462 65.0724 50.3462 65.0744 50.3462C65.1169 50.3467 65.1577 50.3675 65.1803 50.4072C65.2038 50.4474 65.202 50.4963 65.1783 50.5341L65.0627 50.5341C65.0607 50.4967 65.0412 50.4631 65.0118 50.4438L65.0684 50.3466ZM65.5251 50.3462C65.5272 50.3462 65.5294 50.3462 65.5313 50.3462L65.5883 50.4435C65.5585 50.4627 65.5392 50.4963 65.5372 50.5337L65.4216 50.5337C65.398 50.4963 65.3958 50.4474 65.4194 50.4069C65.4419 50.3673 65.483 50.347 65.5253 50.3459ZM65.7722 50.3462C65.7742 50.3462 65.7742 50.3462 65.7763 50.3462C65.8187 50.3467 65.8595 50.3675 65.8822 50.4072C65.9056 50.4474 65.9036 50.4963 65.8801 50.5341L65.7664 50.5341C65.7644 50.4967 65.743 50.4631 65.7134 50.4438L65.7722 50.3466ZM66.2271 50.3462C66.2291 50.3462 66.2309 50.3462 66.2332 50.3462L66.2899 50.4435C66.2602 50.4627 66.2411 50.4963 66.2391 50.5337L66.1233 50.5337C66.0999 50.4963 66.0977 50.4474 66.1213 50.4069C66.144 50.3673 66.1849 50.347 66.2272 50.3459ZM66.4742 50.3462C66.4762 50.3462 66.4783 50.3462 66.4803 50.3462C66.5226 50.3467 66.5635 50.3675 66.5861 50.4072C66.6098 50.4474 66.6058 50.4963 66.5818 50.5341L66.4683 50.5341C66.4662 50.4967 66.445 50.4631 66.4152 50.4438L66.4741 50.3466ZM66.929 50.3462C66.9309 50.3462 66.9329 50.3462 66.935 50.3462L66.9939 50.4435C66.9642 50.4627 66.9431 50.4963 66.9408 50.5337L66.827 50.5337C66.8038 50.4963 66.7997 50.4474 66.823 50.4069C66.8459 50.3673 66.8865 50.347 66.929 50.3459ZM67.1761 50.3462C67.1783 50.3462 67.1802 50.3462 67.1822 50.3462C67.2245 50.3467 67.2652 50.3675 67.2879 50.4072C67.3117 50.4474 67.3097 50.4963 67.2858 50.5341L67.1704 50.5341C67.1684 50.4967 67.149 50.4631 67.1193 50.4438L67.1763 50.3466ZM67.6329 50.3462C67.635 50.3462 67.637 50.3462 67.6391 50.3462L67.6959 50.4435C67.6662 50.4627 67.6448 50.4963 67.6429 50.5337L67.5292 50.5337C67.5057 50.4963 67.5037 50.4474 67.5272 50.4069C67.5498 50.3673 67.5906 50.347 67.633 50.3459ZM67.878 50.3462C67.88 50.3462 67.8822 50.3462 67.8842 50.3462C67.9264 50.3467 67.9673 50.3675 67.99 50.4072C68.0136 50.4474 68.0115 50.4963 67.9879 50.5341L67.8724 50.5341C67.8703 50.4967 67.8508 50.4631 67.8212 50.4438L67.8781 50.3466ZM68.3349 50.3462C68.337 50.3462 68.3389 50.3462 68.3409 50.3462L68.3977 50.4435C68.368 50.4627 68.3489 50.4963 68.3469 50.5337L68.2312 50.5337C68.2077 50.4963 68.2056 50.4474 68.2291 50.4069C68.2519 50.3673 68.2927 50.347 68.3351 50.3459ZM68.5799 50.3462C68.582 50.3462 68.584 50.3462 68.586 50.3462C68.6283 50.3467 68.6691 50.3675 68.6918 50.4072C68.7157 50.4474 68.7135 50.4963 68.6898 50.5341L68.5741 50.5341C68.5721 50.4967 68.5529 50.4631 68.5231 50.4438L68.5801 50.3466ZM69.0368 50.3462C69.0388 50.3462 69.041 50.3462 69.043 50.3462L69.0998 50.4435C69.0702 50.4627 69.0507 50.4963 69.0488 50.5337L68.933 50.5337C68.9096 50.4963 68.9074 50.4474 68.931 50.4069C68.9538 50.3673 68.9947 50.347 69.0369 50.3459ZM69.2838 50.3462C69.2859 50.3462 69.2859 50.3462 69.288 50.3462C69.3303 50.3467 69.3712 50.3675 69.3937 50.4072C69.4175 50.4474 69.4155 50.4963 69.3918 50.5341L69.2781 50.5341C69.2758 50.4967 69.2548 50.4631 69.225 50.4438L69.2838 50.3466ZM69.7386 50.3462C69.7407 50.3462 69.7429 50.3462 69.7448 50.3462L69.8018 50.4435C69.7721 50.4627 69.7528 50.4963 69.7509 50.5337L69.6351 50.5337C69.6116 50.4963 69.6095 50.4474 69.6331 50.4069C69.6556 50.3673 69.6966 50.347 69.7388 50.3459ZM69.9858 50.3462C69.9878 50.3462 69.9898 50.3462 69.992 50.3462C70.0343 50.3467 70.0751 50.3675 70.0979 50.4072C70.1214 50.4474 70.1173 50.4963 70.0937 50.5341L69.98 50.5341C69.9779 50.4967 69.9566 50.4631 69.927 50.4438L69.9858 50.3466ZM70.4426 50.3462C70.4446 50.3462 70.4446 50.3462 70.4467 50.3462L70.5054 50.4435C70.4758 50.4627 70.4547 50.4963 70.4525 50.5337L70.3388 50.5337C70.3151 50.4963 70.3112 50.4474 70.3348 50.4069C70.3575 50.3673 70.4002 50.347 70.4425 50.3459ZM70.6876 50.3462C70.6896 50.3462 70.6916 50.3462 70.6937 50.3462C70.7361 50.3467 70.777 50.3675 70.7997 50.4072C70.8234 50.4474 70.8211 50.4963 70.7976 50.5341L70.682 50.5341C70.6799 50.4967 70.6607 50.4631 70.631 50.4438L70.6879 50.3466ZM71.1446 50.3462C71.1466 50.3462 71.1486 50.3462 71.1507 50.3462L71.2076 50.4435C71.1778 50.4627 71.1566 50.4963 71.1546 50.5337L71.0407 50.5337C71.0173 50.4963 71.0153 50.4474 71.0389 50.4069C71.0617 50.3673 71.1023 50.347 71.1447 50.3459ZM71.3898 50.3462C71.3917 50.3462 71.3936 50.3462 71.3957 50.3462C71.438 50.3467 71.4789 50.3675 71.5016 50.4072C71.5253 50.4474 71.5232 50.4963 71.4997 50.5341L71.3839 50.5341C71.3819 50.4967 71.3627 50.4631 71.333 50.4438L71.3899 50.3466ZM71.8463 50.3462C71.8484 50.3462 71.8506 50.3462 71.8526 50.3462L71.9095 50.4435C71.8799 50.4627 71.8605 50.4963 71.8585 50.5337L71.7429 50.5337C71.7193 50.4963 71.7173 50.4474 71.7408 50.4069C71.7635 50.3673 71.8043 50.347 71.8464 50.3459ZM72.0916 50.3462C72.0936 50.3462 72.0956 50.3462 72.0976 50.3462C72.14 50.3467 72.1809 50.3675 72.2035 50.4072C72.2272 50.4474 72.225 50.4963 72.2015 50.5341L72.0859 50.5341C72.0839 50.4967 72.0645 50.4631 72.0351 50.4438L72.0918 50.3466ZM72.5486 50.3462C72.5506 50.3462 72.5525 50.3462 72.5545 50.3462L72.6115 50.4435C72.5814 50.4627 72.5623 50.4963 72.5603 50.5337L72.4448 50.5337C72.4212 50.4963 72.419 50.4474 72.4428 50.4069C72.4653 50.3673 72.5063 50.347 72.5486 50.3459ZM72.7955 50.3462C72.7975 50.3462 72.7975 50.3462 72.7996 50.3462C72.8418 50.3467 72.8828 50.3675 72.9055 50.4072C72.9291 50.4474 72.9271 50.4963 72.9035 50.5341L72.7895 50.5341C72.7875 50.4967 72.7664 50.4631 72.7367 50.4438L72.7955 50.3466ZM73.2504 50.3462C73.2525 50.3462 73.2545 50.3462 73.2564 50.3462L73.3132 50.4435C73.2835 50.4627 73.2644 50.4963 73.2623 50.5337L73.1467 50.5337C73.1231 50.4963 73.121 50.4474 73.1447 50.4069C73.1675 50.3673 73.2083 50.347 73.2507 50.3459ZM73.4975 50.3462C73.4995 50.3462 73.5016 50.3462 73.5037 50.3462C73.5458 50.3467 73.5866 50.3675 73.6094 50.4072C73.6332 50.4474 73.629 50.4963 73.6055 50.5341L73.4915 50.5341C73.4895 50.4967 73.4684 50.4631 73.4387 50.4438L73.4976 50.3466ZM73.9543 50.3462C73.9563 50.3462 73.9563 50.3462 73.9585 50.3462L74.0172 50.4435C73.9874 50.4627 73.9661 50.4963 73.9641 50.5337L73.8504 50.5337C73.8269 50.4963 73.8227 50.4474 73.8461 50.4069C73.8689 50.3673 73.9119 50.347 73.9543 50.3459ZM74.1993 50.3462C74.2013 50.3462 74.2033 50.3462 74.2054 50.3462C74.2478 50.3467 74.2888 50.3675 74.3112 50.4072C74.335 50.4474 74.3328 50.4963 74.3092 50.5341L74.1936 50.5341C74.1916 50.4967 74.1721 50.4631 74.1428 50.4438L74.1995 50.3466ZM74.6565 50.3462C74.6585 50.3462 74.6604 50.3462 74.6625 50.3462L74.719 50.4435C74.6895 50.4627 74.6681 50.4963 74.6661 50.5337L74.5524 50.5337C74.5289 50.4963 74.5268 50.4474 74.5503 50.4069C74.573 50.3673 74.6138 50.347 74.6565 50.3459ZM74.9013 50.3462C74.9033 50.3462 74.9054 50.3462 74.9075 50.3462C74.9498 50.3467 74.9905 50.3675 75.0133 50.4072C75.0369 50.4474 75.0349 50.4963 75.0112 50.5341L74.8955 50.5341C74.8936 50.4967 74.8741 50.4631 74.8446 50.4438L74.9014 50.3466ZM75.3581 50.3462C75.3601 50.3462 75.3622 50.3462 75.3643 50.3462L75.4211 50.4435C75.3914 50.4627 75.3723 50.4963 75.3703 50.5337L75.2544 50.5337C75.2309 50.4963 75.2287 50.4474 75.2524 50.4069C75.2751 50.3673 75.316 50.347 75.3583 50.3459ZM75.6032 50.3462C75.6052 50.3462 75.6073 50.3462 75.6094 50.3462C75.6515 50.3467 75.6926 50.3675 75.7153 50.4072C75.7391 50.4474 75.7368 50.4963 75.7133 50.5341L75.5974 50.5341C75.5954 50.4967 75.5763 50.4631 75.5466 50.4438L75.6035 50.3466ZM76.0601 50.3462C76.062 50.3462 76.0641 50.3462 76.0663 50.3462L76.123 50.4435C76.0934 50.4627 76.0742 50.4963 76.0722 50.5337L75.9563 50.5337C75.9329 50.4963 75.9306 50.4474 75.9542 50.4069C75.977 50.3673 76.0179 50.347 76.0602 50.3459ZM76.307 50.3462C76.309 50.3462 76.309 50.3462 76.311 50.3462C76.3535 50.3467 76.3944 50.3675 76.4169 50.4072C76.4408 50.4474 76.4385 50.4963 76.4148 50.5341L76.3014 50.5341C76.2993 50.4967 76.278 50.4631 76.2483 50.4438L76.307 50.3466ZM76.7619 50.3462C76.764 50.3462 76.766 50.3462 76.7681 50.3462L76.8249 50.4435C76.7953 50.4627 76.776 50.4963 76.774 50.5337L76.6584 50.5337C76.6348 50.4963 76.6326 50.4474 76.6564 50.4069C76.679 50.3673 76.7197 50.347 76.7622 50.3459ZM77.009 50.3462C77.011 50.3462 77.0131 50.3462 77.0151 50.3462C77.0575 50.3467 77.0983 50.3675 77.1211 50.4072C77.1447 50.4474 77.1406 50.4963 77.1169 50.5341L77.0032 50.5341C77.0013 50.4967 76.9799 50.4631 76.9502 50.4438L77.009 50.3466ZM77.4658 50.3462C77.4678 50.3462 77.4678 50.3462 77.4698 50.3462L77.529 50.4435C77.4992 50.4627 77.478 50.4963 77.476 50.5337L77.3622 50.5337C77.3385 50.4963 77.3345 50.4474 77.3583 50.4069C77.3808 50.3673 77.4235 50.347 77.4659 50.3459ZM77.7111 50.3462C77.7131 50.3462 77.7152 50.3462 77.7171 50.3462C77.7593 50.3467 77.8002 50.3675 77.823 50.4072C77.8466 50.4474 77.8445 50.4963 77.821 50.5341L77.7053 50.5341C77.7033 50.4967 77.6841 50.4631 77.6543 50.4438L77.7112 50.3466ZM78.1677 50.3462C78.1697 50.3462 78.1718 50.3462 78.1739 50.3462L78.2309 50.4435C78.2012 50.4627 78.1801 50.4963 78.1779 50.5337L78.064 50.5337C78.0408 50.4963 78.0385 50.4474 78.0619 50.4069C78.0847 50.3673 78.1255 50.347 78.1677 50.3459ZM78.4129 50.3462C78.415 50.3462 78.4169 50.3462 78.4188 50.3462C78.4613 50.3467 78.5022 50.3675 78.5248 50.4072C78.5486 50.4474 78.5464 50.4963 78.5227 50.5341L78.4072 50.5341C78.4052 50.4967 78.3861 50.4631 78.3562 50.4438L78.4131 50.3466ZM78.8698 50.3462C78.8718 50.3462 78.8739 50.3462 78.8758 50.3462L78.9327 50.4435C78.9031 50.4627 78.8839 50.4963 78.8817 50.5337L78.7661 50.5337C78.7425 50.4963 78.7405 50.4474 78.7642 50.4069C78.7867 50.3673 78.8275 50.347 78.8699 50.3459ZM79.115 50.3462C79.117 50.3462 79.119 50.3462 79.121 50.3462C79.1632 50.3467 79.2041 50.3675 79.2269 50.4072C79.2505 50.4474 79.2484 50.4963 79.225 50.5341L79.1093 50.5341C79.1073 50.4967 79.0878 50.4631 79.0582 50.4438L79.1151 50.3466ZM79.5718 50.3462C79.5738 50.3462 79.5758 50.3462 79.5778 50.3462L79.6346 50.4435C79.6051 50.4627 79.5856 50.4963 79.5837 50.5337L79.4682 50.5337C79.4445 50.4963 79.4426 50.4474 79.4662 50.4069C79.4888 50.3673 79.5296 50.347 79.572 50.3459ZM79.8189 50.3462C79.8208 50.3462 79.8208 50.3462 79.8228 50.3462C79.865 50.3467 79.9061 50.3675 79.929 50.4072C79.9523 50.4474 79.9501 50.4963 79.9268 50.5341L79.8129 50.5341C79.8109 50.4967 79.7897 50.4631 79.7599 50.4438L79.8189 50.3466ZM6.23902 50.5475L6.35469 50.5475C6.35674 50.5849 6.37605 50.6163 6.40565 50.6357L6.3488 50.735C6.30457 50.735 6.26074 50.7158 6.23704 50.6741C6.21335 50.6337 6.21549 50.5849 6.23908 50.5473ZM6.58412 50.5475L6.69782 50.5475C6.7213 50.5849 6.72343 50.6337 6.69986 50.6744C6.67617 50.7152 6.63234 50.7364 6.58808 50.7354L6.53125 50.6361C6.56094 50.6167 6.58219 50.5853 6.58424 50.5479ZM6.94095 50.5475L7.05663 50.5475C7.05865 50.5849 7.07798 50.6163 7.10758 50.6357L7.05073 50.735C7.00649 50.735 6.96268 50.7158 6.93897 50.6741C6.91527 50.6337 6.91743 50.5849 6.941 50.5473ZM7.28604 50.5475L7.39975 50.5475C7.42324 50.5849 7.42731 50.6337 7.40381 50.6744C7.38011 50.7152 7.3363 50.7364 7.29207 50.7354L7.23318 50.6361C7.26288 50.6167 7.28412 50.5853 7.28617 50.5479ZM7.64484 50.5475L7.75858 50.5475C7.76061 50.5849 7.78186 50.6163 7.81154 50.6357L7.75278 50.735C7.70855 50.735 7.66472 50.7158 7.64101 50.6741C7.61732 50.6337 7.62139 50.5849 7.64509 50.5473ZM7.98798 50.5475L8.10365 50.5475C8.12713 50.5849 8.12928 50.6337 8.10569 50.6744C8.08197 50.7152 8.03817 50.7364 7.99393 50.7354L7.93708 50.6361C7.96679 50.6167 7.98599 50.5853 7.98806 50.5479ZM8.34676 50.5475L8.46051 50.5475C8.46254 50.5849 8.4838 50.6163 8.51348 50.6357L8.45663 50.735C8.4124 50.735 8.36859 50.7158 8.34486 50.6741C8.32118 50.6337 8.3233 50.5849 8.34689 50.5473ZM8.68988 50.5475L8.80557 50.5475C8.82918 50.5849 8.83121 50.6337 8.80763 50.6744C8.78393 50.7152 8.74011 50.7364 8.69586 50.7354L8.63902 50.6361C8.6687 50.6167 8.68792 50.5853 8.68995 50.5479ZM9.04872 50.5475L9.16441 50.5475C9.16643 50.5849 9.18575 50.6163 9.21533 50.6357L9.15849 50.735C9.11428 50.735 9.07044 50.7158 9.04673 50.6741C9.02306 50.6337 9.02519 50.5849 9.04878 50.5473ZM9.39184 50.5475L9.50753 50.5475C9.53101 50.5849 9.53314 50.6337 9.50958 50.6744C9.48587 50.7152 9.44205 50.7364 9.39781 50.7354L9.34095 50.6361C9.37066 50.6167 9.38987 50.5853 9.3919 50.5479ZM9.75066 50.5475L9.86633 50.5475C9.86836 50.5849 9.8877 50.6163 9.91728 50.6357L9.86042 50.735C9.81619 50.735 9.77238 50.7158 9.74867 50.6741C9.72499 50.6337 9.72712 50.5849 9.75072 50.5473ZM10.0958 50.5475L10.2095 50.5475C10.233 50.5849 10.235 50.6337 10.2116 50.6744C10.1878 50.7152 10.144 50.7364 10.0997 50.7354L10.0429 50.6361C10.0726 50.6167 10.0939 50.5853 10.0959 50.5479ZM10.4525 50.5475L10.5683 50.5475C10.5703 50.5849 10.5897 50.6163 10.6193 50.6357L10.5624 50.735C10.5182 50.735 10.4743 50.7158 10.4505 50.6741C10.4269 50.6337 10.4291 50.5849 10.4526 50.5473ZM10.7977 50.5475L10.9115 50.5475C10.9349 50.5849 10.939 50.6337 10.9155 50.6744C10.8918 50.7152 10.8477 50.7364 10.8037 50.7354L10.745 50.6361C10.7748 50.6167 10.7959 50.5853 10.7979 50.5479ZM11.1565 50.5475L11.2702 50.5475C11.2723 50.5849 11.2936 50.6163 11.3234 50.6357L11.2642 50.735C11.2201 50.735 11.1761 50.7158 11.1524 50.6741C11.1289 50.6337 11.1329 50.5849 11.1566 50.5473ZM11.4997 50.5475L11.6153 50.5475C11.6388 50.5849 11.6408 50.6337 11.6172 50.6744C11.5936 50.7152 11.5499 50.7364 11.5055 50.7354L11.4488 50.6361C11.4781 50.6167 11.4977 50.5853 11.4997 50.5479ZM11.8584 50.5475L11.9719 50.5475C11.974 50.5849 11.9953 50.6163 12.025 50.6357L11.9682 50.735C11.924 50.735 11.8802 50.7158 11.8565 50.6741C11.8328 50.6337 11.8349 50.5849 11.8585 50.5473ZM12.2015 50.5475L12.3171 50.5475C12.3406 50.5849 12.3427 50.6337 12.3193 50.6744C12.2956 50.7152 12.2518 50.7364 12.2075 50.7354L12.1507 50.6361C12.1802 50.6167 12.1996 50.5853 12.2016 50.5479ZM12.5603 50.5475L12.676 50.5475C12.678 50.5849 12.6974 50.6163 12.7271 50.6357L12.6701 50.735C12.6259 50.735 12.5823 50.7158 12.5584 50.6741C12.5347 50.6337 12.5368 50.5849 12.5604 50.5473ZM12.9034 50.5475L13.0192 50.5475C13.0426 50.5849 13.0447 50.6337 13.0211 50.6744C12.9974 50.7152 12.9537 50.7364 12.9095 50.7354L12.8526 50.6361C12.8824 50.6167 12.9015 50.5853 12.9035 50.5479ZM13.2622 50.5475L13.378 50.5475C13.3799 50.5849 13.3992 50.6163 13.429 50.6357L13.372 50.735C13.3279 50.735 13.284 50.7158 13.2603 50.6741C13.2367 50.6337 13.239 50.5849 13.2624 50.5473ZM13.6073 50.5475L13.7209 50.5475C13.7445 50.5849 13.7467 50.6337 13.723 50.6744C13.6994 50.7152 13.6557 50.7364 13.6114 50.7354L13.5546 50.6361C13.5842 50.6167 13.6054 50.5853 13.6075 50.5479ZM13.9643 50.5475L14.0798 50.5475C14.0819 50.5849 14.1011 50.6163 14.1309 50.6357L14.0739 50.735C14.0298 50.735 13.9861 50.7158 13.9622 50.6741C13.9385 50.6337 13.9407 50.5849 13.9643 50.5473ZM14.3092 50.5475L14.4232 50.5475C14.4467 50.5849 14.4505 50.6337 14.4272 50.6744C14.4034 50.7152 14.3596 50.7364 14.3155 50.7354L14.2564 50.6361C14.2862 50.6167 14.3073 50.5853 14.3093 50.5479ZM14.6682 50.5475L14.7819 50.5475C14.7839 50.5849 14.805 50.6163 14.8348 50.6357L14.7762 50.735C14.7319 50.735 14.688 50.7158 14.6644 50.6741C14.6404 50.6337 14.6445 50.5849 14.6685 50.5473ZM15.0111 50.5475L15.1272 50.5475C15.1503 50.5849 15.1526 50.6337 15.1291 50.6744C15.1052 50.7152 15.0613 50.7364 15.0171 50.7354L14.9602 50.6361C14.9902 50.6167 15.0091 50.5853 15.0112 50.5479ZM15.3699 50.5475L15.4838 50.5475C15.4859 50.5849 15.507 50.6163 15.5369 50.6357L15.48 50.735C15.4357 50.735 15.3919 50.7158 15.368 50.6741C15.3444 50.6337 15.3467 50.5849 15.3702 50.5473ZM15.7131 50.5475L15.8288 50.5475C15.8525 50.5849 15.8546 50.6337 15.8308 50.6744C15.8073 50.7152 15.7633 50.7364 15.7191 50.7354L15.6623 50.6361C15.692 50.6167 15.7112 50.5853 15.7131 50.5479ZM16.072 50.5475L16.1877 50.5475C16.1896 50.5849 16.209 50.6163 16.2386 50.6357L16.1818 50.735C16.1376 50.735 16.0936 50.7158 16.0701 50.6741C16.0464 50.6337 16.0485 50.5849 16.072 50.5473ZM16.4152 50.5475L16.531 50.5475C16.5542 50.5849 16.5564 50.6337 16.5329 50.6744C16.5092 50.7152 16.4652 50.7364 16.421 50.7354L16.3643 50.6361C16.394 50.6167 16.4133 50.5853 16.4152 50.5479ZM16.7739 50.5475L16.8898 50.5475C16.8918 50.5849 16.9111 50.6163 16.9406 50.6357L16.8838 50.735C16.8395 50.735 16.7956 50.7158 16.772 50.6741C16.7482 50.6337 16.7503 50.5849 16.774 50.5473ZM17.1192 50.5475L17.2327 50.5475C17.2562 50.5849 17.2584 50.6337 17.2349 50.6744C17.211 50.7152 17.1691 50.7364 17.125 50.7354L17.066 50.6361C17.0958 50.6167 17.117 50.5853 17.1192 50.5479ZM17.4758 50.5475L17.5917 50.5475C17.5937 50.5849 17.6129 50.6163 17.6424 50.6357L17.5857 50.735C17.5416 50.735 17.4976 50.7158 17.4739 50.6741C17.4502 50.6337 17.4523 50.5849 17.4759 50.5473ZM17.821 50.5475L17.9347 50.5475C17.9582 50.5849 17.9623 50.6337 17.9388 50.6744C17.915 50.7152 17.8713 50.7364 17.8269 50.7354L17.7682 50.6361C17.798 50.6167 17.8192 50.5853 17.8212 50.5479ZM18.1797 50.5475L18.2935 50.5475C18.2954 50.5849 18.3168 50.6163 18.3464 50.6357L18.2875 50.735C18.2432 50.735 18.1997 50.7158 18.1758 50.6741C18.1523 50.6337 18.1562 50.5849 18.1798 50.5473ZM18.5231 50.5475L18.6386 50.5475C18.6622 50.5849 18.6642 50.6337 18.6406 50.6744C18.6169 50.7152 18.5731 50.7364 18.5288 50.7354L18.472 50.6361C18.5017 50.6167 18.5211 50.5853 18.5231 50.5479ZM18.8818 50.5475L18.9953 50.5475C18.9973 50.5849 19.0188 50.6163 19.0483 50.6357L18.9916 50.735C18.9473 50.735 18.9036 50.7158 18.8799 50.6741C18.8561 50.6337 18.8583 50.5849 18.8819 50.5473ZM19.2249 50.5475L19.3404 50.5475C19.3639 50.5849 19.3661 50.6337 19.3426 50.6744C19.3188 50.7152 19.275 50.7364 19.2308 50.7354L19.1739 50.6361C19.2036 50.6167 19.223 50.5853 19.225 50.5479ZM19.5835 50.5475L19.6994 50.5475C19.7014 50.5849 19.7206 50.6163 19.7502 50.6357L19.6934 50.735C19.6492 50.735 19.6053 50.7158 19.5815 50.6741C19.5578 50.6337 19.5601 50.5849 19.5835 50.5473ZM19.927 50.5475L20.0425 50.5475C20.0661 50.5849 20.0681 50.6337 20.0444 50.6744C20.0206 50.7152 19.9769 50.7364 19.9328 50.7354L19.8758 50.6361C19.9056 50.6167 19.9248 50.5853 19.927 50.5479ZM20.2856 50.5475L20.4013 50.5475C20.4033 50.5849 20.4227 50.6163 20.4522 50.6357L20.3954 50.735C20.351 50.735 20.3074 50.7158 20.2835 50.6741C20.26 50.6337 20.2622 50.5849 20.2856 50.5473ZM20.6307 50.5475L20.7444 50.5475C20.768 50.5849 20.7701 50.6337 20.7463 50.6744C20.7228 50.7152 20.6807 50.7364 20.6367 50.7354L20.5777 50.6361C20.6074 50.6167 20.6288 50.5853 20.6307 50.5479ZM20.9876 50.5475L21.103 50.5475C21.1051 50.5849 21.1244 50.6163 21.154 50.6357L21.0972 50.735C21.0529 50.735 21.0092 50.7158 20.9857 50.6741C20.9618 50.6337 20.964 50.5849 20.9877 50.5473ZM21.3325 50.5475L21.4463 50.5475C21.4698 50.5849 21.4738 50.6337 21.4505 50.6744C21.4267 50.7152 21.3829 50.7364 21.3387 50.7354L21.2796 50.6361C21.3093 50.6167 21.3305 50.5853 21.3326 50.5479ZM21.6914 50.5475L21.8052 50.5475C21.8072 50.5849 21.8283 50.6163 21.8581 50.6357L21.7993 50.735C21.7552 50.735 21.7113 50.7158 21.6876 50.6741C21.6638 50.6337 21.6679 50.5849 21.6916 50.5473ZM22.0344 50.5475L22.1501 50.5475C22.1736 50.5849 22.1757 50.6337 22.1522 50.6744C22.1284 50.7152 22.0848 50.7364 22.0405 50.7354L21.9835 50.6361C22.0133 50.6167 22.0325 50.5853 22.0344 50.5479ZM22.3934 50.5475L22.507 50.5475C22.509 50.5849 22.5304 50.6163 22.5601 50.6357L22.5033 50.735C22.459 50.735 22.4151 50.7158 22.3914 50.6741C22.3678 50.6337 22.3699 50.5849 22.3936 50.5473ZM22.7365 50.5475L22.8521 50.5475C22.8757 50.5849 22.8778 50.6337 22.8541 50.6744C22.8305 50.7152 22.7867 50.7364 22.7423 50.7354L22.6856 50.6361C22.7152 50.6167 22.7346 50.5853 22.7366 50.5479ZM23.0953 50.5475L23.211 50.5475C23.213 50.5849 23.2323 50.6163 23.262 50.6357L23.2049 50.735C23.1608 50.735 23.1169 50.7158 23.0935 50.6741C23.0695 50.6337 23.0717 50.5849 23.0954 50.5473ZM23.4383 50.5475L23.5541 50.5475C23.5775 50.5849 23.5798 50.6337 23.5561 50.6744C23.5325 50.7152 23.4886 50.7364 23.4445 50.7354L23.3874 50.6361C23.4172 50.6167 23.4363 50.5853 23.4383 50.5479ZM23.7972 50.5475L23.9129 50.5475C23.9151 50.5849 23.9342 50.6163 23.964 50.6357L23.907 50.735C23.863 50.735 23.819 50.7158 23.7953 50.6741C23.7715 50.6337 23.7735 50.5849 23.7972 50.5473ZM24.1423 50.5475L24.256 50.5475C24.2794 50.5849 24.2814 50.6337 24.258 50.6744C24.2343 50.7152 24.1925 50.7364 24.1484 50.7354L24.0895 50.6361C24.1192 50.6167 24.1404 50.5853 24.1424 50.5479ZM24.4993 50.5475L24.6148 50.5475C24.6168 50.5849 24.6362 50.6163 24.6658 50.6357L24.6089 50.735C24.5646 50.735 24.521 50.7158 24.4973 50.6741C24.4735 50.6337 24.4757 50.5849 24.4994 50.5473ZM24.8443 50.5475L24.9579 50.5475C24.9815 50.5849 24.9855 50.6337 24.962 50.6744C24.9385 50.7152 24.8946 50.7364 24.8503 50.7354L24.7915 50.6361C24.8212 50.6167 24.8424 50.5853 24.8445 50.5479ZM25.2032 50.5475L25.3167 50.5475C25.3188 50.5849 25.3401 50.6163 25.3698 50.6357L25.3109 50.735C25.2667 50.735 25.2228 50.7158 25.1989 50.6741C25.1756 50.6337 25.1795 50.5849 25.2034 50.5473ZM25.5462 50.5475L25.6618 50.5475C25.6854 50.5849 25.6875 50.6337 25.6638 50.6744C25.6403 50.7152 25.5965 50.7364 25.5522 50.7354L25.4954 50.6361C25.5249 50.6167 25.5442 50.5853 25.5462 50.5479ZM25.9049 50.5475L26.0187 50.5475C26.0207 50.5849 26.042 50.6163 26.0714 50.6357L26.0149 50.735C25.9707 50.735 25.9266 50.7158 25.903 50.6741C25.8793 50.6337 25.8814 50.5849 25.905 50.5473ZM26.2481 50.5475L26.364 50.5475C26.3873 50.5849 26.3894 50.6337 26.366 50.6744C26.3421 50.7152 26.2982 50.7364 26.2541 50.7354L26.1972 50.6361C26.227 50.6167 26.2462 50.5853 26.2482 50.5479ZM26.6068 50.5475L26.7227 50.5475C26.7246 50.5849 26.7441 50.6163 26.7733 50.6357L26.7168 50.735C26.6724 50.735 26.6287 50.7158 26.6049 50.6741C26.5812 50.6337 26.5833 50.5849 26.6069 50.5473ZM26.95 50.5475L27.0657 50.5475C27.0894 50.5849 27.0916 50.6337 27.0678 50.6744C27.0441 50.7152 27.0002 50.7364 26.956 50.7354L26.8991 50.6361C26.9288 50.6167 26.948 50.5853 26.95 50.5479ZM27.3088 50.5475L27.4245 50.5475C27.4264 50.5849 27.4461 50.6163 27.4754 50.6357L27.4188 50.735C27.3745 50.735 27.3305 50.7158 27.3068 50.6741C27.2834 50.6337 27.2854 50.5849 27.3088 50.5473ZM27.654 50.5475L27.7676 50.5475C27.7912 50.5849 27.7933 50.6337 27.7697 50.6744C27.7462 50.7152 27.7041 50.7364 27.6598 50.7354L27.6011 50.6361C27.6306 50.6167 27.6521 50.5853 27.654 50.5479ZM28.0108 50.5475L28.1265 50.5475C28.1285 50.5849 28.1478 50.6163 28.1773 50.6357L28.1205 50.735C28.0764 50.735 28.0323 50.7158 28.0088 50.6741C27.9851 50.6337 27.9872 50.5849 28.0108 50.5473ZM28.3559 50.5475L28.4695 50.5475C28.4931 50.5849 28.4972 50.6337 28.4737 50.6744C28.45 50.7152 28.4062 50.7364 28.3619 50.7354L28.3031 50.6361C28.3327 50.6167 28.3542 50.5853 28.3562 50.5479ZM28.7147 50.5475L28.8285 50.5475C28.8304 50.5849 28.8517 50.6163 28.8814 50.6357L28.8228 50.735C28.7784 50.735 28.7346 50.7158 28.7107 50.6741C28.687 50.6337 28.6913 50.5849 28.7148 50.5473ZM29.0579 50.5475L29.1735 50.5475C29.197 50.5849 29.1992 50.6337 29.1754 50.6744C29.1518 50.7152 29.108 50.7364 29.0637 50.7354L29.0071 50.6361C29.0367 50.6167 29.0559 50.5853 29.058 50.5479ZM29.4166 50.5475L29.5305 50.5475C29.5325 50.5849 29.5535 50.6163 29.5835 50.6357L29.5263 50.735C29.4822 50.735 29.4385 50.7158 29.4147 50.6741C29.3911 50.6337 29.3931 50.5849 29.4167 50.5473ZM29.7597 50.5475L29.8754 50.5475C29.899 50.5849 29.901 50.6337 29.8774 50.6744C29.8536 50.7152 29.8098 50.7364 29.7656 50.7354L29.7087 50.6361C29.7387 50.6167 29.7578 50.5853 29.7597 50.5479ZM30.1186 50.5475L30.2343 50.5475C30.2363 50.5849 30.2556 50.6163 30.2852 50.6357L30.2282 50.735C30.184 50.735 30.1403 50.7158 30.1166 50.6741C30.0929 50.6337 30.0951 50.5849 30.1186 50.5473ZM30.4617 50.5475L30.5772 50.5475C30.6007 50.5849 30.6029 50.6337 30.5792 50.6744C30.5556 50.7152 30.5119 50.7364 30.4677 50.7354L30.4109 50.6361C30.4405 50.6167 30.4597 50.5853 30.4618 50.5479ZM30.8206 50.5475L30.9362 50.5475C30.9381 50.5849 30.9574 50.6163 30.9872 50.6357L30.9302 50.735C30.8858 50.735 30.8422 50.7158 30.8187 50.6741C30.7948 50.6337 30.797 50.5849 30.8207 50.5473ZM31.1656 50.5475L31.2794 50.5475C31.3027 50.5849 31.3047 50.6337 31.2813 50.6744C31.2574 50.7152 31.2158 50.7364 31.1715 50.7354L31.1129 50.6361C31.1425 50.6167 31.1636 50.5853 31.1657 50.5479ZM31.5225 50.5475L31.6381 50.5475C31.6401 50.5849 31.6593 50.6163 31.6892 50.6357L31.6321 50.735C31.5879 50.735 31.5442 50.7158 31.5204 50.6741C31.497 50.6337 31.4992 50.5849 31.5225 50.5473ZM31.8674 50.5475L31.9812 50.5475C32.0047 50.5849 32.0088 50.6337 31.9853 50.6744C31.9615 50.7152 31.9177 50.7364 31.8735 50.7354L31.8147 50.6361C31.8443 50.6167 31.8655 50.5853 31.8676 50.5479ZM32.2263 50.5475L32.3399 50.5475C32.3419 50.5849 32.3635 50.6163 32.3931 50.6357L32.3341 50.735C32.2898 50.735 32.2461 50.7158 32.2224 50.6741C32.1985 50.6337 32.2027 50.5849 32.2265 50.5473ZM32.5694 50.5475L32.6851 50.5475C32.7087 50.5849 32.7107 50.6337 32.6871 50.6744C32.6635 50.7152 32.6197 50.7364 32.5755 50.7354L32.5186 50.6361C32.5482 50.6167 32.5675 50.5853 32.5695 50.5479ZM32.9283 50.5475L33.042 50.5475C33.044 50.5849 33.0653 50.6163 33.095 50.6357L33.0383 50.735C32.9938 50.735 32.9501 50.7158 32.9264 50.6741C32.9026 50.6337 32.9049 50.5849 32.9284 50.5473ZM33.2713 50.5475L33.3872 50.5475C33.4104 50.5849 33.4127 50.6337 33.3893 50.6744C33.3655 50.7152 33.3216 50.7364 33.2774 50.7354L33.2204 50.6361C33.2501 50.6167 33.2694 50.5853 33.2713 50.5479ZM33.6302 50.5475L33.7459 50.5475C33.748 50.5849 33.7672 50.6163 33.797 50.6357L33.7399 50.735C33.6958 50.735 33.6521 50.7158 33.6282 50.6741C33.6045 50.6337 33.6067 50.5849 33.6302 50.5473ZM33.9733 50.5475L34.0889 50.5475C34.1126 50.5849 34.1146 50.6337 34.0909 50.6744C34.0673 50.7152 34.0236 50.7364 33.9792 50.7354L33.9224 50.6361C33.9521 50.6167 33.9714 50.5853 33.9734 50.5479ZM34.3321 50.5475L34.4478 50.5475C34.4498 50.5849 34.4692 50.6163 34.4987 50.6357L34.4419 50.735C34.3977 50.735 34.354 50.7158 34.3301 50.6741C34.3064 50.6337 34.3086 50.5849 34.3322 50.5473ZM34.6774 50.5475L34.7909 50.5475C34.8145 50.5849 34.8167 50.6337 34.7929 50.6744C34.7693 50.7152 34.7276 50.7364 34.6831 50.7354L34.6244 50.6361C34.6541 50.6167 34.6754 50.5853 34.6775 50.5479ZM51.3747 50.5475L51.4904 50.5475C51.4924 50.5849 51.5117 50.6163 51.5414 50.6357L51.4845 50.735C51.4403 50.735 51.3964 50.7158 51.3729 50.6741C51.349 50.6337 51.3512 50.5849 51.3748 50.5473ZM51.7196 50.5475L51.8335 50.5475C51.857 50.5849 51.8591 50.6337 51.8357 50.6744C51.8118 50.7152 51.768 50.7364 51.7237 50.7354L51.6667 50.6361C51.6965 50.6167 51.7177 50.5853 51.7198 50.5479ZM52.0766 50.5475L52.1923 50.5475C52.1944 50.5849 52.2137 50.6163 52.2433 50.6357L52.1864 50.735C52.1422 50.735 52.0984 50.7158 52.0746 50.6741C52.051 50.6337 52.0531 50.5849 52.0766 50.5473ZM52.4217 50.5475L52.5353 50.5475C52.5589 50.5849 52.5629 50.6337 52.5394 50.6744C52.5159 50.7152 52.472 50.7364 52.4277 50.7354L52.369 50.6361C52.3986 50.6167 52.4198 50.5853 52.4218 50.5479ZM52.7806 50.5475L52.8942 50.5475C52.8962 50.5849 52.9176 50.6163 52.9471 50.6357L52.8884 50.735C52.8441 50.735 52.8004 50.7158 52.7767 50.6741C52.7529 50.6337 52.7571 50.5849 52.7807 50.5473ZM53.1236 50.5475L53.2392 50.5475C53.2628 50.5849 53.265 50.6337 53.2413 50.6744C53.2177 50.7152 53.1739 50.7364 53.1297 50.7354L53.0728 50.6361C53.1023 50.6167 53.1216 50.5853 53.1238 50.5479ZM53.4824 50.5475L53.5962 50.5475C53.5982 50.5849 53.6195 50.6163 53.6492 50.6357L53.5924 50.735C53.5481 50.735 53.5043 50.7158 53.4806 50.6741C53.4569 50.6337 53.4591 50.5849 53.4826 50.5473ZM53.8256 50.5475L53.9413 50.5475C53.9648 50.5849 53.9668 50.6337 53.9433 50.6744C53.9196 50.7152 53.876 50.7364 53.8317 50.7354L53.7747 50.6361C53.8044 50.6167 53.8236 50.5853 53.8256 50.5479ZM54.1843 50.5475L54.3001 50.5475C54.3022 50.5849 54.3213 50.6163 54.3511 50.6357L54.2941 50.735C54.2501 50.735 54.2062 50.7158 54.1823 50.6741C54.1586 50.6337 54.1607 50.5849 54.1843 50.5473ZM54.5274 50.5475L54.6431 50.5475C54.6667 50.5849 54.6689 50.6337 54.6452 50.6744C54.6215 50.7152 54.5778 50.7364 54.5334 50.7354L54.4766 50.6361C54.5066 50.6167 54.5255 50.5853 54.5276 50.5479ZM54.8862 50.5475L55.0018 50.5475C55.004 50.5849 55.0232 50.6163 55.0529 50.6357L54.9962 50.735C54.952 50.735 54.9081 50.7158 54.8843 50.6741C54.8606 50.6337 54.8627 50.5849 54.8864 50.5473ZM55.2313 50.5475L55.3452 50.5475C55.3687 50.5849 55.3709 50.6337 55.3472 50.6744C55.3236 50.7152 55.2796 50.7364 55.2354 50.7354L55.1786 50.6361C55.2083 50.6167 55.2294 50.5853 55.2314 50.5479ZM55.5884 50.5475L55.7039 50.5475C55.7059 50.5849 55.7252 50.6163 55.7548 50.6357L55.6982 50.735C55.6538 50.735 55.6099 50.7158 55.5863 50.6741C55.5626 50.6337 55.5647 50.5849 55.5884 50.5473ZM55.9333 50.5475L56.0473 50.5475C56.0705 50.5849 56.0745 50.6337 56.0511 50.6744C56.0274 50.7152 55.9835 50.7364 55.9393 50.7354L55.8804 50.6361C55.9102 50.6167 55.9315 50.5853 55.9334 50.5479ZM56.2922 50.5475L56.4058 50.5475C56.4079 50.5849 56.4291 50.6163 56.4588 50.6357L56.4001 50.735C56.3557 50.735 56.3118 50.7158 56.2881 50.6741C56.2644 50.6337 56.2685 50.5849 56.2923 50.5473ZM56.6352 50.5475L56.7509 50.5475C56.7743 50.5849 56.7765 50.6337 56.7529 50.6744C56.729 50.7152 56.6854 50.7364 56.6412 50.7354L56.5844 50.6361C56.6142 50.6167 56.6334 50.5853 56.6354 50.5479ZM56.994 50.5475L57.1077 50.5475C57.1097 50.5849 57.1311 50.6163 57.1608 50.6357L57.1041 50.735C57.0596 50.735 57.0159 50.7158 56.9921 50.6741C56.9685 50.6337 56.9706 50.5849 56.9941 50.5473ZM57.3371 50.5475L57.4529 50.5475C57.4765 50.5849 57.4786 50.6337 57.455 50.6744C57.4313 50.7152 57.3874 50.7364 57.3432 50.7354L57.2863 50.6361C57.316 50.6167 57.3352 50.5853 57.3371 50.5479ZM57.6962 50.5475L57.8117 50.5475C57.8137 50.5849 57.8331 50.6163 57.8626 50.6357L57.8057 50.735C57.7615 50.735 57.7177 50.7158 57.6941 50.6741C57.6704 50.6337 57.6725 50.5849 57.6962 50.5473ZM58.039 50.5475L58.1549 50.5475C58.1781 50.5849 58.1805 50.6337 58.157 50.6744C58.1331 50.7152 58.0892 50.7364 58.045 50.7354L57.9881 50.6361C58.0178 50.6167 58.0372 50.5853 58.0392 50.5479ZM58.3978 50.5475L58.5137 50.5475C58.5158 50.5849 58.5351 50.6163 58.5646 50.6357L58.5077 50.735C58.4636 50.735 58.4195 50.7158 58.3959 50.6741C58.3723 50.6337 58.3743 50.5849 58.398 50.5473ZM58.7431 50.5475L58.8567 50.5475C58.8801 50.5849 58.8822 50.6337 58.8587 50.6744C58.8351 50.7152 58.7914 50.7364 58.7471 50.7354L58.6903 50.6361C58.7199 50.6167 58.7412 50.5853 58.7432 50.5479ZM59.0999 50.5475L59.2156 50.5475C59.2176 50.5849 59.237 50.6163 59.2665 50.6357L59.2097 50.735C59.1654 50.735 59.1216 50.7158 59.0979 50.6741C59.0743 50.6337 59.0765 50.5849 59.0999 50.5473ZM59.445 50.5475L59.5587 50.5475C59.5822 50.5849 59.5863 50.6337 59.5628 50.6744C59.5391 50.7152 59.4952 50.7364 59.4509 50.7354L59.3921 50.6361C59.4219 50.6167 59.4433 50.5853 59.4452 50.5479ZM59.8037 50.5475L59.9175 50.5475C59.9197 50.5849 59.941 50.6163 59.9705 50.6357L59.9115 50.735C59.8674 50.735 59.8235 50.7158 59.7998 50.6741C59.7763 50.6337 59.7804 50.5849 59.8038 50.5473ZM60.1471 50.5475L60.2625 50.5475C60.286 50.5849 60.2882 50.6337 60.2646 50.6744C60.2409 50.7152 60.1971 50.7364 60.153 50.7354L60.096 50.6361C60.1258 50.6167 60.1449 50.5853 60.1471 50.5479ZM60.5057 50.5475L60.6194 50.5475C60.6215 50.5849 60.6427 50.6163 60.6725 50.6357L60.6156 50.735C60.5715 50.735 60.5275 50.7158 60.5038 50.6741C60.4802 50.6337 60.4822 50.5849 60.5058 50.5473ZM60.8488 50.5475L60.9645 50.5475C60.9881 50.5849 60.9901 50.6337 60.9665 50.6744C60.9429 50.7152 60.8991 50.7364 60.855 50.7354L60.7978 50.6361C60.8276 50.6167 60.8469 50.5853 60.8488 50.5479ZM61.2078 50.5475L61.3233 50.5475C61.3254 50.5849 61.3446 50.6163 61.3742 50.6357L61.3175 50.735C61.2732 50.735 61.2295 50.7158 61.2057 50.6741C61.1821 50.6337 61.1843 50.5849 61.2078 50.5473ZM61.5507 50.5475L61.6664 50.5475C61.69 50.5849 61.692 50.6337 61.6686 50.6744C61.6448 50.7152 61.6011 50.7364 61.5569 50.7354L61.4998 50.6361C61.5296 50.6167 61.5487 50.5853 61.5507 50.5479ZM61.9097 50.5475L62.0253 50.5475C62.0273 50.5849 62.0466 50.6163 62.076 50.6357L62.0193 50.735C61.9751 50.735 61.9314 50.7158 61.9077 50.6741C61.8838 50.6337 61.8862 50.5849 61.9097 50.5473ZM62.2546 50.5475L62.3684 50.5475C62.392 50.5849 62.3941 50.6337 62.3704 50.6744C62.3468 50.7152 62.305 50.7364 62.2605 50.7354L62.2017 50.6361C62.2315 50.6167 62.2527 50.5853 62.2547 50.5479ZM62.6115 50.5475L62.7272 50.5475C62.7291 50.5849 62.7486 50.6163 62.7781 50.6357L62.7214 50.735C62.677 50.735 62.6331 50.7158 62.6097 50.6741C62.5857 50.6337 62.588 50.5849 62.6116 50.5473ZM62.9566 50.5475L63.0704 50.5475C63.094 50.5849 63.098 50.6337 63.0745 50.6744C63.0506 50.7152 63.0069 50.7364 62.9626 50.7354L62.9039 50.6361C62.9337 50.6167 62.9547 50.5853 62.9569 50.5479ZM63.3154 50.5475L63.4292 50.5475C63.4312 50.5849 63.4525 50.6163 63.4822 50.6357L63.4234 50.735C63.3792 50.735 63.3351 50.7158 63.3115 50.6741C63.2878 50.6337 63.2918 50.5849 63.3157 50.5473ZM63.6585 50.5475L63.7744 50.5475C63.7977 50.5849 63.7997 50.6337 63.7764 50.6744C63.7526 50.7152 63.7087 50.7364 63.6646 50.7354L63.6077 50.6361C63.6374 50.6167 63.6566 50.5853 63.6585 50.5479ZM64.0174 50.5475L64.131 50.5475C64.1331 50.5849 64.1543 50.6163 64.184 50.6357L64.1272 50.735C64.0831 50.735 64.0391 50.7158 64.0154 50.6741C63.9916 50.6337 63.9939 50.5849 64.0175 50.5473ZM64.3605 50.5475L64.4762 50.5475C64.4998 50.5849 64.5019 50.6337 64.4783 50.6744C64.4546 50.7152 64.4107 50.7364 64.3662 50.7354L64.3096 50.6361C64.339 50.6167 64.3585 50.5853 64.3605 50.5479ZM64.7192 50.5475L64.8348 50.5475C64.8369 50.5849 64.8563 50.6163 64.886 50.6357L64.8291 50.735C64.7848 50.735 64.741 50.7158 64.7173 50.6741C64.6936 50.6337 64.6956 50.5849 64.7193 50.5473ZM65.0626 50.5475L65.1782 50.5475C65.2017 50.5849 65.2037 50.6337 65.1801 50.6744C65.1564 50.7152 65.1126 50.7364 65.0684 50.7354L65.0118 50.6361C65.0411 50.6167 65.0606 50.5853 65.0626 50.5479ZM65.4213 50.5475L65.5369 50.5475C65.5389 50.5849 65.5583 50.6163 65.588 50.6357L65.531 50.735C65.4867 50.735 65.4428 50.7158 65.4192 50.6741C65.3956 50.6337 65.3976 50.5849 65.4213 50.5473ZM65.7664 50.5475L65.8799 50.5475C65.9035 50.5849 65.9055 50.6337 65.8821 50.6744C65.8583 50.7152 65.8164 50.7364 65.7722 50.7354L65.7135 50.6361C65.743 50.6167 65.7645 50.5853 65.7665 50.5479ZM66.123 50.5475L66.239 50.5475C66.241 50.5849 66.2601 50.6163 66.2897 50.6357L66.2328 50.735C66.1887 50.735 66.1449 50.7158 66.1211 50.6741C66.0976 50.6337 66.0996 50.5849 66.1232 50.5473ZM66.4681 50.5475L66.5818 50.5475C66.6055 50.5849 66.6096 50.6337 66.5861 50.6744C66.5625 50.7152 66.5184 50.7364 66.4743 50.7354L66.4153 50.6361C66.4452 50.6167 66.4662 50.5853 66.4684 50.5479ZM66.8269 50.5475L66.9407 50.5475C66.9428 50.5849 66.9641 50.6163 66.9937 50.6357L66.9349 50.735C66.8907 50.735 66.8471 50.7158 66.8231 50.6741C66.7996 50.6337 66.8036 50.5849 66.8272 50.5473ZM67.1703 50.5475L67.2857 50.5475C67.3096 50.5849 67.3115 50.6337 67.2878 50.6744C67.2642 50.7152 67.2204 50.7364 67.1763 50.7354L67.1192 50.6361C67.149 50.6167 67.1684 50.5853 67.1703 50.5479ZM67.5291 50.5475L67.6428 50.5475C67.6447 50.5849 67.6661 50.6163 67.6956 50.6357L67.6389 50.735C67.5944 50.735 67.5507 50.7158 67.5272 50.6741C67.5034 50.6337 67.5056 50.5849 67.5292 50.5473ZM67.8721 50.5475L67.9876 50.5475C68.0111 50.5849 68.0134 50.6337 67.9898 50.6744C67.9661 50.7152 67.9223 50.7364 67.878 50.7354L67.8211 50.6361C67.8508 50.6167 67.8701 50.5853 67.8723 50.5479ZM68.2309 50.5475L68.3466 50.5475C68.3487 50.5849 68.3679 50.6163 68.3975 50.6357L68.3407 50.735C68.2965 50.735 68.2526 50.7158 68.229 50.6741C68.2053 50.6337 68.2074 50.5849 68.2311 50.5473ZM68.574 50.5475L68.6897 50.5475C68.7133 50.5849 68.7155 50.6337 68.6917 50.6744C68.6681 50.7152 68.6243 50.7364 68.5801 50.7354L68.5231 50.6361C68.5529 50.6167 68.5721 50.5853 68.574 50.5479ZM68.9328 50.5475L69.0486 50.5475C69.0506 50.5849 69.07 50.6163 69.0995 50.6357L69.0427 50.735C68.9984 50.735 68.9547 50.7158 68.9308 50.6741C68.9071 50.6337 68.9094 50.5849 68.9328 50.5473ZM69.2781 50.5475L69.3918 50.5475C69.4152 50.5849 69.4174 50.6337 69.3937 50.6744C69.37 50.7152 69.3281 50.7364 69.2839 50.7354L69.2251 50.6361C69.2549 50.6167 69.276 50.5853 69.2782 50.5479ZM69.6348 50.5475L69.7506 50.5475C69.7527 50.5849 69.7719 50.6163 69.8016 50.6357L69.7446 50.735C69.7005 50.735 69.6564 50.7158 69.6329 50.6741C69.6092 50.6337 69.6112 50.5849 69.635 50.5473ZM69.98 50.5475L70.0936 50.5475C70.1171 50.5849 70.1212 50.6337 70.0978 50.6744C70.074 50.7152 70.0302 50.7364 69.9859 50.7354L69.9271 50.6361C69.9567 50.6167 69.9781 50.5853 69.9802 50.5479ZM70.3387 50.5475L70.4524 50.5475C70.4546 50.5849 70.4756 50.6163 70.5054 50.6357L70.4467 50.735C70.4025 50.735 70.3586 50.7158 70.3349 50.6741C70.3112 50.6337 70.3152 50.5849 70.339 50.5473ZM70.6819 50.5475L70.7975 50.5475C70.8209 50.5849 70.8231 50.6337 70.7996 50.6744C70.7759 50.7152 70.732 50.7364 70.6877 50.7354L70.6308 50.6361C70.6607 50.6167 70.6799 50.5853 70.6819 50.5479ZM71.0406 50.5475L71.1544 50.5475C71.1565 50.5849 71.1777 50.6163 71.2073 50.6357L71.1504 50.735C71.1062 50.735 71.0626 50.7158 71.0389 50.6741C71.015 50.6337 71.0171 50.5849 71.0407 50.5473ZM71.3837 50.5475L71.4995 50.5475C71.523 50.5849 71.5251 50.6337 71.5015 50.6744C71.4778 50.7152 71.434 50.7364 71.3899 50.7354L71.3329 50.6361C71.3627 50.6167 71.3818 50.5853 71.3837 50.5479ZM71.7427 50.5475L71.8582 50.5475C71.8603 50.5849 71.8798 50.6163 71.9092 50.6357L71.8524 50.735C71.8082 50.735 71.7641 50.7158 71.7407 50.6741C71.7172 50.6337 71.7191 50.5849 71.7427 50.5473ZM72.0858 50.5475L72.2014 50.5475C72.2249 50.5849 72.2269 50.6337 72.2034 50.6744C72.1798 50.7152 72.136 50.7364 72.0917 50.7354L72.0348 50.6361C72.0645 50.6167 72.0839 50.5853 72.0858 50.5479ZM72.4446 50.5475L72.5601 50.5475C72.5622 50.5849 72.5813 50.6163 72.6112 50.6357L72.5543 50.735C72.5102 50.735 72.4661 50.7158 72.4424 50.6741C72.4187 50.6337 72.421 50.5849 72.4446 50.5473ZM72.7895 50.5475L72.9035 50.5475C72.9269 50.5849 72.9289 50.6337 72.9055 50.6744C72.8816 50.7152 72.8397 50.7364 72.7956 50.7354L72.7368 50.6361C72.7665 50.6167 72.7876 50.5853 72.7897 50.5479ZM73.1464 50.5475L73.262 50.5475C73.2641 50.5849 73.2834 50.6163 73.3129 50.6357L73.2563 50.735C73.212 50.735 73.1682 50.7158 73.1444 50.6741C73.1207 50.6337 73.1228 50.5849 73.1464 50.5473ZM73.4915 50.5475L73.6053 50.5475C73.6289 50.5849 73.6331 50.6337 73.6092 50.6744C73.5856 50.7152 73.5417 50.7364 73.4976 50.7354L73.4387 50.6361C73.4684 50.6167 73.4896 50.5853 73.4916 50.5479ZM73.8504 50.5475L73.964 50.5475C73.966 50.5849 73.9874 50.6163 74.017 50.6357L73.9585 50.735C73.914 50.735 73.8702 50.7158 73.8463 50.6741C73.8228 50.6337 73.8269 50.5849 73.8505 50.5473ZM74.1935 50.5475L74.309 50.5475C74.3327 50.5849 74.3347 50.6337 74.311 50.6744C74.2877 50.7152 74.2437 50.7364 74.1994 50.7354L74.1426 50.6361C74.1721 50.6167 74.1915 50.5853 74.1935 50.5479ZM74.5522 50.5475L74.6659 50.5475C74.6679 50.5849 74.6893 50.6163 74.7189 50.6357L74.6622 50.735C74.6178 50.735 74.5741 50.7158 74.5503 50.6741C74.5267 50.6337 74.5289 50.5849 74.5524 50.5473ZM74.8954 50.5475L75.0111 50.5475C75.0346 50.5849 75.0366 50.6337 75.0131 50.6744C74.9894 50.7152 74.9456 50.7364 74.9014 50.7354L74.8446 50.6361C74.8741 50.6167 74.8935 50.5853 74.8954 50.5479ZM75.2541 50.5475L75.37 50.5475C75.372 50.5849 75.3912 50.6163 75.4209 50.6357L75.364 50.735C75.3198 50.735 75.276 50.7158 75.2522 50.6741C75.2285 50.6337 75.2305 50.5849 75.2541 50.5473ZM75.5972 50.5475L75.7131 50.5475C75.7366 50.5849 75.7388 50.6337 75.7151 50.6744C75.6914 50.7152 75.6474 50.7364 75.6033 50.7354L75.5465 50.6361C75.5761 50.6167 75.5953 50.5853 75.5972 50.5479ZM75.956 50.5475L76.0719 50.5475C76.074 50.5849 76.0932 50.6163 76.1228 50.6357L76.066 50.735C76.0218 50.735 75.9778 50.7158 75.954 50.6741C75.9305 50.6337 75.9326 50.5849 75.9562 50.5473ZM76.3012 50.5475L76.4148 50.5475C76.4385 50.5849 76.4407 50.6337 76.4169 50.6744C76.3933 50.7152 76.3515 50.7364 76.3071 50.7354L76.2484 50.6361C76.2781 50.6167 76.2993 50.5853 76.3015 50.5479ZM76.6581 50.5475L76.7737 50.5475C76.7757 50.5849 76.7952 50.6163 76.8246 50.6357L76.7678 50.735C76.7235 50.735 76.6798 50.7158 76.6562 50.6741C76.6324 50.6337 76.6344 50.5849 76.6581 50.5473ZM77.0032 50.5475L77.1168 50.5475C77.1404 50.5849 77.1445 50.6337 77.121 50.6744C77.0973 50.7152 77.0534 50.7364 77.0092 50.7354L76.9504 50.6361C76.9801 50.6167 77.0014 50.5853 77.0033 50.5479ZM77.3621 50.5475L77.4759 50.5475C77.4779 50.5849 77.499 50.6163 77.5287 50.6357L77.4697 50.735C77.4255 50.735 77.3817 50.7158 77.3583 50.6741C77.3345 50.6337 77.3384 50.5849 77.3622 50.5473ZM77.705 50.5475L77.8207 50.5475C77.8442 50.5849 77.8465 50.6337 77.8228 50.6744C77.7989 50.7152 77.7552 50.7364 77.7111 50.7354L77.6542 50.6361C77.684 50.6167 77.7031 50.5853 77.7052 50.5479ZM78.0638 50.5475L78.1778 50.5475C78.1798 50.5849 78.2011 50.6163 78.2308 50.6357L78.1738 50.735C78.1296 50.735 78.0857 50.7158 78.0619 50.6741C78.0384 50.6337 78.0407 50.5849 78.064 50.5473ZM78.4071 50.5475L78.5226 50.5475C78.5463 50.5849 78.5484 50.6337 78.5246 50.6744C78.501 50.7152 78.4573 50.7364 78.4131 50.7354L78.3562 50.6361C78.386 50.6167 78.4052 50.5853 78.4072 50.5479ZM78.7659 50.5475L78.8815 50.5475C78.8836 50.5849 78.9029 50.6163 78.9324 50.6357L78.8755 50.735C78.8314 50.735 78.7876 50.7158 78.764 50.6741C78.7402 50.6337 78.7424 50.5849 78.7659 50.5473ZM79.109 50.5475L79.2247 50.5475C79.2483 50.5849 79.2503 50.6337 79.2268 50.6744C79.2029 50.7152 79.1591 50.7364 79.115 50.7354L79.0581 50.6361C79.0876 50.6167 79.1071 50.5853 79.1092 50.5479ZM79.4679 50.5475L79.5834 50.5475C79.5855 50.5849 79.6049 50.6163 79.6344 50.6357L79.5776 50.735C79.5333 50.735 79.4896 50.7158 79.466 50.6741C79.4422 50.6337 79.4442 50.5849 79.4681 50.5473ZM79.8128 50.5475L79.9267 50.5475C79.95 50.5849 79.9522 50.6337 79.9288 50.6744C79.9051 50.7152 79.863 50.7364 79.8189 50.7354L79.76 50.6361C79.7897 50.6167 79.8109 50.5853 79.8131 50.5479ZM6.41745 50.6427C6.433 50.6531 6.44977 50.6551 6.46839 50.6551C6.487 50.6551 6.50571 50.6551 6.52137 50.6427L6.5782 50.7401C6.55745 50.7797 6.51577 50.8071 6.4684 50.8071C6.421 50.8071 6.37932 50.7797 6.3586 50.7401L6.41746 50.6427ZM7.11936 50.6427C7.13492 50.6531 7.15171 50.6551 7.17031 50.6551C7.18902 50.6551 7.20773 50.6551 7.22327 50.6427L7.28013 50.7401C7.25939 50.7797 7.21769 50.8071 7.17033 50.8071C7.12294 50.8071 7.08319 50.7797 7.0625 50.7401L7.11932 50.6427ZM7.8213 50.6427C7.83687 50.6531 7.85558 50.6551 7.87429 50.6551C7.8929 50.6551 7.90967 50.6551 7.92524 50.6427L7.98207 50.7401C7.96132 50.7797 7.92157 50.8071 7.87423 50.8071C7.82684 50.8071 7.78515 50.7797 7.76443 50.7401L7.82126 50.6427ZM8.52323 50.6427C8.5388 50.6531 8.55752 50.6551 8.57622 50.6551C8.59482 50.6551 8.61161 50.6551 8.62715 50.6427L8.684 50.7401C8.66326 50.7797 8.6235 50.8071 8.57617 50.8071C8.52878 50.8071 8.48709 50.7797 8.46638 50.7401L8.5232 50.6427ZM9.22713 50.6427C9.2427 50.6531 9.25947 50.6551 9.27808 50.6551C9.29667 50.6551 9.31348 50.6551 9.32903 50.6427L9.38779 50.7401C9.36705 50.7797 9.32536 50.8071 9.27801 50.8071C9.23062 50.8071 9.18894 50.7797 9.16822 50.7401L9.22699 50.6427ZM9.92908 50.6427C9.94458 50.6531 9.96134 50.6551 9.97996 50.6551C9.99858 50.6551 10.0173 50.6551 10.0329 50.6427L10.0899 50.7401C10.0691 50.7797 10.0273 50.8071 9.97996 50.8071C9.93264 50.8071 9.89289 50.7797 9.8722 50.7401L9.92903 50.6427ZM10.631 50.6427C10.6465 50.6531 10.6634 50.6551 10.6819 50.6551C10.7006 50.6551 10.7194 50.6551 10.7349 50.6427L10.7917 50.7401C10.7711 50.7797 10.7293 50.8071 10.682 50.8071C10.6346 50.8071 10.5948 50.7797 10.5741 50.7401ZM11.3329 50.6427C11.3487 50.6531 11.3672 50.6551 11.3859 50.6551C11.4046 50.6551 11.4213 50.6551 11.4368 50.6427L11.4938 50.7401C11.473 50.7797 11.4331 50.8071 11.3858 50.8071C11.3385 50.8071 11.297 50.7797 11.276 50.7401ZM12.035 50.6427C12.0504 50.6531 12.0691 50.6551 12.0879 50.6551C12.1065 50.6551 12.1234 50.6551 12.1387 50.6427L12.1976 50.7401C12.1767 50.7797 12.1351 50.8071 12.0878 50.8071C12.0405 50.8071 11.9987 50.7797 11.9781 50.7401L12.0349 50.6427ZM12.7387 50.6427C12.7544 50.6531 12.771 50.6551 12.7896 50.6551C12.8084 50.6551 12.8252 50.6551 12.8405 50.6427L12.8994 50.7401C12.8787 50.7797 12.8371 50.8071 12.7896 50.8071C12.7423 50.8071 12.7007 50.7797 12.68 50.7401L12.7386 50.6427ZM13.4406 50.6427C13.4564 50.6531 13.473 50.6551 13.4918 50.6551C13.5101 50.6551 13.5291 50.6551 13.5446 50.6427L13.6014 50.7401C13.5808 50.7797 13.5391 50.8071 13.4918 50.8071C13.4442 50.8071 13.4047 50.7797 13.3839 50.7401ZM14.1427 50.6427C14.1583 50.6531 14.1749 50.6551 14.1936 50.6551C14.2123 50.6551 14.2307 50.6551 14.2466 50.6427L14.3032 50.7401C14.2825 50.7797 14.241 50.8071 14.1937 50.8071C14.1462 50.8071 14.1065 50.7797 14.0858 50.7401L14.1426 50.6427ZM14.8445 50.6427C14.8602 50.6531 14.8788 50.6551 14.8976 50.6551C14.9162 50.6551 14.9327 50.6551 14.9485 50.6427L15.0052 50.7401C14.9846 50.7797 14.9449 50.8071 14.8976 50.8071C14.85 50.8071 14.8083 50.7797 14.7878 50.7401ZM15.5466 50.6427C15.5621 50.6531 15.5809 50.6551 15.5997 50.6551C15.6179 50.6551 15.6348 50.6551 15.6506 50.6427L15.7095 50.7401C15.6886 50.7797 15.6469 50.8071 15.5997 50.8071C15.5522 50.8071 15.5104 50.7797 15.4897 50.7401ZM16.2505 50.6427C16.2659 50.6531 16.2829 50.6551 16.3012 50.6551C16.3199 50.6551 16.3367 50.6551 16.3523 50.6427L16.4112 50.7401C16.3902 50.7797 16.3485 50.8071 16.3012 50.8071C16.254 50.8071 16.2122 50.7797 16.1914 50.7401L16.2502 50.6427ZM16.9523 50.6427C16.968 50.6531 16.9848 50.6551 17.0032 50.6551C17.0219 50.6551 17.0407 50.6551 17.0562 50.6427L17.1131 50.7401C17.0924 50.7797 17.0507 50.8071 17.0032 50.8071C16.9558 50.8071 16.9163 50.7797 16.8954 50.7401ZM17.6544 50.6427C17.6698 50.6531 17.6866 50.6551 17.7053 50.6551C17.7239 50.6551 17.7425 50.6551 17.7581 50.6427L17.8151 50.7401C17.7943 50.7797 17.7526 50.8071 17.7053 50.8071C17.6579 50.8071 17.6182 50.7797 17.5975 50.7401L17.6542 50.6427ZM18.3563 50.6427C18.3718 50.6531 18.3905 50.6551 18.4092 50.6551C18.4279 50.6551 18.4446 50.6551 18.4601 50.6427L18.5171 50.7401C18.4963 50.7797 18.4564 50.8071 18.4092 50.8071C18.3619 50.8071 18.32 50.7797 18.2992 50.7401ZM19.0583 50.6427C19.0737 50.6531 19.0925 50.6551 19.1111 50.6551C19.1298 50.6551 19.1465 50.6551 19.1621 50.6427L19.221 50.7401C19.2002 50.7797 19.1585 50.8071 19.111 50.8071C19.0636 50.8071 19.022 50.7797 19.0012 50.7401L19.0581 50.6427ZM19.7621 50.6427C19.7775 50.6531 19.7942 50.6551 19.8131 50.6551C19.8316 50.6551 19.8485 50.6551 19.864 50.6427L19.9227 50.7401C19.9021 50.7797 19.8602 50.8071 19.8131 50.8071C19.7656 50.8071 19.7239 50.7797 19.7033 50.7401L19.762 50.6427ZM20.4642 50.6427C20.4795 50.6531 20.4964 50.6551 20.5149 50.6551C20.5336 50.6551 20.5523 50.6551 20.568 50.6427L20.6247 50.7401C20.604 50.7797 20.5623 50.8071 20.5149 50.8071C20.4678 50.8071 20.4279 50.7797 20.4071 50.7401ZM21.1659 50.6427C21.1814 50.6531 21.1981 50.6551 21.217 50.6551C21.2355 50.6551 21.2541 50.6551 21.27 50.6427L21.3267 50.7401C21.3059 50.7797 21.2644 50.8071 21.217 50.8071C21.1694 50.8071 21.1297 50.7797 21.109 50.7401ZM21.8678 50.6427C21.8834 50.6531 21.9022 50.6551 21.9208 50.6551C21.9394 50.6551 21.9564 50.6551 21.9717 50.6427L22.0287 50.7401C22.008 50.7797 21.9679 50.8071 21.9208 50.8071C21.8734 50.8071 21.8317 50.7797 21.8111 50.7401L21.8676 50.6427ZM22.5696 50.6427C22.5853 50.6531 22.6042 50.6551 22.6227 50.6551C22.6413 50.6551 22.6583 50.6551 22.6738 50.6427L22.7324 50.7401C22.7118 50.7797 22.6701 50.8071 22.6226 50.8071C22.5753 50.8071 22.5335 50.7797 22.5128 50.7401ZM23.2736 50.6427C23.2894 50.6531 23.3059 50.6551 23.3247 50.6551C23.3434 50.6551 23.3599 50.6551 23.3757 50.6427L23.4343 50.7401C23.4136 50.7797 23.372 50.8071 23.3245 50.8071C23.2769 50.8071 23.2355 50.7797 23.2148 50.7401ZM23.9756 50.6427C23.9912 50.6531 24.008 50.6551 24.0265 50.6551C24.0454 50.6551 24.0638 50.6551 24.0796 50.6427L24.1363 50.7401C24.1156 50.7797 24.0739 50.8071 24.0266 50.8071C23.9791 50.8071 23.9394 50.7797 23.9189 50.7401L23.9755 50.6427ZM24.6776 50.6427C24.693 50.6531 24.7101 50.6551 24.7287 50.6551C24.747 50.6551 24.7659 50.6551 24.7815 50.6427L24.8383 50.7401C24.8177 50.7797 24.7759 50.8071 24.7287 50.8071C24.6812 50.8071 24.6412 50.7797 24.6207 50.7401ZM25.3796 50.6427C25.3951 50.6531 25.4138 50.6551 25.4325 50.6551C25.4512 50.6551 25.4678 50.6551 25.4835 50.6427L25.5401 50.7401C25.5194 50.7797 25.4798 50.8071 25.4325 50.8071C25.3849 50.8071 25.3434 50.7797 25.3225 50.7401L25.3795 50.6427ZM26.0814 50.6427C26.0971 50.6531 26.1158 50.6551 26.1345 50.6551C26.1529 50.6551 26.1696 50.6551 26.1853 50.6427L26.2442 50.7401C26.2235 50.7797 26.1818 50.8071 26.1345 50.8071C26.087 50.8071 26.0454 50.7797 26.0245 50.7401ZM26.7853 50.6427C26.8009 50.6531 26.8178 50.6551 26.8362 50.6551C26.8548 50.6551 26.8716 50.6551 26.8873 50.6427L26.9461 50.7401C26.9254 50.7797 26.8837 50.8071 26.8361 50.8071C26.789 50.8071 26.747 50.7797 26.7264 50.7401L26.7852 50.6427ZM27.4875 50.6427C27.5028 50.6531 27.5194 50.6551 27.5384 50.6551C27.5567 50.6551 27.5755 50.6551 27.5912 50.6427L27.6482 50.7401C27.6272 50.7797 27.5857 50.8071 27.5384 50.8071C27.491 50.8071 27.4511 50.7797 27.4304 50.7401L27.4873 50.6427ZM28.1891 50.6427C28.2049 50.6531 28.2215 50.6551 28.2401 50.6551C28.2587 50.6551 28.2776 50.6551 28.293 50.6427L28.3501 50.7401C28.3294 50.7797 28.2876 50.8071 28.2401 50.8071C28.1929 50.8071 28.1531 50.7797 28.1323 50.7401ZM28.8911 50.6427C28.9067 50.6531 28.9254 50.6551 28.944 50.6551C28.9627 50.6551 28.9797 50.6551 28.9949 50.6427L29.0519 50.7401C29.0312 50.7797 28.9914 50.8071 28.9439 50.8071C28.8965 50.8071 28.8549 50.7797 28.8343 50.7401ZM29.5931 50.6427C29.6087 50.6531 29.6272 50.6551 29.6461 50.6551C29.6648 50.6551 29.6814 50.6551 29.6971 50.6427L29.7557 50.7401C29.735 50.7797 29.6933 50.8071 29.6458 50.8071C29.5986 50.8071 29.5569 50.7797 29.5363 50.7401ZM30.297 50.6427C30.3126 50.6531 30.3293 50.6551 30.3479 50.6551C30.3666 50.6551 30.3834 50.6551 30.3989 50.6427L30.4578 50.7401C30.437 50.7797 30.3954 50.8071 30.3479 50.8071C30.3004 50.8071 30.2588 50.7797 30.2383 50.7401L30.2971 50.6427ZM30.9988 50.6427C31.0143 50.6531 31.0312 50.6551 31.0498 50.6551C31.0686 50.6551 31.0873 50.6551 31.1028 50.6427L31.1596 50.7401C31.1388 50.7797 31.097 50.8071 31.0498 50.8071C31.0025 50.8071 30.9626 50.7797 30.9419 50.7401ZM31.7008 50.6427C31.7164 50.6531 31.7334 50.6551 31.7518 50.6551C31.7705 50.6551 31.7892 50.6551 31.8048 50.6427L31.8615 50.7401C31.8408 50.7797 31.7992 50.8071 31.7518 50.8071C31.7046 50.8071 31.6647 50.7797 31.6441 50.7401ZM32.4027 50.6427C32.4183 50.6531 32.4371 50.6551 32.4558 50.6551C32.4745 50.6551 32.491 50.6551 32.5067 50.6427L32.5635 50.7401C32.5427 50.7797 32.5031 50.8071 32.4557 50.8071C32.4084 50.8071 32.3668 50.7797 32.3459 50.7401ZM33.1047 50.6427C33.1203 50.6531 33.1391 50.6551 33.1577 50.6551C33.1763 50.6551 33.193 50.6551 33.2086 50.6427L33.2675 50.7401C33.2465 50.7797 33.2049 50.8071 33.1577 50.8071C33.1102 50.8071 33.0686 50.7797 33.0477 50.7401L33.1046 50.6427ZM33.8087 50.6427C33.8242 50.6531 33.841 50.6551 33.8596 50.6551C33.8781 50.6551 33.8949 50.6551 33.9105 50.6427L33.9694 50.7401C33.9485 50.7797 33.9068 50.8071 33.8596 50.8071C33.8121 50.8071 33.7705 50.7797 33.7496 50.7401L33.8084 50.6427ZM34.5105 50.6427C34.5261 50.6531 34.543 50.6551 34.5615 50.6551C34.58 50.6551 34.5989 50.6551 34.6144 50.6427L34.6713 50.7401C34.6507 50.7797 34.6089 50.8071 34.5615 50.8071C34.5142 50.8071 34.4743 50.7797 34.4537 50.7401ZM51.553 50.6427C51.5686 50.6531 51.5855 50.6551 51.6041 50.6551C51.6227 50.6551 51.6413 50.6551 51.6569 50.6427L51.7139 50.7401C51.693 50.7797 51.6514 50.8071 51.6041 50.8071C51.5567 50.8071 51.5151 50.7797 51.4943 50.7401ZM52.255 50.6427C52.2705 50.6531 52.2874 50.6551 52.3061 50.6551C52.3245 50.6551 52.3434 50.6551 52.3591 50.6427L52.4159 50.7401C52.395 50.7797 52.3533 50.8071 52.3061 50.8071C52.2588 50.8071 52.2189 50.7797 52.1982 50.7401ZM52.9569 50.6427C52.9725 50.6531 52.9913 50.6551 53.0101 50.6551C53.0285 50.6551 53.0454 50.6551 53.0609 50.6427L53.1178 50.7401C53.0971 50.7797 53.0572 50.8071 53.0099 50.8071C52.9627 50.8071 52.9209 50.7797 52.8998 50.7401ZM53.6588 50.6427C53.6746 50.6531 53.6931 50.6551 53.7119 50.6551C53.7306 50.6551 53.7474 50.6551 53.7628 50.6427L53.8195 50.7401C53.799 50.7797 53.7592 50.8071 53.7119 50.8071C53.6643 50.8071 53.6228 50.7797 53.602 50.7401ZM54.3627 50.6427C54.3784 50.6531 54.3951 50.6551 54.4139 50.6551C54.4324 50.6551 54.4491 50.6551 54.4646 50.6427L54.5235 50.7401C54.5029 50.7797 54.4611 50.8071 54.4139 50.8071C54.3663 50.8071 54.3246 50.7797 54.304 50.7401L54.3628 50.6427ZM55.0648 50.6427C55.0803 50.6531 55.0971 50.6551 55.1157 50.6551C55.1342 50.6551 55.1528 50.6551 55.1687 50.6427L55.2256 50.7401C55.2049 50.7797 55.1632 50.8071 55.1157 50.8071C55.0683 50.8071 55.0284 50.7797 55.0079 50.7401ZM55.7669 50.6427C55.7824 50.6531 55.799 50.6551 55.8176 50.6551C55.8363 50.6551 55.8548 50.6551 55.8707 50.6427L55.9274 50.7401C55.9067 50.7797 55.865 50.8071 55.8176 50.8071C55.7702 50.8071 55.7305 50.7797 55.7097 50.7401L55.7667 50.6427ZM56.4686 50.6427C56.4841 50.6531 56.503 50.6551 56.5215 50.6551C56.5401 50.6551 56.557 50.6551 56.5725 50.6427L56.6294 50.7401C56.6088 50.7797 56.5687 50.8071 56.5213 50.8071C56.4742 50.8071 56.4324 50.7797 56.4118 50.7401ZM57.1707 50.6427C57.1861 50.6531 57.2048 50.6551 57.2234 50.6551C57.2421 50.6551 57.2589 50.6551 57.2744 50.6427L57.3334 50.7401C57.3122 50.7797 57.2708 50.8071 57.2234 50.8071C57.1761 50.8071 57.1343 50.7797 57.1137 50.7401L57.1705 50.6427ZM57.8745 50.6427C57.8901 50.6531 57.9067 50.6551 57.9253 50.6551C57.9441 50.6551 57.9608 50.6551 57.9764 50.6427L58.0352 50.7401C58.0142 50.7797 57.9727 50.8071 57.9253 50.8071C57.8779 50.8071 57.8363 50.7797 57.8155 50.7401L57.8743 50.6427ZM58.5764 50.6427C58.592 50.6531 58.6089 50.6551 58.6273 50.6551C58.6459 50.6551 58.6649 50.6551 58.6803 50.6427L58.7372 50.7401C58.7165 50.7797 58.6745 50.8071 58.6273 50.8071C58.5799 50.8071 58.5403 50.7797 58.5194 50.7401ZM59.2783 50.6427C59.2938 50.6531 59.3106 50.6551 59.3293 50.6551C59.3478 50.6551 59.3667 50.6551 59.3822 50.6427L59.4392 50.7401C59.4183 50.7797 59.3765 50.8071 59.3293 50.8071C59.282 50.8071 59.2421 50.7797 59.2214 50.7401L59.2782 50.6427ZM59.9803 50.6427C59.9959 50.6531 60.0144 50.6551 60.0332 50.6551C60.0519 50.6551 60.0686 50.6551 60.0843 50.6427L60.1409 50.7401C60.1203 50.7797 60.0805 50.8071 60.0332 50.8071C59.9858 50.8071 59.9443 50.7797 59.9235 50.7401ZM60.6821 50.6427C60.6977 50.6531 60.7164 50.6551 60.7352 50.6551C60.754 50.6551 60.7706 50.6551 60.7859 50.6427L60.8448 50.7401C60.8241 50.7797 60.7825 50.8071 60.7351 50.8071C60.6878 50.8071 60.6461 50.7797 60.6254 50.7401L60.682 50.6427ZM61.3861 50.6427C61.4015 50.6531 61.4184 50.6551 61.4372 50.6551C61.4556 50.6551 61.4724 50.6551 61.4881 50.6427L61.5468 50.7401C61.5261 50.7797 61.4845 50.8071 61.4372 50.8071C61.3896 50.8071 61.3479 50.7797 61.3273 50.7401ZM62.088 50.6427C62.1037 50.6531 62.1203 50.6551 62.1391 50.6551C62.1574 50.6551 62.1762 50.6551 62.192 50.6427L62.2487 50.7401C62.228 50.7797 62.1865 50.8071 62.1391 50.8071C62.0918 50.8071 62.0519 50.7797 62.0312 50.7401ZM62.7899 50.6427C62.8055 50.6531 62.8224 50.6551 62.8409 50.6551C62.8596 50.6551 62.8782 50.6551 62.8938 50.6427L62.9507 50.7401C62.9301 50.7797 62.8884 50.8071 62.8409 50.8071C62.7935 50.8071 62.7537 50.7797 62.733 50.7401ZM63.4918 50.6427C63.5074 50.6531 63.5261 50.6551 63.5448 50.6551C63.5636 50.6551 63.5803 50.6551 63.5958 50.6427L63.6526 50.7401C63.6318 50.7797 63.592 50.8071 63.5448 50.8071C63.4973 50.8071 63.4556 50.7797 63.435 50.7401ZM64.1939 50.6427C64.2092 50.6531 64.2281 50.6551 64.2469 50.6551C64.2654 50.6551 64.2821 50.6551 64.2978 50.6427L64.3566 50.7401C64.3358 50.7797 64.2941 50.8071 64.2468 50.8071C64.1993 50.8071 64.1575 50.7797 64.1369 50.7401ZM64.8978 50.6427C64.9133 50.6531 64.9301 50.6551 64.9486 50.6551C64.9674 50.6551 64.984 50.6551 64.9995 50.6427L65.0586 50.7401C65.0379 50.7797 64.996 50.8071 64.9486 50.8071C64.9012 50.8071 64.8596 50.7797 64.8389 50.7401ZM65.5995 50.6427C65.6153 50.6531 65.6321 50.6551 65.6504 50.6551C65.6692 50.6551 65.688 50.6551 65.7034 50.6427L65.7604 50.7401C65.7398 50.7797 65.6978 50.8071 65.6504 50.8071C65.6031 50.8071 65.5635 50.7797 65.5426 50.7401ZM66.3017 50.6427C66.3172 50.6531 66.3338 50.6551 66.3526 50.6551C66.3711 50.6551 66.3899 50.6551 66.4056 50.6427L66.4624 50.7401C66.4416 50.7797 66.4 50.8071 66.3526 50.8071C66.3052 50.8071 66.2655 50.7797 66.2448 50.7401ZM67.0036 50.6427C67.0192 50.6531 67.0376 50.6551 67.0564 50.6551C67.0753 50.6551 67.0919 50.6551 67.1074 50.6427L67.1641 50.7401C67.1435 50.7797 67.1039 50.8071 67.0564 50.8071C67.009 50.8071 66.9674 50.7797 66.9467 50.7401L67.0034 50.6427ZM67.7054 50.6427C67.7211 50.6531 67.7397 50.6551 67.7585 50.6551C67.7769 50.6551 67.7939 50.6551 67.8095 50.6427L67.8681 50.7401C67.8474 50.7797 67.8057 50.8071 67.7583 50.8071C67.7111 50.8071 67.6694 50.7797 67.6485 50.7401ZM68.4094 50.6427C68.4249 50.6531 68.4418 50.6551 68.4604 50.6551C68.4789 50.6551 68.4956 50.6551 68.5114 50.6427L68.5699 50.7401C68.5492 50.7797 68.5076 50.8071 68.4603 50.8071C68.413 50.8071 68.3712 50.7797 68.3506 50.7401ZM69.1112 50.6427C69.1268 50.6531 69.1436 50.6551 69.1621 50.6551C69.1808 50.6551 69.1996 50.6551 69.2152 50.6427L69.2719 50.7401C69.2513 50.7797 69.2096 50.8071 69.1623 50.8071C69.1149 50.8071 69.0751 50.7797 69.0544 50.7401L69.1111 50.6427ZM69.8132 50.6427C69.8289 50.6531 69.8455 50.6551 69.8641 50.6551C69.8829 50.6551 69.9015 50.6551 69.9173 50.6427L69.974 50.7401C69.9533 50.7797 69.9116 50.8071 69.8641 50.8071C69.8169 50.8071 69.7773 50.7797 69.7563 50.7401ZM70.5151 50.6427C70.5305 50.6531 70.5495 50.6551 70.5682 50.6551C70.5868 50.6551 70.6035 50.6551 70.6191 50.6427L70.676 50.7401C70.6551 50.7797 70.6155 50.8071 70.5681 50.8071C70.5207 50.8071 70.4789 50.7797 70.4584 50.7401L70.515 50.6427ZM71.217 50.6427C71.2326 50.6531 71.2514 50.6551 71.2699 50.6551C71.2888 50.6551 71.3056 50.6551 71.3209 50.6427L71.3798 50.7401C71.3591 50.7797 71.3173 50.8071 71.2699 50.8071C71.2228 50.8071 71.1809 50.7797 71.1603 50.7401L71.2171 50.6427ZM71.9209 50.6427C71.9367 50.6531 71.9533 50.6551 71.9719 50.6551C71.9908 50.6551 72.0073 50.6551 72.0227 50.6427L72.0816 50.7401C72.0609 50.7797 72.0192 50.8071 71.9718 50.8071C71.9245 50.8071 71.8829 50.7797 71.8621 50.7401L71.9208 50.6427ZM72.623 50.6427C72.6384 50.6531 72.6553 50.6551 72.6741 50.6551C72.6926 50.6551 72.7112 50.6551 72.7268 50.6427L72.7838 50.7401C72.7629 50.7797 72.7212 50.8071 72.6741 50.8071C72.6265 50.8071 72.5867 50.7797 72.566 50.7401ZM73.325 50.6427C73.3404 50.6531 73.3572 50.6551 73.3759 50.6551C73.3945 50.6551 73.4131 50.6551 73.4288 50.6427L73.4855 50.7401C73.4648 50.7797 73.4233 50.8071 73.3759 50.8071C73.3284 50.8071 73.2886 50.7797 73.268 50.7401ZM74.0269 50.6427C74.0424 50.6531 74.0611 50.6551 74.0799 50.6551C74.0984 50.6551 74.1151 50.6551 74.1308 50.6427L74.1877 50.7401C74.1669 50.7797 74.127 50.8071 74.0798 50.8071C74.0324 50.8071 73.9906 50.7797 73.9697 50.7401ZM74.7288 50.6427C74.7443 50.6531 74.7632 50.6551 74.7817 50.6551C74.8002 50.6551 74.8173 50.6551 74.8326 50.6427L74.8917 50.7401C74.8707 50.7797 74.829 50.8071 74.7817 50.8071C74.7345 50.8071 74.6926 50.7797 74.6718 50.7401ZM75.4325 50.6427C75.4483 50.6531 75.465 50.6551 75.4836 50.6551C75.5021 50.6551 75.5191 50.6551 75.5346 50.6427L75.5932 50.7401C75.5725 50.7797 75.5309 50.8071 75.4836 50.8071C75.4361 50.8071 75.3945 50.7797 75.3737 50.7401L75.4324 50.6427ZM76.1345 50.6427C76.1504 50.6531 76.1668 50.6551 76.1855 50.6551C76.2041 50.6551 76.2228 50.6551 76.2386 50.6427L76.2954 50.7401C76.2747 50.7797 76.233 50.8071 76.1855 50.8071C76.1381 50.8071 76.0986 50.7797 76.0778 50.7401ZM76.8364 50.6427C76.8522 50.6531 76.8688 50.6551 76.8874 50.6551C76.906 50.6551 76.9246 50.6551 76.9404 50.6427L76.9973 50.7401C76.9765 50.7797 76.9348 50.8071 76.8874 50.8071C76.8401 50.8071 76.8003 50.7797 76.7797 50.7401ZM77.5384 50.6427C77.5541 50.6531 77.5728 50.6551 77.5913 50.6551C77.61 50.6551 77.6268 50.6551 77.6424 50.6427L77.6992 50.7401C77.6786 50.7797 77.6388 50.8071 77.5911 50.8071C77.544 50.8071 77.5023 50.7797 77.4817 50.7401ZM78.2405 50.6427C78.2559 50.6531 78.2745 50.6551 78.2933 50.6551C78.3122 50.6551 78.3288 50.6551 78.3444 50.6427L78.4032 50.7401C78.3825 50.7797 78.3407 50.8071 78.2933 50.8071C78.246 50.8071 78.2044 50.7797 78.1838 50.7401ZM78.9444 50.6427C78.9597 50.6531 78.9766 50.6551 78.9952 50.6551C79.0139 50.6551 79.0306 50.6551 79.0462 50.6427L79.105 50.7401C79.084 50.7797 79.0424 50.8071 78.9952 50.8071C78.9479 50.8071 78.9061 50.7797 78.8855 50.7401L78.9442 50.6427ZM79.6463 50.6427C79.6617 50.6531 79.6787 50.6551 79.6972 50.6551C79.7159 50.6551 79.7346 50.6551 79.7502 50.6427L79.807 50.7401C79.7862 50.7797 79.7445 50.8071 79.6972 50.8071C79.6497 50.8071 79.61 50.7797 79.5894 50.7401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5" draw:id="shape-15" draw:name="HausDerKulturenDerWelt" draw:layer="" svg:width="72.47313821428pt" svg:height="21.72573981337pt" svg:x="-0.73609500000pt" svg:y="387.05600000000pt" svg:viewBox="0 0 72 22" svg:d="M40.2086 0.000165597C38.829 0.0100527 37.4151 0.138584 36.0329 0.418088C31.3984 1.35546 26.4193 3.42946 20.5619 6.41317C14.7902 9.35318 7.67117 14.0772 1.84491 18.924L0 18.924L0 21.7257L72.4731 21.7257L72.4731 18.924L59.469 18.924C58.6523 15.9552 57.9541 13.5093 56.4591 10.3876C54.8621 7.05314 51.454 3.48958 48.5869 1.851C46.5553 0.689881 43.4764 -0.0123909 40.2086 0.000165597ZM16.7704 12.8527L16.4104 13.3622C16.3551 13.5677 16.3583 13.7456 16.5047 13.8544C17.1237 13.7089 17.3894 13.7574 17.3011 13.9998L17.0543 13.981C17.0543 13.981 17.3205 16.3114 17.3963 16.3661C17.4721 16.4203 17.661 16.8387 17.661 16.8387L17.7521 18.9237L6.69544 18.9237C8.84795 16.8834 11.1425 14.8455 16.7704 12.8522Z" calligra:nodeTypes="ccccccccccccccccccccccc">
        <draw:glue-point draw:id="4" svg:x="0.50000000000pt" svg:y="0.50000000000pt" draw:align="center"/>
        <draw:glue-point draw:id="5" svg:x="0.50000000000pt" svg:y="0.50000000000pt" draw:align="center"/>
      </draw:path>
      <draw:path draw:style-name="gr3" xml:id="shape-16" draw:id="shape-16" draw:name="Philharmonie" draw:layer="" svg:width="113.07979660043pt" svg:height="33.29361239931pt" svg:x="71.12540000000pt" svg:y="378.30300000000pt" svg:viewBox="0 0 113 33" svg:d="M39.2445 0.00441332C32.742 5.71334 25.8644 10.535 16.5766 9.67806C11.6541 12.9464 7.30217 17.2717 0 16.1374L0.687429 33.2936L64.0371 33.2936L64.0409 33.2936L69.6187 33.2936L69.6187 33.2936L112.111 33.2936L113.08 20.4155C111.77 19.4547 111.2 17.9098 110.338 16.596C108.324 17.1037 106.521 17.7789 103.557 17.5365L96.7881 15.9583L97.7566 14.0487L93.0775 15.4823L91.4155 15.4703L86.3634 13.9517L86.787 16.1176C83.6026 17.1765 81.0117 16.6273 78.6217 15.5298C76.1803 17.2727 73.7159 18.9415 70.9802 19.7153L71.6635 23.899L69.685 23.899L69.6695 26.246L64.1075 26.246L64.2091 14.7744C48.9873 15.9992 45.6378 6.44331 39.2447 0Z" calligra:nodeTypes="ccccccccccccccccccccccccccc">
        <draw:glue-point draw:id="4" svg:x="0.50000000000pt" svg:y="0.50000000000pt" draw:align="center"/>
        <draw:glue-point draw:id="5" svg:x="0.50000000000pt" svg:y="0.50000000000pt" draw:align="center"/>
      </draw:path>
      <draw:path draw:style-name="gr3" xml:id="shape-17" draw:id="shape-17" draw:name="NeueSynagoge" draw:layer="" svg:width="49.55992398127pt" svg:height="55.14829052745pt" svg:x="317.40200000000pt" svg:y="352.91000000000pt" svg:viewBox="0 0 50 55" svg:d="M24.7559 5.68434e-14C24.6258 0.497017 24.451 0.556379 24.451 0.616248C24.451 0.666728 24.5763 0.717207 24.6939 1.0342L24.4539 1.45501L23.8601 1.45501L24.1569 1.97353L23.8386 2.52728L24.4753 2.52728L24.7371 2.9833C24.715 2.99342 24.5056 3.08428 24.5052 3.13526C24.5047 3.18876 24.6643 3.21905 24.6643 3.21905C24.6387 3.55757 24.6091 3.90669 24.4969 4.24517C24.3856 4.28961 24.1715 4.32495 24.2594 4.51928C23.886 4.711 23.6306 5.09991 23.6306 5.55088C23.6306 6.13795 24.064 6.62475 24.6265 6.70181L24.6346 7.23113C24.6346 7.23113 24.476 7.27858 24.4752 7.33702C24.4744 7.39459 24.6346 7.451 24.6346 7.451L24.4995 8.36579C24.4995 8.36579 24.1729 8.36478 24.1729 8.67259C24.1729 8.98032 24.478 8.98204 24.478 8.98204C24.478 8.98204 23.7409 9.4292 23.5604 9.59557C23.3801 9.76183 23.3717 10.1005 23.3717 10.1005C14.9939 12.0589 11.2539 20.0363 13.4628 26.2166L13.4628 26.8327L12.8502 27.1395L12.8502 28.0626L12.5453 28.3719L12.2403 28.3719L11.9326 28.6787L11.3202 28.6787L11.3202 34.8354L11.6278 35.1421L11.6278 40.9919L11.0154 42.5312L11.0154 43.7609L9.18027 43.7609L9.18027 42.8377L8.5677 42.8377L8.5677 40.9919L8.26277 40.6825L8.26277 37.9137L8.5677 37.6042L8.5677 34.5289L8.87264 34.219L8.87264 33.6031L8.5677 33.2962L8.5677 32.9893L7.95514 32.3734C8.4881 29.4245 6.70923 27.9901 5.35382 27.6689C5.35382 27.5791 5.35382 27.4518 5.35382 27.4518C5.23178 27.3901 5.10748 27.3344 5.0462 27.1423L5.0462 26.9687C5.0462 26.9687 5.2108 26.9445 5.2108 26.8981C5.2108 26.8515 5.0462 26.8302 5.0462 26.8302L5.0462 26.6567C5.22476 26.5929 5.35382 26.4207 5.35382 26.2195C5.35382 26.0185 5.2246 25.8485 5.0462 25.7852L5.0462 25.671C5.0462 25.671 5.20269 25.6531 5.20269 25.6004C5.20269 25.5491 5.0462 25.5359 5.0462 25.5359L5.0462 25.435C5.0462 25.435 5.14873 25.4087 5.14873 25.3786C5.14873 25.3481 5.0462 25.324 5.0462 25.324L5.0462 24.9791C5.13793 24.9317 5.22785 24.8588 5.24588 24.7294L5.28903 24.4201C5.21719 24.4835 5.11662 24.5871 5.07044 24.7294C5.0273 24.5265 4.95776 24.4812 4.88965 24.431C4.79671 24.5005 4.73935 24.6058 4.71694 24.7431C4.68594 24.6195 4.58531 24.5098 4.49028 24.4201L4.53612 24.7431C4.55902 24.8965 4.64795 24.9513 4.74123 24.99L4.74123 25.324C4.74123 25.324 4.63599 25.3421 4.63599 25.3786C4.63599 25.4118 4.74123 25.435 4.74123 25.435L4.74123 25.5359C4.74123 25.5359 4.58742 25.547 4.58742 25.6004C4.58742 25.6551 4.74123 25.671 4.74123 25.671L4.74123 25.7852C4.56282 25.8488 4.4363 26.0185 4.4363 26.2195C4.4363 26.4207 4.56265 26.5933 4.74123 26.6567L4.74123 26.8302C4.74123 26.8302 4.59011 26.8475 4.59011 26.8981C4.59011 26.9485 4.74123 26.9687 4.74123 26.9687L4.74123 27.1423C4.68934 27.3093 4.56737 27.3865 4.4363 27.4518L4.4363 27.6283C3.09469 27.844 1.27386 29.2691 1.83497 32.3734L1.22512 32.9893L1.22512 33.2962L0.917478 33.6031L0.917478 34.219L1.22512 34.5289L1.22512 37.6042L1.53003 37.9137L1.53003 40.6825L1.22512 40.9919L1.22512 42.8377L0.612554 42.8377L0.612554 45.2999L0 45.2999L0.612554 46.8391L0.612554 55.1483L24.7775 55.1483L24.7824 55.1483L48.9474 55.1483L48.9474 46.8391L49.5599 45.2999L48.9474 45.2999L48.9474 42.8377L48.335 42.8377L48.335 40.9919L48.03 40.6825L48.03 37.9137L48.335 37.6042L48.335 34.5289L48.6425 34.219L48.6425 33.6031L48.335 33.2962L48.335 32.9893L47.7251 32.3734C48.2862 29.2691 46.4652 27.844 45.1236 27.6283L45.1236 27.4518C44.9926 27.3861 44.8707 27.3093 44.8189 27.1423L44.8189 26.9687C44.8189 26.9687 44.97 26.9485 44.97 26.8981C44.97 26.8465 44.8189 26.8302 44.8189 26.8302L44.8189 26.6567C44.9974 26.5929 45.1236 26.4207 45.1236 26.2195C45.1236 26.0185 44.9972 25.8485 44.8189 25.7852L44.8189 25.671C44.8189 25.671 44.9727 25.6551 44.9727 25.6004C44.9727 25.546 44.8189 25.5359 44.8189 25.5359L44.8189 25.435C44.8189 25.435 44.9241 25.4107 44.9241 25.3786C44.9241 25.3421 44.8189 25.324 44.8189 25.324L44.8189 24.99C44.9122 24.9516 45.0011 24.8961 45.0238 24.7431L45.0698 24.4201C44.9748 24.5098 44.8742 24.6195 44.843 24.7431C44.8207 24.6058 44.7633 24.5009 44.6703 24.431C44.6023 24.4812 44.5327 24.5267 44.4896 24.7294C44.4434 24.5871 44.3428 24.484 44.271 24.4201L44.3142 24.7294C44.3323 24.8588 44.4222 24.9317 44.5139 24.9791L44.5139 25.324C44.5139 25.324 44.4112 25.3471 44.4112 25.3786C44.4112 25.4087 44.5139 25.435 44.5139 25.435L44.5139 25.5359C44.5139 25.5359 44.3575 25.5491 44.3575 25.6004C44.3575 25.6531 44.5139 25.671 44.5139 25.671L44.5139 25.7852C44.3354 25.8488 44.2062 26.0185 44.2062 26.2195C44.2062 26.4207 44.3353 26.5933 44.5139 26.6567L44.5139 26.8302C44.5139 26.8302 44.349 26.8515 44.349 26.8981C44.349 26.9445 44.5139 26.9687 44.5139 26.9687L44.5139 27.1423C44.4525 27.3344 44.3281 27.3907 44.2062 27.4518C44.2062 27.4518 44.2062 27.5792 44.2062 27.6689C42.8507 27.9901 41.0717 29.4245 41.6049 32.3734L40.9923 32.9893L40.9923 33.2962L40.6875 33.6031L40.6875 34.219L40.9923 34.5289L40.9923 37.6042L41.2972 37.9137L41.2972 40.6825L40.9923 40.9919L40.9923 42.8377L40.3798 42.8377L40.3798 43.7609L38.5448 43.7609L38.5448 42.5312L37.9321 40.9919L37.9321 35.1421L38.2399 34.8354L38.2399 28.6787L37.6273 28.6787L37.3197 28.3719L37.0146 28.3719L36.71 28.0626L36.71 27.1395L36.0973 26.8327L36.0973 26.2166C38.3059 20.0363 34.5661 12.0589 26.1884 10.1005C26.1884 10.1005 26.1793 9.76183 25.9995 9.59557C25.819 9.4292 25.0821 8.98204 25.0821 8.98204C25.0821 8.98204 25.3869 8.98204 25.3869 8.67259C25.3869 8.36478 25.0605 8.36579 25.0605 8.36579L24.9255 7.451C24.9255 7.451 25.0855 7.39548 25.0846 7.33702C25.0839 7.27848 24.9255 7.23113 24.9255 7.23113L24.9334 6.70181C25.4961 6.62507 25.9293 6.13795 25.9293 5.55088C25.9293 5.09991 25.6741 4.711 25.3005 4.51928C25.3884 4.32484 25.1744 4.2895 25.0632 4.24517C24.9511 3.90669 24.9212 3.55757 24.8957 3.21905C24.8957 3.21905 25.0553 3.18876 25.0548 3.13526C25.0545 3.08375 24.8453 2.99281 24.8228 2.9833L25.0846 2.52728L25.6784 2.52728L25.3815 2.00876L25.6997 1.45501L25.0632 1.45501L24.82 1.02875C24.9378 0.7166 25.0632 0.666627 25.0632 0.616248C25.0632 0.556682 24.8855 0.497017 24.7555 0ZM24.7591 1.24057L24.8831 1.45501L24.7805 1.45501L24.6375 1.45501ZM24.133 1.6124L24.3624 1.6124L24.3003 1.72376L24.2491 1.81359L24.133 1.61272ZM24.5459 1.6124L24.7805 1.6124L24.9748 1.6124L25.0827 1.80514L25.2015 2.00876L25.1043 2.17706L24.9939 2.36707L24.7591 2.36707L24.5675 2.36707L24.4568 2.17706L24.3407 1.97353L24.4353 1.80514ZM25.1557 1.6124L25.4282 1.6124L25.2905 1.85135L25.2204 1.72376ZM24.2491 2.13093L24.3218 2.2558L24.3839 2.36707L24.1141 2.36707L24.249 2.13093ZM25.2905 2.1693L25.4066 2.36747L25.1773 2.36747L25.2422 2.25623L25.2905 2.16939ZM24.659 2.52769L24.7591 2.52769L24.9047 2.52769L24.7805 2.74213Z" calligra:nodeTypes="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8" draw:id="shape-18" draw:name="Jungfernbruecke" draw:layer="" svg:width="57.81645520372pt" svg:height="19.82757574967pt" svg:x="418.42600000000pt" svg:y="394.12400000000pt" svg:viewBox="0 0 58 20" svg:d="M19.1455 0L18.287 0.127321L18.1647 0.255806L18.287 0.255806L18.6545 0.766467L18.6525 1.20501C16.551 3.80218 14.4652 6.17545 12.4235 8.14454C12.3965 8.11292 12.3666 8.08658 12.337 8.06128L12.299 8.06128L12.2931 8.06128L12.2563 8.06128C12.185 8.12346 12.1078 8.18534 12.0855 8.32741L12.1233 8.34428L12.1336 8.37696C12.1444 8.38749 12.1508 8.39592 12.155 8.40434C12.0863 8.46969 12.0172 8.53399 11.9487 8.59828L8.24819 8.82488L8.24921 8.76481L8.21028 8.75428L8.2032 8.72265C8.1751 8.70263 8.13782 8.68576 8.19239 8.63413L8.20251 8.60145L8.24032 8.58456C8.21807 8.4424 8.14196 8.38053 8.0706 8.31844L8.03281 8.31844L8.02674 8.31844L7.98994 8.31844C7.91859 8.38063 7.84136 8.4424 7.81912 8.58456L7.85692 8.60145L7.86703 8.63413C7.9216 8.68683 7.88431 8.70263 7.85623 8.72265L7.85015 8.75428L7.81014 8.76481L7.81215 8.84913L3.98201 9.03737L3.98304 8.97836L3.94411 8.96782L3.93603 8.93618C3.90794 8.91618 3.87063 8.89931 3.92521 8.84661L3.93532 8.81392L3.97312 8.79708C3.95089 8.65489 3.87477 8.59302 3.8034 8.53094L3.76559 8.53094L3.75953 8.53094L3.72273 8.53094C3.65139 8.59312 3.57419 8.65489 3.55193 8.79708L3.58972 8.81392L3.59985 8.84661C3.65441 8.89931 3.61713 8.91513 3.58903 8.93618L3.58297 8.96782L3.54294 8.97836L3.54496 9.05741L3.54395 9.05741L3.52777 9.06795L0.0576134 10.8927L0.0111185 10.9183L0.0101075 10.9721L0.00101075 11.7204C0.000656995 11.7204 0.000283012 11.7204 0 11.7204L0 11.8534L0 19.8063L2.33289 19.8276C2.80933 15.9909 6.82072 13.1516 9.83969 13.1719C12.8225 13.192 15.798 14.5971 17.2577 18.5593L17.5606 18.5593L17.5606 19.8276L21.5139 19.8276L21.5139 11.7797C21.5139 11.7797 27.6435 11.6492 28.9084 11.6263C30.1697 11.6497 36.3025 11.7797 36.3025 11.7797L36.3025 19.8276L40.2559 19.8276L40.2559 18.5593L40.5587 18.5593C42.0186 14.5971 44.9941 13.192 47.9768 13.1719C50.9957 13.152 55.0073 15.9909 55.4836 19.8276L57.8165 19.8063L57.8165 11.8534L57.8165 11.7204C57.8161 11.7204 57.8155 11.7204 57.8153 11.7204L57.8063 10.9721L57.8053 10.9183L57.7587 10.8927L54.2886 9.06795L54.2724 9.05741L54.2714 9.05741L54.2735 8.97836L54.2334 8.96782L54.2273 8.93618C54.1993 8.91618 54.1618 8.89931 54.2164 8.84661L54.2267 8.81392L54.2642 8.79708C54.2421 8.65489 54.165 8.59302 54.0937 8.53094L54.0567 8.53094L54.0507 8.53094L54.0127 8.53094C53.9415 8.59312 53.8654 8.65489 53.8432 8.79708L53.8809 8.81392L53.8909 8.84661C53.9457 8.89931 53.9085 8.91513 53.8803 8.93618L53.8731 8.96782L53.8343 8.97836L53.8353 9.03737L50.0051 8.84913L50.0071 8.76481L49.9672 8.75428L49.9611 8.72265C49.9331 8.70263 49.8955 8.68576 49.95 8.63413L49.9603 8.60145L49.9981 8.58456C49.9759 8.4424 49.8987 8.38053 49.8272 8.31844L49.7907 8.31844L49.7845 8.31844L49.7467 8.31844C49.6755 8.38063 49.5992 8.4424 49.577 8.58456L49.6145 8.60145L49.6249 8.63413C49.6795 8.68683 49.6421 8.70263 49.6139 8.72265L49.6069 8.75428L49.568 8.76481L49.569 8.82488L45.8687 8.59828C45.8001 8.53399 45.7309 8.46959 45.6622 8.40434C45.6663 8.39381 45.6728 8.38749 45.6839 8.37696L45.6939 8.34428L45.7317 8.32741C45.7096 8.18534 45.6322 8.12335 45.561 8.06128L45.5242 8.06128L45.5183 8.06128L45.4803 8.06128C45.4508 8.08658 45.4209 8.11292 45.3938 8.14454C43.3523 6.17545 41.2663 3.80218 39.1648 1.20501L39.1628 0.766467L39.5304 0.255806L39.6525 0.255806L39.5304 0.127321L38.6719 0L37.8136 0.127321L37.6916 0.255806L37.8136 0.255806L38.1821 0.766467L38.1831 1.34258C36.4405 3.81799 34.5176 6.06027 32.3449 7.97886L28.9653 7.97886L28.9653 8.08709L29.6873 8.08709L29.6873 8.51893L28.9653 8.51893L28.9653 8.62717L29.6873 8.62717L29.6873 9.08481L28.9653 9.08375L28.9653 9.19201L29.6873 9.19306L29.6873 9.76244L28.9653 9.76244L28.9653 9.87068L29.6873 9.87172L29.6873 10.0723C29.5204 10.1883 29.3522 10.3028 29.1824 10.4151L28.6418 10.4151C28.4723 10.3028 28.3041 10.1883 28.1373 10.0723L28.1373 9.87172L28.8593 9.87068L28.8593 9.76244L28.1373 9.76244L28.1373 9.19306L28.8593 9.19201L28.8593 9.08375L28.1373 9.08481L28.1373 8.62717L28.8593 8.62717L28.8593 8.51893L28.1373 8.51893L28.1373 8.08709L28.8593 8.08709L28.8593 7.97886L25.4799 7.97886C23.3067 6.06027 21.3841 3.81799 19.6412 1.34258L19.6422 0.766467L20.0108 0.255806L20.1332 0.255806L20.0108 0.127321L19.1525 0ZM18.6514 1.37178L18.6472 2.05951L18.5857 2.05951C18.5848 2.05867 18.5838 2.05951 18.5828 2.05951L18.5818 2.05951L18.5707 2.05951C18.535 1.95518 18.4394 1.87907 18.3266 1.87907C18.2871 1.87907 18.2506 1.8896 18.2173 1.90542C18.362 1.72887 18.5068 1.55093 18.6519 1.37209ZM39.1586 1.37178C39.3036 1.55063 39.4483 1.72856 39.5932 1.9051C39.5599 1.88823 39.5233 1.87875 39.4841 1.87875C39.3713 1.87875 39.2756 1.95462 39.2398 2.05919L39.229 2.05919L39.2279 2.05919C39.227 2.06004 39.2259 2.05919 39.2248 2.05919L39.1631 2.05919L39.1591 1.37145ZM19.6338 1.52524C21.3338 3.92402 23.2058 6.10328 25.3137 7.97886L24.7472 7.97886C22.8582 6.54151 21.1485 4.829 19.6328 2.81806L19.6338 1.52409ZM38.1761 1.52524L38.1771 2.81922C36.6614 4.83014 34.9518 6.54266 33.0626 7.98001L32.4959 7.98001C34.6041 6.10443 36.4761 3.92518 38.176 1.52639ZM18.0772 2.07406C18.0743 2.08459 18.0712 2.09513 18.0702 2.10673C16.5141 4.43584 14.7057 6.59758 12.5137 8.50637L12.478 8.49583L12.4697 8.46423C12.4417 8.44419 12.4045 8.42733 12.459 8.37569L12.469 8.34302L12.507 8.32613C12.502 8.29135 12.493 8.26186 12.482 8.23549C14.3202 6.46374 16.1914 4.3645 18.0776 2.07247ZM39.7327 2.07406C41.619 4.36607 43.4902 6.46532 45.3284 8.2371C45.3175 8.26343 45.3088 8.29294 45.3034 8.32773L45.3411 8.34457L45.3511 8.37727C45.4058 8.42996 45.3685 8.44577 45.3404 8.4658L45.3325 8.49743L45.2966 8.50796C43.1047 6.59917 41.2959 4.43743 39.7401 2.10831C39.738 2.09671 39.7349 2.08618 39.733 2.07564ZM18.5951 2.24102L18.6459 2.24102L18.6439 2.64004C18.3355 3.54659 17.9036 4.37862 17.4482 5.1979C17.5817 4.88496 17.716 4.57181 17.8635 4.21145C18.0709 3.70405 18.2718 3.19287 18.4139 2.80236C18.4846 2.60717 18.5403 2.44231 18.5748 2.32101C18.583 2.2915 18.5894 2.26514 18.5952 2.2409ZM39.164 2.24102L39.2151 2.24102C39.221 2.26525 39.2271 2.2916 39.2355 2.32112C39.2697 2.44242 39.3257 2.60728 39.3966 2.80246C39.538 3.19297 39.7393 3.70416 39.9468 4.21155C40.0942 4.57191 40.2285 4.88506 40.3619 5.19799C39.9067 4.37872 39.4747 3.54669 39.1662 2.64015L39.1642 2.24113ZM18.0915 2.26419C18.1328 2.35591 18.2217 2.42102 18.3259 2.42102C18.3691 2.42102 18.4102 2.40943 18.4458 2.39048C18.4138 2.49375 18.3692 2.62108 18.3174 2.76462C18.1766 3.15249 17.9741 3.66157 17.7669 4.16813C17.56 4.67477 17.3479 5.17902 17.1843 5.55581C17.1334 5.6726 17.0898 5.77158 17.0504 5.86021C16.8743 5.97869 16.6996 6.10989 16.5258 6.25811C16.1251 6.60032 15.7997 7.04173 15.4892 7.50487L15.4426 7.15326C15.4397 7.13007 15.4196 7.11426 15.3974 7.1174L15.3811 7.1174C15.3588 7.1174 15.3435 7.14166 15.3466 7.16485L15.3964 7.54028C15.137 7.61511 14.9103 7.77175 14.7446 7.98328L14.4827 7.75216C14.4658 7.73737 14.44 7.73846 14.4257 7.75216L14.4147 7.76478C14.4002 7.7827 14.403 7.80905 14.4197 7.82486L14.6858 8.06045C14.6108 8.17204 14.5525 8.2962 14.5126 8.42912C14.264 8.44495 13.9488 8.4639 13.6297 8.48392C13.1225 8.51555 12.8039 8.53662 12.6189 8.54822C14.7709 6.66716 16.5546 4.54325 18.0911 2.25797ZM39.7186 2.26419C41.2551 4.54946 43.039 6.67339 45.1909 8.55444C45.0057 8.54283 44.6871 8.52177 44.1801 8.49014C43.8608 8.47012 43.5458 8.4501 43.2971 8.43535C43.2571 8.30243 43.1989 8.17827 43.124 8.06665L43.39 7.83108C43.407 7.81633 43.4097 7.78893 43.3951 7.77102L43.3843 7.75836C43.3697 7.74043 43.3439 7.73833 43.3268 7.75836L43.0652 7.98949C42.8994 7.77795 42.6728 7.62177 42.4133 7.5465L42.463 7.17106C42.4661 7.14789 42.4507 7.12682 42.4285 7.12363L42.4123 7.12363C42.39 7.12363 42.3698 7.13628 42.3668 7.15948L42.3203 7.51108C42.0098 7.04795 41.6845 6.60656 41.2836 6.26432C41.1102 6.11612 40.9354 5.98491 40.7593 5.86643C40.7195 5.7779 40.6759 5.67883 40.6253 5.56204C40.4617 5.18524 40.2496 4.68102 40.0425 4.17435C39.8355 3.6678 39.6331 3.15872 39.4924 2.77083C39.4402 2.6273 39.3962 2.50028 39.3638 2.39668C39.3995 2.41566 39.4405 2.42726 39.4838 2.42726C39.5878 2.42726 39.6768 2.36296 39.7183 2.27041ZM18.6416 2.95414L18.6288 5.09039C18.1616 5.2568 17.7148 5.44862 17.2794 5.71255C17.7801 4.82508 18.2771 3.93277 18.6416 2.95414ZM39.1683 2.95414C39.5328 3.93277 40.0298 4.82508 40.5305 5.71255C40.0951 5.44862 39.6481 5.2568 39.1815 5.09039L39.1686 2.95414ZM19.6328 2.99314C21.1027 4.92395 22.7523 6.57978 24.5689 7.97907L23.7669 7.98011C23.5962 7.57592 23.3875 7.22767 23.1464 6.96903C22.4919 6.26739 21.4674 5.41375 20.0425 5.3017C20.0918 5.16418 20.1654 5.08393 20.2491 5.02555L19.6308 4.98235L19.6327 2.99271ZM38.1771 2.99314L38.179 4.98276L37.5608 5.02599C37.6444 5.08393 37.7179 5.16458 37.7674 5.30213C36.3424 5.41416 35.3179 6.26779 34.6636 6.96944C34.4222 7.22809 34.2136 7.57634 34.0431 7.98052L33.2409 7.97949C35.0577 6.5802 36.7073 4.92437 38.177 2.99354ZM19.9895 5.55434C21.3601 5.63656 22.2226 6.2737 22.9268 7.084C23.1646 7.36954 23.3572 7.66687 23.5096 7.98011L19.8373 7.99067L19.8373 7.94533L19.6512 7.90211L19.6654 5.88889L19.9821 5.84568C19.9781 5.73521 19.9812 5.64129 19.9891 5.55834ZM37.8205 5.55434C37.8284 5.63761 37.8315 5.7312 37.8274 5.84165L38.1442 5.88488L38.1583 7.89812L37.9721 7.94134L37.9721 7.98666L34.3 7.9761C34.4523 7.66287 34.6448 7.36554 34.8826 7.08001C35.5868 6.26968 36.4493 5.63244 37.82 5.55035ZM18.6709 6.1371L18.6709 8.22706L16.9149 8.27871C16.9139 8.26818 16.9119 8.26396 16.9108 8.25659C16.7636 7.46693 17.6363 6.25379 18.671 6.13732ZM39.1392 6.1371C40.1743 6.25356 41.0467 7.46671 40.8991 8.25637C40.8981 8.26691 40.8961 8.27113 40.8951 8.2785L39.1394 8.22686L39.1394 6.13688ZM15.2785 7.82464C15.1492 8.02164 15.0204 8.21936 14.8873 8.41194C14.8757 8.41247 14.869 8.41225 14.8557 8.41299C14.8284 8.41299 14.7793 8.41299 14.7446 8.42354C14.8443 8.1615 15.0359 7.94903 15.2785 7.82834ZM42.5317 7.82464C42.7742 7.94533 42.9656 8.15783 43.0656 8.41983C43.0307 8.41983 42.9817 8.41983 42.9541 8.40931C42.9411 8.40857 42.9342 8.40878 42.9227 8.40825C42.7897 8.21568 42.6605 8.01796 42.5317 7.82096ZM28.0262 8.08277L28.0262 8.51459L26.0995 8.51459C25.9301 8.37294 25.7625 8.22937 25.596 8.08395L28.0262 8.08395ZM29.7838 8.08277L32.2141 8.08277C32.0475 8.22824 31.88 8.3718 31.7103 8.51345L29.7838 8.51345L29.7838 8.08161ZM25.4369 8.08277C25.6023 8.22824 25.7692 8.37156 25.9375 8.51345L25.4826 8.5145C25.2832 8.37389 25.0862 8.23022 24.891 8.08395L25.4369 8.08395ZM32.3729 8.08277L32.9189 8.08277C32.7237 8.22909 32.5268 8.37274 32.3276 8.51335L31.8724 8.51226C32.0406 8.37041 32.2076 8.22706 32.3729 8.08161ZM24.4955 8.08277L24.4955 8.5145L23.9624 8.5145C23.9169 8.36525 23.8668 8.22094 23.8122 8.08269L24.4955 8.08161ZM24.5991 8.08277L24.7107 8.08277C24.9036 8.22918 25.0976 8.37261 25.2943 8.51335L24.5991 8.51335L24.5991 8.08161ZM33.0995 8.08277L33.2109 8.08277L33.2109 8.5145L32.5158 8.5145C32.7123 8.3738 32.9066 8.23034 33.0995 8.08395ZM33.3146 8.08277L33.9979 8.08383C33.9432 8.22211 33.8933 8.36641 33.8475 8.51565L33.3146 8.51565L33.3146 8.08395ZM23.5604 8.08383C23.6237 8.22422 23.6794 8.36799 23.7278 8.51565L20.9592 8.51565L20.9592 8.08395L23.5604 8.08395ZM34.2497 8.08383L36.8507 8.08383L36.8507 8.51555L34.0822 8.51555C34.1306 8.36789 34.1864 8.22411 34.2497 8.08372ZM20.8556 8.08383L20.8556 8.51555L19.836 8.51555L19.8371 8.08395L20.8555 8.08395ZM36.9544 8.08383L37.9727 8.08383L37.9737 8.51544L36.9543 8.51544L36.9543 8.08372ZM18.6709 8.3996L18.6709 8.72646L17.0795 8.7739C17.0296 8.67269 16.9891 8.5652 16.9575 8.45031L18.6709 8.39973ZM39.1392 8.3996L40.8528 8.4502C40.8209 8.56507 40.7805 8.67292 40.7306 8.77379L39.1392 8.72635L39.1392 8.39951ZM14.7476 8.59344C14.7249 8.6219 14.7023 8.64932 14.6785 8.67671C14.6815 8.64932 14.6867 8.62294 14.6915 8.59662C14.7087 8.59565 14.7299 8.59662 14.7476 8.59662ZM43.0623 8.59344C43.0801 8.59344 43.1013 8.59344 43.1185 8.59344C43.1235 8.6198 43.1277 8.64613 43.1315 8.67352C43.1078 8.64613 43.0849 8.61766 43.0623 8.59026ZM14.4718 8.61031C14.4649 8.65351 14.4597 8.69569 14.4567 8.73994C14.4547 8.73984 14.4537 8.73994 14.4518 8.73994L14.0799 8.76208C14.0574 8.76208 14.0407 8.7842 14.0421 8.80739L14.0431 8.82321C14.0441 8.84639 14.0629 8.86431 14.0852 8.86221L14.4538 8.84111C14.4541 8.86326 14.4548 8.88541 14.4559 8.90647C14.4469 8.91702 14.4373 8.92335 14.4278 8.93283L12.3826 9.05236L12.3826 8.75249C12.3866 8.75249 12.3906 8.74193 12.3943 8.74089C12.463 8.74089 13.0146 8.70294 13.6398 8.6629C13.9406 8.64393 14.23 8.62602 14.472 8.61125ZM43.338 8.61031C43.5802 8.62506 43.8695 8.64298 44.1705 8.66196C44.7955 8.70095 45.3469 8.73573 45.4159 8.73994C45.42 8.73994 45.4239 8.75049 45.4278 8.75154L45.4278 9.05141L43.3825 8.93188C43.3733 8.92134 43.3635 8.91501 43.3543 8.90552C43.3554 8.88339 43.3564 8.86231 43.3564 8.84018L43.7249 8.86126C43.7474 8.86126 43.7657 8.84546 43.7671 8.82226L43.7681 8.80645C43.7691 8.78326 43.7525 8.76219 43.7303 8.76114L43.3584 8.739C43.3564 8.7389 43.3554 8.74005 43.3534 8.739C43.3505 8.69473 43.3452 8.65256 43.3381 8.60934ZM28.0262 8.61031L28.0262 9.06795L26.799 9.06795C26.6081 8.91785 26.418 8.76619 26.2305 8.61145L28.0262 8.61145ZM29.7838 8.61031L31.5795 8.61031C31.392 8.76503 31.2022 8.91669 31.0109 9.06678L29.7838 9.06678L29.7838 8.60914ZM26.0662 8.61031C26.2516 8.76481 26.439 8.91797 26.6284 9.06784L26.316 9.06784C26.0869 8.91922 25.86 8.76723 25.6359 8.61135ZM31.7439 8.61031L32.1742 8.61135C31.95 8.76723 31.7228 8.91922 31.4942 9.06784L31.1818 9.06784C31.3709 8.91797 31.5583 8.76481 31.7439 8.61031ZM25.4477 8.61135C25.6685 8.76703 25.8916 8.91933 26.1168 9.06784L24.5991 9.06784L24.5991 8.6102L25.4477 8.6102ZM32.3622 8.61135L33.2109 8.61135L33.2109 9.069L31.6931 9.069C31.9183 8.92049 32.1415 8.76819 32.3622 8.61252ZM24.4955 8.61135L24.4955 9.069L24.1074 9.069C24.074 8.91334 24.0375 8.76049 23.9949 8.6124ZM33.3146 8.61135L33.8151 8.6124C33.7727 8.76049 33.7357 8.91334 33.7028 9.069L33.3146 9.069ZM23.7614 8.6124C23.806 8.76091 23.8439 8.91334 23.8749 9.07006L20.9592 9.07006L20.9592 8.6123L23.7614 8.6123ZM34.0486 8.6124L36.8507 8.6124L36.8507 9.07014L33.9351 9.07014C33.966 8.91344 34.0039 8.76103 34.0486 8.61252ZM20.8556 8.6124L20.8556 9.07014L19.8339 9.07014L19.8349 8.6124L20.8555 8.6124ZM36.9544 8.6124L37.9749 8.6124L37.9759 9.07014L36.9543 9.07014L36.9543 8.6124ZM12.2094 8.74089L12.2094 8.75144C12.0794 8.86146 11.9485 8.97014 11.8158 9.0784L11.5499 9.09313C11.6687 8.98531 11.7883 8.87602 11.9077 8.76523L12.2094 8.74626ZM45.6006 8.74089L45.9023 8.75986C46.0214 8.87064 46.1411 8.97993 46.2599 9.08776L45.9942 9.07301C45.8615 8.96476 45.7304 8.85608 45.6006 8.74607L45.6006 8.73551ZM11.7402 8.7704C11.6198 8.8815 11.499 8.99037 11.3791 9.09841L8.11434 9.2912L8.11434 8.99364ZM46.0698 8.7704L49.6956 8.99364L49.6956 9.2912L46.4308 9.09841C46.3109 8.99037 46.1901 8.8815 46.0698 8.7704ZM18.6709 8.82309L18.6709 9.61328C17.8655 9.57534 17.397 9.30129 17.1377 8.86927L18.6709 8.8229ZM39.1392 8.82309L40.6722 8.86947C40.4129 9.30151 39.9444 9.57501 39.1392 9.61348L39.1392 8.82332ZM12.2094 8.88636L12.2094 9.04971L11.9974 9.06234C12.0683 9.00334 12.1394 8.94557 12.2094 8.88655ZM45.6006 8.88636C45.6707 8.94536 45.7415 9.00355 45.8125 9.06216L45.6006 9.0495L45.6006 8.88612ZM7.94137 9.0024L7.94137 9.30109L3.84638 9.54234L3.84638 9.20306ZM49.8686 9.0024L53.9638 9.20306L53.9638 9.54234L49.8686 9.30109ZM14.2459 9.07617C13.7941 9.44032 13.275 9.70015 12.898 9.85285L12.3824 9.88342L12.3824 9.18557L14.2459 9.07628ZM43.5639 9.07617L45.4278 9.18547L45.4278 9.88332L44.912 9.85274C44.5352 9.70003 44.0158 9.44022 43.5639 9.07605ZM28.0262 9.16997L28.0262 9.73934L27.6943 9.73934C27.4383 9.55416 27.1858 9.36432 26.9364 9.17112L28.0262 9.17112ZM29.7838 9.16997L30.8737 9.16997C30.6241 9.36318 30.3716 9.55298 30.1157 9.73817L29.7838 9.73817L29.7838 9.16882ZM26.7655 9.16997C27.0133 9.36371 27.263 9.55352 27.5171 9.73924L27.4131 9.73924C27.0988 9.55627 26.7894 9.36655 26.4835 9.17104ZM31.0444 9.16997L31.3266 9.17104C31.0204 9.36655 30.7111 9.55627 30.3969 9.73924L30.293 9.73924C30.5471 9.55352 30.7967 9.36371 31.0444 9.16997ZM26.2813 9.17104C26.583 9.36665 26.8895 9.55583 27.1991 9.73924L24.5991 9.73924L24.5991 9.16987L26.2813 9.16987ZM31.5286 9.17104L33.2109 9.17104L33.2109 9.74038L30.6109 9.74038C30.9206 9.55701 31.227 9.36779 31.5286 9.17218ZM24.13 9.17104L24.4955 9.17104L24.4955 9.74038L24.2199 9.74038C24.1969 9.54772 24.1667 9.35726 24.13 9.17104ZM33.3146 9.17104L33.68 9.17104C33.6431 9.35726 33.6132 9.54772 33.5903 9.74038L33.3146 9.74038ZM23.8954 9.17104C23.9276 9.35452 23.9501 9.54424 23.9657 9.74029L20.9592 9.74029L20.9592 9.17112L23.8954 9.17112ZM33.9146 9.17104L36.8507 9.17104L36.8507 9.74019L33.8444 9.74019C33.8599 9.54412 33.8823 9.35442 33.9146 9.17091ZM20.8556 9.17104L20.8556 9.74019L19.8329 9.74019L19.8339 9.17082L20.8555 9.16977ZM36.9544 9.17104L37.9761 9.17208L37.9771 9.74145L36.9543 9.74145L36.9543 9.17229ZM12.2094 9.18788L12.2094 9.88574L10.8331 9.96691C11.1651 9.7208 11.4886 9.46815 11.805 9.21171L12.2094 9.18747ZM45.6006 9.18788L46.0051 9.21214C46.3213 9.4686 46.6448 9.72122 46.9769 9.96731L45.6006 9.88616L45.6006 9.18832ZM3.67341 9.20371L3.67341 9.54519L2.85398 9.59369L3.58691 9.20814L3.67344 9.20814ZM54.1367 9.20371L54.2231 9.20371L54.956 9.58925L54.1367 9.54077L54.1367 9.19927ZM11.6223 9.22267C11.3014 9.47984 10.9723 9.73122 10.6354 9.97788L10.5152 9.98844C10.802 9.74767 11.0883 9.49756 11.3769 9.23879L11.6223 9.22509ZM46.1877 9.22267L46.433 9.23637C46.7216 9.49512 47.008 9.74524 47.2946 9.98596L47.1747 9.97539C46.8379 9.7288 46.5085 9.47743 46.1877 9.22025ZM11.2061 9.24587C10.9152 9.50482 10.6257 9.75525 10.337 9.99544L10.0656 10.0113C9.85863 10.0113 9.70929 10.0218 9.7035 10.0218C9.62687 10.0218 9.55093 10.0324 9.48402 10.0503L8.11434 10.1303L8.11434 9.43158L11.2061 9.24997ZM46.6037 9.24587L49.6956 9.42746L49.6956 10.1262L48.326 10.0462C48.259 10.025 48.1832 10.0146 48.1065 10.0177C48.1006 10.0181 47.9515 10.0177 47.7444 10.0072L47.473 9.99134C47.184 9.75115 46.8948 9.50071 46.6037 9.24174ZM7.94137 9.43745L7.94137 10.1365L3.84638 10.3777L3.84638 9.67874ZM49.8686 9.43745L53.9638 9.67874L53.9638 10.3777L49.8686 10.1365ZM3.67341 9.68896L3.67341 10.3878L1.04865 10.5423L2.55562 9.74978L2.55562 9.74978L3.67341 9.68443ZM54.1367 9.68896L55.2544 9.7543L55.2544 9.7543L56.7612 10.5468L54.1367 10.3922L54.1367 9.69348ZM27.6003 9.83885L27.665 9.83885C27.7446 9.89575 27.8239 9.95382 27.9039 10.0101C27.8024 9.95426 27.701 9.8965 27.6003 9.83885ZM27.8454 9.83885L28.0262 9.83885L28.0262 9.96731C27.9657 9.92517 27.9057 9.88196 27.8454 9.83885ZM29.7838 9.83885L29.9643 9.83885C29.9043 9.88206 29.8445 9.92527 29.7838 9.96731ZM30.145 9.83885L30.21 9.83885C30.109 9.89682 30.0078 9.95393 29.9061 10.0101C29.986 9.95426 30.0656 9.89607 30.145 9.83885ZM27.3828 9.83885C27.5954 9.96226 27.8098 10.0829 28.0262 10.2006L28.0262 10.3809L24.5991 10.3809L24.5991 9.8422L27.3828 9.8422ZM30.427 9.83885L33.2109 9.83885L33.2109 10.3777L29.7838 10.3777L29.7838 10.1973C30.0001 10.0795 30.2146 9.9589 30.427 9.83548ZM24.2317 9.83885L24.4955 9.83885L24.4955 10.3777L24.2696 10.3777C24.2633 10.1974 24.2503 10.0171 24.2318 9.83885ZM33.3146 9.83885L33.5784 9.83885C33.5599 10.0171 33.5466 10.1974 33.5405 10.3777L33.3146 10.3777ZM23.9743 9.8399C23.9856 10.0139 23.991 10.1927 23.9906 10.3777L20.9592 10.3777L20.9592 9.84327L23.9743 9.84327ZM33.8355 9.8399L36.8507 9.8399L36.8507 10.3743L33.8194 10.3743C33.8191 10.1894 33.8246 10.0105 33.8357 9.83653ZM20.8556 9.8399L20.8556 10.3743L19.8308 10.3743L19.8318 9.8422L20.8555 9.8422ZM36.9544 9.8399L37.9782 9.8399L37.9792 10.3718L36.9543 10.3718L36.9543 9.83757ZM9.28079 10.195C9.26563 10.2256 9.25693 10.2604 9.25703 10.2993L9.2441 10.9237C8.86773 10.9491 8.49133 10.9745 8.11442 11.0018L8.11442 10.2636L9.28087 10.196ZM48.5293 10.195L49.6956 10.2623L49.6956 11.0008C49.3186 10.9745 48.9424 10.9481 48.5659 10.9229L48.5529 10.2983C48.5529 10.2593 48.5439 10.2256 48.5294 10.194ZM28.1298 10.2498C28.2072 10.292 28.2846 10.333 28.3625 10.3739L28.1298 10.3739ZM29.6802 10.2498L29.6802 10.3739L29.4476 10.3739C29.5255 10.3327 29.6028 10.2917 29.6802 10.2498ZM7.94137 10.274L7.94137 11.0133C6.58042 11.1104 5.21515 11.2168 3.84638 11.3325L3.84638 10.5139ZM49.8686 10.274L53.9638 10.5139L53.9638 11.3325C52.5951 11.2168 51.2297 11.1102 49.8686 11.0133ZM3.67341 10.5243L3.67341 11.347C2.50889 11.4461 1.34169 11.5516 0.170827 11.6661L0.177904 10.9921L0.737896 10.6978L3.67291 10.5243ZM54.1367 10.5243L57.0716 10.6978L57.6315 10.9921L57.6386 11.6661C56.4679 11.5516 55.3005 11.4461 54.1362 11.347L54.1362 10.5243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9" draw:id="shape-19" draw:name="Weltzeituhr" draw:layer="" svg:width="17.91053339287pt" svg:height="27.59373428902pt" svg:x="602.65100000000pt" svg:y="385.14800000000pt" svg:viewBox="0 0 18 28" svg:d="M7.50742 0C6.22693 0.0102839 5.05408 0.245065 4.08955 0.673386C3.89793 0.758743 3.71502 0.851607 3.54044 0.951565C3.45179 0.93614 3.36753 0.9238 3.28749 0.914544C3.16223 0.901175 3.04819 0.896033 2.94478 0.901175C2.92473 0.890892 2.90413 0.882663 2.88644 0.875465C2.83734 0.853869 2.79811 0.839471 2.76306 0.830217C2.74558 0.830217 2.72938 0.819932 2.70893 0.819932C2.68846 0.820653 2.65381 0.830217 2.63142 0.857983C2.60901 0.888835 2.61534 0.921743 2.62177 0.941282C2.62392 0.951565 2.62608 0.951565 2.62823 0.95568C2.52713 0.993732 2.44593 1.05132 2.39446 1.13328C2.32596 1.24199 2.31901 1.37825 2.35673 1.52457C2.37742 1.6048 2.41193 1.69004 2.45813 1.77972C1.98203 2.27511 1.65881 2.86117 1.5341 3.52119C1.42138 3.68244 1.35108 3.85777 1.33051 4.04599C1.29965 4.32786 1.38432 4.61026 1.56015 4.88504C1.57335 4.94571 1.58846 5.00527 1.60475 5.06522C1.58898 5.12383 1.57441 5.18122 1.56154 5.23952C1.56149 5.23973 1.5616 5.23995 1.56154 5.24016C1.38469 5.51596 1.29961 5.79979 1.33052 6.08259C1.3511 6.27109 1.42174 6.44613 1.5348 6.60748C1.61134 7.01257 1.76279 7.38979 1.97832 7.73533C1.90865 7.79806 1.86454 7.88638 1.86454 7.98521C1.86454 8.17424 2.02455 8.32776 2.22165 8.32776C2.28555 8.32776 2.34524 8.31131 2.39716 8.28354C2.41732 8.30515 2.43738 8.32674 2.45816 8.34834C2.41196 8.4378 2.37755 8.52368 2.35677 8.60419C2.31892 8.75064 2.32598 8.88608 2.39448 8.99489C2.44584 9.07612 2.52675 9.13485 2.62758 9.173C2.62543 9.173 2.62329 9.1833 2.62221 9.18741C2.61577 9.2059 2.61009 9.23985 2.63291 9.2707C2.65532 9.30155 2.6892 9.30668 2.70966 9.30772C2.73014 9.30844 2.74698 9.30772 2.76456 9.29742C2.79962 9.28716 2.83885 9.27378 2.88793 9.25322C2.9054 9.24292 2.92514 9.23574 2.94488 9.22647C3.04852 9.22647 3.16275 9.22627 3.28829 9.21311C3.36837 9.20281 3.45257 9.19151 3.54123 9.17609C3.71597 9.27688 3.89925 9.36973 4.09104 9.45488C5.30903 9.99599 6.85797 10.2337 8.5378 10.083L8.5378 12.2919C8.4574 12.2919 8.37685 12.2917 8.2965 12.2919C5.49978 12.3023 2.7326 12.3867 0 12.5766L0 15.3112L0.395532 15.6012L0.395532 17.4256L0 17.6852L0 20.481C2.41705 20.6528 4.89165 20.7417 7.41495 20.7608L7.41495 27.5174C8.46182 27.6179 9.48928 27.6204 10.4963 27.5174L10.4963 20.751C12.9289 20.7172 15.4027 20.6235 17.9105 20.481L17.9105 17.4426L17.3732 17.228L17.3732 15.3886L17.9105 15.0678L17.9105 12.5766C15.0366 12.4099 12.1862 12.3101 9.36453 12.2939L9.36453 10.0837C11.0443 10.2344 12.5928 9.99628 13.8107 9.45488C14.0023 9.36953 14.1858 9.27634 14.3604 9.17609C14.449 9.19151 14.5332 9.20385 14.6133 9.21311C14.7388 9.22647 14.8531 9.23161 14.9566 9.22647C14.9765 9.23676 14.9962 9.24498 15.0136 9.25322C15.0628 9.27483 15.1021 9.28921 15.1371 9.29742C15.1545 9.29742 15.1715 9.30772 15.192 9.30772C15.2124 9.3071 15.2464 9.29742 15.2685 9.2707C15.2912 9.23985 15.2855 9.2059 15.2793 9.18741C15.2772 9.18741 15.2761 9.17711 15.274 9.173C15.3749 9.13495 15.4558 9.07633 15.5072 8.99489C15.5625 8.90748 15.5776 8.80195 15.5614 8.68769C15.6783 8.6116 15.7552 8.48306 15.7552 8.33723C15.7552 8.24469 15.7243 8.1591 15.6716 8.08928C16.0229 7.65273 16.2631 7.15571 16.3668 6.60769C16.4796 6.44633 16.5503 6.2713 16.5709 6.0828C16.6021 5.8 16.5169 5.51617 16.3399 5.24035C16.3399 5.24016 16.3401 5.23995 16.3399 5.23973C16.3271 5.18111 16.3125 5.12362 16.2967 5.06543C16.313 5.00576 16.3281 4.94561 16.3414 4.88524C16.5173 4.61046 16.602 4.32808 16.5711 4.04619C16.5503 3.85799 16.4801 3.68264 16.3674 3.52142C16.2447 2.87167 15.9292 2.29402 15.4654 1.80358C15.5635 1.70794 15.6237 1.57621 15.6237 1.43141C15.6237 1.20937 15.4819 1.01923 15.2802 0.939534C15.2866 0.921022 15.2917 0.888115 15.2694 0.858291C15.2471 0.827439 15.2125 0.821269 15.192 0.820241C15.1715 0.819625 15.1553 0.820241 15.1378 0.830526C15.1027 0.840808 15.0636 0.854176 15.0144 0.875774C14.9966 0.886058 14.9764 0.892227 14.9561 0.901483C14.8527 0.901483 14.7387 0.90179 14.6134 0.914853C14.5334 0.925138 14.4492 0.936449 14.3604 0.951875C14.186 0.852122 14.003 0.758845 13.8115 0.673696C12.8158 0.231592 11.5983 -0.00894695 10.2696 0.000308516C9.84026 0.000308516 9.39934 0.0321886 8.95058 0.0887498C8.50206 0.0321886 8.06136 0.00339367 7.63236 0.000308516C7.59089 -5.68434e-14 7.5496 0.000102839 7.50832 0.000308516ZM7.50742 0.16773C7.54825 0.167523 7.58898 0.167422 7.63013 0.16773C7.84477 0.16773 8.06245 0.178015 8.28269 0.192412C7.06137 0.418141 5.9335 0.824664 4.9608 1.35572C4.95759 1.35572 4.95436 1.35572 4.95007 1.35572C4.51612 1.19919 4.12436 1.08094 3.78336 1.00453C3.89675 0.944881 4.01359 0.888423 4.13429 0.834844C5.08119 0.414335 6.23957 0.178321 7.50696 0.171946ZM10.2701 0.16773C11.5854 0.157446 12.7878 0.396546 13.7653 0.830628C13.8859 0.884105 14.0027 0.94087 14.1164 1.0003C13.7752 1.07643 13.3835 1.19498 12.9495 1.35151C12.9463 1.35151 12.9431 1.35151 12.9388 1.35151C11.9661 0.820447 10.8383 0.413924 9.61692 0.188196C9.83719 0.173798 10.0547 0.165571 10.2697 0.163515ZM8.94966 0.257199C9.12657 0.279824 9.30454 0.306562 9.48368 0.337414C10.6755 0.545663 11.7791 0.928015 12.7363 1.42966C12.2363 1.61826 11.6863 1.85481 11.1015 2.13145C10.4179 2.14172 9.6953 2.18799 8.94966 2.27674C8.57888 2.23253 8.21373 2.19859 7.85633 2.17492C7.78268 2.13379 7.69735 2.11014 7.60613 2.11014C7.53495 2.11014 7.46715 2.12455 7.40595 2.15024C7.20062 2.13998 6.99774 2.13482 6.7986 2.13175C6.21382 1.85511 5.66372 1.61858 5.16368 1.42996C6.1209 0.928324 7.22478 0.545971 8.41636 0.337721C8.59525 0.30687 8.77302 0.280133 8.94966 0.257508ZM3.25735 1.0614C3.26164 1.06191 3.26594 1.0622 3.27106 1.0614C3.29369 1.0614 3.31685 1.07169 3.34034 1.07169C3.33068 1.08196 3.32017 1.08402 3.31019 1.09124C3.30376 1.09124 3.29572 1.08094 3.28897 1.07889C3.27792 1.06861 3.26819 1.06756 3.25746 1.0614ZM14.6425 1.0614C14.6318 1.07169 14.6221 1.07271 14.6111 1.07889C14.6047 1.07889 14.5968 1.08917 14.5899 1.09124C14.5803 1.08094 14.5699 1.07889 14.5597 1.07169C14.583 1.07169 14.6065 1.0614 14.6289 1.0614C14.6333 1.0609 14.6386 1.06057 14.6427 1.0614ZM2.95162 1.07476C3.01893 1.10767 3.08258 1.13749 3.16962 1.18325C3.15255 1.19458 3.13574 1.20693 3.1189 1.21926C3.05159 1.16372 3.00348 1.12053 2.95165 1.07517ZM2.73088 1.08505C2.73195 1.08505 2.73302 1.08505 2.73516 1.08505C2.79671 1.14469 2.88375 1.21998 2.99362 1.30985C2.84318 1.42308 2.70213 1.54298 2.57136 1.66898C2.5408 1.60419 2.51817 1.54432 2.50414 1.49012C2.47261 1.36817 2.48248 1.27912 2.52398 1.21329C2.56118 1.15467 2.62722 1.10901 2.73098 1.08042ZM3.58365 1.11485C3.92321 1.17966 4.33004 1.29546 4.78804 1.45621C4.64399 1.53847 4.50377 1.62361 4.36717 1.71134C4.01869 1.50043 3.71573 1.32199 3.46847 1.18265C3.50631 1.15899 3.54479 1.13739 3.58365 1.11476ZM14.3164 1.11485C14.3552 1.13749 14.3937 1.1591 14.4316 1.18276C14.1845 1.3221 13.8814 1.50051 13.533 1.71145C13.3963 1.62403 13.256 1.53867 13.112 1.4563C13.57 1.29556 13.9767 1.18017 14.3164 1.11497ZM3.3259 1.27275C3.56941 1.4087 3.87408 1.5868 4.22938 1.80143C4.16699 1.84257 4.10561 1.88575 4.04497 1.92833C3.72518 1.69366 3.45446 1.48952 3.24637 1.32529C3.27253 1.3078 3.29923 1.29032 3.32593 1.27283ZM14.5336 1.29535C14.521 1.33958 14.5142 1.38586 14.514 1.43419C14.3289 1.57692 14.1082 1.74241 13.855 1.92803C13.7944 1.88483 13.7331 1.84266 13.6707 1.80111C14.0074 1.59771 14.2969 1.42843 14.5336 1.29535ZM3.11886 1.41505C3.32572 1.5793 3.59681 1.78396 3.91747 2.01943C3.7024 2.17678 3.49874 2.34082 3.30808 2.51069C3.27667 2.52099 3.24569 2.52921 3.21481 2.53846C3.00964 2.31881 2.84404 2.11621 2.72333 1.93603C2.69514 1.89388 2.66919 1.85275 2.6458 1.81316C2.79034 1.67279 2.9481 1.53971 3.11881 1.41516ZM4.98822 1.52757C5.4335 1.69128 5.92273 1.89503 6.44351 2.13389C5.99263 2.13389 5.56067 2.15651 5.15204 2.19252C4.99062 2.09173 4.83283 1.99475 4.68455 1.90385C4.62688 1.86888 4.57414 1.83597 4.51863 1.80308C4.67062 1.70743 4.82705 1.6162 4.98822 1.52757ZM12.9119 1.52757C13.073 1.61601 13.2295 1.70804 13.3813 1.80308C13.326 1.83702 13.2732 1.86888 13.2155 1.90385C13.0672 1.99434 12.9096 2.09205 12.748 2.19252C12.3393 2.15651 11.9074 2.13597 11.4565 2.13389C11.9772 1.89503 12.4664 1.69128 12.9119 1.52757ZM14.5412 1.60161C14.6134 1.81469 14.8217 1.96926 15.0676 1.96926C15.0986 1.96926 15.1287 1.96926 15.1581 1.95897C15.0391 2.13257 14.8804 2.3259 14.6852 2.53508C14.6544 2.52479 14.6234 2.51656 14.592 2.5073C14.4012 2.33741 14.1977 2.1734 13.9825 2.01604C14.1921 1.8622 14.378 1.72338 14.5412 1.59854ZM4.37882 1.89222C4.45267 1.93746 4.52454 1.98067 4.6023 2.02837C4.70103 2.08906 4.80305 2.1521 4.90802 2.21709C4.77253 2.23148 4.64009 2.24795 4.51042 2.26647C4.49305 2.2541 4.47473 2.24076 4.45757 2.22841C4.36003 2.15847 4.26957 2.09173 4.17928 2.02583C4.24467 1.98057 4.31136 1.93635 4.37877 1.89233ZM13.5213 1.89222C13.5886 1.93645 13.6554 1.98067 13.7208 2.02571C13.6306 2.09152 13.54 2.15797 13.4425 2.22831C13.4253 2.24067 13.407 2.25401 13.3896 2.26636C13.2599 2.24785 13.1275 2.23138 12.9921 2.21699C13.0969 2.1522 13.199 2.08886 13.2977 2.02827C13.3754 1.98098 13.4474 1.93676 13.5213 1.89212ZM2.53622 1.92308C2.5551 1.95393 2.5745 1.98582 2.59583 2.01666C2.71288 2.1915 2.86712 2.38184 3.0544 2.58619C2.84854 2.65303 2.65827 2.72667 2.48478 2.80718C2.41757 2.73519 2.32039 2.68943 2.21195 2.68943C2.00963 2.68943 1.84591 2.8472 1.84591 3.04123C1.84591 3.08856 1.85555 3.13382 1.87336 3.17474C1.82233 3.21586 1.77408 3.25699 1.72941 3.30041C1.87438 2.79053 2.15057 2.32724 2.53624 1.92268ZM15.3639 1.92308C15.7495 2.32765 16.0258 2.79093 16.1708 3.3008C16.0719 3.20517 15.957 3.11539 15.8271 3.03178C15.5604 2.85985 15.2298 2.71092 14.8457 2.58661C15.0329 2.38226 15.1869 2.1919 15.3041 2.01709C15.3255 1.98519 15.3449 1.95332 15.3639 1.9235ZM4.05117 2.11641C4.13114 2.17503 4.21425 2.2353 4.29998 2.2972C4.12988 2.32396 3.96483 2.3548 3.80643 2.38874C3.75282 2.40004 3.7003 2.41238 3.64807 2.42369C3.77726 2.31859 3.91185 2.21587 4.05117 2.11601ZM13.8489 2.11641C13.9881 2.21618 14.1229 2.31901 14.252 2.42412C14.1998 2.41178 14.1472 2.40047 14.0938 2.38913C13.9352 2.35522 13.7702 2.32538 13.6 2.29763C13.6857 2.2359 13.7691 2.17514 13.8489 2.11684ZM6.45586 2.29197C6.56468 2.29135 6.67457 2.29197 6.78555 2.29197C6.89821 2.34544 7.01257 2.40169 7.12762 2.45836C7.11615 2.49743 7.10929 2.53754 7.10843 2.58001C6.77367 2.64994 6.44746 2.72667 6.1323 2.80954C5.86926 2.64202 5.61698 2.48252 5.37688 2.33209C5.7215 2.30636 6.08194 2.293 6.45584 2.29094ZM11.2803 2.29197C11.3351 2.29177 11.3898 2.29166 11.4441 2.29197C11.818 2.29197 12.1785 2.30843 12.5232 2.33311C12.2832 2.48356 12.0307 2.64306 11.7678 2.81059C11.3938 2.71186 11.005 2.62218 10.6039 2.54226C10.7766 2.45589 10.947 2.3727 11.1145 2.293C11.1699 2.29228 11.2254 2.293 11.2803 2.293ZM7.14545 2.30224C7.16635 2.30297 7.18758 2.30224 7.20848 2.30224C7.20312 2.31252 7.19776 2.31562 7.19272 2.32281C7.17696 2.31252 7.16109 2.30636 7.14545 2.29917ZM10.7547 2.30224C10.6259 2.36496 10.4948 2.43089 10.3633 2.49764C10.1187 2.45237 9.86989 2.4092 9.61735 2.37136C10.0051 2.33741 10.385 2.31377 10.7547 2.30245ZM8.03659 2.35058C8.11837 2.36086 8.20023 2.36394 8.28269 2.37116C8.2099 2.38247 8.1376 2.39379 8.06538 2.40509C8.05681 2.38658 8.04739 2.36807 8.03657 2.35058ZM5.12873 2.35058C5.38475 2.51031 5.65412 2.68017 5.93763 2.86025C5.79672 2.89933 5.65777 2.93841 5.52151 2.97935C5.22931 2.77479 4.9528 2.57969 4.69757 2.39727C4.83791 2.37978 4.98179 2.36436 5.12873 2.351ZM12.7713 2.35058C12.9184 2.36394 13.0621 2.37938 13.2026 2.39686C12.9472 2.57931 12.6708 2.77439 12.3785 2.97891C12.2423 2.9378 12.1033 2.89871 11.9626 2.85985C12.246 2.67978 12.5153 2.50987 12.7713 2.35017ZM4.48302 2.42669C4.74795 2.61685 5.0333 2.8191 5.34193 3.03559C4.93227 3.16424 4.54539 3.30337 4.18551 3.45065C4.06818 3.34986 3.95624 3.25186 3.84962 3.15529C3.66659 2.98951 3.49983 2.82971 3.35057 2.6772C3.36022 2.6669 3.36933 2.66076 3.37866 2.65251C3.52384 2.61242 3.67533 2.57539 3.8338 2.54135C4.03963 2.49816 4.25663 2.45908 4.48298 2.42699ZM13.4169 2.42669C13.6434 2.45959 13.8603 2.49764 14.0661 2.54105C14.2246 2.57496 14.376 2.61199 14.5214 2.65222C14.531 2.66251 14.54 2.66866 14.5495 2.6769C14.4003 2.8294 14.2334 2.98921 14.0504 3.15497C13.9436 3.25164 13.8317 3.34997 13.7146 3.45033C13.3546 3.30306 12.9678 3.16393 12.558 3.03527C12.8667 2.81881 13.1521 2.61652 13.4169 2.42638ZM8.94966 2.43696C9.04413 2.44828 9.13898 2.46062 9.23416 2.47296C9.53882 2.51411 9.83832 2.56037 10.1321 2.61242C9.74726 2.8114 9.35157 3.02542 8.94966 3.2529C8.65142 3.08412 8.35697 2.92309 8.06744 2.76953C8.09146 2.71401 8.10444 2.65232 8.10444 2.58815C8.10444 2.57786 8.10379 2.56758 8.10338 2.55626C8.28895 2.52644 8.47643 2.49868 8.66615 2.47296C8.76112 2.46062 8.85572 2.44828 8.94994 2.43696ZM10.3727 2.65673C10.7908 2.73591 11.1966 2.8253 11.5861 2.92432C11.108 3.22974 10.5986 3.55863 10.0642 3.90818C9.97247 3.85264 9.87995 3.79639 9.78667 3.74046C9.55648 3.60244 9.32802 3.46844 9.1012 3.33865C9.53474 3.09462 9.96029 2.86683 10.3727 2.65673ZM7.13244 2.73591C7.19706 2.92781 7.38473 3.06676 7.60613 3.06676C7.75889 3.06676 7.89578 3.00092 7.98724 2.89636C8.25398 3.03743 8.52445 3.1845 8.79888 3.33897C8.57202 3.46875 8.34359 3.60275 8.11338 3.74076C8.04683 3.78086 7.98112 3.82096 7.91529 3.86047C7.92825 3.82345 7.93512 3.78436 7.93512 3.74271C7.93512 3.53869 7.76253 3.37312 7.54986 3.37312C7.42367 3.37312 7.31168 3.43172 7.2414 3.5218C6.92174 3.31459 6.611 3.11438 6.3139 2.92463C6.57954 2.85674 6.85296 2.79434 7.13239 2.73591ZM3.04757 2.75341C2.4079 3.38154 1.93568 4.08157 1.68416 4.81049C1.68343 4.80945 1.68308 4.81049 1.68201 4.81049C1.61201 4.47204 1.59379 4.13143 1.63194 3.79311C1.63836 3.7314 1.64812 3.6702 1.65863 3.60965C1.73646 3.50176 1.83826 3.39861 1.96229 3.3006C2.02767 3.35922 2.11538 3.39522 2.21182 3.39522C2.41413 3.39522 2.57857 3.23746 2.57857 3.04341C2.57857 3.00946 2.5732 2.97555 2.56346 2.94467C2.71175 2.8768 2.87326 2.81459 3.04739 2.75658ZM14.8525 2.75341C15.2082 2.87187 15.5125 3.01071 15.7552 3.16701C15.9658 3.30255 16.1281 3.44952 16.2412 3.60634C16.2519 3.66701 16.2609 3.72821 16.2679 3.7898C16.3059 4.12815 16.2878 4.46874 16.218 4.8072C16.2173 4.80822 16.217 4.8072 16.2158 4.8072C15.9643 4.07828 15.492 3.37825 14.8523 2.7501ZM3.23951 2.78117C3.39131 2.93635 3.56028 3.09812 3.74543 3.26584C3.83623 3.34812 3.9315 3.43214 4.02991 3.51698C3.80007 3.61467 3.58174 3.71544 3.37662 3.81953C2.71515 4.1552 2.1877 4.52089 1.83153 4.90139C1.82939 4.90139 1.82833 4.90139 1.82618 4.91168C1.81544 4.91251 1.80559 4.91168 1.79606 4.92195C2.04633 4.17197 2.54476 3.44396 3.23967 2.79002ZM14.6605 2.78117C15.3668 3.44583 15.8705 4.18696 16.1164 4.95004C16.1159 4.95077 16.1154 4.95004 16.1143 4.95004C16.0995 4.93359 16.0843 4.91609 16.0685 4.89965C15.7841 4.59575 15.3906 4.30143 14.9066 4.02428C14.9196 3.98623 14.9272 3.94613 14.9272 3.90397C14.9272 3.68996 14.7458 3.51594 14.5227 3.51594C14.3938 3.51594 14.2793 3.57457 14.2053 3.66454C14.0966 3.61416 13.9848 3.56376 13.8702 3.51523C13.9684 3.42987 14.0637 3.34638 14.1546 3.2641C14.3398 3.09637 14.5087 2.9346 14.6603 2.77943ZM6.11791 2.97645C6.45395 3.19067 6.80822 3.4197 7.17494 3.65777C7.16849 3.68553 7.1642 3.71332 7.1642 3.74312C7.1642 3.9342 7.31584 4.09153 7.50973 4.11077C7.44884 4.14881 7.3882 4.18688 7.32805 4.22451C6.7411 3.8261 6.18953 3.44767 5.68631 3.09679C5.82764 3.05566 5.97126 3.01553 6.11748 2.97636ZM11.7821 2.97645C11.9284 3.01553 12.0718 3.05566 12.2133 3.09689C11.7101 3.44777 11.1585 3.82623 10.5715 4.22461C10.4507 4.1485 10.3286 4.07209 10.2048 3.99579C10.7598 3.63319 11.2893 3.29043 11.7821 2.97645ZM5.5044 3.15078C6.01904 3.5105 6.58539 3.90077 7.1907 4.31214C6.88 4.51061 6.58036 4.70929 6.29133 4.90664L6.08568 4.90664C5.42249 4.44334 4.82661 3.98983 4.32055 3.56572C4.68865 3.41816 5.08454 3.27879 5.5044 3.15078ZM12.3956 3.15078C12.8155 3.27879 13.2115 3.41816 13.5794 3.56572C13.0734 3.98983 12.4775 4.44334 11.8142 4.90664L11.6087 4.90664C11.3197 4.70929 11.02 4.51061 10.7093 4.31214C11.3147 3.90077 11.8811 3.5105 12.3956 3.15078ZM8.94966 3.42493C9.1999 3.56727 9.45282 3.71504 9.70716 3.86755C9.7806 3.91178 9.85323 3.956 9.92585 3.9997C9.79298 4.08711 9.65839 4.17607 9.52275 4.26545C9.35975 4.15817 9.16294 4.09505 8.95035 4.09505C8.73816 4.09505 8.54099 4.15777 8.37798 4.26482C8.24255 4.17536 8.10692 4.0867 7.97422 3.9997C8.0468 3.95549 8.11944 3.91125 8.19288 3.86755C8.44705 3.71515 8.6996 3.56717 8.94966 3.42493ZM4.16291 3.6302C4.64206 4.03518 5.20237 4.46567 5.82522 4.90664L2.03852 4.90664C2.37438 4.58207 2.84968 4.26124 3.43626 3.96361C3.66251 3.84872 3.90537 3.73747 4.16291 3.6302ZM13.737 3.6302C13.8735 3.68677 14.0054 3.74538 14.1334 3.80442C14.1238 3.83733 14.1191 3.87023 14.1191 3.90622C14.1191 4.12022 14.2997 4.29352 14.5227 4.29352C14.6445 4.29352 14.7537 4.24209 14.8279 4.16003C15.2494 4.40067 15.5988 4.65262 15.8622 4.90715L12.0748 4.90715C12.6977 4.46617 13.2579 4.03569 13.737 3.63073ZM1.47848 4.02861C1.47528 4.12939 1.4775 4.23046 1.48386 4.33114C1.46799 4.24271 1.46412 4.15488 1.47314 4.0688C1.4742 4.05545 1.47636 4.04206 1.47848 4.0287ZM16.4215 4.02861C16.4236 4.04196 16.4258 4.05535 16.4269 4.0687C16.4365 4.15509 16.4323 4.2425 16.4162 4.33104C16.4215 4.23026 16.4247 4.12958 16.4215 4.0285ZM7.83303 4.08618C7.9709 4.1767 8.1115 4.26945 8.25254 4.3624C8.15167 4.45394 8.07042 4.56481 8.01536 4.68924C7.82848 4.56345 7.64342 4.43873 7.46283 4.31634C7.58484 4.23923 7.70814 4.16293 7.83303 4.08618ZM10.067 4.08618C10.192 4.16331 10.3153 4.23943 10.4373 4.31634C10.2567 4.43873 10.0722 4.56345 9.8854 4.68924C9.8304 4.5647 9.74836 4.45405 9.64751 4.3624C9.7887 4.26883 9.92903 4.1766 10.067 4.08618ZM7.32576 4.40385C7.53403 4.54506 7.74863 4.68965 7.9653 4.83527C7.95887 4.85892 7.95392 4.88256 7.94954 4.90725L6.5573 4.90725C6.8057 4.74005 7.06189 4.57201 7.32575 4.40417ZM10.5743 4.40385C10.8381 4.5717 11.0943 4.73973 11.3425 4.90695L9.95049 4.90695C9.94621 4.88226 9.94085 4.85861 9.93475 4.83496C10.1514 4.68934 10.366 4.54476 10.5744 4.40354ZM1.94874 5.141L5.95268 5.141C5.27893 5.61324 4.67509 6.07518 4.16358 6.50763C3.90606 6.40016 3.66324 6.28838 3.43696 6.1735C2.79612 5.84834 2.28708 5.49601 1.94874 5.141ZM6.425 5.141L7.93857 5.141C7.94286 5.19655 7.95186 5.25053 7.96527 5.30277C7.74865 5.4483 7.53398 5.59235 7.32571 5.73356C7.01469 5.53559 6.71444 5.33783 6.42499 5.141ZM9.96138 5.141L11.475 5.141C11.1856 5.33783 10.8854 5.53559 10.5743 5.73356C10.366 5.59235 10.1513 5.4483 9.93474 5.30277C9.94824 5.25031 9.957 5.19623 9.96138 5.141ZM11.9474 5.141L15.9512 5.141C15.6129 5.49601 15.104 5.84834 14.4631 6.1735C14.2367 6.28838 13.9939 6.40016 13.7364 6.50763C13.225 6.07518 12.621 5.61324 11.9474 5.141ZM6.18714 5.15952C6.50778 5.3801 6.84273 5.60286 7.1907 5.82509C6.58546 6.23634 6.01899 6.6261 5.5044 6.98582C5.08454 6.85759 4.68857 6.71844 4.32055 6.57087C4.85251 6.12496 5.48282 5.64758 6.18714 5.15952ZM11.7136 5.15952C12.4176 5.6474 13.0477 6.12507 13.5794 6.57087C13.2116 6.71844 12.8155 6.85759 12.3956 6.98582C11.8812 6.6261 11.3147 6.23634 10.7093 5.82509C11.0575 5.60275 11.3929 5.38023 11.7136 5.15952ZM1.78491 5.1842C1.80025 5.20168 1.8161 5.21916 1.83219 5.23664C2.18837 5.61705 2.71514 5.98202 3.37659 6.31779C3.58189 6.42186 3.80048 6.52306 4.03057 6.62086C3.93205 6.70621 3.83636 6.78972 3.7454 6.87209C3.55998 7.04002 3.39086 7.2022 3.23879 7.3575C3.06938 7.19799 2.91188 7.03447 2.76651 6.86686C2.87071 6.77018 2.93581 6.63474 2.93581 6.4847C2.93581 6.19119 2.68732 5.95271 2.38126 5.95271C2.29755 5.95271 2.218 5.97122 2.14683 6.00309C1.99368 5.73603 1.87154 5.46351 1.78283 5.18832C1.78361 5.18729 1.78391 5.18832 1.78498 5.18832ZM16.1151 5.1842C16.1159 5.18523 16.1162 5.1842 16.1172 5.1842C15.8714 5.94716 15.3679 6.68902 14.6611 7.35379C14.5093 7.19851 14.34 7.03632 14.1547 6.8684C14.0637 6.78612 13.968 6.70218 13.8695 6.61716C14.0999 6.51946 14.318 6.41826 14.5235 6.31411C15.185 5.97832 15.7119 5.61334 16.068 5.23295C16.0842 5.21546 16.0999 5.19798 16.1153 5.18048ZM1.68344 5.32694C1.77123 5.58115 1.88626 5.83197 2.0255 6.07724C1.90437 6.17495 1.82674 6.32077 1.82674 6.48429C1.82674 6.63113 1.88879 6.76421 1.9892 6.86057C1.85224 6.75599 1.74095 6.64574 1.6574 6.52974C1.64667 6.4701 1.6382 6.40921 1.63134 6.34824C1.59309 6.00896 1.61195 5.66701 1.68282 5.32756C1.68286 5.32736 1.68343 5.32714 1.68348 5.32694ZM16.2167 5.32694C16.217 5.32714 16.2172 5.32736 16.2175 5.32756C16.288 5.66701 16.3067 6.00896 16.2686 6.34824C16.2621 6.40892 16.253 6.4699 16.2425 6.52974C16.1294 6.68688 15.9667 6.83393 15.7559 6.96968C15.5133 7.12609 15.2082 7.26555 14.8525 7.38402C15.4925 6.75577 15.9649 6.05584 16.2167 5.32694ZM8.01467 5.44796C8.06986 5.57284 8.15196 5.68421 8.25323 5.77604C8.11193 5.86962 7.97105 5.96125 7.83303 6.05165C7.7077 5.9745 7.58459 5.89729 7.46217 5.82015C7.64262 5.69788 7.82761 5.57333 8.01467 5.44796ZM9.8854 5.44796C10.0724 5.57333 10.2575 5.69788 10.438 5.82015C10.3155 5.89729 10.1924 5.9746 10.067 6.05165C9.92875 5.96114 9.78838 5.86868 9.64681 5.77542C9.7478 5.68388 9.83031 5.57272 9.8854 5.44796ZM1.48397 5.79577C1.47755 5.90397 1.47541 6.01225 1.47969 6.12077C1.47648 6.10328 1.47433 6.08578 1.47219 6.0683C1.46251 5.97883 1.46681 5.88814 1.48387 5.79599ZM16.4161 5.79577C16.4335 5.88833 16.4374 5.97863 16.4276 6.0681C16.4255 6.08557 16.4234 6.10307 16.4202 6.12054C16.4244 6.01205 16.4223 5.90376 16.4159 5.79557ZM8.3773 5.87187C8.42747 5.90478 8.48095 5.93359 8.53701 5.95723L8.53701 6.47276C8.423 6.40593 8.30839 6.33835 8.19356 6.26957C8.11982 6.22533 8.04709 6.18112 7.97422 6.13669C8.10681 6.0503 8.24203 5.96093 8.3773 5.87168ZM9.52344 5.87187C9.65876 5.96134 9.7932 6.05001 9.92585 6.13691C9.85294 6.18112 9.78023 6.22533 9.70645 6.26977C9.59177 6.33866 9.47764 6.40621 9.36374 6.47298L9.36374 5.95805C9.4198 5.9344 9.47326 5.90457 9.52344 5.87168ZM7.32781 5.91197C7.44863 5.98808 7.57083 6.06523 7.69454 6.14152C7.13973 6.50425 6.61051 6.84668 6.11791 7.16085C5.972 7.12178 5.82845 7.08168 5.68743 7.04053C6.19046 6.68945 6.74097 6.31048 7.32781 5.91197ZM10.5722 5.91197C11.159 6.31048 11.7096 6.68945 12.2126 7.04053C12.0715 7.08168 11.9281 7.12178 11.7821 7.16085C11.2894 6.84668 10.7604 6.50425 10.2054 6.14152C10.3292 6.06541 10.4514 5.9885 10.5722 5.91197ZM7.83507 6.22832C7.92726 6.28489 8.0197 6.34053 8.11338 6.39666C8.2552 6.48202 8.39632 6.56419 8.53701 6.64594L8.53701 6.94253C8.19345 7.13217 7.85543 7.31202 7.52591 7.47986C7.108 7.40068 6.70265 7.31121 6.31329 7.21217C6.79157 6.90665 7.30068 6.57798 7.83507 6.22832ZM10.0649 6.22832C10.5995 6.57798 11.1084 6.90665 11.5869 7.21217C11.1974 7.3109 10.792 7.40098 10.374 7.47986C10.2877 7.43564 10.2005 7.39038 10.113 7.34493C10.1267 7.3069 10.1341 7.26577 10.1341 7.22329C10.1341 7.01924 9.96158 6.85369 9.74892 6.85369C9.62845 6.85369 9.5207 6.90716 9.45005 6.99057C9.42134 6.97514 9.39248 6.95866 9.36367 6.94221L9.36367 6.64563C9.50421 6.56439 9.64495 6.48132 9.78661 6.39635C9.88032 6.3398 9.97267 6.28437 10.0648 6.22801ZM4.18551 6.68471C4.5453 6.83199 4.93176 6.97112 5.34126 7.09968C5.0327 7.31616 4.74789 7.51915 4.48302 7.70929C4.25665 7.6764 4.03972 7.63835 3.83384 7.59423C3.67516 7.56029 3.52268 7.52325 3.37732 7.48378C3.36766 7.47348 3.35909 7.46732 3.34988 7.45909C3.49924 7.30647 3.66583 7.14676 3.84892 6.98101C3.95579 6.88432 4.06788 6.78559 4.18548 6.68503ZM13.7146 6.68471C13.832 6.78548 13.9442 6.88379 14.0512 6.98068C14.2342 7.14646 14.4008 7.30616 14.5501 7.45878C14.5404 7.46907 14.5319 7.47523 14.5227 7.48346C14.3772 7.52358 14.2248 7.56059 14.0661 7.59391C13.8602 7.63814 13.6434 7.67619 13.4169 7.70899C13.1522 7.51884 12.8673 7.31582 12.5588 7.09935C12.9683 6.97081 13.3547 6.83167 13.7145 6.68441ZM1.72732 6.83598C1.82659 6.93165 1.94235 7.02223 2.07282 7.10627C2.3398 7.2783 2.67015 7.42712 3.05443 7.55154C2.86697 7.75579 2.71223 7.94685 2.59517 8.12167C2.57416 8.15356 2.55486 8.1844 2.53621 8.21422C2.52763 8.20396 2.52032 8.19674 2.51219 8.18854C2.55401 8.13198 2.57866 8.064 2.57866 7.98995C2.57866 7.80085 2.41863 7.64729 2.22148 7.64729C2.18023 7.64729 2.14045 7.65757 2.10359 7.66683C1.93769 7.40727 1.81042 7.1298 1.72725 6.83691ZM16.1728 6.83598C16.0538 7.25505 15.8458 7.64235 15.5614 7.9915C15.4903 7.94521 15.4051 7.91744 15.3125 7.91744C15.2638 7.91744 15.217 7.92772 15.1732 7.93904C15.0793 7.81625 14.9697 7.68687 14.8457 7.55174C15.2299 7.42734 15.5604 7.27851 15.8271 7.10646C15.9577 7.02213 16.0734 6.93236 16.1728 6.8362ZM2.6445 6.95178C2.77033 7.09894 2.90442 7.24324 3.04757 7.38381C2.69183 7.26534 2.38681 7.12589 2.1441 6.96948C2.13552 6.95919 2.12675 6.95818 2.11806 6.95199C2.19642 6.99211 2.28596 7.01575 2.38127 7.01575C2.47668 7.01575 2.56608 6.99211 2.6445 6.95097ZM8.53701 7.11283L8.53701 7.64554C8.27677 7.60956 8.02004 7.56839 7.76791 7.52388C8.01999 7.39357 8.27698 7.25578 8.53701 7.11283ZM9.36374 7.11356C9.36908 7.11356 9.37338 7.12384 9.37885 7.12384C9.3692 7.15571 9.36374 7.18966 9.36374 7.22461C9.36374 7.42157 9.52467 7.58188 9.72703 7.59289C9.60689 7.61141 9.48561 7.62888 9.36374 7.64636L9.36374 7.22481L9.36374 7.11509ZM5.52289 7.15571C5.65894 7.19685 5.79696 7.23695 5.93763 7.27542C5.65464 7.45519 5.38567 7.62485 5.13012 7.78437C4.9831 7.77101 4.83861 7.75558 4.69824 7.73811C4.95366 7.55566 5.23053 7.36028 5.52289 7.15551ZM12.3771 7.15571C12.6695 7.36048 12.9463 7.55587 13.2019 7.7383C13.0614 7.75579 12.9171 7.77122 12.7699 7.78459C12.5144 7.62507 12.2454 7.45538 11.9626 7.27563C12.103 7.23655 12.2411 7.19747 12.3771 7.15592ZM6.13233 7.32736C6.50639 7.42608 6.89576 7.51504 7.29694 7.59495C7.12325 7.68132 6.9518 7.76555 6.7835 7.84557C6.2918 7.85584 5.82124 7.83528 5.37691 7.80443C5.61685 7.65408 5.86932 7.49447 6.13233 7.32703ZM11.7678 7.32736C12.0307 7.49477 12.2833 7.65439 12.5232 7.80473C12.0787 7.83764 11.6083 7.85102 11.1165 7.84586C10.9483 7.76565 10.7767 7.68205 10.6032 7.59525C11.0045 7.51504 11.3936 7.42598 11.7678 7.32766ZM10.0328 7.47195C10.0658 7.48943 10.0992 7.50692 10.1321 7.52439C10.0547 7.53778 9.97712 7.55113 9.89905 7.56448C9.95049 7.54394 9.99547 7.51103 10.0328 7.47195ZM3.21348 7.60088C3.24478 7.61119 3.27609 7.61838 3.30803 7.62765C3.49885 7.79774 3.70234 7.96217 3.91743 8.11962C3.59768 8.35482 3.32679 8.55937 3.12021 8.72329C2.94893 8.59843 2.79086 8.46525 2.6458 8.32478C2.66897 8.2857 2.69449 8.24457 2.72258 8.20251C2.84316 8.02244 3.00835 7.82015 3.21341 7.60071ZM14.6866 7.60088C14.8213 7.74498 14.938 7.88218 15.0368 8.01C14.9357 8.08815 14.8709 8.20745 14.8709 8.34144C14.8709 8.43401 14.9026 8.51956 14.9553 8.58939C14.8984 8.63568 14.84 8.67988 14.7798 8.72349C14.5732 8.55958 14.3025 8.35502 13.9825 8.11982C14.1978 7.96239 14.4012 7.79796 14.592 7.62785C14.6239 7.61755 14.6552 7.61036 14.6867 7.60111ZM7.53754 7.64205C7.78343 7.68831 8.03353 7.73048 8.28749 7.76893C7.89764 7.80389 7.51543 7.82654 7.1441 7.83889C7.27364 7.77512 7.40521 7.70929 7.53754 7.64224ZM10.3627 7.64205C10.4949 7.70888 10.6265 7.77522 10.756 7.83867C10.3846 7.82736 10.0024 7.80371 9.61255 7.76873C9.86651 7.73069 10.1167 7.6875 10.3627 7.64185ZM3.64945 7.71506C3.701 7.72739 3.75341 7.73871 3.80643 7.75003C3.96498 7.78396 4.12969 7.81378 4.29998 7.84155C4.214 7.90326 4.13061 7.96393 4.05047 8.02244C3.91172 7.92269 3.77817 7.82007 3.64945 7.71526ZM14.2506 7.71506C14.1221 7.81985 13.9882 7.92259 13.8495 8.02224C13.7696 7.96361 13.6858 7.90346 13.6 7.84133C13.7704 7.81461 13.9349 7.78375 14.0938 7.74982C14.1466 7.73849 14.1991 7.7272 14.2506 7.71485ZM4.51179 7.87292C4.64157 7.89142 4.77445 7.90788 4.91007 7.92228C4.8048 7.98706 4.70202 8.05032 4.60297 8.11099C4.52535 8.15829 4.45327 8.20148 4.3795 8.24643C4.31219 8.2022 4.24533 8.15799 4.18001 8.11304C4.27016 8.04722 4.36093 7.9813 4.45832 7.91106C4.4756 7.89873 4.49423 7.88537 4.51182 7.87302ZM13.3882 7.87292C13.4058 7.88526 13.4245 7.89863 13.4418 7.91098C13.5391 7.98089 13.63 8.04712 13.7201 8.11295C13.6547 8.15819 13.5878 8.20241 13.5206 8.24632C13.447 8.20107 13.3746 8.15891 13.297 8.11089C13.198 8.05022 13.0951 7.98749 12.9902 7.92217C13.1257 7.90778 13.2585 7.89132 13.3882 7.8728ZM8.53701 7.90273L8.53701 9.81778C8.4967 9.80752 8.45672 9.80443 8.41636 9.79723C7.22498 9.58889 6.12097 9.20652 5.16368 8.70487C5.6638 8.51626 6.21448 8.28048 6.79929 8.00383C7.35557 7.99355 7.9377 7.9627 8.53701 7.90304ZM9.36374 7.90346C9.96267 7.96311 10.5448 7.99705 11.1008 8.00423C11.6855 8.28087 12.2362 8.51669 12.7363 8.70529C11.779 9.20694 10.6752 9.58928 9.48368 9.79763C9.44369 9.80794 9.4036 9.81102 9.36374 9.81719L9.36374 7.90356ZM5.15135 7.94562C5.55982 7.98161 5.99134 8.00217 6.44213 8.00527C5.92204 8.24375 5.43306 8.44726 4.98822 8.61098C4.82717 8.52254 4.67044 8.43052 4.51863 8.33539C4.57427 8.30145 4.62748 8.26956 4.68522 8.2346C4.83327 8.1441 4.99031 8.04619 5.15135 7.94583ZM12.7487 7.94562C12.91 8.04642 13.0667 8.14348 13.2148 8.2344C13.2726 8.26935 13.3259 8.30125 13.3813 8.33518C13.2296 8.42979 13.0729 8.52212 12.9119 8.6108C12.467 8.44707 11.9779 8.24354 11.4578 8.00507C11.9087 8.00507 12.3402 7.9814 12.7487 7.94542ZM4.04497 8.21126C4.10555 8.25444 4.16706 8.29559 4.22938 8.33755C3.87437 8.55186 3.56997 8.73038 3.32658 8.86624C3.30011 8.84873 3.27373 8.83126 3.24778 8.81379C3.45567 8.64976 3.72581 8.44574 4.04499 8.21136ZM13.8549 8.21126C14.1743 8.44564 14.4446 8.64964 14.6522 8.81368C14.6263 8.83117 14.6 8.84864 14.5735 8.86612C14.3301 8.73028 14.0257 8.55176 13.6707 8.33745C13.733 8.29629 13.7946 8.25412 13.855 8.21116ZM4.36717 8.42835C4.50383 8.51576 4.64452 8.60101 4.78875 8.6835C4.33143 8.84411 3.92445 8.95888 3.58504 9.02408C3.54601 9.00146 3.5072 8.97986 3.46914 8.95623C3.71618 8.81686 4.01906 8.63897 4.36717 8.42824ZM13.533 8.42835C13.881 8.63907 14.1838 8.81696 14.431 8.95633C14.3929 8.97997 14.354 9.00158 14.3151 9.02418C13.9755 8.9594 13.5686 8.84421 13.1113 8.68359C13.2555 8.60134 13.3963 8.51618 13.533 8.42845ZM2.57117 8.46639C2.702 8.59259 2.84286 8.71217 2.99343 8.82541C2.88354 8.91489 2.79654 8.99025 2.73499 9.04969C2.73285 9.04969 2.73178 9.04969 2.72963 9.04969C2.62621 9.02091 2.55975 8.97566 2.52263 8.91682C2.48114 8.85102 2.47192 8.76186 2.50345 8.63997C2.51736 8.58548 2.54032 8.52604 2.57066 8.46176ZM15.0711 8.69594C15.1404 8.73912 15.2234 8.76485 15.3125 8.76485C15.3474 8.76485 15.3814 8.76485 15.414 8.75351C15.4183 8.82241 15.4055 8.87734 15.3771 8.92188C15.3397 8.98047 15.2737 9.02604 15.1698 9.05475C15.1687 9.05475 15.1666 9.05475 15.1646 9.05475C15.103 8.99508 15.0161 8.92022 14.9062 8.83044C14.9624 8.78827 15.017 8.74509 15.0706 8.70096ZM4.96148 8.78026C5.9342 9.31111 7.06171 9.71723 8.28269 9.94298C6.71352 10.0486 5.27225 9.80926 4.13545 9.30444C4.01498 9.25096 3.89846 9.19408 3.78515 9.13475C4.12585 9.05864 4.51712 8.94038 4.95052 8.78426C4.95375 8.78426 4.95805 8.78426 4.96148 8.78426ZM12.9385 8.78026C12.9418 8.78026 12.946 8.78026 12.9495 8.78026C13.3828 8.93637 13.7739 9.05453 14.1149 9.13073C14.0016 9.19038 13.885 9.24684 13.7646 9.30042C12.6277 9.80525 11.1864 10.0444 9.61731 9.9389C10.8384 9.71321 11.9658 9.3071 12.9385 8.77625ZM3.11958 8.91642C3.13652 8.92875 3.15312 8.94008 3.17028 8.95138C3.08282 8.99766 3.01915 9.02852 2.95161 9.06121C3.0037 9.01493 3.05183 8.97175 3.11955 8.9159ZM14.7805 8.91642C14.8481 8.97195 14.8965 9.01618 14.9484 9.06173C14.8809 9.02883 14.8172 8.99797 14.7298 8.95189C14.7469 8.94059 14.7636 8.92825 14.7805 8.91694ZM3.3115 9.04528C3.32115 9.05557 3.33167 9.05763 3.34162 9.06482C3.31751 9.06482 3.29359 9.07509 3.27033 9.07509C3.26605 9.0755 3.26283 9.07593 3.25864 9.07509C3.26938 9.06482 3.27825 9.06482 3.28888 9.05864C3.29638 9.05864 3.3042 9.04834 3.3115 9.04629ZM14.5885 9.04528C14.596 9.04528 14.6039 9.05557 14.6111 9.05763C14.6217 9.0679 14.6308 9.06893 14.6412 9.07408C14.6369 9.07376 14.6337 9.07324 14.6295 9.07408C14.6064 9.07408 14.5824 9.06377 14.5582 9.06377C14.5679 9.0535 14.5783 9.05144 14.5883 9.0442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20" draw:id="shape-20" draw:name="AlteNationalgalerie" draw:layer="" svg:width="65.87449462628pt" svg:height="35.69827957911pt" svg:x="361.28800000000pt" svg:y="373.21600000000pt" svg:viewBox="0 0 66 36" svg:d="M32.8203 0C32.7367 0 32.6413 0.0380247 32.6173 0.0832432C32.5766 0.16032 32.617 0.474486 32.7488 0.465236C32.7959 0.465236 32.4913 0.576845 32.4386 0.663683C32.3858 0.751037 32.4084 0.97004 32.4084 0.97004L32.3519 0.741172L32.0963 0.474692C32.1451 0.474692 32.2503 0.202762 32.1529 0.0738911C32.0636 -0.0443963 31.8031 0.0029803 31.8031 0.084168C31.6921 0.260006 31.7509 0.385385 31.8123 0.511584C31.8124 0.511584 31.5774 0.606134 31.4889 0.711882C31.3959 0.823387 31.4702 1.65715 31.4702 1.65715L31.6695 1.63866C31.5496 2.05302 31.6112 2.42165 31.6754 2.79009L31.2374 2.79009L31.2374 3.00177L31.448 3.00177L31.448 3.3099L17.7884 6.11931L17.7884 5.91693L17.6868 5.91693C17.6574 5.70493 17.6173 5.43865 17.4856 5.35366C17.3493 5.26528 17.2496 5.22571 17.1322 5.41431C17.1322 5.41431 17.0116 5.51963 17.0214 5.43896C17.0832 4.91534 16.6175 4.3975 16.0341 4.54107C16.0341 4.54107 15.8437 4.4722 15.7353 4.47322C15.699 4.47333 15.6735 4.48352 15.6655 4.50098C15.6362 4.57805 15.8013 5.72569 15.6995 5.91693L15.4515 5.91693L15.6638 6.34612L15.6638 6.55606L14.2371 6.85092L14.2371 7.27822L14.2371 7.70726L14.4494 7.91899L15.7221 9.62805L15.7221 10.9119L15.5115 10.9119L15.2971 10.9119L15.2971 11.5526L15.5115 11.7664L15.5115 12.1937L15.7221 12.1937L15.7221 22.6653L15.5115 22.8771L15.5115 23.0926L15.2971 23.3063L15.2971 23.5179L14.8742 23.5179L14.8742 23.9452L15.2971 24.3745L15.2971 25.8147L11.2645 27.5769L11.2645 27.456L11.3531 27.2972L11.0504 27.1498L10.7288 27.1498L10.7288 26.9323C10.8251 26.9117 10.9573 26.8611 10.9846 26.8114C11.0117 26.7619 10.9502 26.7178 10.9188 26.6864C10.9978 26.6597 11.0942 26.6413 11.1557 26.5941C11.2171 26.5467 11.1891 26.5292 11.1557 26.5035L10.6236 26.5035L10.0899 26.5035C10.0562 26.5302 10.0283 26.5467 10.0899 26.5941C10.1512 26.6413 10.2492 26.6597 10.3285 26.6864C10.297 26.7173 10.2358 26.7615 10.2625 26.8114C10.2899 26.8615 10.4205 26.912 10.5166 26.9323L10.5166 27.1498L10.2025 27.1498L9.88481 27.2972L9.98628 27.456L9.98628 27.579L9.98628 27.6559L9.98628 28.0058L8.49922 27.3649L8.49922 26.8033L8.58762 26.6446L8.28493 26.497L7.96347 26.497L7.96347 26.2796C8.05954 26.2592 8.19183 26.209 8.21915 26.1586C8.24612 26.1092 8.1848 26.0651 8.15334 26.0339C8.23253 26.007 8.32875 25.9886 8.39021 25.9414C8.45161 25.8941 8.42373 25.8766 8.39021 25.8509L7.85817 25.8509L7.32427 25.8509C7.29075 25.8777 7.26285 25.8941 7.32427 25.9414C7.38568 25.9886 7.48382 26.007 7.56301 26.0339C7.53153 26.0647 7.47032 26.1088 7.4972 26.1586C7.52449 26.2091 7.65492 26.2593 7.75099 26.2796L7.75099 26.497L7.43703 26.497L7.1193 26.6446L7.2208 26.8033L7.2208 27.3649L4.52116 27.3649L4.55693 27.3002L4.25423 27.1526L3.93279 27.1526L3.93279 26.9352C4.02883 26.9147 4.16114 26.8645 4.18844 26.8143C4.21541 26.7649 4.15411 26.7206 4.12262 26.6893C4.20183 26.6628 4.29805 26.6443 4.3595 26.5969C4.42092 26.5498 4.39303 26.5322 4.3595 26.5066L3.82746 26.5066L3.29354 26.5066C3.26003 26.5332 3.23214 26.5498 3.29354 26.5969C3.35497 26.6443 3.45313 26.6628 3.53233 26.6893C3.50084 26.7202 3.43956 26.7645 3.46653 26.8143C3.49381 26.8646 3.62421 26.9148 3.72032 26.9352L3.72032 27.1526L3.40637 27.1526L3.08865 27.3002L3.13002 27.3649L1.69937 27.3649L1.69937 26.8164L1.78777 26.6576L1.48508 26.5104L1.16365 26.5104L1.16365 26.293C1.2597 26.2724 1.392 26.2218 1.4193 26.1718C1.44628 26.1228 1.38496 26.0783 1.3535 26.047C1.43269 26.0205 1.5289 26.0018 1.59037 25.9547C1.65178 25.9073 1.62389 25.8899 1.59037 25.8641L1.05833 25.8641L0.524411 25.8641C0.490892 25.891 0.462992 25.9073 0.524411 25.9547C0.585829 26.0018 0.683959 26.0205 0.763169 26.047C0.731692 26.0779 0.670376 26.1233 0.697357 26.1718C0.724642 26.2222 0.855074 26.2727 0.951145 26.293L0.951145 26.5104L0.637194 26.5104L0.319471 26.6576L0.420949 26.8164L0.422993 28.4328L0.210563 29.0739L0 29.0739L0 29.5011L0.210563 29.5011L0.210563 34.4166L0 34.4166L0 35.6983L32.9371 35.6983L65.8745 35.6983L65.8745 34.4166L65.6619 34.4166L65.6619 29.5011L65.8745 29.5011L65.8745 29.0739L65.6619 29.0739L65.4496 28.4328L65.4496 26.8164L65.5358 26.6576L65.2331 26.5104L64.9118 26.5104L64.9118 26.293C65.0078 26.2724 65.1401 26.2218 65.1674 26.1718C65.1944 26.1228 65.1332 26.0783 65.1016 26.047C65.1807 26.0205 65.277 26.0018 65.3386 25.9547C65.4001 25.9073 65.3719 25.8899 65.3386 25.8641L64.8065 25.8641L64.2726 25.8641C64.2391 25.891 64.2112 25.9073 64.2726 25.9547C64.334 26.0018 64.4321 26.0205 64.5113 26.047C64.4798 26.0779 64.4186 26.1233 64.4454 26.1718C64.473 26.2222 64.6032 26.2727 64.6993 26.293L64.6993 26.5104L64.3854 26.5104L64.0676 26.6576L64.169 26.8164L64.169 27.3649L62.716 27.3649L62.7516 27.3002L62.4488 27.1526L62.1275 27.1526L62.1275 26.9352C62.2236 26.9147 62.3558 26.8645 62.3829 26.8143C62.4102 26.7649 62.3487 26.7206 62.3173 26.6893C62.3964 26.6628 62.4925 26.6443 62.5542 26.5969C62.6156 26.5498 62.5877 26.5322 62.5542 26.5066L62.0221 26.5066L61.4882 26.5066C61.4548 26.5332 61.4269 26.5498 61.4882 26.5969C61.5497 26.6443 61.6477 26.6628 61.727 26.6893C61.6955 26.7202 61.6342 26.7645 61.6612 26.8143C61.6883 26.8646 61.8188 26.9148 61.915 26.9352L61.915 27.1526L61.6009 27.1526L61.2832 27.3002L61.3247 27.3649L58.6496 27.3649L58.6496 26.8164L58.7416 26.6576L58.4389 26.5104L58.1173 26.5104L58.1173 26.293C58.2133 26.2724 58.3457 26.2218 58.3729 26.1718C58.3999 26.1228 58.3387 26.0783 58.3073 26.047C58.3864 26.0205 58.4828 26.0018 58.5441 25.9547C58.6054 25.9073 58.5776 25.8899 58.5441 25.8641L58.0121 25.8641L57.4783 25.8641C57.4446 25.891 57.4169 25.9073 57.4783 25.9547C57.5396 26.0018 57.6377 26.0205 57.717 26.047C57.6853 26.0779 57.6241 26.1233 57.6511 26.1718C57.6784 26.2222 57.8089 26.2727 57.9048 26.293L57.9048 26.5104L57.591 26.5104L57.2731 26.6576L57.3749 26.8164L57.3749 27.3649L55.8859 28.0058L55.8859 27.6709L55.8859 27.5786L55.8859 27.471L55.9742 27.3118L55.6716 27.1645L55.3501 27.1645L55.3501 26.9468C55.446 26.9275 55.5784 26.8762 55.6056 26.8261C55.6326 26.7767 55.5715 26.7326 55.5397 26.7014C55.619 26.6747 55.7153 26.6561 55.7767 26.6089C55.8381 26.5616 55.8103 26.5442 55.7767 26.5183L55.2448 26.5183L54.7108 26.5183C54.6774 26.5452 54.6493 26.5616 54.7108 26.6089C54.7724 26.6561 54.8703 26.6747 54.9495 26.7014C54.918 26.7322 54.857 26.7763 54.8836 26.8261C54.9112 26.8765 55.0417 26.9269 55.1377 26.9468L55.1377 27.1645L54.8236 27.1645L54.5058 27.3118L54.6073 27.471L54.6073 27.5767L50.5748 25.8145L50.5748 24.3741L50.9997 23.9449L50.9997 23.5176L50.5748 23.5176L50.5748 23.3059L50.3624 23.0924L50.3624 22.8768L50.1501 22.665L50.1501 12.1933L50.3624 12.1933L50.3624 11.766L50.5748 11.5522L50.5748 10.9114L50.3624 10.9114L50.1501 10.9114L50.1501 9.62774L51.4247 7.91867L51.6352 7.70698L51.6352 7.27791L51.6352 6.85059L50.2101 6.55575L50.2101 6.34579L50.4225 5.91663L50.1725 5.91663C50.0705 5.72538 50.2378 4.57805 50.2082 4.50068C50.2001 4.48013 50.173 4.47294 50.1368 4.47294C50.0284 4.47241 49.8377 4.54075 49.8377 4.54075C49.2546 4.39719 48.7891 4.91504 48.8509 5.43865C48.8601 5.51984 48.7399 5.41399 48.7399 5.41399C48.6225 5.22562 48.5249 5.26548 48.3884 5.35334C48.2567 5.43865 48.2145 5.7046 48.1854 5.91663L48.084 5.91663L48.084 6.11897L34.4238 3.30957C34.4238 3.16838 34.4238 3.00147 34.4238 3.00147L34.6382 3.00147L34.6382 2.78977L34.2436 2.78977L34.1908 2.68578C34.1447 2.3162 34.0902 1.95539 34.1908 1.43806C34.5174 1.49148 34.4486 1.329 34.2736 1.10528C34.2949 0.764808 34.1597 0.618568 33.9803 0.530495C34.0516 0.182415 33.9782 0.0634084 33.7811 0.0559064C33.5835 0.0456296 33.5312 0.353012 33.6682 0.502233L33.4313 0.617437C33.4019 0.686293 33.3139 0.709929 33.375 0.846098L33.2604 0.808073C33.2604 0.808073 33.2891 0.571706 33.232 0.511378C33.1748 0.450746 32.9782 0.475411 32.9782 0.475411C33.0744 0.287652 32.9997 0.10503 32.9388 0.0366885C32.9159 0.0109963 32.8703 -0.000308308 32.8204 0.00071938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frame draw:style-name="gr2" xml:id="shape-21" draw:id="shape-21" draw:layer="" svg:width="612.00000000000pt" svg:height="68.00000000000pt" svg:x="34.00000000000pt" svg:y="21.25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22" draw:id="shape-22" draw:layer="" svg:width="544.00000000000pt" svg:height="259.25000000000pt" svg:x="68.00000000000pt" svg:y="102.00000000000pt" presentation:class="outline" presentation:placeholder="true" draw:text-style-name="P2">
        <draw:text-box/>
        <draw:glue-point draw:id="4" svg:x="0.50000000000pt" svg:y="0.50000000000pt" draw:align="center"/>
        <draw:glue-point draw:id="5" svg:x="0.50000000000pt" svg:y="0.50000000000pt" draw:align="center"/>
      </draw:frame>
    </style:master-page>
    <style:master-page style:name="Default3" draw:style-name="dp1" style:display-name="Standard" style:page-layout-name="pm1">
      <draw:layer-set>
        <draw:layer draw:name=""/>
      </draw:layer-set>
      <draw:path draw:style-name="gr4" xml:id="shape-23" draw:id="shape-23" draw:name="rect3764" draw:layer="" svg:width="681.70413930260pt" svg:height="156.37053918247pt" svg:x="0.00000000000pt" svg:y="268.92600000000pt" svg:viewBox="0 0 682 156" svg:d="M135.633 0L130.714 1.14306L126.221 17.6029L126.221 21.8161L126.221 51.3068L126.221 72.4041L117.497 72.4041L113.169 72.4041L113.169 76.617L108.808 76.617L108.808 80.8299L104.446 80.8299L104.446 122.96L87.0657 122.96L87.0657 114.533L65.2912 114.533L65.2912 118.747L56.6009 118.747L56.6009 122.96L26.1361 127.174L26.1361 97.6821L17.4459 97.6821L13.0845 97.6821L0.032793 106.107L0.032793 129.525L0 129.525L0 156.371L681.704 156.371L681.704 129.525L681.146 129.525L681.146 101.862L672.848 101.862L672.848 106.107L668.683 101.862L660.388 101.862L656.223 106.107L656.223 118.747L643.991 118.747L643.991 106.107L639.63 106.107L639.63 101.895L613.526 101.895L613.526 106.107L600.476 106.107L600.476 114.533L596.113 114.533L596.113 80.8299L580.012 81.0588L580.506 89.9745L578.734 89.256L571.812 88.9947L561.319 89.256L548.269 89.256L548.269 97.6821L543.907 97.6821L543.907 93.4691L522.166 93.4691L522.166 97.6821L513.443 97.6821L513.443 122.96L496.063 122.96L496.063 114.533L478.646 118.747L472.515 118.747C471.041 118.747 472.721 94.0894 471.859 94.0894C467.51 94.0894 456.906 93.4691 456.906 93.4691L456.906 101.895L452.545 106.107L452.545 114.533L452.545 118.747L430.771 118.747L426.439 114.533L417.717 114.533L413.39 114.533L404.668 114.533L404.668 110.321L404.668 72.4041L374.234 72.4041L373.415 109.862L369.873 110.321L361.183 110.321L361.183 85.0429L361.183 76.617L356.821 76.617L356.821 68.1912L352.46 68.1912L339.409 72.4041L339.409 76.617L335.079 76.617L335.079 80.8299L330.719 80.8299L330.719 85.0429L326.358 85.0429L326.358 106.107L291.563 106.107L291.563 68.1912L291.563 63.9782L287.2 55.5522L274.151 55.5522L274.151 59.7652L269.789 59.7652L269.789 63.9782L265.461 63.9782L265.724 68.1912L265.461 68.1912L265.461 106.107L243.686 106.107L234.994 106.107L217.582 106.107L217.582 106.107L204.531 110.321L195.84 110.321L195.84 122.96L187.118 122.96L183.805 115.773L180.723 122.96L165.376 122.96L165.376 30.2418C164.68 20.6535 165.501 11.5629 161.014 0.751145ZM417.717 114.533L417.717 101.895L413.39 101.895L412.569 114.402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frame draw:style-name="gr2" xml:id="shape-24" draw:id="shape-24" draw:layer="" svg:width="612.00000000000pt" svg:height="68.00000000000pt" svg:x="34.00000000000pt" svg:y="21.25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25" draw:id="shape-25" draw:layer="" svg:width="544.00000000000pt" svg:height="259.25000000000pt" svg:x="68.00000000000pt" svg:y="102.00000000000pt" presentation:class="outline" presentation:placeholder="true" draw:text-style-name="P2">
        <draw:text-box/>
        <draw:glue-point draw:id="4" svg:x="0.50000000000pt" svg:y="0.50000000000pt" draw:align="center"/>
        <draw:glue-point draw:id="5" svg:x="0.50000000000pt" svg:y="0.50000000000pt" draw:align="center"/>
      </draw:frame>
    </style:master-page>
    <style:master-page style:name="Default4" draw:style-name="dp1" style:display-name="Standard" style:page-layout-name="pm1">
      <draw:layer-set>
        <draw:layer draw:name=""/>
      </draw:layer-set>
      <draw:path draw:style-name="gr1" xml:id="shape-26" draw:id="shape-26" draw:layer="" svg:width="678.12798981457pt" svg:height="79.92713769971pt" svg:x="0.00000000000pt" svg:y="345.22100000000pt" svg:viewBox="0 0 678 80" svg:d="M675.677 62.5505L670.778 63.1668L671.175 61.7803C671.175 61.7803 672.292 57.9604 666.271 57.9604C660.246 57.9604 661.808 59.9818 661.808 59.9818L658.239 58.4095C658.239 58.4095 656.232 58.8585 655.562 59.9818C654.893 61.1051 651.544 60.6559 651.544 60.6559L647.53 58.8585L647.309 56.1629L645.078 55.7138L643.516 35.27L639.501 36.6174L640.391 47.401L641.733 47.401L642.178 55.9379L640.391 56.6109L639.723 55.2637L638.386 37.7406L634.371 38.1898L634.593 46.7266L635.483 47.6247L635.929 57.9591L632.585 58.6335L622.547 57.2863L622.099 60.432L619.644 60.881L619.198 65.3742L618.974 70.7652L614.737 72.3378L612.508 71.4396L610.722 71.4396L611.839 67.8447L613.398 66.0471L612.732 64.6999L611.17 63.3527L601.801 63.3527L600.462 39.5392L601.355 39.5392L600.907 27.1835L594.661 26.9582L595.109 39.3152L598.231 39.5392L598.008 62.6785L590.648 62.9036L588.64 39.5392L589.98 39.0901L589.533 26.7342L583.061 26.9582L583.508 39.7642L586.184 39.5392L586.408 62.9036L576.147 62.9036L575.478 53.6924L577.039 53.6924L577.039 45.1554L572.576 45.1554L572.576 53.2435L573.692 53.6924L573.247 63.1276L569.899 62.6785L569.899 56.6132L565.662 56.6132L565.662 53.6924L566.778 53.6924L566.778 44.9304L561.871 44.9304L561.423 50.7717L559.638 48.9743L558.968 19.5444L558.523 48.7504L555.178 52.3453L554.731 48.9755L549.154 48.9755L549.376 53.0195L544.914 53.0195L544.914 50.0988L529.746 50.0988L529.746 46.2799L524.84 46.2799L524.84 51.8962L522.162 52.5692L520.376 52.7944L520.376 46.953L515.692 46.953L515.692 54.5919L511.677 54.3678L509.891 55.266L503.87 55.9402L503.87 54.3678L502.53 54.3678L502.53 56.1652L496.954 56.1652L496.954 54.1427L495.615 54.1427L495.615 57.0634L488.255 57.7376L488.255 44.2571L489.593 44.0322L489.147 32.5746L486.247 32.5746L485.13 33.9217L485.13 44.4801L485.8 45.3796L485.576 57.51L481.34 58.1846L481.34 45.6058L482.456 45.3818L482.232 33.6989L479.333 33.9228L479.111 45.3807L480.003 46.2787L479.333 57.0622L477.102 57.7365L477.102 59.0837L471.972 59.9818L471.748 46.5027L473.31 46.0537L473.31 36.1694L469.518 36.3935L468.4 37.2927L465.502 37.2927L464.609 58.4107L461.041 58.4107L461.041 37.743L459.481 37.743L459.481 36.3946L458.364 36.3946L458.364 33.4738L456.356 33.4738L456.356 30.5531L453.457 30.5531L453.457 28.5317L452.117 28.5317L452.117 26.7342L450.557 26.7342L450.557 23.5883L446.988 23.5883L446.988 21.791L436.281 21.791L432.265 27.4073L432.265 33.4727L423.564 33.4727L423.564 31.2272L403.041 31.2272L403.041 33.2486L398.358 33.2486L396.797 35.27L393.899 35.4942L393.227 37.5154L389.88 37.2915L389.88 63.5765L380.958 63.5765L380.958 58.4095L379.396 58.4095L379.396 52.568L377.614 52.568L377.614 47.6259L373.041 43.021L373.041 40.6623L370.474 40.6623L370.474 42.9089L366.571 46.841L366.571 52.3453L347.053 52.3453L347.053 12.3558L344.376 12.3558L344.376 7.63885L338.354 7.63885L338.354 2.0214C338.354 2.0214 335.455 1.34722 330.101 1.34722C324.745 1.34722 323.186 2.69559 323.186 2.69559L322.738 7.63771L317.384 7.63771L317.384 11.9057L314.485 11.9057L314.485 43.1329L313.37 43.1329L313.37 52.1191L308.684 52.1191L308.684 48.9732L306.678 48.9732L306.678 26.508L304.892 26.508L302.661 24.2614L297.53 24.2614L295.857 25.947L293.07 25.947L293.07 30.103L286.377 30.103L286.377 38.1909L285.039 38.1909L285.039 34.596L275 34.596L275 36.1682L265.853 36.1682L265.853 41.3355L264.069 41.3355L264.069 51.445L258.714 51.445L258.714 38.1921L254.476 38.1921L254.476 36.8447L249.124 36.8447L249.124 38.1921L244.884 38.1921L244.884 43.134L238.639 43.134L238.639 45.6058L235.07 45.6058L235.07 12.1319L233.952 11.6828L233.952 8.31189L233.284 3.59489L230.385 1.57349L229.94 0L226.814 0L226.814 1.57233L225.253 1.79629L224.585 14.8262L222.575 11.6816L222.575 6.5156L219.232 6.5156L219.232 11.6828L213.207 22.4652L211.867 22.6903L211.867 33.6989L201.83 33.6989L202.052 30.7782L200.045 30.5531L200.045 24.7116L196.03 24.7116L196.03 30.103L193.354 30.103L193.354 33.6978L187.2 33.6978L187.026 18.2837L182.261 23.8839L185.939 23.3887L186.055 33.6989L181.086 33.6989L181.086 31.4523L179.076 31.4523L179.076 24.4877L174.615 24.4877L174.615 31.0033L171.939 31.0033L171.939 33.924L170.156 33.924L170.156 36.0287C168.614 37.108 164.097 40.2205 161.946 41.1844C159.964 42.079 155.745 44.1004 153.549 45.1567L148.294 45.1567L148.294 43.3591L142.047 43.3591L142.047 45.1567L137.808 45.1567L137.808 50.7728C137.808 50.7728 126.878 46.9541 121.524 45.3818C116.171 43.8095 103.678 41.3379 103.678 41.3379L103.455 36.8447L97.4332 36.8447L86.9495 33.0247L76.9115 33.0247L76.9115 35.2712C76.9115 35.2712 38.0963 27.6323 30.9586 26.5092C28.047 26.0506 22.3902 25.3687 16.7105 24.721C15.8415 24.2753 14.9818 23.8331 14.1416 23.398C6.63694 19.5109 0.558238 16.1966 0.546774 16.1887L0 17.2067C0.00573138 17.209 6.03054 20.4945 13.4894 24.3585C6.43863 23.5699 0.174233 22.9154 0.174233 22.9154L0.174233 79.9271L678.044 79.9271L678.128 60.0845L675.677 62.5505M185.086 22.3382L185.918 21.3652L185.926 22.2251L185.086 22.3382M45.906 31.5748L50.2665 32.2398L50.1208 39.4955C48.6755 38.9273 47.2356 38.3604 45.8247 37.8052L45.906 31.5748M45.8074 39.0382C47.2173 39.5934 48.6559 40.159 50.0946 40.7247L49.9833 46.2361C48.5585 45.6979 47.1347 45.1578 45.7328 44.6245L45.8074 39.0382M45.717 45.8526C47.1187 46.3861 48.5401 46.9241 49.9593 47.4598L49.949 47.9665C48.5665 47.5499 47.1496 47.1181 45.7055 46.676L45.717 45.8526M45.6906 47.8765C47.1324 48.3174 48.547 48.7469 49.926 49.1625L49.8698 51.932L45.6424 51.5325L45.6906 47.8765M39.3002 30.111L43.6605 30.776L43.5825 36.9208C42.0718 36.3242 40.624 35.7504 39.268 35.2124L39.3002 30.111M39.26 36.4499C40.6171 36.9878 42.0672 37.5616 43.5664 38.1538L43.4954 43.7689C42.0156 43.2022 40.5839 42.6504 39.2232 42.1216L39.26 36.4499M39.2151 43.3568C40.5759 43.8845 42.0087 44.4364 43.4794 44.9985L43.4667 45.9877C42.0626 45.556 40.6401 45.1151 39.2082 44.6694L39.2151 43.3568M39.2002 45.8747C40.6309 46.3192 42.0511 46.7588 43.4517 47.1896L43.3967 51.5336L39.1693 50.8688L39.2002 45.8747M32.8271 29.0478L36.9226 29.8455L36.8378 34.245C36.6246 34.1607 36.4079 34.0741 36.2028 33.991C35.1528 33.572 33.9883 33.0757 32.74 32.5203L32.8271 29.0478M32.7078 33.7648C33.8037 34.2473 34.8386 34.6882 35.7797 35.0646C36.1146 35.1985 36.4594 35.3357 36.8137 35.4778L36.705 41.1369C35.1551 40.526 33.7601 39.9662 32.5646 39.4745L32.7078 33.7648M32.5336 40.7087C33.7463 41.2039 35.1447 41.7626 36.682 42.3677L36.6533 43.8741C35.2673 43.4412 33.8759 43.0048 32.4877 42.5673L32.5336 40.7087M32.4568 43.7655C33.8472 44.203 35.241 44.6395 36.6292 45.0734L36.5259 50.4694L32.2986 50.07L32.4568 43.7655M24.8994 27.8492L30.1836 28.7811L30.1504 31.3428C28.4781 30.5659 26.7047 29.7162 24.8925 28.8296L24.8994 27.8492M24.8856 30.1075C26.7001 30.9919 28.4678 31.8346 30.1356 32.6035L30.061 38.4193C28.4758 37.7359 26.7082 36.9522 24.8489 36.1117L24.8856 30.1075M24.8397 37.3722C26.7082 38.2137 28.4678 38.9908 30.045 39.665L30.0174 41.787C29.3263 41.5687 28.6374 41.3504 27.9508 41.1334C26.8995 40.7995 25.8565 40.4686 24.8225 40.1407L24.8397 37.3722M6.27126 47.6756L1.51537 47.4101L1.59219 40.7214L6.36525 42.4253L6.27126 47.6756M6.3859 41.205L1.60594 39.4979L1.67128 33.8928C3.04794 34.3419 4.66991 34.8697 6.48906 35.4584L6.3859 41.205M6.51084 34.2543C4.67681 33.6585 3.04909 33.1299 1.68502 32.6852L1.7561 26.5438C3.09036 27.1858 4.74328 27.98 6.60713 28.8688L6.51084 34.2543M6.62891 27.6024C4.73297 26.6961 3.07087 25.8972 1.77098 25.2704L1.77902 24.5213L6.66789 25.4541L6.62891 27.6024M14.1977 48.3406L8.91343 47.9411L8.91343 43.3349L14.1977 45.2213L14.1977 48.3406M14.1977 43.9941L8.91343 42.1065L8.91343 36.2445C10.5629 36.7776 12.3328 37.3492 14.1977 37.9495L14.1977 43.9941M14.1977 36.7385C12.3305 36.1371 10.5583 35.5645 8.91343 35.0323L8.91343 29.9668C10.587 30.762 12.3707 31.6047 14.1977 32.4635L14.1977 36.7385M14.1977 31.1916C12.3627 30.3291 10.5789 29.4842 8.91343 28.6911L8.91343 26.1189L14.1977 26.9177L14.1977 31.1916M22.389 48.6059L16.9718 48.3406L16.9454 46.2025L22.3971 48.149L22.389 48.6059M22.4212 46.9299L16.9304 44.9698L16.8548 38.8038C18.6889 39.3925 20.5916 40.0022 22.5415 40.6232L22.4212 46.9299M22.5656 39.4202C20.5997 38.7933 18.6843 38.1794 16.841 37.5882L16.7929 33.678C18.7519 34.5926 20.7212 35.501 22.624 36.3691L22.5656 39.4202M22.648 35.1131C20.7269 34.2358 18.7439 33.3167 16.777 32.399L16.7082 26.7852L19.1818 27.2721C20.375 27.8748 21.5728 28.4751 22.765 29.0651L22.648 35.1131M24.8144 41.3469C26.5214 41.8907 28.2557 42.4404 30.0014 42.991L29.9188 49.4038L29.1933 49.3473L24.7745 47.7691L24.8144 41.3469M50.5392 65.6569L42.9141 65.6569L42.9141 63.6656L27.098 64.2348L26.8148 57.6925C26.8148 57.6925 36.4183 58.8308 39.5247 59.115C42.6311 59.3988 50.5392 60.537 50.5392 60.537L50.5392 65.6569M56.2122 52.9977L51.588 52.3313L51.6396 49.6773C53.2318 50.1541 54.7632 50.6066 56.2249 51.0338L56.2122 52.9977M56.2329 49.8356C54.7747 49.4084 53.2468 48.9559 51.6625 48.4814L51.6694 48.1027C53.2192 48.6846 54.7485 49.2583 56.2329 49.8137L56.2329 49.8356M56.2409 48.5853C54.7586 48.0311 53.2341 47.4586 51.6935 46.879L51.8 41.3932C53.3178 41.989 54.8193 42.5776 56.2764 43.149L56.2409 48.5853M56.2856 41.915C54.8297 41.3446 53.3327 40.7583 51.8241 40.1647L51.9837 31.9731L56.343 33.1713L56.2856 41.915M62.0249 53.6624L57.7975 53.5298L57.8377 51.5037C59.3381 51.9366 60.7458 52.3348 62.0445 52.6939L62.0249 53.6624M62.0846 50.7625C60.7651 50.273 59.3553 49.7477 57.8836 49.1996L57.9891 43.82C59.4698 44.3994 60.8832 44.9512 62.1923 45.4637L62.0846 50.7625M62.2175 44.2354C60.9015 43.7217 59.4905 43.1688 58.0132 42.5902L58.194 33.437L62.4213 34.2346L62.2175 44.2354M67.706 54.1946L63.6101 53.7963L63.6101 53.1209C65.1967 53.547 66.5734 53.8969 67.706 54.1565L67.706 54.1946M67.7255 52.8508C66.57 52.4237 65.1713 51.9077 63.6113 51.3293L63.6113 46.0178C65.2598 46.662 66.68 47.2161 67.7988 47.6525L67.7255 52.8508M67.816 46.4219C66.6674 45.974 65.2334 45.4141 63.6113 44.7803L63.6113 34.2358L67.9706 35.434L67.816 46.4219M112.9 45.2143L114.686 45.6878L114.875 48.9086L112.806 48.3406L112.9 45.2143M106.787 55.2545L104.436 57.3382L104.436 48.4351L106.881 48.8138L106.787 55.2545M106.975 46.8249L104.059 46.4462L103.871 43.8891L106.976 43.8891L106.976 46.8249L106.975 46.8249M111.019 56.2022L108.197 56.2022L108.292 48.7192L111.113 49.2884L111.019 56.2022M111.207 47.9608L108.197 47.3928L108.48 44.3626L111.396 44.9304L111.207 47.9608M112.431 56.1064L112.525 49.9498L114.78 50.7072L115.064 56.0105L112.431 56.1064M118.354 56.3915L116.472 56.5807L116.472 51.1814L118.636 51.6549L118.354 56.3915M116.663 49.4765L116.473 45.7822L118.918 46.3503L119.013 50.2338L116.663 49.4765M122.494 51.3709L120.236 50.8029L120.518 46.5407L122.681 47.2035L122.494 51.3709M123.997 52.0335L124.092 47.6768L126.066 48.3394L126.16 52.9813L123.997 52.0335M158.779 57.0634L157.486 57.0634C157.892 56.9064 158.323 56.7404 158.779 56.5647L158.779 57.0634M172.161 62.6796L169.933 62.2308L170.155 59.31L167.923 59.31L167.923 56.6143L162.347 56.6143L162.347 55.2129C163.005 54.967 163.675 54.7187 164.352 54.4718C167.671 53.255 170.516 51.7772 172.161 50.8526L172.161 62.6796M172.161 49.5273C170.705 50.37 167.626 52.0427 163.959 53.3842C162.423 53.9465 160.906 54.5156 159.531 55.041L158.779 55.041L158.779 55.3283C157.67 55.7531 156.682 56.1364 155.88 56.4505L155.88 54.1427L154.318 54.1427L154.318 53.8888C156.689 53.2134 160.671 52.0302 164.443 50.6841C168.025 49.4027 170.652 48.2298 172.162 47.507L172.162 49.5273L172.161 49.5273M172.161 46.2268C170.813 46.8906 168.041 48.1731 164.058 49.5942C160.485 50.87 156.703 52.0036 154.318 52.6881L154.318 49.285C156.436 48.4399 161.034 46.4864 164.475 44.1788C168.06 41.7684 171.032 38.9159 172.161 37.7821L172.161 46.2268M172.161 36.8032L171.825 36.4821C171.821 36.4892 168.287 40.2329 163.837 43.2183C160.733 45.3068 156.546 47.1308 154.318 48.0381L154.318 46.0664C156.574 44.98 160.534 43.0844 162.413 42.236C165.258 40.9452 171.332 36.6036 171.351 36.5932L171.21 36.3946L172.161 36.3946L172.161 36.8032M189.71 58.5815L185.978 58.503L185.978 61.3222L184.733 61.3222L184.733 63.6716L181.081 63.5928L181.081 55.4497C181.081 55.4497 181.234 52.0821 183.178 50.5167C183.676 50.1149 184.147 49.8042 184.575 49.5586L189.71 56.8405L189.71 58.5815M189.71 54.8491L185.619 49.0458C186.273 48.7791 186.678 48.7158 186.678 48.7158L189.71 48.6384L189.71 54.8491M467.884 60.356L467.827 48.1801L469.359 48.1235L469.529 60.356L467.884 60.356"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frame draw:style-name="gr2" xml:id="shape-27" draw:id="shape-27" draw:layer="" svg:width="612.00000000000pt" svg:height="68.00000000000pt" svg:x="34.00000000000pt" svg:y="21.25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28" draw:id="shape-28" draw:layer="" svg:width="544.00000000000pt" svg:height="259.25000000000pt" svg:x="68.00000000000pt" svg:y="102.00000000000pt" presentation:class="outline" presentation:placeholder="true" draw:text-style-name="P2">
        <draw:text-box/>
        <draw:glue-point draw:id="4" svg:x="0.50000000000pt" svg:y="0.50000000000pt" draw:align="center"/>
        <draw:glue-point draw:id="5" svg:x="0.50000000000pt" svg:y="0.50000000000pt" draw:align="center"/>
      </draw:frame>
    </style:master-page>
    <style:master-page style:name="Default5" draw:style-name="dp1" style:display-name="London" style:page-layout-name="pm1">
      <draw:layer-set>
        <draw:layer draw:name=""/>
      </draw:layer-set>
      <draw:path draw:style-name="gr5" xml:id="shape-29" draw:id="shape-29" draw:name="path4607" draw:layer="" svg:width="680.62421178102pt" svg:height="113.31978174489pt" svg:x="0.00000000000pt" svg:y="311.70200000000pt" svg:viewBox="0 0 681 113" svg:d="M579.859 62.2159L582.913 62.2159L582.913 85.4978L584.623 85.4978L584.623 60.0059L591.828 60.0059L591.828 64.1536C593.116 63.6993 594.771 63.6137 596.622 64.8197L596.622 63.9113L601.049 56.282L603.248 56.2517L603.248 52.9516L607.035 52.9516L607.035 51.0141L603.769 51.0141L603.769 49.6819L604.898 49.6819C604.144 48.6527 605.08 47.926 605.08 47.926L605.997 47.926C606.895 48.5052 606.614 49.2905 606.394 49.6819L607.035 49.6819L607.035 47.1994L603.83 47.1994L603.83 45.8368L604.867 45.8368C604.35 44.8569 605.234 44.202 605.234 44.202L606.18 44.202C606.974 44.7226 606.884 45.382 606.699 45.8368L607.035 45.8368L607.005 43.3545L603.769 43.3545L603.769 42.0221L604.745 42.0221C604.289 41.104 605.08 40.4784 605.08 40.4784L605.906 40.4784C606.609 40.9688 606.529 41.5962 606.364 42.0221L607.005 42.0221L607.005 39.5094L603.891 39.5094L603.891 38.2983L603.646 38.2983L603.492 37.5718L603.492 36.8149L603.614 36.3303L604.441 36.3002L604.623 36.5422L604.623 37.6626L605.507 37.6929L605.538 38.1166L605.234 38.1468L605.234 37.9048L604.532 37.9048L604.471 38.1771L607.005 38.1771L607.005 35.6342L603.769 35.6342L603.769 34.2716L607.005 34.2716L607.005 33.939L606.944 33.939C606.944 33.939 603.844 33.8286 603.248 33.424C603.266 32.4678 603.248 32.4554 603.248 32.4554C603.248 32.4554 603.454 32.2445 604.013 32.1524C604.068 32.1709 604.044 31.9406 604.044 31.9406L603.523 31.9406L603.278 31.6984L603.278 27.7928L602.945 27.7928C602.945 27.7928 602.743 27.6785 602.671 27.4901L602.671 22.4339C602.671 22.4339 602.95 22.0904 603.309 21.98C603.289 21.9604 603.309 18.5284 603.309 18.5284C603.705 17.8864 605.473 17.6577 606.668 17.499L606.668 17.2267C606.668 17.2267 605.631 17.1752 605.447 16.9541C605.427 16.9541 605.069 16.63 605.05 16.5C605.036 16.4741 605.05 14.1385 605.05 14.1385C605.189 13.8998 606.241 13.4769 607.219 13.412L608.501 13.412L608.256 10.7478L608.256 10.7174L607.769 5.08627L607.678 5.08627L607.708 4.32939L607.647 3.78441L607.708 3.78441L607.708 3.72388L611.31 3.78441L611.31 3.84497L611.37 3.84497L611.034 7.38719L611.034 7.81105L611.003 7.81105L610.791 10.1425L610.791 10.7478L610.729 10.7478L610.487 13.412L611.77 13.412C612.743 13.4769 613.828 13.8693 613.967 14.1084C613.967 14.1084 613.98 16.4741 613.967 16.5C613.948 16.63 613.589 16.9541 613.569 16.9541C613.386 17.1751 612.349 17.2267 612.349 17.2267L612.349 17.499C613.541 17.6577 615.311 17.8865 615.705 18.5284C615.705 18.5284 615.725 21.9604 615.705 21.98C616.067 22.0904 616.349 22.4339 616.349 22.4339L616.349 27.4901C616.277 27.6785 616.073 27.7928 616.073 27.7928L615.736 27.7928L615.736 31.6984L615.493 31.9103L614.975 31.9103C614.975 31.9103 614.95 32.1709 615.004 32.1524C615.559 32.2445 615.736 32.425 615.736 32.425C615.736 32.425 615.748 32.4678 615.766 33.424C615.174 33.8286 612.045 33.939 612.045 33.939L611.953 33.939L611.953 34.2716L615.249 34.2716L615.249 35.6342L611.953 35.6342L611.953 38.1771L612.379 38.1771C612.241 37.43 612.713 36.936 612.713 36.936L613.387 36.936C613.822 37.3092 613.897 37.7878 613.845 38.1771L615.341 38.1771L615.341 39.5094L611.953 39.5094L611.953 41.9919L613.63 41.9919C612.933 40.9331 613.754 40.1751 613.754 40.1751L614.516 40.1751C615.299 40.7742 615.04 41.6123 614.854 41.9919L615.218 41.9919L615.218 43.3545L611.953 43.3545L611.983 45.8368L615.31 45.8368L615.31 47.1994L611.983 47.1994L611.983 49.6518L613.508 49.6518C612.542 48.5644 613.6 47.8049 613.6 47.8049L614.547 47.8049C615.601 48.4506 615.134 49.3315 614.915 49.6518L615.249 49.6518L615.249 51.0141L611.983 51.0141L611.983 52.9516L615.736 52.9516L615.736 66.0911L616.134 68.8463L617.571 68.937L617.571 79.2913L618.73 79.2913L619.342 76.8996L620.195 79.049L620.195 64.426L622.64 64.426L622.64 61.3984L623.677 61.3984L623.677 41.2048L635.401 33.9085L635.34 63.0636L638.944 61.0049L638.944 84.9226L639.954 84.9226L639.954 70.6627C640.326 69.4424 640.694 68.4901 641.08 67.7564L641.08 63.3965L644.195 63.3965L644.195 56.0396L646.059 50.6204L648.409 46.8359L650.668 50.4388L652.593 56.3727L652.593 62.67L656.99 62.67L656.99 74.2654L658.18 74.2654L658.18 85.4978L658.698 85.4978L658.698 71.9041L662.853 71.9041L662.853 85.4978L663.248 85.4978L663.248 71.2378L665.723 71.2378L665.723 67.3628L670.456 67.3628L670.456 85.4978L673.175 85.4978L673.175 74.871L675.189 74.871L675.189 63.094L680.624 63.094L680.349 94.7924L680.349 113.32L1.04142e-13 113.32L0 62.9123L0.221962 62.9123L0.221962 73.5691L1.44335 73.5691L1.44335 60.3994L6.02354 60.3994L6.02354 58.7646L5.35177 58.7646L5.35177 50.3479L6.6342 50.3479L6.6342 48.9552L7.2449 48.9552L8.98538 46.1094L8.98538 43.4757L11.0312 37.5413L11.0312 36.4516L11.0617 37.5413L12.9548 43.4757L12.9548 46.1094L14.6953 48.9855L15.3061 48.9855L15.3061 50.3479L16.5884 50.3479L16.5884 58.7646L15.9169 58.7646L15.9169 59.9149L18.5732 59.9149L18.5732 71.571L20.8022 71.571L20.8022 71.6619L21.4435 71.6619L21.4435 64.7289L21.5962 64.7289L21.5962 59.7938L27.7031 59.7938L27.7031 47.2903C27.7031 45.491 30.2021 41.1592 33.3216 41.0837C36.5882 41.0043 39.1462 45.5968 39.2145 47.2903C39.2192 47.4091 39.2161 62.0056 39.2145 73.2663L39.9472 73.2663L39.9472 63.0334L41.7794 63.0334L41.7794 62.1251L44.1612 62.1251L44.1612 55.7369L48.375 55.7369L48.375 62.1251L51.4589 62.1251L51.4589 85.4978L51.5505 85.4978L51.5505 64.2445L53.4742 60.9141L55.3368 64.1235L55.3368 85.4978L55.459 85.4978L55.459 69.9665L55.5505 69.9665L55.5505 64.4564L60.9858 64.4564L60.9245 69.9665L61.2603 69.9665L61.2603 68.3618L66.604 66.9388L66.604 85.4978L67.398 85.4978L67.398 64.2445L68.6498 64.2445L68.6498 64.1235C68.6498 64.1235 71.2146 61.0314 74.7872 62.2765L74.7872 62.0343L81.9935 62.0343L81.9935 67.0297L83.5509 67.0297L86.7568 78.928L86.7568 65.9095L91.2149 57.0993L94.9401 57.0387L99.0014 65.2435L99.0014 75.2646L99.8561 77.4142L99.8561 85.1948L101.138 85.1948L101.138 70.9653L103.153 70.9653L104.773 60.3084L106.301 70.8747L107.703 70.9653L107.703 73.1453L107.856 73.1453L107.856 84.9226L109.901 84.9226L109.901 64.4864L112.773 64.4864L112.773 63.4268L117.749 63.4268L117.749 67.0297L119.368 67.0297L119.368 79.7151L120.65 79.7151L120.65 61.4893L121.446 61.4893L121.446 34.9379L124.711 25.3708L128.833 18.7404L132.834 25.0679L136.224 35.5131L136.224 60.793L136.561 60.793L136.561 70.1482C137.321 71.4018 137.812 72.6611 137.812 72.6611L137.812 76.8088C137.961 76.7974 138.119 76.7888 138.268 76.7785L138.268 70.0269L140.711 70.0269L140.742 67.9379L141.079 65.3343L141.384 66.7269L141.384 33.424L144.467 33.424L144.467 36.3303L151.735 36.3303L151.735 33.3939L154.604 33.3939L154.604 70.5113C154.652 70.5069 154.706 70.5109 154.756 70.5113L154.756 61.2169L160.192 61.2169L160.162 66.3332L162.389 67.6353L162.973 65.9701L162.849 67.9076L166.086 69.7543L166.086 76.8996L166.545 76.8996L168.681 69.9361L169.932 67.3323L169.719 69.8755L170.635 69.8755L170.635 66.2425L174.819 66.2425C174.877 65.9365 174.929 65.6637 174.971 65.6371C175.348 65.1692 174.985 65.7464 174.758 65.0617C174.732 64.9115 175.071 62.808 175.49 62.6096C175.701 62.5513 178.673 62.0105 180.285 61.9739C180.237 61.992 184.071 61.9739 184.071 61.9739C184.071 61.9739 189.555 62.5741 192.559 63.8509L194.359 61.0654L197.169 61.126L200.374 65.3648L200.528 68.8463C202.217 70.3292 204.498 72.4685 205.658 74.4774L206.394 74.2959L206.394 64.85L213.566 64.85L213.566 72.5094L215.308 72.0857L215.308 67.0602L220.986 67.0602L220.986 70.6627L221.782 70.4509L221.782 69.7543L223.156 70.1179L223.644 69.9966L223.644 61.2773L224.468 56.2214L224.224 56.2517L224.254 56.1003L224.499 56.0701L224.773 54.7075L224.925 53.5874L225.017 54.738L225.26 56.0096L225.505 56.0096L225.505 56.1608L225.292 56.1911L225.536 57.2204L226.332 59.5821L226.849 59.5821L229.11 51.6195L231.521 59.5821L232.01 59.5821L232.438 57.2204L232.651 56.3425L232.377 56.3123L232.347 56.1305L232.682 56.1305L232.988 54.4047L233.109 53.4663L233.232 54.4353L233.506 56.1305L233.781 56.1305L233.811 56.3425L233.537 56.3123L234.33 61.2773L234.33 64.7289L234.911 63.7599L236.589 66.6664L242.362 66.6664L242.362 65.849L248.439 65.849L248.439 66.6664L249.659 66.6664L249.659 63.336L259.461 63.336L259.461 66.6664L260.01 66.6664C259.831 65.3278 260.59 65.5161 260.59 65.5161C260.942 65.515 260.896 66.3031 260.896 66.3031L262.179 66.3031C262.179 66.0514 262.275 65.6869 262.118 65.4554C261.784 64.9665 261.786 64.4148 262.362 64.1838C263.497 64.537 262.635 65.5161 262.635 65.5161L262.635 66.2728L263.888 66.3031C263.836 65.413 264.429 65.4779 264.407 65.4855C265.021 65.4343 264.864 66.4243 264.864 66.4243L264.864 66.9085L269.812 66.9085L269.812 62.7306L276.378 62.7306L276.378 66.9085L278.21 66.9085L278.21 64.85L286.21 64.85L286.21 66.9085L289.964 66.9085L289.964 65.0617L290.331 65.0617L290.331 61.2169L291.156 56.1608L290.911 56.1911L290.941 56.0096L291.187 55.9794L291.43 54.6468L291.613 53.4964L291.705 54.6468L291.949 55.9186L292.193 55.949L292.193 56.1003L291.98 56.1003L292.224 57.1296L292.651 58.6737L293.782 58.6737L295.768 51.5288L298.026 59.5516L298.697 59.5516L299.124 57.1296L299.338 56.282L299.063 56.2517L299.033 56.0701L299.368 56.0701L299.643 54.3442L299.797 53.3754L299.888 54.3442L300.193 56.0701L300.469 56.0701L300.499 56.2517L300.225 56.2517L301.017 61.2169L301.048 70.1482L302.148 70.4206L302.148 64.1536L308.957 68.0592L308.957 72.1159L311.858 72.8427L311.858 68.18L313.477 68.18L313.477 64.5774L318.454 64.5774L318.454 65.7277C319.977 64.8021 322.446 64.1074 325.292 66.5454C325.281 66.9235 325.268 68.3508 325.263 69.6031L326.454 61.4591L327.734 69.9665L331.736 69.9665L332.223 71.7527L332.223 66.3638L336.316 59.3699L340.01 59.4305L344.468 67.0602L344.468 80.3508L346.514 80.3508L347.096 77.9591L348.042 80.3207L348.042 81.8344L349.232 82.1373L349.232 63.1544L356.438 63.1544L356.438 83.9536L358.118 84.3472L358.118 67.4232L358.148 67.4232L358.148 65.3648L363.827 65.3648L363.827 67.4232L364.409 67.4232L364.409 85.4978L364.654 85.4978L364.654 68.0894L368.836 69.179L368.836 64.426L375.858 64.426L375.858 69.3913L375.888 69.3913L375.888 65.2736L377.659 62.2461L377.659 58.8554L376.958 58.8554L376.958 57.5232L377.629 57.5232C377.629 57.5232 377.786 55.1348 380.347 54.7075C380.377 54.7026 380.639 52.8398 380.591 52.3764C380.314 52.2794 380.132 52.0529 380.132 51.8012C380.121 51.4833 380.397 51.2098 380.775 51.1655L380.836 49.3489L380.897 51.1655C381.309 51.1711 381.637 51.4558 381.629 51.8012C381.624 52.059 381.43 52.2877 381.141 52.3764C381.102 52.9055 381.265 54.6395 381.294 54.6468C383.855 55.2942 384.194 57.5232 384.194 57.5232L384.896 57.5232L384.896 58.7947L384.164 58.7947L384.133 63.7297L384.743 63.7297L384.743 66.9388L385.202 66.9388L385.202 64.1536L388.257 64.1536L388.257 62.3371L387.552 62.3371L387.552 61.0049L388.226 61.0049C388.226 61.0049 388.384 58.6162 390.942 58.1892C390.973 58.1841 391.234 56.3212 391.186 55.8579C390.909 55.7612 390.729 55.5344 390.729 55.2827C390.721 54.9561 391.011 54.679 391.401 54.6468L391.432 52.8305L391.523 54.6468C391.923 54.6665 392.232 54.947 392.225 55.2827C392.218 55.5407 392.024 55.7693 391.737 55.8579C391.698 56.3871 391.86 58.1215 391.89 58.1289C392.83 58.3665 393.468 58.8328 393.904 59.3095L395.276 59.3095L395.276 61.0049L395.49 61.0049L395.49 61.6405L402.333 61.6405L402.333 63.5481L404.714 63.5481L404.714 64.1536L407.859 64.1536L407.859 61.5498L407.187 61.5498L407.187 60.3084L407.829 60.3084C407.829 60.3084 407.989 58.1276 410.453 57.7352C410.482 57.7306 410.73 56.0823 410.697 55.6157C410.416 55.529 410.234 55.3116 410.239 55.071C410.236 54.7758 410.515 54.527 410.881 54.4957L410.911 52.8305L411.004 54.4957C411.381 54.5149 411.678 54.7671 411.677 55.071C411.677 55.3178 411.478 55.537 411.187 55.6157C411.153 56.1108 411.341 57.668 411.369 57.6746C412.42 57.9277 413.061 58.4353 413.478 58.9461L413.478 58.8856L416.348 58.8856L416.348 57.5839L416.988 57.5839C416.988 57.5839 417.146 55.1953 419.708 54.7682C419.74 54.7627 420.065 52.6835 419.982 52.3461C419.681 52.2535 419.482 52.0097 419.493 51.7407C419.503 51.4254 419.792 51.1661 420.165 51.1351L420.195 49.2883L420.287 51.1047C420.684 51.1242 420.995 51.4048 420.987 51.7407C420.981 51.9986 420.786 52.227 420.501 52.3159C420.428 52.6976 420.65 54.7 420.682 54.7075C423.242 55.3548 423.583 57.5839 423.583 57.5839L424.287 57.5839L424.287 58.8554L423.553 58.8554L423.553 59.5821L429.355 59.5821L429.355 67.2114C429.644 67.2466 429.961 67.2956 430.057 67.3628C430.058 67.3586 430.057 68.7555 430.057 68.7555C430.057 68.775 430.059 76.1894 430.057 82.7427L432.806 82.7427L432.806 63.3665L433.813 63.3665L433.813 62.5792L435.217 62.5792L435.217 56.9783L439.432 56.9783L439.432 62.5792L440.102 62.5792L440.102 63.3665L442.515 63.3665L442.515 71.2378L446.515 71.2378L446.515 71.1774L453.324 71.1774L453.324 75.5068L457.018 75.5068L457.935 72.8729L459.036 75.5068L459.036 81.3803L459.707 81.3803L459.707 65.3648C459.707 65.3648 463.437 60.8318 468.164 64.8802C468.163 64.91 468.164 65.086 468.164 65.1224L469.659 65.1224L469.659 62.8214L469.234 62.4882L469.234 61.9739L469.69 61.9739L469.69 61.792L469.875 61.792L469.844 61.6709L469.69 61.6709L469.507 61.4893L469.507 61.3076L469.997 61.0352L469.997 60.3994L470.209 60.3994C470.556 57.5094 472.294 51.9505 477.478 50.1361L477.478 49.7424L477.692 49.7424L477.692 49.4701C477.692 49.4701 477.29 49.5268 477.234 49.2581C477.234 49.1878 477.218 48.968 477.478 48.8644L477.631 48.8342L477.631 48.0168L477.754 48.0168L477.754 47.5627L477.905 47.5627L477.905 47.9562L478.24 47.9562L478.24 47.2297L478.056 47.2297L478.056 46.8057L478.423 46.8057L478.423 43.6572L478.026 43.3242L478.026 43.0818L478.453 43.0818L478.453 42.1132L478.851 42.5067L478.851 42.991L479.157 42.991L479.157 41.1746L478.759 41.1746L478.759 40.8719L478.973 40.8719L478.973 39.9031C478.973 39.9031 479.509 39.0856 479.829 39.0856L479.829 38.7828L479.554 38.6316L479.554 38.5105L479.86 38.5105L479.86 37.7532L480.073 37.7532C480.073 37.7532 479.882 37.6083 479.86 37.4811L479.86 37.1781C479.86 37.1781 479.948 37.0633 480.041 37.0571C480.147 37.05 480.163 37.0268 480.163 37.0268L480.163 36.8754C479.261 36.4358 479.976 35.6076 480.163 35.6947L480.194 34.1202L480.346 33.3028L480.469 34.1202L480.499 35.6947C480.687 35.6076 481.404 36.4358 480.499 36.8754L480.499 37.0268C480.499 37.0268 480.515 37.05 480.621 37.0571C480.716 37.0633 480.804 37.1781 480.804 37.1781L480.804 37.4811C480.782 37.6083 480.591 37.7532 480.591 37.7532L480.804 37.7532L480.804 38.5105L481.111 38.5105L481.111 38.6316L480.835 38.7828L480.835 39.0856C481.155 39.0856 481.691 39.9031 481.691 39.9031L481.691 40.8719L481.904 40.8719L481.904 41.1746L481.508 41.1746L481.508 42.991L481.813 42.991L481.813 42.5067L482.21 42.1132L482.21 43.0818L482.638 43.0818L482.638 43.3242L482.241 43.6572L482.241 46.8057L482.608 46.8057L482.608 47.2297L482.424 47.2297L482.424 47.9562L482.76 47.9562L482.76 47.5627L482.913 47.5627L482.913 48.0168L483.036 48.0168L483.036 48.8342L483.187 48.8644C483.446 48.968 483.432 49.1878 483.432 49.2581C483.375 49.5268 482.975 49.4701 482.975 49.4701L482.975 49.7424L483.187 49.7424L483.187 50.1361C488.371 51.9505 490.109 57.5094 490.454 60.3994L490.667 60.3994L490.667 61.0352L491.156 61.3076L491.156 61.4893L490.973 61.6709L490.85 61.6709L490.789 61.792L490.973 61.792L490.973 61.9739L491.431 61.9739L491.431 62.4882L491.004 62.8214L491.004 65.6673L492.105 65.6673L493.14 65.9701L493.813 66.3939L493.813 66.6362L493.662 66.6966L493.662 67.6656L494.242 67.8774L494.242 68.0287L494.546 68.0287L494.546 68.8766L498.578 69.9361L498.578 60.2178L501.632 60.2178L501.632 53.8297L505.873 53.8297L505.873 60.2178L508.255 60.2178L508.255 64.6378L509.083 66.0306L509.083 81.3197L510.484 81.3197L510.484 80.9562L511.707 80.9562L511.707 62.7306L512.011 62.7306L512.011 60.0059L520.013 60.0059L520.013 64.8197L520.652 64.8197L520.652 67.7259L521.295 67.7259L521.295 62.0343L521.813 62.0343L521.813 57.8863L528.41 57.8863L528.41 62.3069L531.708 62.3069L531.708 65.2134L531.86 65.2134L531.86 64.7894L532.104 64.7894L532.104 64.4864L531.891 64.4864L531.891 64.1536L532.073 64.1536L532.073 63.8206L532.226 63.8206L532.195 63.6993L532.378 63.6993L532.378 63.1544L532.654 62.7609L532.654 62.0343L533.143 61.2169L533.265 61.2169C533.265 61.2169 533.315 60.7695 533.538 60.7324C533.538 60.7139 533.538 60.4296 533.538 60.4296C533.34 60.4035 533.261 60.0329 533.538 59.9149C533.539 59.9155 533.535 59.6131 533.538 59.6123C533.219 59.5126 533.22 58.991 533.66 58.9766C534.101 58.9918 534.073 59.5126 533.752 59.6123C533.753 59.6131 533.749 59.9155 533.752 59.9149C534.029 60.0329 533.949 60.4034 533.752 60.4296C533.752 60.4296 533.752 60.7139 533.752 60.7324C533.975 60.7695 534.026 61.2169 534.026 61.2169L534.15 61.2169L534.639 62.0343L534.639 62.7609L534.913 63.1544L534.913 63.6993L535.095 63.6993L535.066 63.8206L535.219 63.8206L535.219 64.1536L535.401 64.1536L535.401 64.4864L535.188 64.4864L535.188 64.7894L535.431 64.7894L535.431 65.2435L535.707 65.2435L535.707 65.6673L535.523 65.6673L535.523 66.9691L535.768 67.3928L536.011 67.3928L536.011 66.9691L535.86 66.9691L535.86 66.6966L536.011 66.6966L536.011 66.3638L536.286 66.3638L536.286 66.6966L536.469 66.6966L536.469 66.7269L538.761 66.7269L538.761 58.492L547.617 58.492C548.068 37.0134 551.372 13.2578 562.303 0.151375C562.151 -0.000319701 564.595 5.63273e-09 564.595 5.63273e-09C576.178 11.5753 579.506 38.6776 579.859 62.2159M604.074 41.7498L603.401 41.7498L603.278 42.1433L602.487 42.1433L602.335 41.4166L602.335 40.6901L602.487 40.1751L603.278 40.145L603.462 40.4176L603.462 41.5077L604.35 41.5379L604.381 41.9617L604.074 42.0221L604.074 41.7498M614.485 43.8084C615.782 44.6017 614.732 45.8066 614.732 45.8066C614.732 45.8066 613.503 45.7071 613.479 45.7463C612.377 44.6147 613.539 43.8084 613.539 43.8084L614.485 43.8084M603.309 44.1717L603.309 45.292L604.198 45.3223L604.228 45.7463L603.922 45.7764L603.922 45.5342L603.217 45.5342L603.095 45.9278L602.335 45.9278L602.182 45.2012L602.182 44.4442L602.304 43.9598L603.095 43.9297L603.309 44.1717M603.523 48.0471L603.523 49.1673L604.441 49.1673L604.441 49.6214L604.136 49.6518L604.136 49.3791L603.462 49.3791L603.339 49.773L602.549 49.803L602.396 49.0764L602.396 48.3195L602.549 47.8049L603.339 47.7746L603.523 48.0471M531.708 67.0602L531.769 66.9691L531.769 65.6673L531.708 65.6673L531.708 67.0602M536.286 67.7259L536.347 67.7259L536.347 66.9691L536.286 66.9691L536.286 67.7259M236.835 85.4978L242.362 85.4978L242.362 70.4206L236.835 70.4206L236.835 85.4978M248.439 85.4978L249.659 85.4978L249.659 70.4206L248.439 70.4206L248.439 85.4978M259.461 85.4978L261.14 85.4978L261.201 78.0197L263.431 78.0197L263.431 74.4774L268.987 74.4774L268.987 85.4978L269.812 85.4978L269.812 70.4206L259.461 70.4206L259.461 85.4978M276.378 74.4169L277.811 74.4169L277.811 85.4978L278.21 85.4978L278.21 70.4206L276.378 70.4206L276.378 74.4169M286.21 77.4142L288.348 77.4142L288.348 85.4978L289.964 85.4978L289.964 70.4206L286.21 70.4206L286.21 77.4142M301.048 71.0565L301.723 71.2378C301.431 70.9884 301.248 70.8394 301.048 70.6627L301.048 71.0565M301.048 73.6602C301.065 73.7172 301.091 73.7527 301.109 73.8115L301.109 85.4978L302.148 85.4978L302.148 72.9035C301.777 72.5357 301.43 72.1902 301.048 71.8133L301.048 73.6602M167.95 76.8996L169.018 76.8996L169.018 72.9332L167.95 76.8996M220.986 74.1142L220.986 85.4978L221.782 85.4978L221.782 73.3573C221.522 73.6136 221.244 73.8629 220.986 74.1142M213.566 81.0776L213.566 85.4978L215.308 85.4978L215.308 79.5032C214.723 80.0368 214.139 80.5731 213.566 81.0776M310.482 85.4978L311.858 85.4978L311.858 82.0161C311.408 81.6264 310.942 81.2435 310.482 80.8354L310.482 85.4978M178.025 81.3803L178.239 81.3197C178.239 81.1867 178.239 80.9332 178.239 80.9262C178.235 80.9281 178.1 80.922 178.025 80.9261L178.025 81.3803M178.239 80.9262C178.239 80.9261 178.239 80.9261 178.239 80.9261C178.239 80.9262 178.239 80.9262 178.239 80.9262M38.726 85.4978L39.0618 85.4978L39.0618 85.4673L38.726 85.4673L38.726 85.4978"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 draw:style-name="gr2" xml:id="shape-30" draw:id="shape-30" draw:name="g7576" svg:y="327.72978958264pt">
        <draw:path draw:style-name="gr6" xml:id="shape-31" draw:id="shape-31" draw:name="path2836" draw:layer="" svg:width="83.50881838788pt" svg:height="86.73540066061pt" svg:x="36.26410000000pt" svg:y="330.22900000000pt" svg:viewBox="0 0 84 87" svg:d="M38.6476 0.00459814C37.4874 0.0907066 36.5884 1.07319 36.5864 2.25775C36.6951 3.41931 37.653 4.30639 38.7992 4.30639C39.945 4.30639 40.9031 3.41931 41.0118 2.25775C41.0104 1.63342 40.7558 1.03746 40.3079 0.610837C39.8602 0.18422 39.2595 -0.0351576 38.6476 0.00459814ZM46.2254 0.158923C45.0653 0.245031 44.1665 1.22753 44.1643 2.41205C44.1643 3.66498 45.1618 4.68065 46.3923 4.68065C47.6227 4.68065 48.6202 3.66498 48.6202 2.41205C48.6192 1.782 48.3602 1.18082 47.9058 0.75319C47.4514 0.325568 46.8421 0.11021 46.2254 0.158923ZM53.2578 1.57872C52.0737 1.64996 51.1534 2.65514 51.1663 3.86271C51.1663 5.11563 52.1638 6.13128 53.3943 6.13128C54.6247 6.13128 55.622 5.11563 55.622 3.86271C55.6339 2.63226 54.6779 1.61777 53.4699 1.57872C53.3992 1.57526 53.3285 1.57526 53.2578 1.57872ZM30.0997 1.70217C28.9394 1.78828 28.0406 2.77077 28.0384 3.95531C28.0384 5.20825 29.036 6.22389 30.2663 6.22389C31.4967 6.22389 32.4943 5.20825 32.4943 3.95531C32.4932 3.32526 32.2343 2.72405 31.7801 2.29645C31.3255 1.86881 30.7166 1.65346 30.0997 1.70217ZM23.2491 4.4183C22.0891 4.50442 21.1903 5.48689 21.1881 6.67144C21.1881 7.92436 22.1854 8.94002 23.4159 8.94002C24.6464 8.94002 25.6436 7.92436 25.6436 6.67144C25.6427 6.04137 25.3839 5.44018 24.9295 5.01257C24.475 4.58496 23.866 4.36958 23.2491 4.4183ZM60.1385 4.48003C58.9784 4.56613 58.0797 5.54863 58.0775 6.73318C58.0775 7.9861 59.0749 9.00175 60.3051 9.00175C61.5357 9.00175 62.5332 7.9861 62.5332 6.73318C62.5322 6.1031 62.2734 5.50192 61.8189 5.0743C61.3644 4.64666 60.7554 4.43133 60.1385 4.48003ZM16.8837 8.58507C15.7113 8.6557 14.7954 9.64254 14.7921 10.8382C14.7921 12.0911 15.7897 13.1068 17.0201 13.1068C18.2506 13.1068 19.2479 12.0911 19.2479 10.8382C19.2463 10.2138 18.9918 9.61795 18.5441 9.19131C18.0964 8.7647 17.4957 8.54534 16.8837 8.58507ZM66.5342 8.67763C65.3742 8.76373 64.4754 9.74622 64.4731 10.9307C64.5821 12.0922 65.54 12.9794 66.686 12.9794C67.8318 12.9794 68.79 12.0922 68.8986 10.9307C68.897 10.3065 68.6425 9.71049 68.1947 9.28384C67.7472 8.85724 67.1464 8.63787 66.5342 8.67763ZM11.6397 13.7396C10.4796 13.8255 9.58069 14.8083 9.57853 15.9927C9.57853 17.2456 10.576 18.2613 11.8064 18.2613C13.0369 18.2613 14.0344 17.2456 14.0344 15.9927C14.0335 15.3625 13.7744 14.7614 13.3199 14.3337C12.8657 13.9062 12.2568 13.6909 11.6397 13.7396ZM71.6572 13.8011C70.4969 13.8872 69.5979 14.8698 69.5957 16.0543C69.5957 17.3073 70.5934 18.3229 71.8238 18.3229C73.054 18.3229 74.0518 17.3073 74.0518 16.0543C74.0508 15.4243 73.7918 14.8231 73.3374 14.3955C72.8832 13.9679 72.2741 13.7527 71.6572 13.8011ZM7.60827 19.8505C7.00648 19.837 6.42485 20.072 5.99639 20.5026C5.56791 20.933 5.32923 21.5218 5.33488 22.1349C5.33488 23.3877 6.33235 24.4035 7.56279 24.4035C8.79322 24.4035 9.79072 23.3877 9.79072 22.1349C9.80205 20.8928 8.82803 19.8731 7.60827 19.8505ZM76.2038 20.283C75.0319 20.3699 74.1285 21.3706 74.1426 22.5671C74.1426 23.8195 75.14 24.8353 76.3705 24.8353C77.601 24.8353 78.5984 23.8195 78.5984 22.5671C78.6059 21.9314 78.3508 21.3221 77.8956 20.8876C77.4399 20.453 76.8262 20.2337 76.2038 20.283ZM4.27396 26.8882C3.09002 26.9594 2.16955 27.9643 2.18245 29.172C2.18245 30.4249 3.17993 31.4407 4.41038 31.4407C5.6408 31.4407 6.63829 30.4249 6.63829 29.172C6.64519 28.5424 6.39413 27.9384 5.94548 27.5049C5.49682 27.0712 4.89111 26.8481 4.27396 26.8882ZM79.144 26.8882C77.9719 26.9748 77.069 27.9758 77.0828 29.172C77.1916 30.3339 78.1498 31.2209 79.2957 31.2209C80.4416 31.2209 81.3996 30.3339 81.5084 29.172C81.5152 28.5424 81.2641 27.9384 80.8157 27.5049C80.3669 27.0712 79.7611 26.8481 79.144 26.8882ZM2.57651 34.3572C1.41624 34.4435 0.517469 35.4259 0.5153 36.6104C0.5153 37.8635 1.51277 38.8793 2.74321 38.8793C3.97367 38.8793 4.97113 37.8635 4.97113 36.6104C4.97021 35.9806 4.71135 35.3792 4.25687 34.9518C3.8024 34.5239 3.19345 34.3087 2.57651 34.3572ZM80.9626 34.7896C79.8026 34.8757 78.9039 35.8581 78.9017 37.0427C78.9017 38.2956 79.8988 39.3113 81.1294 39.3113C82.3598 39.3113 83.3574 38.2956 83.3574 37.0427C83.3565 36.4127 83.0974 35.8114 82.6432 35.3837C82.1886 34.9562 81.5797 34.7407 80.9626 34.7896ZM41.4968 38.4933C40.1941 38.5872 39.1865 39.6944 39.1932 41.0243C39.1937 41.9773 39.7213 42.8487 40.5573 43.2775L33.7067 81.1489C33.7073 81.1178 33.7073 81.0872 33.7067 81.0564C33.7868 80.2 33.3834 79.3715 32.6657 78.9183C31.9479 78.465 31.0399 78.465 30.3222 78.9183C29.6044 79.3715 29.2011 80.2 29.2811 81.0564C29.2703 82.1395 30.0142 83.0786 31.0561 83.2966C32.0978 83.5149 33.1455 82.9507 33.5552 81.9517L32.7369 86.5193L36.738 86.6119C40.1259 55.0588 41.2747 43.917 41.3151 43.5243C41.3453 43.5248 41.3756 43.5248 41.4058 43.5243C41.4627 43.9917 43.0955 57.2755 46.4983 86.7354L50.2268 86.4884L49.681 83.5562C50.3629 83.7932 51.1149 83.6789 51.6994 83.2493C52.2834 82.8202 52.6272 82.129 52.6213 81.3956C52.6246 80.5106 52.1208 79.7048 51.3319 79.3331C50.5433 78.9614 49.614 79.092 48.9536 79.6675L42.2546 43.4628C43.3551 43.1832 44.129 42.1791 44.1341 41.0243C44.1373 40.3247 43.8551 39.655 43.3554 39.1755C42.8555 38.6955 42.1824 38.4485 41.4968 38.4933ZM2.06119 41.9194C0.900956 42.0054 0.00216888 42.988 0 44.1726C-7.10543e-14 45.4253 0.997466 46.441 2.22791 46.441C3.45836 46.441 4.45584 45.4253 4.45584 44.1726C4.4549 43.5424 4.19605 42.9412 3.74158 42.5135C3.28712 42.0859 2.67814 41.8706 2.06119 41.9194ZM81.1143 42.6291C79.9542 42.7153 79.0553 43.6979 79.0531 44.8824C79.0531 46.1351 80.0508 47.1509 81.2811 47.1509C82.5116 47.1509 83.5088 46.1351 83.5088 44.8824C83.5078 44.2522 83.2491 43.6512 82.7946 43.2236C82.3403 42.7959 81.7312 42.5805 81.1143 42.6291ZM3.33428 49.6974C2.16209 49.7678 1.24603 50.7548 1.24278 51.9504C1.24278 53.2034 2.24027 54.2192 3.47071 54.2192C4.70114 54.2192 5.69862 53.2034 5.69862 51.9504C5.69709 51.3263 5.44237 50.7301 4.9947 50.3038C4.54704 49.877 3.94618 49.6575 3.33428 49.6974ZM79.811 50.1912C78.6508 50.2771 77.752 51.26 77.7496 52.4444C77.7496 53.6971 78.7473 54.7129 79.9776 54.7129C81.2081 54.7129 82.2055 53.6971 82.2055 52.4444C82.2046 51.8142 81.9457 51.2131 81.4912 50.7854C81.0371 50.3579 80.4277 50.1424 79.811 50.1912ZM5.72894 56.9506C4.56868 57.0366 3.6699 58.0191 3.66773 59.2039C3.77645 60.3653 4.73456 61.2524 5.88046 61.2524C7.02641 61.2524 7.98453 60.3653 8.09324 59.2039C8.09172 58.5794 7.83699 57.9835 7.38934 57.5569C6.94165 57.1303 6.34083 56.911 5.72894 56.9506ZM77.1436 57.7532C75.9835 57.8393 75.0843 58.8219 75.0821 60.0061C75.0821 61.2592 76.0799 62.275 77.3103 62.275C78.5407 62.275 79.5383 61.2592 79.5383 60.0061C79.5373 59.3762 79.2784 58.775 78.8237 58.3473C78.3693 57.9198 77.7605 57.7044 77.1436 57.7532ZM9.76038 64.0806C8.58846 64.1672 7.68537 65.1681 7.69919 66.3645C7.80788 67.5261 8.76603 68.4131 9.91194 68.4131C11.0577 68.4131 12.016 67.5261 12.1247 66.3645C12.1315 65.7349 11.8808 65.1306 11.432 64.6973C10.9833 64.2636 10.3776 64.0402 9.76038 64.0806ZM72.8997 64.6359C71.7396 64.7222 70.8411 65.7045 70.8389 66.889C70.8389 68.142 71.836 69.1577 73.0666 69.1577C74.2969 69.1577 75.2945 68.142 75.2945 66.889C75.2936 66.2591 75.0346 65.6579 74.5803 65.2304C74.1255 64.8025 73.5168 64.5872 72.8997 64.6359ZM16.0046 70.4696C15.3975 70.447 14.8082 70.6784 14.373 71.1097C13.9378 71.5412 13.6948 72.1349 13.7009 72.7534C13.7009 74.0063 14.6985 75.0221 15.9288 75.0221C17.1592 75.0221 18.1567 74.0063 18.1567 72.7534C18.1682 71.5233 17.2125 70.5086 16.0046 70.4696ZM67.171 70.84C65.9869 70.9111 65.0665 71.9161 65.0796 73.1239C65.0796 74.3768 66.0769 75.3925 67.3074 75.3925C68.5377 75.3925 69.5352 74.3768 69.5352 73.1239C69.5469 71.8935 68.591 70.8788 67.383 70.84C67.3124 70.8366 67.2415 70.8366 67.171 70.84ZM22.7338 75.3153C22.1321 75.3013 21.5507 75.5364 21.1221 75.9668C20.6935 76.3974 20.4547 76.9865 20.4605 77.5992C20.4605 78.8522 21.458 79.8679 22.6883 79.8679C23.9189 79.8679 24.9163 78.8522 24.9163 77.5992C24.9275 76.3572 23.9537 75.3379 22.7338 75.3153ZM59.4718 76.0252C58.3114 76.1113 57.4126 77.094 57.4103 78.2783C57.5193 79.4401 58.4774 80.327 59.6233 80.327C60.7692 80.327 61.7274 79.4401 61.836 78.2783C61.8344 77.654 61.5799 77.0581 61.1321 76.6315C60.6846 76.2049 60.0835 75.9853 59.4718 76.0252ZM41.4363 79.6363C40.276 79.7227 39.3772 80.705 39.3749 81.8895C39.3749 83.1424 40.3724 84.1582 41.6028 84.1582C42.8333 84.1582 43.8308 83.1424 43.8308 81.8895C43.8299 81.2596 43.5712 80.6582 43.1167 80.2307C42.6621 79.8029 42.0533 79.5877 41.4363 79.6363Z" calligra:nodeTypes="ccccccccccccccccccccccccccccccc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32" draw:id="shape-32" draw:name="path2898" draw:layer="" svg:width="64.68986931189pt" svg:height="64.68986931189pt" svg:x="45.35510000000pt" svg:y="339.19600000000pt" svg:viewBox="0 0 65 65" svg:d="M64.6899 32.3449C64.6899 50.2085 50.2085 64.6899 32.3449 64.6899C14.4814 64.6899 0 50.2085 0 32.3449C0 14.4814 14.4814 0 32.3449 0C50.2085 0 64.6899 14.4814 64.6899 32.3449Z" calligra:nodeTypes="ccccc">
          <draw:glue-point draw:id="4" svg:x="0.50000000000pt" svg:y="0.50000000000pt" draw:align="center"/>
          <draw:glue-point draw:id="5" svg:x="0.50000000000pt" svg:y="0.50000000000pt" draw:align="center"/>
        </draw:path>
        <draw:path draw:style-name="gr8" xml:id="shape-33" draw:id="shape-33" draw:name="path2900" draw:layer="" svg:width="74.40697080422pt" svg:height="74.40697080422pt" svg:x="41.09770000000pt" svg:y="334.66000000000pt" svg:viewBox="0 0 74 74" svg:d="M74.407 37.2036C74.407 57.7504 57.7504 74.407 37.2036 74.407C16.6566 74.407 0 57.7504 0 37.2036C0 16.6566 16.6566 0 37.2036 0C57.7504 0 74.407 16.6566 74.407 37.2036Z" calligra:nodeTypes="ccccc">
          <draw:glue-point draw:id="4" svg:x="0.50000000000pt" svg:y="0.50000000000pt" draw:align="center"/>
          <draw:glue-point draw:id="5" svg:x="0.50000000000pt" svg:y="0.50000000000pt" draw:align="center"/>
        </draw:path>
        <draw:path draw:style-name="gr9" xml:id="shape-34" draw:id="shape-34" draw:name="path2902" draw:layer="" svg:width="74.58233880287pt" svg:height="74.47906961556pt" svg:x="41.32970000000pt" svg:y="334.59500000000pt" svg:viewBox="0 0 75 74" svg:d="M25.0115 6.77241L21.6164 3.8984L21.8804 8.26536L18.5984 5.578L18.8624 9.75836L15.8067 7.22028L16.4479 11.4378L13.166 9.53438L14.2599 13.2669L10.1104 12.1845L11.9212 15.5811L8.03542 14.7971L9.99714 18.2686L5.69648 17.6711L8.26175 20.9555L4.18747 20.9555L6.82821 23.1952L2.86708 23.9042L5.58329 26.1065L1.50901 27.3381L4.48928 29.6896L1.01858 31.4439L4.22517 33.0115L0.150901 35.1766L3.31981 35.7735L0 38.6474L3.69705 39.0954L0.377249 42.2307L4.45154 42.4172L0.943132 45.59L5.01741 45.5155L1.81081 48.5011L6.30007 48.5759L3.31981 51.6364L7.39409 51.1887L4.60245 55.2196L9.05398 53.8013L6.48869 58.4296L10.7895 56.5633L9.20487 61.9754L13.4679 59.5117L12.2229 64.9613L16.6366 62.2366L15.8445 67.6114L19.7299 64.5507L19.3907 70.1869L23.2385 66.3795L23.9552 71.8664L27.5015 67.9845L28.52 73.4715L31.5757 69.0296L33.1224 74.1805L35.4237 69.3284L37.9137 74.4791L39.4979 69.3656L42.0254 74.143L43.4591 68.7311L46.7035 73.2099L47.3826 67.8728L51.0796 71.9408L51.2305 66.4541L55.154 70.1869L54.8521 64.3643L58.9639 67.6487L58.0963 62.3113L61.9445 65.2225L60.888 59.5866L65.3395 61.7514L63.755 56.2648L68.32 58.0562L65.9054 53.1295L70.6965 54.6224L67.4522 49.7702L72.4695 50.2182L68.8104 46.4111L73.2994 46.1868L69.5272 42.8279L74.2805 41.5963L70.0176 38.7221L74.5447 37.5653L70.3946 35.4376L74.5823 34.2805L69.9419 32.6756L74.054 30.1374L68.999 29.727L72.8092 26.9276L68.6218 26.9276L72.7338 24.0909L67.4522 24.2403L70.8473 20.6569L65.943 21.8514L69.263 18.1563L64.4717 18.6041L66.6599 14.3118L62.1331 16.0661L63.8683 11.1765L59.9069 13.5283L61.0388 8.52663L57.1155 11.4378L57.3796 5.98856L54.041 9.29179L53.4035 3.8005L49.509 6.80926L48.7084 1.90026L45.7209 5.64798L45.0805 1.05569L42.3065 5.12014L40.8661 0.475068L39.212 4.48673L37.1314 0L35.7443 4.48673L32.97 0.527849L32.5966 4.75063L29.022 1.21406L28.8087 5.64798L25.5009 2.4281Z" calligra:nodeTypes="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glue-point draw:id="4" svg:x="0.50000000000pt" svg:y="0.50000000000pt" draw:align="center"/>
        <draw:glue-point draw:id="5" svg:x="0.50000000000pt" svg:y="0.50000000000pt" draw:align="center"/>
      </draw:g>
      <draw:frame draw:style-name="gr2" xml:id="shape-35" draw:id="shape-35" draw:layer="" svg:width="612.00000000000pt" svg:height="68.00000000000pt" svg:x="34.00000000000pt" svg:y="21.25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2" xml:id="shape-36" draw:id="shape-36" draw:layer="" svg:width="544.00000000000pt" svg:height="259.25000000000pt" svg:x="68.00000000000pt" svg:y="102.00000000000pt" presentation:class="outline" presentation:placeholder="true" draw:text-style-name="P2">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Skyline Night</dc:title>
    <meta:keyword>city town skyline night horizon</meta:keyword>
    <meta:initial-creator>Unknown</meta:initial-creator>
    <meta:editing-cycles>5</meta:editing-cycles>
    <dc:date>2021-02-07T09:20:24</dc:date>
    <meta:creation-date>2010-08-12T22:22:19</meta:creation-date>
    <dc:creator>Morris Buel</dc:creator>
  </office:meta>
</office:document-meta>
</file>